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OpenSymbol" svg:font-family="Open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24cm" svg:stroke-color="#000080" draw:stroke-linejoin="miter" svg:stroke-linecap="butt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none" draw:fill="solid" draw:fill-color="#cccccc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solid" draw:fill-color="#f2f2f2"/>
    </style:style>
    <style:style style:name="gr6" style:family="graphic" style:parent-style-name="standard">
      <style:graphic-properties draw:stroke="none" draw:fill="solid" draw:fill-color="#d9d9d9"/>
    </style:style>
    <style:style style:name="gr7" style:family="graphic" style:parent-style-name="standard">
      <style:graphic-properties draw:stroke="none" draw:fill="solid" draw:fill-color="#efefef"/>
    </style:style>
    <style:style style:name="gr8" style:family="graphic" style:parent-style-name="standard">
      <style:graphic-properties draw:stroke="none" draw:fill="solid" draw:fill-color="#f3f3f3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1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cccccc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f2f2f2"/>
    </style:style>
    <style:style style:name="P7" style:family="paragraph">
      <loext:graphic-properties draw:fill="solid" draw:fill-color="#d9d9d9"/>
    </style:style>
    <style:style style:name="P8" style:family="paragraph">
      <loext:graphic-properties draw:fill="solid" draw:fill-color="#efefef"/>
    </style:style>
    <style:style style:name="P9" style:family="paragraph">
      <loext:graphic-properties draw:fill="solid" draw:fill-color="#f3f3f3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style:font-name="LiberationSerif" fo:font-size="12pt" style:font-size-asian="12pt" style:font-name-complex="LiberationSerif" style:font-size-complex="12pt"/>
    </style:style>
    <style:style style:name="T2" style:family="text">
      <style:text-properties fo:color="#000000" style:font-name="OpenSymbol" fo:font-size="12pt" style:font-size-asian="12pt" style:font-name-complex="OpenSymbol" style:font-size-complex="12pt"/>
    </style:style>
    <style:style style:name="T3" style:family="text">
      <style:text-properties fo:color="#000080" style:font-name="LiberationSerif" fo:font-size="12pt" style:font-size-asian="12pt" style:font-name-complex="LiberationSerif" style:font-size-complex="12pt"/>
    </style:style>
    <style:style style:name="T4" style:family="text">
      <style:text-properties fo:color="#000000" style:font-name="TimesNewRoman" fo:font-size="12pt" style:font-size-asian="12pt" style:font-name-complex="TimesNewRoman" style:font-size-complex="12pt"/>
    </style:style>
    <style:style style:name="T5" style:family="text">
      <style:text-properties fo:color="#000000" style:font-name="TimesNewRomanPS" fo:font-size="10pt" fo:font-weight="bold" style:font-size-asian="10pt" style:font-name-complex="TimesNewRomanPS" style:font-size-complex="10pt" style:font-weight-complex="bold"/>
    </style:style>
    <style:style style:name="T6" style:family="text">
      <style:text-properties fo:color="#000000" style:font-name="TimesNewRoman" fo:font-size="10pt" style:font-size-asian="10pt" style:font-name-complex="TimesNewRoman" style:font-size-complex="10pt"/>
    </style:style>
    <style:style style:name="T7" style:family="text">
      <style:text-properties fo:color="#000000" style:font-name="TimesNewRomanPS" fo:font-size="10pt" style:font-size-asian="10pt" style:font-name-complex="TimesNewRomanPS" style:font-size-complex="10pt"/>
    </style:style>
    <style:style style:name="T8" style:family="text">
      <style:text-properties fo:color="#000000" style:font-name="TimesNewRoman" fo:font-size="11pt" style:font-size-asian="11pt" style:font-name-complex="TimesNewRoman" style:font-size-complex="11pt"/>
    </style:style>
    <style:style style:name="T9" style:family="text">
      <style:text-properties fo:color="#000000" style:font-name="TimesNewRoman" fo:font-size="10pt" style:font-size-asian="10pt" style:font-name-complex="TimesNewRoman" style:font-size-complex="10pt" style:text-scale="90%"/>
    </style:style>
    <style:style style:name="T10" style:family="text">
      <style:text-properties fo:color="#00000a" style:font-name="TimesNewRoman" fo:font-size="10pt" style:font-size-asian="10pt" style:font-name-complex="TimesNewRoman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831cm" svg:height="0.471cm" svg:x="2.004cm" svg:y="2.003cm">
          <draw:text-box>
            <text:p text:style-name="P1"><text:span text:style-name="T1">Introdução</text:span></text:p>
          </draw:text-box>
        </draw:frame>
        <draw:frame draw:style-name="gr1" draw:text-style-name="P2" draw:layer="layout" svg:width="17.012cm" svg:height="0.471cm" svg:x="2.004cm" svg:y="2.976cm">
          <draw:text-box>
            <text:p text:style-name="P1"><text:span text:style-name="T1">A iniciativa para se implantar um curso Superior de Tecnologia em Sistemas para Internet surgiu em</text:span></text:p>
          </draw:text-box>
        </draw:frame>
        <draw:frame draw:style-name="gr1" draw:text-style-name="P2" draw:layer="layout" svg:width="14.738cm" svg:height="0.471cm" svg:x="2.004cm" svg:y="3.463cm">
          <draw:text-box>
            <text:p text:style-name="P1"><text:span text:style-name="T1">meados de 2005, quando a então Escola Tcnica Federal de Palmas, atenta !s demandas </text:span></text:p>
          </draw:text-box>
        </draw:frame>
        <draw:frame draw:style-name="gr1" draw:text-style-name="P2" draw:layer="layout" svg:width="16.821cm" svg:height="0.471cm" svg:x="2.004cm" svg:y="3.95cm">
          <draw:text-box>
            <text:p text:style-name="P1"><text:span text:style-name="T1">tecnol"gicas, j$ percebia a necessidade de se preparar um profissional para o mercado digital. Com </text:span></text:p>
          </draw:text-box>
        </draw:frame>
        <draw:frame draw:style-name="gr1" draw:text-style-name="P2" draw:layer="layout" svg:width="15.885cm" svg:height="0.471cm" svg:x="2.004cm" svg:y="4.437cm">
          <draw:text-box>
            <text:p text:style-name="P1"><text:span text:style-name="T1">base na proposição de um perfil tecnol"gico atualizado, a proposta inicial foi estruturada para </text:span></text:p>
          </draw:text-box>
        </draw:frame>
        <draw:frame draw:style-name="gr1" draw:text-style-name="P2" draw:layer="layout" svg:width="15.615cm" svg:height="0.471cm" svg:x="2.004cm" svg:y="4.924cm">
          <draw:text-box>
            <text:p text:style-name="P1"><text:span text:style-name="T1">oferecer ao estudante conceituação te"rica b$sica e *nfase na aplicação da tecnologia para o </text:span></text:p>
          </draw:text-box>
        </draw:frame>
        <draw:frame draw:style-name="gr1" draw:text-style-name="P2" draw:layer="layout" svg:width="16.931cm" svg:height="0.471cm" svg:x="2.004cm" svg:y="5.411cm">
          <draw:text-box>
            <text:p text:style-name="P1"><text:span text:style-name="T1">desenvolvimento de sistemas computacionais para a Web, em diferentes $reas. Para garantir o perfil</text:span></text:p>
          </draw:text-box>
        </draw:frame>
        <draw:frame draw:style-name="gr1" draw:text-style-name="P2" draw:layer="layout" svg:width="16.728cm" svg:height="0.471cm" svg:x="2.004cm" svg:y="5.897cm">
          <draw:text-box>
            <text:p text:style-name="P1"><text:span text:style-name="T1">tecnol"gico din,mico que se espera, torna-se necess$rio um olhar permanente ! constante evolução </text:span></text:p>
          </draw:text-box>
        </draw:frame>
        <draw:frame draw:style-name="gr1" draw:text-style-name="P2" draw:layer="layout" svg:width="9.48cm" svg:height="0.471cm" svg:x="2.004cm" svg:y="6.384cm">
          <draw:text-box>
            <text:p text:style-name="P1"><text:span text:style-name="T1">tecnol"gica, bem como !s demandas da região e do pa/s.</text:span></text:p>
          </draw:text-box>
        </draw:frame>
        <draw:frame draw:style-name="gr1" draw:text-style-name="P2" draw:layer="layout" svg:width="16.741cm" svg:height="0.471cm" svg:x="2.004cm" svg:y="7.358cm">
          <draw:text-box>
            <text:p text:style-name="P1"><text:span text:style-name="T1">O Brasil  um dos pa/ses com a maior proporção da população com acesso ! internet e top no uso de</text:span></text:p>
          </draw:text-box>
        </draw:frame>
        <draw:frame draw:style-name="gr1" draw:text-style-name="P2" draw:layer="layout" svg:width="15.907cm" svg:height="0.471cm" svg:x="2.004cm" svg:y="7.845cm">
          <draw:text-box>
            <text:p text:style-name="P1"><text:span text:style-name="T1">home banking (o acesso a serviços banc$rios a dist,ncia, por computador). Isso j$  um grande </text:span></text:p>
          </draw:text-box>
        </draw:frame>
        <draw:frame draw:style-name="gr1" draw:text-style-name="P2" draw:layer="layout" svg:width="15.966cm" svg:height="0.471cm" svg:x="2.004cm" svg:y="8.332cm">
          <draw:text-box>
            <text:p text:style-name="P1"><text:span text:style-name="T1">incentivador do mundo de trabalho para o tecn"logo, com base no perfil do Curso Superior de </text:span></text:p>
          </draw:text-box>
        </draw:frame>
        <draw:frame draw:style-name="gr1" draw:text-style-name="P2" draw:layer="layout" svg:width="16.817cm" svg:height="0.471cm" svg:x="2.004cm" svg:y="8.818cm">
          <draw:text-box>
            <text:p text:style-name="P1"><text:span text:style-name="T1">Tecnologia em Sistemas para Internet. Alm do mais, este profissional conta, com o crescimento do </text:span></text:p>
          </draw:text-box>
        </draw:frame>
        <draw:frame draw:style-name="gr1" draw:text-style-name="P2" draw:layer="layout" svg:width="16.571cm" svg:height="0.471cm" svg:x="2.004cm" svg:y="9.305cm">
          <draw:text-box>
            <text:p text:style-name="P1"><text:span text:style-name="T1">e-commerce (compra e venda pela internet) e os sites das redes sociais, que estão em crescimento </text:span></text:p>
          </draw:text-box>
        </draw:frame>
        <draw:frame draw:style-name="gr1" draw:text-style-name="P2" draw:layer="layout" svg:width="16.533cm" svg:height="0.471cm" svg:x="2.004cm" svg:y="9.792cm">
          <draw:text-box>
            <text:p text:style-name="P1"><text:span text:style-name="T1">constante. Igualmente, a frente de trabalho mais din,mica est$ no desenvolvimento de aplicativos </text:span></text:p>
          </draw:text-box>
        </draw:frame>
        <draw:frame draw:style-name="gr1" draw:text-style-name="P2" draw:layer="layout" svg:width="4.578cm" svg:height="0.471cm" svg:x="2.004cm" svg:y="10.279cm">
          <draw:text-box>
            <text:p text:style-name="P1"><text:span text:style-name="T1">para smartphones e tablets.</text:span></text:p>
          </draw:text-box>
        </draw:frame>
        <draw:frame draw:style-name="gr1" draw:text-style-name="P2" draw:layer="layout" svg:width="16.893cm" svg:height="0.471cm" svg:x="2.004cm" svg:y="11.253cm">
          <draw:text-box>
            <text:p text:style-name="P1"><text:span text:style-name="T1">Neste contexto, a popularização da internet m"vel abriu grandes possibilidades de inovação na $rea </text:span></text:p>
          </draw:text-box>
        </draw:frame>
        <draw:frame draw:style-name="gr1" draw:text-style-name="P2" draw:layer="layout" svg:width="16.025cm" svg:height="0.471cm" svg:x="2.004cm" svg:y="11.739cm">
          <draw:text-box>
            <text:p text:style-name="P1"><text:span text:style-name="T1">digital. Um dos canais essenciais de entrada no mercado  aproveitar uma boa ideia e criar uma </text:span></text:p>
          </draw:text-box>
        </draw:frame>
        <draw:frame draw:style-name="gr1" draw:text-style-name="P2" draw:layer="layout" svg:width="15.818cm" svg:height="0.471cm" svg:x="2.004cm" svg:y="12.226cm">
          <draw:text-box>
            <text:p text:style-name="P1"><text:span text:style-name="T1">startup - empresa que re8ne um grupo de profissionais que desenvolvem um novo modelo de </text:span></text:p>
          </draw:text-box>
        </draw:frame>
        <draw:frame draw:style-name="gr1" draw:text-style-name="P2" draw:layer="layout" svg:width="16.69cm" svg:height="0.471cm" svg:x="2.004cm" svg:y="12.713cm">
          <draw:text-box>
            <text:p text:style-name="P1"><text:span text:style-name="T1">neg"cio. Dessa maneira, cresce o interesse das chamadas aceleradoras (empresas que investem em </text:span></text:p>
          </draw:text-box>
        </draw:frame>
        <draw:frame draw:style-name="gr1" draw:text-style-name="P2" draw:layer="layout" svg:width="11.948cm" svg:height="0.471cm" svg:x="2.004cm" svg:y="13.2cm">
          <draw:text-box>
            <text:p text:style-name="P1"><text:span text:style-name="T1">startups) em patrocinar projetos com potencial de sucesso no mercado.</text:span></text:p>
          </draw:text-box>
        </draw:frame>
        <draw:frame draw:style-name="gr1" draw:text-style-name="P2" draw:layer="layout" svg:width="16.846cm" svg:height="0.471cm" svg:x="2.004cm" svg:y="14.174cm">
          <draw:text-box>
            <text:p text:style-name="P1"><text:span text:style-name="T1">O p8blico-alvo do Curso Superior de Tecnologia em Sistemas para Internet do Campus Palmas, do </text:span></text:p>
          </draw:text-box>
        </draw:frame>
        <draw:frame draw:style-name="gr1" draw:text-style-name="P2" draw:layer="layout" svg:width="16.631cm" svg:height="0.471cm" svg:x="2.004cm" svg:y="14.66cm">
          <draw:text-box>
            <text:p text:style-name="P1"><text:span text:style-name="T1">IFTO são estudantes que tenham conclu/do o ensino mdio ou equivalente a este n/vel de ensino, e </text:span></text:p>
          </draw:text-box>
        </draw:frame>
        <draw:frame draw:style-name="gr1" draw:text-style-name="P2" draw:layer="layout" svg:width="16.478cm" svg:height="0.471cm" svg:x="2.004cm" svg:y="15.147cm">
          <draw:text-box>
            <text:p text:style-name="P1"><text:span text:style-name="T1">que queiram obter formação em Sistemas para Internet; portadores de diplomas de n/vel superior </text:span></text:p>
          </draw:text-box>
        </draw:frame>
        <draw:frame draw:style-name="gr1" draw:text-style-name="P2" draw:layer="layout" svg:width="15.894cm" svg:height="0.471cm" svg:x="2.004cm" svg:y="15.634cm">
          <draw:text-box>
            <text:p text:style-name="P1"><text:span text:style-name="T1">que busquem uma segunda formação; estrangeiros em programas de interc,mbio com o IFTO.</text:span></text:p>
          </draw:text-box>
        </draw:frame>
        <draw:frame draw:style-name="gr1" draw:text-style-name="P2" draw:layer="layout" svg:width="2.644cm" svg:height="0.471cm" svg:x="2.004cm" svg:y="16.608cm">
          <draw:text-box>
            <text:p text:style-name="P1"><text:span text:style-name="T1">Objetivo Geral:</text:span></text:p>
          </draw:text-box>
        </draw:frame>
        <draw:frame draw:style-name="gr1" draw:text-style-name="P2" draw:layer="layout" svg:width="16.724cm" svg:height="0.471cm" svg:x="2.004cm" svg:y="17.581cm">
          <draw:text-box>
            <text:p text:style-name="P1"><text:span text:style-name="T1">O curso visa formar profissionais capazes de desenvolver compet*ncias associadas ! ger*ncia e ao </text:span></text:p>
          </draw:text-box>
        </draw:frame>
        <draw:frame draw:style-name="gr1" draw:text-style-name="P2" draw:layer="layout" svg:width="16.279cm" svg:height="0.471cm" svg:x="2.004cm" svg:y="18.068cm">
          <draw:text-box>
            <text:p text:style-name="P1"><text:span text:style-name="T1">desenvolvimento de sistemas para Internet. Propõe mesclar conhecimentos te"ricos e atividades </text:span></text:p>
          </draw:text-box>
        </draw:frame>
        <draw:frame draw:style-name="gr1" draw:text-style-name="P2" draw:layer="layout" svg:width="16.504cm" svg:height="0.471cm" svg:x="2.004cm" svg:y="18.555cm">
          <draw:text-box>
            <text:p text:style-name="P1"><text:span text:style-name="T1">pr$ticas, com foco nas tcnicas, metodologias apropriadas, e linguagens aplicadas !s atividades de </text:span></text:p>
          </draw:text-box>
        </draw:frame>
        <draw:frame draw:style-name="gr1" draw:text-style-name="P2" draw:layer="layout" svg:width="16.313cm" svg:height="0.471cm" svg:x="2.004cm" svg:y="19.042cm">
          <draw:text-box>
            <text:p text:style-name="P1"><text:span text:style-name="T1">concepção, especificação, projeto, implementação, avaliação, suporte e manutenção de sistemas </text:span></text:p>
          </draw:text-box>
        </draw:frame>
        <draw:frame draw:style-name="gr1" draw:text-style-name="P2" draw:layer="layout" svg:width="15.115cm" svg:height="0.471cm" svg:x="2.004cm" svg:y="19.529cm">
          <draw:text-box>
            <text:p text:style-name="P1"><text:span text:style-name="T1">para Internet, ao desenvolvimento de Websites e ! programação para dispositivos m"veis.</text:span></text:p>
          </draw:text-box>
        </draw:frame>
        <draw:frame draw:style-name="gr1" draw:text-style-name="P2" draw:layer="layout" svg:width="3.82cm" svg:height="0.471cm" svg:x="2.004cm" svg:y="20.502cm">
          <draw:text-box>
            <text:p text:style-name="P1"><text:span text:style-name="T1">Objetivos Espec/ficos:</text:span></text:p>
          </draw:text-box>
        </draw:frame>
        <draw:frame draw:style-name="gr1" draw:text-style-name="P2" draw:layer="layout" svg:width="11.584cm" svg:height="0.471cm" svg:x="2.004cm" svg:y="21.476cm">
          <draw:text-box>
            <text:p text:style-name="P1"><text:span text:style-name="T1">Os objetivos espec/ficos da formação em Sistemas para Internet são:</text:span></text:p>
          </draw:text-box>
        </draw:frame>
        <draw:frame draw:style-name="gr1" draw:text-style-name="P2" draw:layer="layout" svg:width="14.51cm" svg:height="0.471cm" svg:x="2.004cm" svg:y="22.45cm">
          <draw:text-box>
            <text:p text:style-name="P1"><text:span text:style-name="T1">Fomentar a interação social do formando com a comunidade, por meio de Atividades </text:span></text:p>
          </draw:text-box>
        </draw:frame>
        <draw:frame draw:style-name="gr1" draw:text-style-name="P2" draw:layer="layout" svg:width="6.051cm" svg:height="0.471cm" svg:x="2.004cm" svg:y="22.937cm">
          <draw:text-box>
            <text:p text:style-name="P1"><text:span text:style-name="T1">Complementares !s pr$ticas letivas;</text:span></text:p>
          </draw:text-box>
        </draw:frame>
        <draw:frame draw:style-name="gr1" draw:text-style-name="P2" draw:layer="layout" svg:width="15.157cm" svg:height="0.471cm" svg:x="2.004cm" svg:y="23.423cm">
          <draw:text-box>
            <text:p text:style-name="P1"><text:span text:style-name="T1">Formar um profissional capaz de avaliar, especificar, selecionar e utilizar metodologias e </text:span></text:p>
          </draw:text-box>
        </draw:frame>
        <draw:frame draw:style-name="gr1" draw:text-style-name="P2" draw:layer="layout" svg:width="10.649cm" svg:height="0.471cm" svg:x="2.004cm" svg:y="23.91cm">
          <draw:text-box>
            <text:p text:style-name="P1"><text:span text:style-name="T1">ferramentas adequadas para o desenvolvimento das aplicações;</text:span></text:p>
          </draw:text-box>
        </draw:frame>
        <draw:frame draw:style-name="gr1" draw:text-style-name="P2" draw:layer="layout" svg:width="11.504cm" svg:height="0.471cm" svg:x="2.004cm" svg:y="24.397cm">
          <draw:text-box>
            <text:p text:style-name="P1"><text:span text:style-name="T1">Elaboração e estabelecimento diretrizes para a criação de interfaces;</text:span></text:p>
          </draw:text-box>
        </draw:frame>
        <draw:frame draw:style-name="gr1" draw:text-style-name="P2" draw:layer="layout" svg:width="17.024cm" svg:height="0.471cm" svg:x="2.004cm" svg:y="24.884cm">
          <draw:text-box>
            <text:p text:style-name="P1"><text:span text:style-name="T1">Desenvolvimento sistem$tico de aplicações Web, com abordagem em seus aspectos principais como</text:span></text:p>
          </draw:text-box>
        </draw:frame>
        <draw:frame draw:style-name="gr1" draw:text-style-name="P2" draw:layer="layout" svg:width="16.195cm" svg:height="0.471cm" svg:x="2.004cm" svg:y="25.371cm">
          <draw:text-box>
            <text:p text:style-name="P1"><text:span text:style-name="T1">recursos de integração de bases de dados, interação com usu$rio, organização do conte8do e da </text:span></text:p>
          </draw:text-box>
        </draw:frame>
        <draw:frame draw:style-name="gr1" draw:text-style-name="P2" draw:layer="layout" svg:width="1.899cm" svg:height="0.471cm" svg:x="2.004cm" svg:y="25.858cm">
          <draw:text-box>
            <text:p text:style-name="P1"><text:span text:style-name="T1">navegação;</text:span></text:p>
          </draw:text-box>
        </draw:frame>
        <draw:frame draw:style-name="gr1" draw:text-style-name="P2" draw:layer="layout" svg:width="15.483cm" svg:height="0.471cm" svg:x="2.004cm" svg:y="26.344cm">
          <draw:text-box>
            <text:p text:style-name="P1"><text:span text:style-name="T1">Utilização dos conceitos fundamentais de Internet para elaboração projetos tecnol"gicos de </text:span></text:p>
          </draw:text-box>
        </draw:frame>
        <draw:frame draw:style-name="gr1" draw:text-style-name="P2" draw:layer="layout" svg:width="13.434cm" svg:height="0.471cm" svg:x="2.004cm" svg:y="26.831cm">
          <draw:text-box>
            <text:p text:style-name="P1"><text:span text:style-name="T1">Websites, com abordagem em tecnologias de projeto e desenvolvimento atuais;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16.576cm" svg:height="0.471cm" svg:x="2.004cm" svg:y="2.003cm">
          <draw:text-box>
            <text:p text:style-name="P1"><text:span text:style-name="T1">Desenvolvimento de aplicações para dispositivos m"veis, e promoção de soluções m"veis para os </text:span></text:p>
          </draw:text-box>
        </draw:frame>
        <draw:frame draw:style-name="gr1" draw:text-style-name="P2" draw:layer="layout" svg:width="12.867cm" svg:height="0.471cm" svg:x="2.004cm" svg:y="2.49cm">
          <draw:text-box>
            <text:p text:style-name="P1"><text:span text:style-name="T1">v$rios setores econômicos que fazem parte do processo produtivo ou social;</text:span></text:p>
          </draw:text-box>
        </draw:frame>
        <draw:frame draw:style-name="gr1" draw:text-style-name="P2" draw:layer="layout" svg:width="16.855cm" svg:height="0.471cm" svg:x="2.004cm" svg:y="2.976cm">
          <draw:text-box>
            <text:p text:style-name="P1"><text:span text:style-name="T1">Implementação de aplicações Web por meio de ferramentas, com acesso din,mico dados a partir de </text:span></text:p>
          </draw:text-box>
        </draw:frame>
        <draw:frame draw:style-name="gr1" draw:text-style-name="P2" draw:layer="layout" svg:width="2.631cm" svg:height="0.471cm" svg:x="2.004cm" svg:y="3.463cm">
          <draw:text-box>
            <text:p text:style-name="P1"><text:span text:style-name="T1">bases de dados;</text:span></text:p>
          </draw:text-box>
        </draw:frame>
        <draw:frame draw:style-name="gr1" draw:text-style-name="P2" draw:layer="layout" svg:width="15.75cm" svg:height="0.471cm" svg:x="2.004cm" svg:y="3.95cm">
          <draw:text-box>
            <text:p text:style-name="P1"><text:span text:style-name="T1">Planejamento, projeto, implementação, gerenciamento e manutenção de sistemas de acesso ! </text:span></text:p>
          </draw:text-box>
        </draw:frame>
        <draw:frame draw:style-name="gr1" draw:text-style-name="P2" draw:layer="layout" svg:width="15.991cm" svg:height="0.471cm" svg:x="2.004cm" svg:y="4.437cm">
          <draw:text-box>
            <text:p text:style-name="P1"><text:span text:style-name="T1">Internet, em "rgãos p8blicos e empresas de quaisquer $reas que incluem TI em seus processos </text:span></text:p>
          </draw:text-box>
        </draw:frame>
        <draw:frame draw:style-name="gr1" draw:text-style-name="P2" draw:layer="layout" svg:width="3.914cm" svg:height="0.471cm" svg:x="2.004cm" svg:y="4.924cm">
          <draw:text-box>
            <text:p text:style-name="P1"><text:span text:style-name="T1">produtivos e de gestão;</text:span></text:p>
          </draw:text-box>
        </draw:frame>
        <draw:frame draw:style-name="gr1" draw:text-style-name="P2" draw:layer="layout" svg:width="13.214cm" svg:height="0.471cm" svg:x="2.004cm" svg:y="5.411cm">
          <draw:text-box>
            <text:p text:style-name="P1"><text:span text:style-name="T1">Formação de um profissional capaz de prestar assist*ncia tcnica e consultoria;</text:span></text:p>
          </draw:text-box>
        </draw:frame>
        <draw:frame draw:style-name="gr1" draw:text-style-name="P2" draw:layer="layout" svg:width="16.901cm" svg:height="0.471cm" svg:x="2.004cm" svg:y="5.897cm">
          <draw:text-box>
            <text:p text:style-name="P1"><text:span text:style-name="T1">Desenvolvimento de soluções Web para quaisquer setores, por meio de consultoria, projetos, oferta </text:span></text:p>
          </draw:text-box>
        </draw:frame>
        <draw:frame draw:style-name="gr1" draw:text-style-name="P2" draw:layer="layout" svg:width="6.39cm" svg:height="0.471cm" svg:x="2.004cm" svg:y="6.384cm">
          <draw:text-box>
            <text:p text:style-name="P1"><text:span text:style-name="T1">ou representação de produtos para TI;</text:span></text:p>
          </draw:text-box>
        </draw:frame>
        <draw:frame draw:style-name="gr1" draw:text-style-name="P2" draw:layer="layout" svg:width="16.711cm" svg:height="0.471cm" svg:x="2.004cm" svg:y="6.871cm">
          <draw:text-box>
            <text:p text:style-name="P1"><text:span text:style-name="T1">Formação de um profissional que faça parte de equipes de desenvolvimento de projetos em "rgãos </text:span></text:p>
          </draw:text-box>
        </draw:frame>
        <draw:frame draw:style-name="gr1" draw:text-style-name="P2" draw:layer="layout" svg:width="6.445cm" svg:height="0.471cm" svg:x="2.004cm" svg:y="7.358cm">
          <draw:text-box>
            <text:p text:style-name="P1"><text:span text:style-name="T1">p8blicos, empresas e atividades de TI.</text:span></text:p>
          </draw:text-box>
        </draw:frame>
        <draw:frame draw:style-name="gr1" draw:text-style-name="P2" draw:layer="layout" svg:width="2.288cm" svg:height="0.471cm" svg:x="2.004cm" svg:y="7.845cm">
          <draw:text-box>
            <text:p text:style-name="P1"><text:span text:style-name="T1">Dados Gerais</text:span></text:p>
          </draw:text-box>
        </draw:frame>
        <draw:frame draw:style-name="gr1" draw:text-style-name="P2" draw:layer="layout" svg:width="0.844cm" svg:height="0.471cm" svg:x="2.004cm" svg:y="8.332cm">
          <draw:text-box>
            <text:p text:style-name="P1"><text:span text:style-name="T1">Grau</text:span></text:p>
          </draw:text-box>
        </draw:frame>
        <draw:frame draw:style-name="gr1" draw:text-style-name="P2" draw:layer="layout" svg:width="1.903cm" svg:height="0.471cm" svg:x="3.256cm" svg:y="8.332cm">
          <draw:text-box>
            <text:p text:style-name="P1"><text:span text:style-name="T1">Tecnologia</text:span></text:p>
          </draw:text-box>
        </draw:frame>
        <draw:frame draw:style-name="gr1" draw:text-style-name="P2" draw:layer="layout" svg:width="2.982cm" svg:height="0.471cm" svg:x="2.004cm" svg:y="8.818cm">
          <draw:text-box>
            <text:p text:style-name="P1"><text:span text:style-name="T1">Eixo Tecnol"gico</text:span></text:p>
          </draw:text-box>
        </draw:frame>
        <draw:frame draw:style-name="gr1" draw:text-style-name="P2" draw:layer="layout" svg:width="4.667cm" svg:height="0.471cm" svg:x="5.757cm" svg:y="8.818cm">
          <draw:text-box>
            <text:p text:style-name="P1"><text:span text:style-name="T1">Informação e Comunicação</text:span></text:p>
          </draw:text-box>
        </draw:frame>
        <draw:frame draw:style-name="gr1" draw:text-style-name="P2" draw:layer="layout" svg:width="4.502cm" svg:height="0.471cm" svg:x="2.004cm" svg:y="9.305cm">
          <draw:text-box>
            <text:p text:style-name="P1"><text:span text:style-name="T1">Turno Matutino e Noturno</text:span></text:p>
          </draw:text-box>
        </draw:frame>
        <draw:frame draw:style-name="gr1" draw:text-style-name="P2" draw:layer="layout" svg:width="3.075cm" svg:height="0.471cm" svg:x="2.004cm" svg:y="9.792cm">
          <draw:text-box>
            <text:p text:style-name="P1"><text:span text:style-name="T1">Duração do Curso</text:span></text:p>
          </draw:text-box>
        </draw:frame>
        <draw:frame draw:style-name="gr1" draw:text-style-name="P2" draw:layer="layout" svg:width="11.534cm" svg:height="0.471cm" svg:x="5.757cm" svg:y="9.792cm">
          <draw:text-box>
            <text:p text:style-name="P1"><text:span text:style-name="T1">M/nimo de 6 semestres (3 anos) e M$ximo de 12 semestres (6 anos)</text:span></text:p>
          </draw:text-box>
        </draw:frame>
        <draw:frame draw:style-name="gr1" draw:text-style-name="P2" draw:layer="layout" svg:width="2.064cm" svg:height="0.471cm" svg:x="2.004cm" svg:y="10.279cm">
          <draw:text-box>
            <text:p text:style-name="P1"><text:span text:style-name="T1">Autorização</text:span></text:p>
          </draw:text-box>
        </draw:frame>
        <draw:frame draw:style-name="gr1" draw:text-style-name="P2" draw:layer="layout" svg:width="8.278cm" svg:height="0.471cm" svg:x="4.505cm" svg:y="10.279cm">
          <draw:text-box>
            <text:p text:style-name="P1"><text:span text:style-name="T1">Portaria MEC nº. 386, de 2 de fevereiro de 2006.</text:span></text:p>
          </draw:text-box>
        </draw:frame>
        <draw:frame draw:style-name="gr1" draw:text-style-name="P2" draw:layer="layout" svg:width="2.843cm" svg:height="0.471cm" svg:x="2.004cm" svg:y="10.766cm">
          <draw:text-box>
            <text:p text:style-name="P1"><text:span text:style-name="T1">Reconhecimento</text:span></text:p>
          </draw:text-box>
        </draw:frame>
        <draw:frame draw:style-name="gr1" draw:text-style-name="P2" draw:layer="layout" svg:width="8.278cm" svg:height="0.471cm" svg:x="5.757cm" svg:y="10.766cm">
          <draw:text-box>
            <text:p text:style-name="P1"><text:span text:style-name="T1">Portaria MEC nº. 51, de 18 de fevereiro de 2009.</text:span></text:p>
          </draw:text-box>
        </draw:frame>
        <draw:frame draw:style-name="gr1" draw:text-style-name="P2" draw:layer="layout" svg:width="5.328cm" svg:height="0.471cm" svg:x="2.004cm" svg:y="11.253cm">
          <draw:text-box>
            <text:p text:style-name="P1"><text:span text:style-name="T1">Renovação de Reconhecimento</text:span></text:p>
          </draw:text-box>
        </draw:frame>
        <draw:frame draw:style-name="gr1" draw:text-style-name="P2" draw:layer="layout" svg:width="7.724cm" svg:height="0.471cm" svg:x="8.259cm" svg:y="11.253cm">
          <draw:text-box>
            <text:p text:style-name="P1"><text:span text:style-name="T1">Portaria MEC nº. 281, de 1 de junho de 2016.</text:span></text:p>
          </draw:text-box>
        </draw:frame>
        <draw:frame draw:style-name="gr1" draw:text-style-name="P2" draw:layer="layout" svg:width="3.067cm" svg:height="0.471cm" svg:x="2.004cm" svg:y="11.739cm">
          <draw:text-box>
            <text:p text:style-name="P1"><text:span text:style-name="T1">Conceito ENADE</text:span></text:p>
          </draw:text-box>
        </draw:frame>
        <draw:frame draw:style-name="gr1" draw:text-style-name="P2" draw:layer="layout" svg:width="0.422cm" svg:height="0.471cm" svg:x="5.757cm" svg:y="11.739cm">
          <draw:text-box>
            <text:p text:style-name="P1"><text:span text:style-name="T1">-</text:span></text:p>
          </draw:text-box>
        </draw:frame>
        <draw:frame draw:style-name="gr1" draw:text-style-name="P2" draw:layer="layout" svg:width="5.069cm" svg:height="0.471cm" svg:x="2.004cm" svg:y="12.226cm">
          <draw:text-box>
            <text:p text:style-name="P1"><text:span text:style-name="T1">Conceito Preliminar do Curso</text:span></text:p>
          </draw:text-box>
        </draw:frame>
        <draw:frame draw:style-name="gr1" draw:text-style-name="P2" draw:layer="layout" svg:width="0.422cm" svg:height="0.471cm" svg:x="8.259cm" svg:y="12.226cm">
          <draw:text-box>
            <text:p text:style-name="P1"><text:span text:style-name="T1">-</text:span></text:p>
          </draw:text-box>
        </draw:frame>
        <draw:frame draw:style-name="gr1" draw:text-style-name="P2" draw:layer="layout" svg:width="4.104cm" svg:height="0.471cm" svg:x="2.004cm" svg:y="12.713cm">
          <draw:text-box>
            <text:p text:style-name="P1"><text:span text:style-name="T1">Conceito de Curso (CC)</text:span></text:p>
          </draw:text-box>
        </draw:frame>
        <draw:frame draw:style-name="gr1" draw:text-style-name="P2" draw:layer="layout" svg:width="1.446cm" svg:height="0.471cm" svg:x="7.006cm" svg:y="12.713cm">
          <draw:text-box>
            <text:p text:style-name="P1"><text:span text:style-name="T1">4 (2014)</text:span></text:p>
          </draw:text-box>
        </draw:frame>
        <draw:frame draw:style-name="gr1" draw:text-style-name="P2" draw:layer="layout" svg:width="3.075cm" svg:height="0.471cm" svg:x="2.004cm" svg:y="13.2cm">
          <draw:text-box>
            <text:p text:style-name="P1"><text:span text:style-name="T1">Regime de ofertas</text:span></text:p>
          </draw:text-box>
        </draw:frame>
        <draw:frame draw:style-name="gr1" draw:text-style-name="P2" draw:layer="layout" svg:width="16.91cm" svg:height="0.471cm" svg:x="2.004cm" svg:y="14.174cm">
          <draw:text-box>
            <text:p text:style-name="P1"><text:span text:style-name="T1">O curso ser$ ofertado para duas turmas nos per/odos matutino e noturno. As aulas serão executadas </text:span></text:p>
          </draw:text-box>
        </draw:frame>
        <draw:frame draw:style-name="gr1" draw:text-style-name="P2" draw:layer="layout" svg:width="16.914cm" svg:height="0.471cm" svg:x="2.004cm" svg:y="14.66cm">
          <draw:text-box>
            <text:p text:style-name="P1"><text:span text:style-name="T1">de segunda a sexta-feira, podendo haver aulas aos s$bados, que poderão ser considerados como dias</text:span></text:p>
          </draw:text-box>
        </draw:frame>
        <draw:frame draw:style-name="gr1" draw:text-style-name="P2" draw:layer="layout" svg:width="16.245cm" svg:height="0.471cm" svg:x="2.004cm" svg:y="15.147cm">
          <draw:text-box>
            <text:p text:style-name="P1"><text:span text:style-name="T1">letivos, conforme necessidade da Coordenação do Curso, para o desenvolvimento de atividades </text:span></text:p>
          </draw:text-box>
        </draw:frame>
        <draw:frame draw:style-name="gr1" draw:text-style-name="P2" draw:layer="layout" svg:width="16.753cm" svg:height="0.471cm" svg:x="2.004cm" svg:y="15.634cm">
          <draw:text-box>
            <text:p text:style-name="P1"><text:span text:style-name="T1">semipresenciais, reposição de aulas ou de acordo com o calend$rio acad*mico. Uma vez definidos </text:span></text:p>
          </draw:text-box>
        </draw:frame>
        <draw:frame draw:style-name="gr1" draw:text-style-name="P2" draw:layer="layout" svg:width="15.623cm" svg:height="0.471cm" svg:x="2.004cm" svg:y="16.121cm">
          <draw:text-box>
            <text:p text:style-name="P1"><text:span text:style-name="T1">os s$bados como dias letivos, as aulas nesses dias poderão ocorrer nos turnos matutino e/ou </text:span></text:p>
          </draw:text-box>
        </draw:frame>
        <draw:frame draw:style-name="gr1" draw:text-style-name="P2" draw:layer="layout" svg:width="1.869cm" svg:height="0.471cm" svg:x="2.004cm" svg:y="16.608cm">
          <draw:text-box>
            <text:p text:style-name="P1"><text:span text:style-name="T1">vespertino.</text:span></text:p>
          </draw:text-box>
        </draw:frame>
        <draw:frame draw:style-name="gr1" draw:text-style-name="P2" draw:layer="layout" svg:width="15.682cm" svg:height="0.471cm" svg:x="2.004cm" svg:y="17.581cm">
          <draw:text-box>
            <text:p text:style-name="P1"><text:span text:style-name="T1">No Curso Superior de Tecnologia em Sistemas para Internet, serão ofertadas disciplinas que </text:span></text:p>
          </draw:text-box>
        </draw:frame>
        <draw:frame draw:style-name="gr1" draw:text-style-name="P2" draw:layer="layout" svg:width="16.889cm" svg:height="0.471cm" svg:x="2.004cm" svg:y="18.068cm">
          <draw:text-box>
            <text:p text:style-name="P1"><text:span text:style-name="T1">utilizam a modalidade presencial, com oferta de 20% da carga hor$ria em modalidade de Educação </text:span></text:p>
          </draw:text-box>
        </draw:frame>
        <draw:frame draw:style-name="gr1" draw:text-style-name="P2" draw:layer="layout" svg:width="16.296cm" svg:height="0.471cm" svg:x="2.004cm" svg:y="18.555cm">
          <draw:text-box>
            <text:p text:style-name="P1"><text:span text:style-name="T1">Semipresencial, observando o disposto na legislação vigente. O curso ter$ duração m/nima de 3 </text:span></text:p>
          </draw:text-box>
        </draw:frame>
        <draw:frame draw:style-name="gr1" draw:text-style-name="P2" draw:layer="layout" svg:width="16.211cm" svg:height="0.471cm" svg:x="2.004cm" svg:y="19.042cm">
          <draw:text-box>
            <text:p text:style-name="P1"><text:span text:style-name="T1">(tr*s) anos ou 6 (seis) semestres letivos; m$xima de 6 (anos) anos ou 12 semestres letivos, com </text:span></text:p>
          </draw:text-box>
        </draw:frame>
        <draw:frame draw:style-name="gr1" draw:text-style-name="P2" draw:layer="layout" svg:width="16.694cm" svg:height="0.471cm" svg:x="2.004cm" svg:y="19.529cm">
          <draw:text-box>
            <text:p text:style-name="P1"><text:span text:style-name="T1">aulas de duração de 45 minutos. O curso ser$ ofertado nos per/odos matutino e noturno, conforme </text:span></text:p>
          </draw:text-box>
        </draw:frame>
        <draw:frame draw:style-name="gr1" draw:text-style-name="P2" draw:layer="layout" svg:width="5.124cm" svg:height="0.471cm" svg:x="2.004cm" svg:y="20.016cm">
          <draw:text-box>
            <text:p text:style-name="P1"><text:span text:style-name="T1">os hor$rios definidos a seguir:</text:span></text:p>
          </draw:text-box>
        </draw:frame>
        <draw:frame draw:style-name="gr1" draw:text-style-name="P2" draw:layer="layout" svg:width="4.65cm" svg:height="0.471cm" svg:x="2.004cm" svg:y="20.989cm">
          <draw:text-box>
            <text:p text:style-name="P1"><text:span text:style-name="T1">Hor$rio das aulas por turno</text:span></text:p>
          </draw:text-box>
        </draw:frame>
        <draw:frame draw:style-name="gr1" draw:text-style-name="P2" draw:layer="layout" svg:width="2.453cm" svg:height="0.471cm" svg:x="2.004cm" svg:y="21.476cm">
          <draw:text-box>
            <text:p text:style-name="P1"><text:span text:style-name="T1">Turno Entrada</text:span></text:p>
          </draw:text-box>
        </draw:frame>
        <draw:frame draw:style-name="gr1" draw:text-style-name="P2" draw:layer="layout" svg:width="1.526cm" svg:height="0.471cm" svg:x="5.757cm" svg:y="21.476cm">
          <draw:text-box>
            <text:p text:style-name="P1"><text:span text:style-name="T1">Intervalo</text:span></text:p>
          </draw:text-box>
        </draw:frame>
        <draw:frame draw:style-name="gr1" draw:text-style-name="P2" draw:layer="layout" svg:width="0.942cm" svg:height="0.471cm" svg:x="8.259cm" svg:y="21.476cm">
          <draw:text-box>
            <text:p text:style-name="P1"><text:span text:style-name="T1">Sa/da</text:span></text:p>
          </draw:text-box>
        </draw:frame>
        <draw:frame draw:style-name="gr1" draw:text-style-name="P2" draw:layer="layout" svg:width="1.556cm" svg:height="0.471cm" svg:x="2.004cm" svg:y="21.963cm">
          <draw:text-box>
            <text:p text:style-name="P1"><text:span text:style-name="T1">Matutino</text:span></text:p>
          </draw:text-box>
        </draw:frame>
        <draw:frame draw:style-name="gr1" draw:text-style-name="P2" draw:layer="layout" svg:width="0.967cm" svg:height="0.471cm" svg:x="4.505cm" svg:y="21.963cm">
          <draw:text-box>
            <text:p text:style-name="P1"><text:span text:style-name="T1">8:00h</text:span></text:p>
          </draw:text-box>
        </draw:frame>
        <draw:frame draw:style-name="gr1" draw:text-style-name="P2" draw:layer="layout" svg:width="2.072cm" svg:height="0.471cm" svg:x="5.757cm" svg:y="21.963cm">
          <draw:text-box>
            <text:p text:style-name="P1"><text:span text:style-name="T1">9:30 - 9:50h</text:span></text:p>
          </draw:text-box>
        </draw:frame>
        <draw:frame draw:style-name="gr1" draw:text-style-name="P2" draw:layer="layout" svg:width="1.179cm" svg:height="0.471cm" svg:x="8.259cm" svg:y="21.963cm">
          <draw:text-box>
            <text:p text:style-name="P1"><text:span text:style-name="T1">11:20h</text:span></text:p>
          </draw:text-box>
        </draw:frame>
        <draw:frame draw:style-name="gr1" draw:text-style-name="P2" draw:layer="layout" svg:width="1.412cm" svg:height="0.471cm" svg:x="2.004cm" svg:y="22.45cm">
          <draw:text-box>
            <text:p text:style-name="P1"><text:span text:style-name="T1">Noturno</text:span></text:p>
          </draw:text-box>
        </draw:frame>
        <draw:frame draw:style-name="gr1" draw:text-style-name="P2" draw:layer="layout" svg:width="4.955cm" svg:height="0.471cm" svg:x="4.505cm" svg:y="22.45cm">
          <draw:text-box>
            <text:p text:style-name="P1"><text:span text:style-name="T1">19:00h 20:30 - 20:50h22:20h</text:span></text:p>
          </draw:text-box>
        </draw:frame>
        <draw:frame draw:style-name="gr1" draw:text-style-name="P2" draw:layer="layout" svg:width="4.506cm" svg:height="0.471cm" svg:x="2.004cm" svg:y="22.937cm">
          <draw:text-box>
            <text:p text:style-name="P1"><text:span text:style-name="T1">Formas de acesso ao curso</text:span></text:p>
          </draw:text-box>
        </draw:frame>
        <draw:frame draw:style-name="gr1" draw:text-style-name="P2" draw:layer="layout" svg:width="16.402cm" svg:height="0.471cm" svg:x="2.004cm" svg:y="23.91cm">
          <draw:text-box>
            <text:p text:style-name="P1"><text:span text:style-name="T1">As formas de acesso ao curso de Sistemas para Internet são mediante Processo Seletivo P8blico: </text:span></text:p>
          </draw:text-box>
        </draw:frame>
        <draw:frame draw:style-name="gr1" draw:text-style-name="P2" draw:layer="layout" svg:width="16.83cm" svg:height="0.471cm" svg:x="2.004cm" svg:y="24.397cm">
          <draw:text-box>
            <text:p text:style-name="P1"><text:span text:style-name="T1">Vestibular/Exame Nacional do Ensino Mdio/Transfer*ncia/Portador de Diploma/Complementação </text:span></text:p>
          </draw:text-box>
        </draw:frame>
        <draw:frame draw:style-name="gr1" draw:text-style-name="P2" draw:layer="layout" svg:width="14.146cm" svg:height="0.471cm" svg:x="2.004cm" svg:y="24.884cm">
          <draw:text-box>
            <text:p text:style-name="P1"><text:span text:style-name="T1">de Estudos, de acordo com as normas estabelecidas em edital pr"prio da instituição.</text:span></text:p>
          </draw:text-box>
        </draw:frame>
        <draw:frame draw:style-name="gr1" draw:text-style-name="P2" draw:layer="layout" svg:width="3.571cm" svg:height="0.471cm" svg:x="2.004cm" svg:y="25.858cm">
          <draw:text-box>
            <text:p text:style-name="P1"><text:span text:style-name="T1">Regime de Matr/cula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16.631cm" svg:height="0.471cm" svg:x="2.004cm" svg:y="2.003cm">
          <draw:text-box>
            <text:p text:style-name="P1"><text:span text:style-name="T1">A matr/cula dever$ ser efetuada nos prazos previstos em edital do vestibular/processo seletivo, de </text:span></text:p>
          </draw:text-box>
        </draw:frame>
        <draw:frame draw:style-name="gr1" draw:text-style-name="P2" draw:layer="layout" svg:width="16.406cm" svg:height="0.471cm" svg:x="2.004cm" svg:y="2.49cm">
          <draw:text-box>
            <text:p text:style-name="P1"><text:span text:style-name="T1">acordo com a Organização Did$tico-pedag"gica (ODP) dos Cursos de Graduação Presenciais do </text:span></text:p>
          </draw:text-box>
        </draw:frame>
        <draw:frame draw:style-name="gr1" draw:text-style-name="P2" draw:layer="layout" svg:width="16.88cm" svg:height="0.471cm" svg:x="2.004cm" svg:y="2.976cm">
          <draw:text-box>
            <text:p text:style-name="P1"><text:span text:style-name="T1">IFTO vigente, respeitados o curso e o turno de opção do estudante. A matr/cula se dar$ por sistema </text:span></text:p>
          </draw:text-box>
        </draw:frame>
        <draw:frame draw:style-name="gr1" draw:text-style-name="P2" draw:layer="layout" svg:width="16.084cm" svg:height="0.471cm" svg:x="2.004cm" svg:y="3.463cm">
          <draw:text-box>
            <text:p text:style-name="P1"><text:span text:style-name="T1">de crditos (disciplinas), com periodicidade letiva de 1 (um) semestre. No primeiro semestre do </text:span></text:p>
          </draw:text-box>
        </draw:frame>
        <draw:frame draw:style-name="gr1" draw:text-style-name="P2" draw:layer="layout" svg:width="16.965cm" svg:height="0.471cm" svg:x="2.004cm" svg:y="3.95cm">
          <draw:text-box>
            <text:p text:style-name="P1"><text:span text:style-name="T1">curso, são concomitantes a matr/cula no curso e a inscrição do estudante em todos as disciplinas que</text:span></text:p>
          </draw:text-box>
        </draw:frame>
        <draw:frame draw:style-name="gr1" draw:text-style-name="P2" draw:layer="layout" svg:width="4.019cm" svg:height="0.471cm" svg:x="2.004cm" svg:y="4.437cm">
          <draw:text-box>
            <text:p text:style-name="P1"><text:span text:style-name="T1">compõem o 1o per/odo.</text:span></text:p>
          </draw:text-box>
        </draw:frame>
        <draw:frame draw:style-name="gr1" draw:text-style-name="P2" draw:layer="layout" svg:width="4.231cm" svg:height="0.471cm" svg:x="2.004cm" svg:y="5.411cm">
          <draw:text-box>
            <text:p text:style-name="P1"><text:span text:style-name="T1">Integralização Curricular</text:span></text:p>
          </draw:text-box>
        </draw:frame>
        <draw:frame draw:style-name="gr1" draw:text-style-name="P2" draw:layer="layout" svg:width="16.22cm" svg:height="0.471cm" svg:x="2.004cm" svg:y="6.384cm">
          <draw:text-box>
            <text:p text:style-name="P1"><text:span text:style-name="T1">O per/odo para integralização curricular do curso  de no m/nimo 6 (seis) semestres letivos, e no </text:span></text:p>
          </draw:text-box>
        </draw:frame>
        <draw:frame draw:style-name="gr1" draw:text-style-name="P2" draw:layer="layout" svg:width="16.592cm" svg:height="0.471cm" svg:x="2.004cm" svg:y="6.871cm">
          <draw:text-box>
            <text:p text:style-name="P1"><text:span text:style-name="T1">m$ximo 12 semestres letivos, não havendo a obrigatoriedade de Trabalho de Conclusão de Curso </text:span></text:p>
          </draw:text-box>
        </draw:frame>
        <draw:frame draw:style-name="gr1" draw:text-style-name="P2" draw:layer="layout" svg:width="15.746cm" svg:height="0.471cm" svg:x="2.004cm" svg:y="7.358cm">
          <draw:text-box>
            <text:p text:style-name="P1"><text:span text:style-name="T1">(TCC), conforme preconiza a Resolução CNE/CP n.o 3/2002 de 8 de dezembro 2002 e ODP </text:span></text:p>
          </draw:text-box>
        </draw:frame>
        <draw:frame draw:style-name="gr1" draw:text-style-name="P2" draw:layer="layout" svg:width="16.66cm" svg:height="0.471cm" svg:x="2.004cm" svg:y="7.845cm">
          <draw:text-box>
            <text:p text:style-name="P1"><text:span text:style-name="T1">vigente. Poderão ser ofertadas duas turmas semestralmente: 1 (uma) no turno matutino, e outra no </text:span></text:p>
          </draw:text-box>
        </draw:frame>
        <draw:frame draw:style-name="gr1" draw:text-style-name="P2" draw:layer="layout" svg:width="16.965cm" svg:height="0.471cm" svg:x="2.004cm" svg:y="8.332cm">
          <draw:text-box>
            <text:p text:style-name="P1"><text:span text:style-name="T1">per/odo noturno, com aulas preferencialmente distribu/das de segunda a sexta-feira, uma vez que os </text:span></text:p>
          </draw:text-box>
        </draw:frame>
        <draw:frame draw:style-name="gr1" draw:text-style-name="P2" draw:layer="layout" svg:width="9.637cm" svg:height="0.471cm" svg:x="2.004cm" svg:y="8.818cm">
          <draw:text-box>
            <text:p text:style-name="P1"><text:span text:style-name="T1">s$bados poderão ser utilizados tambm como dias letivos.</text:span></text:p>
          </draw:text-box>
        </draw:frame>
        <draw:frame draw:style-name="gr1" draw:text-style-name="P2" draw:layer="layout" svg:width="3.139cm" svg:height="0.471cm" svg:x="2.004cm" svg:y="9.792cm">
          <draw:text-box>
            <text:p text:style-name="P1"><text:span text:style-name="T1">Est$gio Curricular</text:span></text:p>
          </draw:text-box>
        </draw:frame>
        <draw:frame draw:style-name="gr1" draw:text-style-name="P2" draw:layer="layout" svg:width="16.101cm" svg:height="0.471cm" svg:x="2.004cm" svg:y="10.766cm">
          <draw:text-box>
            <text:p text:style-name="P1"><text:span text:style-name="T1">O est$gio curricular supervisionado  uma disciplina e compreende atividades de aprendizagem </text:span></text:p>
          </draw:text-box>
        </draw:frame>
        <draw:frame draw:style-name="gr1" draw:text-style-name="P2" draw:layer="layout" svg:width="16.626cm" svg:height="0.471cm" svg:x="2.004cm" svg:y="11.253cm">
          <draw:text-box>
            <text:p text:style-name="P1"><text:span text:style-name="T1">profissional, social e cultural, proporcionadas a estudantes pela participação em situações reais de </text:span></text:p>
          </draw:text-box>
        </draw:frame>
        <draw:frame draw:style-name="gr1" draw:text-style-name="P2" draw:layer="layout" svg:width="16.749cm" svg:height="0.471cm" svg:x="2.004cm" svg:y="11.739cm">
          <draw:text-box>
            <text:p text:style-name="P1"><text:span text:style-name="T1">vida e de trabalho, direcionadas ! consolidação dos desempenhos profissionais desejados inerentes </text:span></text:p>
          </draw:text-box>
        </draw:frame>
        <draw:frame draw:style-name="gr1" draw:text-style-name="P2" draw:layer="layout" svg:width="16.537cm" svg:height="0.471cm" svg:x="2.004cm" svg:y="12.226cm">
          <draw:text-box>
            <text:p text:style-name="P1"><text:span text:style-name="T1">ao perfil profissional, sob a responsabilidade e a coordenação do IFTO. De acordo com o Parecer </text:span></text:p>
          </draw:text-box>
        </draw:frame>
        <draw:frame draw:style-name="gr1" draw:text-style-name="P2" draw:layer="layout" svg:width="16.313cm" svg:height="0.471cm" svg:x="2.004cm" svg:y="12.713cm">
          <draw:text-box>
            <text:p text:style-name="P1"><text:span text:style-name="T1">CNE/CEB n.o 35/2003, de 5 de novembro de 2003, o Est$gio Curricular Supervisionado não se </text:span></text:p>
          </draw:text-box>
        </draw:frame>
        <draw:frame draw:style-name="gr1" draw:text-style-name="P2" draw:layer="layout" svg:width="15.979cm" svg:height="0.471cm" svg:x="2.004cm" svg:y="13.2cm">
          <draw:text-box>
            <text:p text:style-name="P1"><text:span text:style-name="T1">confunde com o chamado “primeiro emprego”. O est$gio supervisionado , antes de tudo, uma </text:span></text:p>
          </draw:text-box>
        </draw:frame>
        <draw:frame draw:style-name="gr1" draw:text-style-name="P2" draw:layer="layout" svg:width="15.492cm" svg:height="0.471cm" svg:x="2.004cm" svg:y="13.687cm">
          <draw:text-box>
            <text:p text:style-name="P1"><text:span text:style-name="T1">atividade curricular da escola, um ato educativo assumido intencionalmente pela escola, de </text:span></text:p>
          </draw:text-box>
        </draw:frame>
        <draw:frame draw:style-name="gr1" draw:text-style-name="P2" draw:layer="layout" svg:width="16.961cm" svg:height="0.471cm" svg:x="2.004cm" svg:y="14.174cm">
          <draw:text-box>
            <text:p text:style-name="P1"><text:span text:style-name="T1">propiciar uma integração dos estudantes com a realidade do mundo do trabalho. O Curso poder$ ter </text:span></text:p>
          </draw:text-box>
        </draw:frame>
        <draw:frame draw:style-name="gr1" draw:text-style-name="P2" draw:layer="layout" svg:width="16.918cm" svg:height="0.471cm" svg:x="2.004cm" svg:y="14.66cm">
          <draw:text-box>
            <text:p text:style-name="P1"><text:span text:style-name="T1">Est$gio Curricular Supervisionado opcional, nos moldes estabelecidos pela ODP vigente, com uma </text:span></text:p>
          </draw:text-box>
        </draw:frame>
        <draw:frame draw:style-name="gr1" draw:text-style-name="P2" draw:layer="layout" svg:width="14.793cm" svg:height="0.471cm" svg:x="2.004cm" svg:y="15.147cm">
          <draw:text-box>
            <text:p text:style-name="P1"><text:span text:style-name="T1">carga hor$ria m/nima de 200 horas, podendo o estudante iniciar seu Est$gio Curricular </text:span></text:p>
          </draw:text-box>
        </draw:frame>
        <draw:frame draw:style-name="gr1" draw:text-style-name="P2" draw:layer="layout" svg:width="7.681cm" svg:height="0.471cm" svg:x="2.004cm" svg:y="15.634cm">
          <draw:text-box>
            <text:p text:style-name="P1"><text:span text:style-name="T1">Supervisionado a partir do segundo semestre.</text:span></text:p>
          </draw:text-box>
        </draw:frame>
        <draw:frame draw:style-name="gr1" draw:text-style-name="P2" draw:layer="layout" svg:width="4.807cm" svg:height="0.471cm" svg:x="2.004cm" svg:y="16.608cm">
          <draw:text-box>
            <text:p text:style-name="P1"><text:span text:style-name="T1">Atividades Complementares</text:span></text:p>
          </draw:text-box>
        </draw:frame>
        <draw:frame draw:style-name="gr1" draw:text-style-name="P2" draw:layer="layout" svg:width="16.592cm" svg:height="0.471cm" svg:x="2.004cm" svg:y="17.581cm">
          <draw:text-box>
            <text:p text:style-name="P1"><text:span text:style-name="T1">Atividades complementares são atividades acad*micas, realizadas na instituição ou fora dela, que </text:span></text:p>
          </draw:text-box>
        </draw:frame>
        <draw:frame draw:style-name="gr1" draw:text-style-name="P2" draw:layer="layout" svg:width="16.597cm" svg:height="0.471cm" svg:x="2.004cm" svg:y="18.068cm">
          <draw:text-box>
            <text:p text:style-name="P1"><text:span text:style-name="T1">possibilitam o reconhecimento e desenvolvimento de habilidades, conhecimentos e compet*ncias </text:span></text:p>
          </draw:text-box>
        </draw:frame>
        <draw:frame draw:style-name="gr1" draw:text-style-name="P2" draw:layer="layout" svg:width="16.66cm" svg:height="0.471cm" svg:x="2.004cm" svg:y="18.555cm">
          <draw:text-box>
            <text:p text:style-name="P1"><text:span text:style-name="T1">do estudante, permitindo a permanente e contextualizada atualização profissional espec/fica como </text:span></text:p>
          </draw:text-box>
        </draw:frame>
        <draw:frame draw:style-name="gr1" draw:text-style-name="P2" draw:layer="layout" svg:width="14.463cm" svg:height="0.471cm" svg:x="2.004cm" svg:y="19.042cm">
          <draw:text-box>
            <text:p text:style-name="P1"><text:span text:style-name="T1">complementação de estudos. Segundo o Parecer CNE/CES n.o 492/2001, Atividades </text:span></text:p>
          </draw:text-box>
        </draw:frame>
        <draw:frame draw:style-name="gr1" draw:text-style-name="P2" draw:layer="layout" svg:width="16.948cm" svg:height="0.471cm" svg:x="2.004cm" svg:y="19.529cm">
          <draw:text-box>
            <text:p text:style-name="P1"><text:span text:style-name="T1">Complementares são atividades que, realizadas sob a supervisão de um professor, buscam promover</text:span></text:p>
          </draw:text-box>
        </draw:frame>
        <draw:frame draw:style-name="gr1" draw:text-style-name="P2" draw:layer="layout" svg:width="15.636cm" svg:height="0.471cm" svg:x="2.004cm" svg:y="20.016cm">
          <draw:text-box>
            <text:p text:style-name="P1"><text:span text:style-name="T1">o relacionamento do estudante com a realidade social, econômica e cultural, e de iniciação ! </text:span></text:p>
          </draw:text-box>
        </draw:frame>
        <draw:frame draw:style-name="gr1" draw:text-style-name="P2" draw:layer="layout" svg:width="16.355cm" svg:height="0.471cm" svg:x="2.004cm" svg:y="20.502cm">
          <draw:text-box>
            <text:p text:style-name="P1"><text:span text:style-name="T1">pesquisa e ao ensino, alm de caracterizarem-se como mecanismos de interação com o mundo do </text:span></text:p>
          </draw:text-box>
        </draw:frame>
        <draw:frame draw:style-name="gr1" draw:text-style-name="P2" draw:layer="layout" svg:width="16.457cm" svg:height="0.471cm" svg:x="2.004cm" svg:y="20.989cm">
          <draw:text-box>
            <text:p text:style-name="P1"><text:span text:style-name="T1">trabalho, assim como o confronto com possibilidades metodol"gicas visando ! promoção de uma </text:span></text:p>
          </draw:text-box>
        </draw:frame>
        <draw:frame draw:style-name="gr1" draw:text-style-name="P2" draw:layer="layout" svg:width="3.448cm" svg:height="0.471cm" svg:x="2.004cm" svg:y="21.476cm">
          <draw:text-box>
            <text:p text:style-name="P1"><text:span text:style-name="T1">formação complexa.</text:span></text:p>
          </draw:text-box>
        </draw:frame>
        <draw:frame draw:style-name="gr1" draw:text-style-name="P2" draw:layer="layout" svg:width="16.694cm" svg:height="0.471cm" svg:x="2.004cm" svg:y="22.45cm">
          <draw:text-box>
            <text:p text:style-name="P1"><text:span text:style-name="T1">As Atividades Complementares terão carga hor$ria m/nima de 120 horas e poderão ser realizadas, </text:span></text:p>
          </draw:text-box>
        </draw:frame>
        <draw:frame draw:style-name="gr1" draw:text-style-name="P2" draw:layer="layout" svg:width="15.543cm" svg:height="0.471cm" svg:x="2.004cm" svg:y="22.937cm">
          <draw:text-box>
            <text:p text:style-name="P1"><text:span text:style-name="T1">para fins de cômputo, a partir da matr/cula no primeiro per/odo do curso, conforme tr,mites </text:span></text:p>
          </draw:text-box>
        </draw:frame>
        <draw:frame draw:style-name="gr1" draw:text-style-name="P2" draw:layer="layout" svg:width="16.889cm" svg:height="0.471cm" svg:x="2.004cm" svg:y="23.423cm">
          <draw:text-box>
            <text:p text:style-name="P1"><text:span text:style-name="T1">previstos no Regulamento de Atividades Complementares dos Cursos de Graduação Presenciais do </text:span></text:p>
          </draw:text-box>
        </draw:frame>
        <draw:frame draw:style-name="gr1" draw:text-style-name="P2" draw:layer="layout" svg:width="16.207cm" svg:height="0.471cm" svg:x="2.004cm" svg:y="23.91cm">
          <draw:text-box>
            <text:p text:style-name="P1"><text:span text:style-name="T1">IFTO. Os estudantes contarão, sempre que necess$rio, com o apoio e serviços do departamento </text:span></text:p>
          </draw:text-box>
        </draw:frame>
        <draw:frame draw:style-name="gr1" draw:text-style-name="P2" draw:layer="layout" svg:width="14.395cm" svg:height="0.471cm" svg:x="2.004cm" svg:y="24.397cm">
          <draw:text-box>
            <text:p text:style-name="P1"><text:span text:style-name="T1">respons$vel pelas atividades complementares relacionadas aos Cursos de Graduação.</text:span></text:p>
          </draw:text-box>
        </draw:frame>
        <draw:frame draw:style-name="gr1" draw:text-style-name="P2" draw:layer="layout" svg:width="2.572cm" svg:height="0.471cm" svg:x="2.004cm" svg:y="25.371cm">
          <draw:text-box>
            <text:p text:style-name="P1"><text:span text:style-name="T1">Corpo Docente</text:span></text:p>
          </draw:text-box>
        </draw:frame>
        <draw:frame draw:style-name="gr1" draw:text-style-name="P2" draw:layer="layout" svg:width="17.012cm" svg:height="0.471cm" svg:x="2.004cm" svg:y="26.344cm">
          <draw:text-box>
            <text:p text:style-name="P1"><text:span text:style-name="T1">A Coordenação dos Cursos da Nrea de Inform$tica conta com um quadro docente de 25 professores </text:span></text:p>
          </draw:text-box>
        </draw:frame>
        <draw:frame draw:style-name="gr1" draw:text-style-name="P2" draw:layer="layout" svg:width="16.055cm" svg:height="0.471cm" svg:x="2.004cm" svg:y="26.831cm">
          <draw:text-box>
            <text:p text:style-name="P1"><text:span text:style-name="T1">efetivos, p"s-graduados, com formação em Processamento de Dados, Ci*ncia da Computação,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16.745cm" svg:height="0.471cm" svg:x="2.004cm" svg:y="2.003cm">
          <draw:text-box>
            <text:p text:style-name="P1"><text:span text:style-name="T1">Sistemas de Informação, An$lise de Sistemas e Tecnologia em Redes de Computadores. O regime </text:span></text:p>
          </draw:text-box>
        </draw:frame>
        <draw:frame draw:style-name="gr1" draw:text-style-name="P2" draw:layer="layout" svg:width="16.44cm" svg:height="0.471cm" svg:x="2.004cm" svg:y="2.49cm">
          <draw:text-box>
            <text:p text:style-name="P1"><text:span text:style-name="T1">de trabalho dos docentes lotados na Coordenação dos Cursos da Nrea de Inform$tica,  quase que </text:span></text:p>
          </draw:text-box>
        </draw:frame>
        <draw:frame draw:style-name="gr1" draw:text-style-name="P2" draw:layer="layout" svg:width="16.952cm" svg:height="0.471cm" svg:x="2.004cm" svg:y="2.976cm">
          <draw:text-box>
            <text:p text:style-name="P1"><text:span text:style-name="T1">exclusivamente de Dedicação Exclusiva. Do quadro total, somente 4 (quatro) professores pertencem</text:span></text:p>
          </draw:text-box>
        </draw:frame>
        <draw:frame draw:style-name="gr1" draw:text-style-name="P2" draw:layer="layout" svg:width="15.987cm" svg:height="0.471cm" svg:x="2.004cm" svg:y="3.463cm">
          <draw:text-box>
            <text:p text:style-name="P1"><text:span text:style-name="T1">ao regime de trabalho de 40 horas, e 3 (tr*s) são pertencentes ao regime de 20 horas. Quanto ! </text:span></text:p>
          </draw:text-box>
        </draw:frame>
        <draw:frame draw:style-name="gr1" draw:text-style-name="P2" draw:layer="layout" svg:width="16.715cm" svg:height="0.471cm" svg:x="2.004cm" svg:y="3.95cm">
          <draw:text-box>
            <text:p text:style-name="P1"><text:span text:style-name="T1">titulação a Coordenação est$ dividida em 16% de especialistas, 76% de mestres e 8% de doutores. </text:span></text:p>
          </draw:text-box>
        </draw:frame>
        <draw:frame draw:style-name="gr1" draw:text-style-name="P2" draw:layer="layout" svg:width="16.542cm" svg:height="0.471cm" svg:x="2.004cm" svg:y="4.437cm">
          <draw:text-box>
            <text:p text:style-name="P1"><text:span text:style-name="T1">Dos professores especialistas, 1 (um) de um total de 4 (quatro), estão em processo de capacitação </text:span></text:p>
          </draw:text-box>
        </draw:frame>
        <draw:frame draw:style-name="gr1" draw:text-style-name="P2" draw:layer="layout" svg:width="16.736cm" svg:height="0.471cm" svg:x="2.004cm" svg:y="4.924cm">
          <draw:text-box>
            <text:p text:style-name="P1"><text:span text:style-name="T1">em n/vel de mestrado; dos mestres, 4 (quatro) de um total de 19, estão em processo de capacitação </text:span></text:p>
          </draw:text-box>
        </draw:frame>
        <draw:frame draw:style-name="gr1" draw:text-style-name="P2" draw:layer="layout" svg:width="3.901cm" svg:height="0.471cm" svg:x="2.004cm" svg:y="5.411cm">
          <draw:text-box>
            <text:p text:style-name="P1"><text:span text:style-name="T1">em n/vel de doutorado.</text:span></text:p>
          </draw:text-box>
        </draw:frame>
        <draw:frame draw:style-name="gr1" draw:text-style-name="P2" draw:layer="layout" svg:width="2.915cm" svg:height="0.471cm" svg:x="2.004cm" svg:y="6.384cm">
          <draw:text-box>
            <text:p text:style-name="P1"><text:span text:style-name="T1">Perfil do Egresso</text:span></text:p>
          </draw:text-box>
        </draw:frame>
        <draw:frame draw:style-name="gr1" draw:text-style-name="P2" draw:layer="layout" svg:width="16.66cm" svg:height="0.471cm" svg:x="2.004cm" svg:y="7.358cm">
          <draw:text-box>
            <text:p text:style-name="P1"><text:span text:style-name="T1">O perfil do egresso do Curso Superior de Tecnologia em Sistemas para Internet  caracterizado por </text:span></text:p>
          </draw:text-box>
        </draw:frame>
        <draw:frame draw:style-name="gr1" draw:text-style-name="P2" draw:layer="layout" svg:width="16.377cm" svg:height="0.471cm" svg:x="2.004cm" svg:y="7.845cm">
          <draw:text-box>
            <text:p text:style-name="P1"><text:span text:style-name="T1">um profissional que venha preencher uma faixa de mercado, que exige profissionais capacitados </text:span></text:p>
          </draw:text-box>
        </draw:frame>
        <draw:frame draw:style-name="gr1" draw:text-style-name="P2" draw:layer="layout" svg:width="16.808cm" svg:height="0.471cm" svg:x="2.004cm" svg:y="8.332cm">
          <draw:text-box>
            <text:p text:style-name="P1"><text:span text:style-name="T1">para atuar em diversos segmentos dos setores produtivos industriais, de serviços, serviços p8blicos </text:span></text:p>
          </draw:text-box>
        </draw:frame>
        <draw:frame draw:style-name="gr1" draw:text-style-name="P2" draw:layer="layout" svg:width="16.808cm" svg:height="0.471cm" svg:x="2.004cm" svg:y="8.818cm">
          <draw:text-box>
            <text:p text:style-name="P1"><text:span text:style-name="T1">e instituições de ensino e pesquisa. O egresso ser$ capaz de processar as informações abstra/das de </text:span></text:p>
          </draw:text-box>
        </draw:frame>
        <draw:frame draw:style-name="gr1" draw:text-style-name="P2" draw:layer="layout" svg:width="16.211cm" svg:height="0.471cm" svg:x="2.004cm" svg:y="9.305cm">
          <draw:text-box>
            <text:p text:style-name="P1"><text:span text:style-name="T1">uma massa incont$vel e crescente de dados. Deve ter senso cr/tico e ser capaz de impulsionar o </text:span></text:p>
          </draw:text-box>
        </draw:frame>
        <draw:frame draw:style-name="gr1" draw:text-style-name="P2" draw:layer="layout" svg:width="16.393cm" svg:height="0.471cm" svg:x="2.004cm" svg:y="9.792cm">
          <draw:text-box>
            <text:p text:style-name="P1"><text:span text:style-name="T1">desenvolvimento econômico da região, integrando a formação tcnica ! cidadania, alm de possuir </text:span></text:p>
          </draw:text-box>
        </draw:frame>
        <draw:frame draw:style-name="gr1" draw:text-style-name="P2" draw:layer="layout" svg:width="15.996cm" svg:height="0.471cm" svg:x="2.004cm" svg:y="10.279cm">
          <draw:text-box>
            <text:p text:style-name="P1"><text:span text:style-name="T1">esp/rito de trabalho em equipe, capacidade empreendedora, dinamismo e desejar a atualização </text:span></text:p>
          </draw:text-box>
        </draw:frame>
        <draw:frame draw:style-name="gr1" draw:text-style-name="P2" draw:layer="layout" svg:width="16.52cm" svg:height="0.471cm" svg:x="2.004cm" svg:y="10.766cm">
          <draw:text-box>
            <text:p text:style-name="P1"><text:span text:style-name="T1">profissional continuada. O egresso do curso estar$ apto para atuar em empresas de planejamento, </text:span></text:p>
          </draw:text-box>
        </draw:frame>
        <draw:frame draw:style-name="gr1" draw:text-style-name="P2" draw:layer="layout" svg:width="16.512cm" svg:height="0.471cm" svg:x="2.004cm" svg:y="11.253cm">
          <draw:text-box>
            <text:p text:style-name="P1"><text:span text:style-name="T1">desenvolvimento de projetos, assist*ncia tcnica e consultoria; Empresas de tecnologia; Empresas </text:span></text:p>
          </draw:text-box>
        </draw:frame>
        <draw:frame draw:style-name="gr1" draw:text-style-name="P2" draw:layer="layout" svg:width="15.97cm" svg:height="0.471cm" svg:x="2.004cm" svg:y="11.739cm">
          <draw:text-box>
            <text:p text:style-name="P1"><text:span text:style-name="T1">em geral (ind8stria, comrcio e serviços); Organizações não-governamentais; Qrgãos p8blicos; </text:span></text:p>
          </draw:text-box>
        </draw:frame>
        <draw:frame draw:style-name="gr1" draw:text-style-name="P2" draw:layer="layout" svg:width="15.712cm" svg:height="0.471cm" svg:x="2.004cm" svg:y="12.226cm">
          <draw:text-box>
            <text:p text:style-name="P1"><text:span text:style-name="T1">Institutos e Centros de Pesquisa e; Instituições de Ensino, mediante formação requerida pela </text:span></text:p>
          </draw:text-box>
        </draw:frame>
        <draw:frame draw:style-name="gr1" draw:text-style-name="P2" draw:layer="layout" svg:width="3.147cm" svg:height="0.471cm" svg:x="2.004cm" svg:y="12.713cm">
          <draw:text-box>
            <text:p text:style-name="P1"><text:span text:style-name="T1">legislação vigente.</text:span></text:p>
          </draw:text-box>
        </draw:frame>
        <draw:frame draw:style-name="gr1" draw:text-style-name="P2" draw:layer="layout" svg:width="2.872cm" svg:height="0.471cm" svg:x="2.004cm" svg:y="13.687cm">
          <draw:text-box>
            <text:p text:style-name="P1"><text:span text:style-name="T1">Grade Curricular</text:span></text:p>
          </draw:text-box>
        </draw:frame>
        <draw:frame draw:style-name="gr1" draw:text-style-name="P2" draw:layer="layout" svg:width="7.91cm" svg:height="0.471cm" svg:x="2.004cm" svg:y="14.66cm">
          <draw:text-box>
            <text:p text:style-name="P1"><text:span text:style-name="T1">Copyright IFTO - todos os direitos reservados.</text:span></text:p>
          </draw:text-box>
        </draw:frame>
      </draw:page>
      <draw:page draw:name="page5" draw:style-name="dp1" draw:master-page-name="master-page16">
        <draw:frame draw:style-name="gr1" draw:text-style-name="P2" draw:layer="layout" svg:width="1.844cm" svg:height="0.471cm" svg:x="2.004cm" svg:y="2.003cm">
          <draw:text-box>
            <text:p text:style-name="P1"><text:span text:style-name="T1">Trabalho 1</text:span></text:p>
          </draw:text-box>
        </draw:frame>
        <draw:frame draw:style-name="gr1" draw:text-style-name="P2" draw:layer="layout" svg:width="16.059cm" svg:height="0.471cm" svg:x="2.004cm" svg:y="2.976cm">
          <draw:text-box>
            <text:p text:style-name="P1"><text:span text:style-name="T1">A – Todo o conte8do da p$gina WEB deve estar dentro da tag main que contenha as seguintes </text:span></text:p>
          </draw:text-box>
        </draw:frame>
        <draw:frame draw:style-name="gr1" draw:text-style-name="P2" draw:layer="layout" svg:width="2.487cm" svg:height="0.471cm" svg:x="2.004cm" svg:y="3.463cm">
          <draw:text-box>
            <text:p text:style-name="P1"><text:span text:style-name="T1">configurações:</text:span></text:p>
          </draw:text-box>
        </draw:frame>
        <draw:frame draw:style-name="gr1" draw:text-style-name="P2" draw:layer="layout" svg:width="0.422cm" svg:height="0.422cm" svg:x="2.639cm" svg:y="4.034cm">
          <draw:text-box>
            <text:p text:style-name="P1"><text:span text:style-name="T2">•</text:span></text:p>
          </draw:text-box>
        </draw:frame>
        <draw:frame draw:style-name="gr1" draw:text-style-name="P2" draw:layer="layout" svg:width="2.762cm" svg:height="0.471cm" svg:x="3.274cm" svg:y="3.95cm">
          <draw:text-box>
            <text:p text:style-name="P1"><text:span text:style-name="T1">Tamanho 60em;</text:span></text:p>
          </draw:text-box>
        </draw:frame>
        <draw:frame draw:style-name="gr1" draw:text-style-name="P2" draw:layer="layout" svg:width="0.422cm" svg:height="0.422cm" svg:x="2.639cm" svg:y="4.567cm">
          <draw:text-box>
            <text:p text:style-name="P1"><text:span text:style-name="T2">•</text:span></text:p>
          </draw:text-box>
        </draw:frame>
        <draw:frame draw:style-name="gr1" draw:text-style-name="P2" draw:layer="layout" svg:width="5.704cm" svg:height="0.471cm" svg:x="3.274cm" svg:y="4.483cm">
          <draw:text-box>
            <text:p text:style-name="P1"><text:span text:style-name="T1">Alinhamento do texto justificado;</text:span></text:p>
          </draw:text-box>
        </draw:frame>
        <draw:frame draw:style-name="gr1" draw:text-style-name="P2" draw:layer="layout" svg:width="0.422cm" svg:height="0.422cm" svg:x="2.639cm" svg:y="5.099cm">
          <draw:text-box>
            <text:p text:style-name="P1"><text:span text:style-name="T2">•</text:span></text:p>
          </draw:text-box>
        </draw:frame>
        <draw:frame draw:style-name="gr1" draw:text-style-name="P2" draw:layer="layout" svg:width="7.478cm" svg:height="0.471cm" svg:x="3.274cm" svg:y="5.015cm">
          <draw:text-box>
            <text:p text:style-name="P1"><text:span text:style-name="T1">A fonte do texto do tipo Times new Roman;</text:span></text:p>
          </draw:text-box>
        </draw:frame>
        <draw:frame draw:style-name="gr1" draw:text-style-name="P2" draw:layer="layout" svg:width="0.422cm" svg:height="0.422cm" svg:x="2.639cm" svg:y="5.632cm">
          <draw:text-box>
            <text:p text:style-name="P1"><text:span text:style-name="T2">•</text:span></text:p>
          </draw:text-box>
        </draw:frame>
        <draw:frame draw:style-name="gr1" draw:text-style-name="P2" draw:layer="layout" svg:width="8.735cm" svg:height="0.471cm" svg:x="3.274cm" svg:y="5.548cm">
          <draw:text-box>
            <text:p text:style-name="P1"><text:span text:style-name="T1">As margens devem ser automaticamente ajust$veis.</text:span></text:p>
          </draw:text-box>
        </draw:frame>
        <draw:frame draw:style-name="gr1" draw:text-style-name="P2" draw:layer="layout" svg:width="8.151cm" svg:height="0.471cm" svg:x="2.004cm" svg:y="6.568cm">
          <draw:text-box>
            <text:p text:style-name="P1"><text:span text:style-name="T1">B – O Cabeçalho deve conter os seguintes itens:</text:span></text:p>
          </draw:text-box>
        </draw:frame>
        <draw:frame draw:style-name="gr1" draw:text-style-name="P2" draw:layer="layout" svg:width="0.422cm" svg:height="0.422cm" svg:x="2.639cm" svg:y="7.138cm">
          <draw:text-box>
            <text:p text:style-name="P1"><text:span text:style-name="T2">•</text:span></text:p>
          </draw:text-box>
        </draw:frame>
        <draw:frame draw:style-name="gr1" draw:text-style-name="P2" draw:layer="layout" svg:width="3.88cm" svg:height="0.471cm" svg:x="3.274cm" svg:y="7.054cm">
          <draw:text-box>
            <text:p text:style-name="P1"><text:span text:style-name="T1">A l/ngua mãe do texto;</text:span></text:p>
          </draw:text-box>
        </draw:frame>
        <draw:frame draw:style-name="gr1" draw:text-style-name="P2" draw:layer="layout" svg:width="0.422cm" svg:height="0.422cm" svg:x="2.639cm" svg:y="7.671cm">
          <draw:text-box>
            <text:p text:style-name="P1"><text:span text:style-name="T2">•</text:span></text:p>
          </draw:text-box>
        </draw:frame>
        <draw:frame draw:style-name="gr1" draw:text-style-name="P2" draw:layer="layout" svg:width="6.225cm" svg:height="0.471cm" svg:x="3.274cm" svg:y="7.587cm">
          <draw:text-box>
            <text:p text:style-name="P1"><text:span text:style-name="T1">O tipo de codificação dos caracteres;</text:span></text:p>
          </draw:text-box>
        </draw:frame>
        <draw:frame draw:style-name="gr1" draw:text-style-name="P2" draw:layer="layout" svg:width="0.422cm" svg:height="0.422cm" svg:x="2.639cm" svg:y="8.204cm">
          <draw:text-box>
            <text:p text:style-name="P1"><text:span text:style-name="T2">•</text:span></text:p>
          </draw:text-box>
        </draw:frame>
        <draw:frame draw:style-name="gr1" draw:text-style-name="P2" draw:layer="layout" svg:width="3.325cm" svg:height="0.471cm" svg:x="3.274cm" svg:y="8.12cm">
          <draw:text-box>
            <text:p text:style-name="P1"><text:span text:style-name="T1">O autor da p$ginas;</text:span></text:p>
          </draw:text-box>
        </draw:frame>
        <draw:frame draw:style-name="gr1" draw:text-style-name="P2" draw:layer="layout" svg:width="0.422cm" svg:height="0.422cm" svg:x="2.639cm" svg:y="8.736cm">
          <draw:text-box>
            <text:p text:style-name="P1"><text:span text:style-name="T2">•</text:span></text:p>
          </draw:text-box>
        </draw:frame>
        <draw:frame draw:style-name="gr1" draw:text-style-name="P2" draw:layer="layout" svg:width="7.88cm" svg:height="0.471cm" svg:x="3.274cm" svg:y="8.653cm">
          <draw:text-box>
            <text:p text:style-name="P1"><text:span text:style-name="T1">Palavras-chave que descrevem a p$gina WEB.</text:span></text:p>
          </draw:text-box>
        </draw:frame>
        <draw:frame draw:style-name="gr1" draw:text-style-name="P2" draw:layer="layout" svg:width="2.33cm" svg:height="0.471cm" svg:x="2.004cm" svg:y="9.672cm">
          <draw:text-box>
            <text:p text:style-name="P1"><text:span text:style-name="T1">C – O Menu: </text:span></text:p>
          </draw:text-box>
        </draw:frame>
        <draw:frame draw:style-name="gr1" draw:text-style-name="P2" draw:layer="layout" svg:width="0.422cm" svg:height="0.422cm" svg:x="2.639cm" svg:y="10.243cm">
          <draw:text-box>
            <text:p text:style-name="P1"><text:span text:style-name="T2">•</text:span></text:p>
          </draw:text-box>
        </draw:frame>
        <draw:frame draw:style-name="gr1" draw:text-style-name="P2" draw:layer="layout" svg:width="3.194cm" svg:height="0.471cm" svg:x="3.274cm" svg:y="10.159cm">
          <draw:text-box>
            <text:p text:style-name="P1"><text:span text:style-name="T1">deve ser em linha; </text:span></text:p>
          </draw:text-box>
        </draw:frame>
        <draw:frame draw:style-name="gr1" draw:text-style-name="P2" draw:layer="layout" svg:width="0.422cm" svg:height="0.422cm" svg:x="2.639cm" svg:y="10.775cm">
          <draw:text-box>
            <text:p text:style-name="P1"><text:span text:style-name="T2">•</text:span></text:p>
          </draw:text-box>
        </draw:frame>
        <draw:frame draw:style-name="gr1" draw:text-style-name="P2" draw:layer="layout" svg:width="3.406cm" svg:height="0.471cm" svg:x="3.274cm" svg:y="10.692cm">
          <draw:text-box>
            <text:p text:style-name="P1"><text:span text:style-name="T1">com o fundo verde; </text:span></text:p>
          </draw:text-box>
        </draw:frame>
        <draw:frame draw:style-name="gr1" draw:text-style-name="P2" draw:layer="layout" svg:width="0.422cm" svg:height="0.422cm" svg:x="2.639cm" svg:y="11.308cm">
          <draw:text-box>
            <text:p text:style-name="P1"><text:span text:style-name="T2">•</text:span></text:p>
          </draw:text-box>
        </draw:frame>
        <draw:frame draw:style-name="gr1" draw:text-style-name="P2" draw:layer="layout" svg:width="13.76cm" svg:height="0.471cm" svg:x="3.274cm" svg:y="11.224cm">
          <draw:text-box>
            <text:p text:style-name="P1"><text:span text:style-name="T1">conter 3 links que são: Introdução, Grade curricular e Docentes. Estes irão linkar </text:span></text:p>
          </draw:text-box>
        </draw:frame>
        <draw:frame draw:style-name="gr1" draw:text-style-name="P2" draw:layer="layout" svg:width="11.115cm" svg:height="0.471cm" svg:x="3.274cm" svg:y="11.757cm">
          <draw:text-box>
            <text:p text:style-name="P1"><text:span text:style-name="T1">respectivamente para cada item de mesmo nome na p$gina WEB:</text:span></text:p>
          </draw:text-box>
        </draw:frame>
        <draw:frame draw:style-name="gr1" draw:text-style-name="P2" draw:layer="layout" svg:width="0.422cm" svg:height="0.422cm" svg:x="3.274cm" svg:y="12.328cm">
          <draw:text-box>
            <text:p text:style-name="P1"><text:span text:style-name="T2">◦</text:span></text:p>
          </draw:text-box>
        </draw:frame>
        <draw:frame draw:style-name="gr1" draw:text-style-name="P2" draw:layer="layout" svg:width="5.92cm" svg:height="0.471cm" svg:x="3.909cm" svg:y="12.244cm">
          <draw:text-box>
            <text:p text:style-name="P1"><text:span text:style-name="T1">O estilo da fonte deve ser: oblique;</text:span></text:p>
          </draw:text-box>
        </draw:frame>
        <draw:frame draw:style-name="gr1" draw:text-style-name="P2" draw:layer="layout" svg:width="0.422cm" svg:height="0.422cm" svg:x="3.274cm" svg:y="12.86cm">
          <draw:text-box>
            <text:p text:style-name="P1"><text:span text:style-name="T2">◦</text:span></text:p>
          </draw:text-box>
        </draw:frame>
        <draw:frame draw:style-name="gr1" draw:text-style-name="P2" draw:layer="layout" svg:width="1.983cm" svg:height="0.471cm" svg:x="3.909cm" svg:y="12.777cm">
          <draw:text-box>
            <text:p text:style-name="P1"><text:span text:style-name="T1">Cor branca;</text:span></text:p>
          </draw:text-box>
        </draw:frame>
        <draw:frame draw:style-name="gr1" draw:text-style-name="P2" draw:layer="layout" svg:width="0.422cm" svg:height="0.422cm" svg:x="3.274cm" svg:y="13.393cm">
          <draw:text-box>
            <text:p text:style-name="P1"><text:span text:style-name="T2">◦</text:span></text:p>
          </draw:text-box>
        </draw:frame>
        <draw:frame draw:style-name="gr1" draw:text-style-name="P2" draw:layer="layout" svg:width="4.942cm" svg:height="0.471cm" svg:x="3.909cm" svg:y="13.309cm">
          <draw:text-box>
            <text:p text:style-name="P1"><text:span text:style-name="T1">Sem decoração no hyperlink;</text:span></text:p>
          </draw:text-box>
        </draw:frame>
        <draw:frame draw:style-name="gr1" draw:text-style-name="P2" draw:layer="layout" svg:width="0.422cm" svg:height="0.422cm" svg:x="3.274cm" svg:y="13.926cm">
          <draw:text-box>
            <text:p text:style-name="P1"><text:span text:style-name="T2">◦</text:span></text:p>
          </draw:text-box>
        </draw:frame>
        <draw:frame draw:style-name="gr1" draw:text-style-name="P2" draw:layer="layout" svg:width="8.392cm" svg:height="0.471cm" svg:x="3.909cm" svg:y="13.842cm">
          <draw:text-box>
            <text:p text:style-name="P1"><text:span text:style-name="T1">e dar um espaçamento entre a margem e a letra I. </text:span></text:p>
          </draw:text-box>
        </draw:frame>
        <draw:frame draw:style-name="gr1" draw:text-style-name="P2" draw:layer="layout" svg:width="0.422cm" svg:height="0.422cm" svg:x="2.639cm" svg:y="14.458cm">
          <draw:text-box>
            <text:p text:style-name="P1"><text:span text:style-name="T2">•</text:span></text:p>
          </draw:text-box>
        </draw:frame>
        <draw:frame draw:style-name="gr1" draw:text-style-name="P2" draw:layer="layout" svg:width="11.047cm" svg:height="0.471cm" svg:x="3.274cm" svg:y="14.375cm">
          <draw:text-box>
            <text:p text:style-name="P1"><text:span text:style-name="T1">Por fim, deve haver o nome da Instituição na parte mais a direita:</text:span></text:p>
          </draw:text-box>
        </draw:frame>
        <draw:frame draw:style-name="gr1" draw:text-style-name="P2" draw:layer="layout" svg:width="0.422cm" svg:height="0.422cm" svg:x="3.274cm" svg:y="14.991cm">
          <draw:text-box>
            <text:p text:style-name="P1"><text:span text:style-name="T2">◦</text:span></text:p>
          </draw:text-box>
        </draw:frame>
        <draw:frame draw:style-name="gr1" draw:text-style-name="P2" draw:layer="layout" svg:width="4.464cm" svg:height="0.471cm" svg:x="3.909cm" svg:y="14.907cm">
          <draw:text-box>
            <text:p text:style-name="P1"><text:span text:style-name="T1">Tamanho da fonte: 0.8em;</text:span></text:p>
          </draw:text-box>
        </draw:frame>
        <draw:frame draw:style-name="gr1" draw:text-style-name="P2" draw:layer="layout" svg:width="0.422cm" svg:height="0.422cm" svg:x="3.274cm" svg:y="15.524cm">
          <draw:text-box>
            <text:p text:style-name="P1"><text:span text:style-name="T2">◦</text:span></text:p>
          </draw:text-box>
        </draw:frame>
        <draw:frame draw:style-name="gr1" draw:text-style-name="P2" draw:layer="layout" svg:width="4.938cm" svg:height="0.471cm" svg:x="3.909cm" svg:y="15.44cm">
          <draw:text-box>
            <text:p text:style-name="P1"><text:span text:style-name="T1">Deve ficar a direita do menu;</text:span></text:p>
          </draw:text-box>
        </draw:frame>
        <draw:frame draw:style-name="gr1" draw:text-style-name="P2" draw:layer="layout" svg:width="0.422cm" svg:height="0.422cm" svg:x="3.274cm" svg:y="16.057cm">
          <draw:text-box>
            <text:p text:style-name="P1"><text:span text:style-name="T2">◦</text:span></text:p>
          </draw:text-box>
        </draw:frame>
        <draw:frame draw:style-name="gr1" draw:text-style-name="P2" draw:layer="layout" svg:width="6.86cm" svg:height="0.471cm" svg:x="3.909cm" svg:y="15.973cm">
          <draw:text-box>
            <text:p text:style-name="P1"><text:span text:style-name="T1">Centralizado em relação ao fundo verde;</text:span></text:p>
          </draw:text-box>
        </draw:frame>
        <draw:frame draw:style-name="gr1" draw:text-style-name="P2" draw:layer="layout" svg:width="0.422cm" svg:height="0.422cm" svg:x="3.274cm" svg:y="16.589cm">
          <draw:text-box>
            <text:p text:style-name="P1"><text:span text:style-name="T2">◦</text:span></text:p>
          </draw:text-box>
        </draw:frame>
        <draw:frame draw:style-name="gr1" draw:text-style-name="P2" draw:layer="layout" svg:width="1.886cm" svg:height="0.471cm" svg:x="3.909cm" svg:y="16.505cm">
          <draw:text-box>
            <text:p text:style-name="P1"><text:span text:style-name="T1">cor branca;</text:span></text:p>
          </draw:text-box>
        </draw:frame>
        <draw:frame draw:style-name="gr1" draw:text-style-name="P2" draw:layer="layout" svg:width="0.422cm" svg:height="0.422cm" svg:x="3.274cm" svg:y="17.122cm">
          <draw:text-box>
            <text:p text:style-name="P1"><text:span text:style-name="T2">◦</text:span></text:p>
          </draw:text-box>
        </draw:frame>
        <draw:frame draw:style-name="gr1" draw:text-style-name="P2" draw:layer="layout" svg:width="3.554cm" svg:height="0.471cm" svg:x="3.909cm" svg:y="17.038cm">
          <draw:text-box>
            <text:p text:style-name="P1"><text:span text:style-name="T1">Estilo da fonte: bold.</text:span></text:p>
          </draw:text-box>
        </draw:frame>
        <draw:frame draw:style-name="gr1" draw:text-style-name="P2" draw:layer="layout" svg:width="3.55cm" svg:height="0.471cm" svg:x="2.004cm" svg:y="18.058cm">
          <draw:text-box>
            <text:p text:style-name="P1"><text:span text:style-name="T1">D – Item e sub-itens:</text:span></text:p>
          </draw:text-box>
        </draw:frame>
        <draw:frame draw:style-name="gr1" draw:text-style-name="P2" draw:layer="layout" svg:width="0.422cm" svg:height="0.422cm" svg:x="2.639cm" svg:y="18.628cm">
          <draw:text-box>
            <text:p text:style-name="P1"><text:span text:style-name="T2">•</text:span></text:p>
          </draw:text-box>
        </draw:frame>
        <draw:frame draw:style-name="gr1" draw:text-style-name="P2" draw:layer="layout" svg:width="5.281cm" svg:height="0.471cm" svg:x="3.274cm" svg:y="18.544cm">
          <draw:text-box>
            <text:p text:style-name="P1"><text:span text:style-name="T1">O item Introdução deve conter:</text:span></text:p>
          </draw:text-box>
        </draw:frame>
        <draw:frame draw:style-name="gr1" draw:text-style-name="P2" draw:layer="layout" svg:width="0.422cm" svg:height="0.422cm" svg:x="3.274cm" svg:y="19.161cm">
          <draw:text-box>
            <text:p text:style-name="P1"><text:span text:style-name="T2">◦</text:span></text:p>
          </draw:text-box>
        </draw:frame>
        <draw:frame draw:style-name="gr1" draw:text-style-name="P2" draw:layer="layout" svg:width="2.246cm" svg:height="0.471cm" svg:x="3.909cm" svg:y="19.077cm">
          <draw:text-box>
            <text:p text:style-name="P1"><text:span text:style-name="T1">Tamanho h1;</text:span></text:p>
          </draw:text-box>
        </draw:frame>
        <draw:frame draw:style-name="gr1" draw:text-style-name="P2" draw:layer="layout" svg:width="0.422cm" svg:height="0.422cm" svg:x="3.274cm" svg:y="19.694cm">
          <draw:text-box>
            <text:p text:style-name="P1"><text:span text:style-name="T2">◦</text:span></text:p>
          </draw:text-box>
        </draw:frame>
        <draw:frame draw:style-name="gr1" draw:text-style-name="P2" draw:layer="layout" svg:width="4.498cm" svg:height="0.471cm" svg:x="3.909cm" svg:y="19.61cm">
          <draw:text-box>
            <text:p text:style-name="P1"><text:span text:style-name="T1">Cor do tipo: darkseagreen;</text:span></text:p>
          </draw:text-box>
        </draw:frame>
        <draw:frame draw:style-name="gr1" draw:text-style-name="P2" draw:layer="layout" svg:width="0.422cm" svg:height="0.422cm" svg:x="3.274cm" svg:y="20.226cm">
          <draw:text-box>
            <text:p text:style-name="P1"><text:span text:style-name="T2">◦</text:span></text:p>
          </draw:text-box>
        </draw:frame>
        <draw:frame draw:style-name="gr1" draw:text-style-name="P2" draw:layer="layout" svg:width="4.959cm" svg:height="0.471cm" svg:x="3.909cm" svg:y="20.143cm">
          <draw:text-box>
            <text:p text:style-name="P1"><text:span text:style-name="T1">Uma decoração de underline;</text:span></text:p>
          </draw:text-box>
        </draw:frame>
        <draw:frame draw:style-name="gr1" draw:text-style-name="P2" draw:layer="layout" svg:width="0.422cm" svg:height="0.422cm" svg:x="3.274cm" svg:y="20.759cm">
          <draw:text-box>
            <text:p text:style-name="P1"><text:span text:style-name="T2">◦</text:span></text:p>
          </draw:text-box>
        </draw:frame>
        <draw:frame draw:style-name="gr1" draw:text-style-name="P2" draw:layer="layout" svg:width="4.451cm" svg:height="0.471cm" svg:x="3.909cm" svg:y="20.675cm">
          <draw:text-box>
            <text:p text:style-name="P1"><text:span text:style-name="T1">Tamanho da fonte: 2.4em.</text:span></text:p>
          </draw:text-box>
        </draw:frame>
        <draw:frame draw:style-name="gr1" draw:text-style-name="P2" draw:layer="layout" svg:width="0.422cm" svg:height="0.422cm" svg:x="2.639cm" svg:y="21.292cm">
          <draw:text-box>
            <text:p text:style-name="P1"><text:span text:style-name="T2">•</text:span></text:p>
          </draw:text-box>
        </draw:frame>
        <draw:frame draw:style-name="gr1" draw:text-style-name="P2" draw:layer="layout" svg:width="4.616cm" svg:height="0.471cm" svg:x="3.274cm" svg:y="21.208cm">
          <draw:text-box>
            <text:p text:style-name="P1"><text:span text:style-name="T1">Os sub-itens devem conter:</text:span></text:p>
          </draw:text-box>
        </draw:frame>
        <draw:frame draw:style-name="gr1" draw:text-style-name="P2" draw:layer="layout" svg:width="0.422cm" svg:height="0.422cm" svg:x="3.274cm" svg:y="21.824cm">
          <draw:text-box>
            <text:p text:style-name="P1"><text:span text:style-name="T2">◦</text:span></text:p>
          </draw:text-box>
        </draw:frame>
        <draw:frame draw:style-name="gr1" draw:text-style-name="P2" draw:layer="layout" svg:width="2.246cm" svg:height="0.471cm" svg:x="3.909cm" svg:y="21.741cm">
          <draw:text-box>
            <text:p text:style-name="P1"><text:span text:style-name="T1">Tamanho h3;</text:span></text:p>
          </draw:text-box>
        </draw:frame>
        <draw:frame draw:style-name="gr1" draw:text-style-name="P2" draw:layer="layout" svg:width="0.422cm" svg:height="0.422cm" svg:x="3.274cm" svg:y="22.357cm">
          <draw:text-box>
            <text:p text:style-name="P1"><text:span text:style-name="T2">◦</text:span></text:p>
          </draw:text-box>
        </draw:frame>
        <draw:frame draw:style-name="gr1" draw:text-style-name="P2" draw:layer="layout" svg:width="4.498cm" svg:height="0.471cm" svg:x="3.909cm" svg:y="22.273cm">
          <draw:text-box>
            <text:p text:style-name="P1"><text:span text:style-name="T1">Cor do tipo: darkseagreen;</text:span></text:p>
          </draw:text-box>
        </draw:frame>
        <draw:frame draw:style-name="gr1" draw:text-style-name="P2" draw:layer="layout" svg:width="0.422cm" svg:height="0.422cm" svg:x="3.274cm" svg:y="22.89cm">
          <draw:text-box>
            <text:p text:style-name="P1"><text:span text:style-name="T2">◦</text:span></text:p>
          </draw:text-box>
        </draw:frame>
        <draw:frame draw:style-name="gr1" draw:text-style-name="P2" draw:layer="layout" svg:width="4.959cm" svg:height="0.471cm" svg:x="3.909cm" svg:y="22.806cm">
          <draw:text-box>
            <text:p text:style-name="P1"><text:span text:style-name="T1">Uma decoração de underline;</text:span></text:p>
          </draw:text-box>
        </draw:frame>
        <draw:frame draw:style-name="gr1" draw:text-style-name="P2" draw:layer="layout" svg:width="0.422cm" svg:height="0.422cm" svg:x="3.274cm" svg:y="23.423cm">
          <draw:text-box>
            <text:p text:style-name="P1"><text:span text:style-name="T2">◦</text:span></text:p>
          </draw:text-box>
        </draw:frame>
        <draw:frame draw:style-name="gr1" draw:text-style-name="P2" draw:layer="layout" svg:width="4.451cm" svg:height="0.471cm" svg:x="3.909cm" svg:y="23.339cm">
          <draw:text-box>
            <text:p text:style-name="P1"><text:span text:style-name="T1">Tamanho da fonte: 1.6em.</text:span></text:p>
          </draw:text-box>
        </draw:frame>
        <draw:frame draw:style-name="gr1" draw:text-style-name="P2" draw:layer="layout" svg:width="8.198cm" svg:height="0.471cm" svg:x="2.004cm" svg:y="24.358cm">
          <draw:text-box>
            <text:p text:style-name="P1"><text:span text:style-name="T1">E – O texto em todo a p$gina WEB deve conter:</text:span></text:p>
          </draw:text-box>
        </draw:frame>
        <draw:frame draw:style-name="gr1" draw:text-style-name="P2" draw:layer="layout" svg:width="0.422cm" svg:height="0.422cm" svg:x="2.639cm" svg:y="24.929cm">
          <draw:text-box>
            <text:p text:style-name="P1"><text:span text:style-name="T2">•</text:span></text:p>
          </draw:text-box>
        </draw:frame>
        <draw:frame draw:style-name="gr1" draw:text-style-name="P2" draw:layer="layout" svg:width="1.784cm" svg:height="0.471cm" svg:x="3.274cm" svg:y="24.845cm">
          <draw:text-box>
            <text:p text:style-name="P1"><text:span text:style-name="T1">Par$grafo;</text:span></text:p>
          </draw:text-box>
        </draw:frame>
        <draw:frame draw:style-name="gr1" draw:text-style-name="P2" draw:layer="layout" svg:width="0.422cm" svg:height="0.422cm" svg:x="2.639cm" svg:y="25.462cm">
          <draw:text-box>
            <text:p text:style-name="P1"><text:span text:style-name="T2">•</text:span></text:p>
          </draw:text-box>
        </draw:frame>
        <draw:frame draw:style-name="gr1" draw:text-style-name="P2" draw:layer="layout" svg:width="13.345cm" svg:height="0.471cm" svg:x="3.274cm" svg:y="25.378cm">
          <draw:text-box>
            <text:p text:style-name="P1"><text:span text:style-name="T1">Ap"s o primeiro par$grafo, todos os par$grafos devem ser indentados em 2em;</text:span></text:p>
          </draw:text-box>
        </draw:frame>
        <draw:frame draw:style-name="gr1" draw:text-style-name="P2" draw:layer="layout" svg:width="0.422cm" svg:height="0.422cm" svg:x="2.639cm" svg:y="25.994cm">
          <draw:text-box>
            <text:p text:style-name="P1"><text:span text:style-name="T2">•</text:span></text:p>
          </draw:text-box>
        </draw:frame>
        <draw:frame draw:style-name="gr1" draw:text-style-name="P2" draw:layer="layout" svg:width="4.955cm" svg:height="0.471cm" svg:x="3.274cm" svg:y="25.91cm">
          <draw:text-box>
            <text:p text:style-name="P1"><text:span text:style-name="T1">Tamanho da fonte em 1.1em.</text:span></text:p>
          </draw:text-box>
        </draw:frame>
        <draw:frame draw:style-name="gr1" draw:text-style-name="P2" draw:layer="layout" svg:width="8.295cm" svg:height="0.471cm" svg:x="2.004cm" svg:y="26.93cm">
          <draw:text-box>
            <text:p text:style-name="P1"><text:span text:style-name="T1">F – A lista dos objetivos espec/ficos deve conter:</text:span></text:p>
          </draw:text-box>
        </draw:frame>
      </draw:page>
      <draw:page draw:name="page6" draw:style-name="dp1" draw:master-page-name="master-page21">
        <draw:frame draw:style-name="gr1" draw:text-style-name="P2" draw:layer="layout" svg:width="0.422cm" svg:height="0.422cm" svg:x="2.639cm" svg:y="2.087cm">
          <draw:text-box>
            <text:p text:style-name="P1"><text:span text:style-name="T2">•</text:span></text:p>
          </draw:text-box>
        </draw:frame>
        <draw:frame draw:style-name="gr1" draw:text-style-name="P2" draw:layer="layout" svg:width="5.709cm" svg:height="0.471cm" svg:x="3.274cm" svg:y="2.003cm">
          <draw:text-box>
            <text:p text:style-name="P1"><text:span text:style-name="T1">O estilo da lista deve ser decimal;</text:span></text:p>
          </draw:text-box>
        </draw:frame>
        <draw:frame draw:style-name="gr1" draw:text-style-name="P2" draw:layer="layout" svg:width="0.422cm" svg:height="0.422cm" svg:x="2.639cm" svg:y="2.619cm">
          <draw:text-box>
            <text:p text:style-name="P1"><text:span text:style-name="T2">•</text:span></text:p>
          </draw:text-box>
        </draw:frame>
        <draw:frame draw:style-name="gr1" draw:text-style-name="P2" draw:layer="layout" svg:width="7.292cm" svg:height="0.471cm" svg:x="3.274cm" svg:y="2.535cm">
          <draw:text-box>
            <text:p text:style-name="P1"><text:span text:style-name="T1">Dist,ncia entre cada item da lista de 0.5em;</text:span></text:p>
          </draw:text-box>
        </draw:frame>
        <draw:frame draw:style-name="gr1" draw:text-style-name="P2" draw:layer="layout" svg:width="4.388cm" svg:height="0.471cm" svg:x="2.004cm" svg:y="3.555cm">
          <draw:text-box>
            <text:p text:style-name="P1"><text:span text:style-name="T1">G – Tabela Dados Gerais:</text:span></text:p>
          </draw:text-box>
        </draw:frame>
        <draw:frame draw:style-name="gr1" draw:text-style-name="P2" draw:layer="layout" svg:width="0.422cm" svg:height="0.422cm" svg:x="2.639cm" svg:y="4.126cm">
          <draw:text-box>
            <text:p text:style-name="P1"><text:span text:style-name="T2">•</text:span></text:p>
          </draw:text-box>
        </draw:frame>
        <draw:frame draw:style-name="gr1" draw:text-style-name="P2" draw:layer="layout" svg:width="6.42cm" svg:height="0.471cm" svg:x="3.274cm" svg:y="4.042cm">
          <draw:text-box>
            <text:p text:style-name="P1"><text:span text:style-name="T1">A tabela deve ter o tamanho de 60em;</text:span></text:p>
          </draw:text-box>
        </draw:frame>
        <draw:frame draw:style-name="gr1" draw:text-style-name="P2" draw:layer="layout" svg:width="0.422cm" svg:height="0.422cm" svg:x="2.639cm" svg:y="4.658cm">
          <draw:text-box>
            <text:p text:style-name="P1"><text:span text:style-name="T2">•</text:span></text:p>
          </draw:text-box>
        </draw:frame>
        <draw:frame draw:style-name="gr1" draw:text-style-name="P2" draw:layer="layout" svg:width="6.559cm" svg:height="0.471cm" svg:x="3.274cm" svg:y="4.574cm">
          <draw:text-box>
            <text:p text:style-name="P1"><text:span text:style-name="T1">A legenda deve ser de tamanho 1.3em;</text:span></text:p>
          </draw:text-box>
        </draw:frame>
        <draw:frame draw:style-name="gr1" draw:text-style-name="P2" draw:layer="layout" svg:width="0.422cm" svg:height="0.422cm" svg:x="2.639cm" svg:y="5.191cm">
          <draw:text-box>
            <text:p text:style-name="P1"><text:span text:style-name="T2">•</text:span></text:p>
          </draw:text-box>
        </draw:frame>
        <draw:frame draw:style-name="gr1" draw:text-style-name="P2" draw:layer="layout" svg:width="4.447cm" svg:height="0.471cm" svg:x="3.274cm" svg:y="5.107cm">
          <draw:text-box>
            <text:p text:style-name="P1"><text:span text:style-name="T1">Deve conter duas colunas;</text:span></text:p>
          </draw:text-box>
        </draw:frame>
        <draw:frame draw:style-name="gr1" draw:text-style-name="P2" draw:layer="layout" svg:width="0.422cm" svg:height="0.422cm" svg:x="2.639cm" svg:y="5.724cm">
          <draw:text-box>
            <text:p text:style-name="P1"><text:span text:style-name="T2">•</text:span></text:p>
          </draw:text-box>
        </draw:frame>
        <draw:frame draw:style-name="gr1" draw:text-style-name="P2" draw:layer="layout" svg:width="11.004cm" svg:height="0.471cm" svg:x="3.274cm" svg:y="5.64cm">
          <draw:text-box>
            <text:p text:style-name="P1"><text:span text:style-name="T1">As linhas pares devem conter a cor de fundo no estilo #EEF6EC;</text:span></text:p>
          </draw:text-box>
        </draw:frame>
        <draw:frame draw:style-name="gr1" draw:text-style-name="P2" draw:layer="layout" svg:width="0.422cm" svg:height="0.422cm" svg:x="2.639cm" svg:y="6.256cm">
          <draw:text-box>
            <text:p text:style-name="P1"><text:span text:style-name="T2">•</text:span></text:p>
          </draw:text-box>
        </draw:frame>
        <draw:frame draw:style-name="gr1" draw:text-style-name="P2" draw:layer="layout" svg:width="11.521cm" svg:height="0.471cm" svg:x="3.274cm" svg:y="6.173cm">
          <draw:text-box>
            <text:p text:style-name="P1"><text:span text:style-name="T1">As linhas /mpares devem conter a cor de fundo no estilo #D6ECD2;</text:span></text:p>
          </draw:text-box>
        </draw:frame>
        <draw:frame draw:style-name="gr1" draw:text-style-name="P2" draw:layer="layout" svg:width="0.422cm" svg:height="0.422cm" svg:x="2.639cm" svg:y="6.789cm">
          <draw:text-box>
            <text:p text:style-name="P1"><text:span text:style-name="T2">•</text:span></text:p>
          </draw:text-box>
        </draw:frame>
        <draw:frame draw:style-name="gr1" draw:text-style-name="P2" draw:layer="layout" svg:width="11.644cm" svg:height="0.471cm" svg:x="3.274cm" svg:y="6.705cm">
          <draw:text-box>
            <text:p text:style-name="P1"><text:span text:style-name="T1">As linhas devem mostrar sua borda, com as seguintes caracter/sticas:</text:span></text:p>
          </draw:text-box>
        </draw:frame>
        <draw:frame draw:style-name="gr1" draw:text-style-name="P2" draw:layer="layout" svg:width="0.422cm" svg:height="0.422cm" svg:x="3.274cm" svg:y="7.322cm">
          <draw:text-box>
            <text:p text:style-name="P1"><text:span text:style-name="T2">◦</text:span></text:p>
          </draw:text-box>
        </draw:frame>
        <draw:frame draw:style-name="gr1" draw:text-style-name="P2" draw:layer="layout" svg:width="1.704cm" svg:height="0.471cm" svg:x="3.909cm" svg:y="7.238cm">
          <draw:text-box>
            <text:p text:style-name="P1"><text:span text:style-name="T1">Cor preta;</text:span></text:p>
          </draw:text-box>
        </draw:frame>
        <draw:frame draw:style-name="gr1" draw:text-style-name="P2" draw:layer="layout" svg:width="0.422cm" svg:height="0.422cm" svg:x="3.274cm" svg:y="7.854cm">
          <draw:text-box>
            <text:p text:style-name="P1"><text:span text:style-name="T2">◦</text:span></text:p>
          </draw:text-box>
        </draw:frame>
        <draw:frame draw:style-name="gr1" draw:text-style-name="P2" draw:layer="layout" svg:width="3.482cm" svg:height="0.471cm" svg:x="3.909cm" svg:y="7.771cm">
          <draw:text-box>
            <text:p text:style-name="P1"><text:span text:style-name="T1">Linha do tipo s"lida;</text:span></text:p>
          </draw:text-box>
        </draw:frame>
        <draw:frame draw:style-name="gr1" draw:text-style-name="P2" draw:layer="layout" svg:width="0.422cm" svg:height="0.422cm" svg:x="3.274cm" svg:y="8.387cm">
          <draw:text-box>
            <text:p text:style-name="P1"><text:span text:style-name="T2">◦</text:span></text:p>
          </draw:text-box>
        </draw:frame>
        <draw:frame draw:style-name="gr1" draw:text-style-name="P2" draw:layer="layout" svg:width="2.445cm" svg:height="0.471cm" svg:x="3.909cm" svg:y="8.303cm">
          <draw:text-box>
            <text:p text:style-name="P1"><text:span text:style-name="T1">Tamanho 1px.</text:span></text:p>
          </draw:text-box>
        </draw:frame>
        <draw:frame draw:style-name="gr1" draw:text-style-name="P2" draw:layer="layout" svg:width="4.108cm" svg:height="0.471cm" svg:x="2.004cm" svg:y="9.323cm">
          <draw:text-box>
            <text:p text:style-name="P1"><text:span text:style-name="T1">H – Tabela de Hor$rios:</text:span></text:p>
          </draw:text-box>
        </draw:frame>
        <draw:frame draw:style-name="gr1" draw:text-style-name="P2" draw:layer="layout" svg:width="0.422cm" svg:height="0.422cm" svg:x="2.639cm" svg:y="9.893cm">
          <draw:text-box>
            <text:p text:style-name="P1"><text:span text:style-name="T2">•</text:span></text:p>
          </draw:text-box>
        </draw:frame>
        <draw:frame draw:style-name="gr1" draw:text-style-name="P2" draw:layer="layout" svg:width="9.798cm" svg:height="0.471cm" svg:x="3.274cm" svg:y="9.81cm">
          <draw:text-box>
            <text:p text:style-name="P1"><text:span text:style-name="T1">Possui as mesmas caracter/sticas da Tabela Dados Gerais;</text:span></text:p>
          </draw:text-box>
        </draw:frame>
        <draw:frame draw:style-name="gr1" draw:text-style-name="P2" draw:layer="layout" svg:width="0.422cm" svg:height="0.422cm" svg:x="2.639cm" svg:y="10.426cm">
          <draw:text-box>
            <text:p text:style-name="P1"><text:span text:style-name="T2">•</text:span></text:p>
          </draw:text-box>
        </draw:frame>
        <draw:frame draw:style-name="gr1" draw:text-style-name="P2" draw:layer="layout" svg:width="6.979cm" svg:height="0.471cm" svg:x="3.274cm" svg:y="10.342cm">
          <draw:text-box>
            <text:p text:style-name="P1"><text:span text:style-name="T1">O texto do cabeçalho da tabela de conter:</text:span></text:p>
          </draw:text-box>
        </draw:frame>
        <draw:frame draw:style-name="gr1" draw:text-style-name="P2" draw:layer="layout" svg:width="0.422cm" svg:height="0.422cm" svg:x="3.274cm" svg:y="10.959cm">
          <draw:text-box>
            <text:p text:style-name="P1"><text:span text:style-name="T2">◦</text:span></text:p>
          </draw:text-box>
        </draw:frame>
        <draw:frame draw:style-name="gr1" draw:text-style-name="P2" draw:layer="layout" svg:width="1.797cm" svg:height="0.471cm" svg:x="3.909cm" svg:y="10.875cm">
          <draw:text-box>
            <text:p text:style-name="P1"><text:span text:style-name="T1">Cor verde;</text:span></text:p>
          </draw:text-box>
        </draw:frame>
        <draw:frame draw:style-name="gr1" draw:text-style-name="P2" draw:layer="layout" svg:width="0.422cm" svg:height="0.422cm" svg:x="3.274cm" svg:y="11.492cm">
          <draw:text-box>
            <text:p text:style-name="P1"><text:span text:style-name="T2">◦</text:span></text:p>
          </draw:text-box>
        </draw:frame>
        <draw:frame draw:style-name="gr1" draw:text-style-name="P2" draw:layer="layout" svg:width="2.28cm" svg:height="0.471cm" svg:x="3.909cm" svg:y="11.408cm">
          <draw:text-box>
            <text:p text:style-name="P1"><text:span text:style-name="T1">Centralizado;</text:span></text:p>
          </draw:text-box>
        </draw:frame>
        <draw:frame draw:style-name="gr1" draw:text-style-name="P2" draw:layer="layout" svg:width="0.422cm" svg:height="0.422cm" svg:x="3.274cm" svg:y="12.024cm">
          <draw:text-box>
            <text:p text:style-name="P1"><text:span text:style-name="T2">◦</text:span></text:p>
          </draw:text-box>
        </draw:frame>
        <draw:frame draw:style-name="gr1" draw:text-style-name="P2" draw:layer="layout" svg:width="2.457cm" svg:height="0.471cm" svg:x="3.909cm" svg:y="11.94cm">
          <draw:text-box>
            <text:p text:style-name="P1"><text:span text:style-name="T1">Fundo branco;</text:span></text:p>
          </draw:text-box>
        </draw:frame>
        <draw:frame draw:style-name="gr1" draw:text-style-name="P2" draw:layer="layout" svg:width="0.422cm" svg:height="0.422cm" svg:x="3.274cm" svg:y="12.557cm">
          <draw:text-box>
            <text:p text:style-name="P1"><text:span text:style-name="T2">◦</text:span></text:p>
          </draw:text-box>
        </draw:frame>
        <draw:frame draw:style-name="gr1" draw:text-style-name="P2" draw:layer="layout" svg:width="4.743cm" svg:height="0.471cm" svg:x="3.909cm" svg:y="12.473cm">
          <draw:text-box>
            <text:p text:style-name="P1"><text:span text:style-name="T1">Estilo da fonte do tipo bold;</text:span></text:p>
          </draw:text-box>
        </draw:frame>
        <draw:frame draw:style-name="gr1" draw:text-style-name="P2" draw:layer="layout" svg:width="4.807cm" svg:height="0.471cm" svg:x="2.004cm" svg:y="13.493cm">
          <draw:text-box>
            <text:p text:style-name="P1"><text:span text:style-name="T1">I – Tabela Grade Curricular:</text:span></text:p>
          </draw:text-box>
        </draw:frame>
        <draw:frame draw:style-name="gr1" draw:text-style-name="P2" draw:layer="layout" svg:width="0.422cm" svg:height="0.422cm" svg:x="2.639cm" svg:y="14.063cm">
          <draw:text-box>
            <text:p text:style-name="P1"><text:span text:style-name="T2">•</text:span></text:p>
          </draw:text-box>
        </draw:frame>
        <draw:frame draw:style-name="gr1" draw:text-style-name="P2" draw:layer="layout" svg:width="12.029cm" svg:height="0.471cm" svg:x="3.274cm" svg:y="13.98cm">
          <draw:text-box>
            <text:p text:style-name="P1"><text:span text:style-name="T1">Possui as mesmas caracter/sticas das Tabelas Hor$rios e Dados Gerais;</text:span></text:p>
          </draw:text-box>
        </draw:frame>
        <draw:frame draw:style-name="gr1" draw:text-style-name="P2" draw:layer="layout" svg:width="0.422cm" svg:height="0.422cm" svg:x="2.639cm" svg:y="14.596cm">
          <draw:text-box>
            <text:p text:style-name="P1"><text:span text:style-name="T2">•</text:span></text:p>
          </draw:text-box>
        </draw:frame>
        <draw:frame draw:style-name="gr1" draw:text-style-name="P2" draw:layer="layout" svg:width="15.496cm" svg:height="0.471cm" svg:x="3.274cm" svg:y="14.512cm">
          <draw:text-box>
            <text:p text:style-name="P1"><text:span text:style-name="T1">Possui uma coluna que se divide em duas, mais detalhes de como se fazer isso, encontra-se </text:span></text:p>
          </draw:text-box>
        </draw:frame>
        <draw:line draw:style-name="gr2" draw:text-style-name="P3" draw:layer="layout" svg:x1="4.014cm" svg:y1="15.46cm" svg:x2="12.587cm" svg:y2="15.46cm">
          <text:p/>
        </draw:line>
        <draw:frame draw:style-name="gr1" draw:text-style-name="P2" draw:layer="layout" svg:width="9.511cm" svg:height="0.471cm" svg:x="3.274cm" svg:y="15.045cm">
          <draw:text-box>
            <text:p text:style-name="P1"><text:span text:style-name="T1">em: </text:span><text:span text:style-name="T3">https://www.w3.org/WAI/tutorials/tables/irregular/</text:span><text:span text:style-name="T1">;</text:span></text:p>
          </draw:text-box>
        </draw:frame>
        <draw:frame draw:style-name="gr1" draw:text-style-name="P2" draw:layer="layout" svg:width="0.422cm" svg:height="0.471cm" svg:x="2.004cm" svg:y="15.53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439cm" svg:height="0.471cm" svg:x="2.004cm" svg:y="16.019cm">
          <draw:text-box>
            <text:p text:style-name="P1"><text:span text:style-name="T1">J – Tabela Corpo docente:</text:span></text:p>
          </draw:text-box>
        </draw:frame>
        <draw:frame draw:style-name="gr1" draw:text-style-name="P2" draw:layer="layout" svg:width="0.422cm" svg:height="0.422cm" svg:x="2.639cm" svg:y="16.589cm">
          <draw:text-box>
            <text:p text:style-name="P1"><text:span text:style-name="T2">•</text:span></text:p>
          </draw:text-box>
        </draw:frame>
        <draw:frame draw:style-name="gr1" draw:text-style-name="P2" draw:layer="layout" svg:width="9.506cm" svg:height="0.471cm" svg:x="3.274cm" svg:y="16.505cm">
          <draw:text-box>
            <text:p text:style-name="P1"><text:span text:style-name="T1">Possui as mesmas caracter/sticas das Tabelas anteriores;</text:span></text:p>
          </draw:text-box>
        </draw:frame>
        <draw:frame draw:style-name="gr1" draw:text-style-name="P2" draw:layer="layout" svg:width="0.422cm" svg:height="0.422cm" svg:x="2.639cm" svg:y="17.122cm">
          <draw:text-box>
            <text:p text:style-name="P1"><text:span text:style-name="T2">•</text:span></text:p>
          </draw:text-box>
        </draw:frame>
        <draw:frame draw:style-name="gr1" draw:text-style-name="P2" draw:layer="layout" svg:width="12.647cm" svg:height="0.471cm" svg:x="3.274cm" svg:y="17.038cm">
          <draw:text-box>
            <text:p text:style-name="P1"><text:span text:style-name="T1">Na coluna professor, haver$ uma imagem com as seguintes caracter/sticas:</text:span></text:p>
          </draw:text-box>
        </draw:frame>
        <draw:frame draw:style-name="gr1" draw:text-style-name="P2" draw:layer="layout" svg:width="0.422cm" svg:height="0.422cm" svg:x="3.274cm" svg:y="17.655cm">
          <draw:text-box>
            <text:p text:style-name="P1"><text:span text:style-name="T2">◦</text:span></text:p>
          </draw:text-box>
        </draw:frame>
        <draw:frame draw:style-name="gr1" draw:text-style-name="P2" draw:layer="layout" svg:width="4.354cm" svg:height="0.471cm" svg:x="3.909cm" svg:y="17.571cm">
          <draw:text-box>
            <text:p text:style-name="P1"><text:span text:style-name="T1">Largura de tamanho 5em;</text:span></text:p>
          </draw:text-box>
        </draw:frame>
        <draw:frame draw:style-name="gr1" draw:text-style-name="P2" draw:layer="layout" svg:width="0.422cm" svg:height="0.422cm" svg:x="3.274cm" svg:y="18.187cm">
          <draw:text-box>
            <text:p text:style-name="P1"><text:span text:style-name="T2">◦</text:span></text:p>
          </draw:text-box>
        </draw:frame>
        <draw:frame draw:style-name="gr1" draw:text-style-name="P2" draw:layer="layout" svg:width="9.408cm" svg:height="0.471cm" svg:x="3.909cm" svg:y="18.103cm">
          <draw:text-box>
            <text:p text:style-name="P1"><text:span text:style-name="T1">Espaçamento das margem em todos os cantos em .3em;</text:span></text:p>
          </draw:text-box>
        </draw:frame>
        <draw:frame draw:style-name="gr1" draw:text-style-name="P2" draw:layer="layout" svg:width="0.422cm" svg:height="0.422cm" svg:x="3.274cm" svg:y="18.72cm">
          <draw:text-box>
            <text:p text:style-name="P1"><text:span text:style-name="T2">◦</text:span></text:p>
          </draw:text-box>
        </draw:frame>
        <draw:frame draw:style-name="gr1" draw:text-style-name="P2" draw:layer="layout" svg:width="8.803cm" svg:height="0.471cm" svg:x="3.909cm" svg:y="18.636cm">
          <draw:text-box>
            <text:p text:style-name="P1"><text:span text:style-name="T1">Borda com linha s"lida, de tamanho 1px e cor preta.</text:span></text:p>
          </draw:text-box>
        </draw:frame>
        <draw:frame draw:style-name="gr1" draw:text-style-name="P2" draw:layer="layout" svg:width="0.422cm" svg:height="0.422cm" svg:x="2.639cm" svg:y="19.253cm">
          <draw:text-box>
            <text:p text:style-name="P1"><text:span text:style-name="T2">•</text:span></text:p>
          </draw:text-box>
        </draw:frame>
        <draw:frame draw:style-name="gr1" draw:text-style-name="P2" draw:layer="layout" svg:width="15.369cm" svg:height="0.471cm" svg:x="3.274cm" svg:y="19.169cm">
          <draw:text-box>
            <text:p text:style-name="P1"><text:span text:style-name="T1">Na coluna Disciplinas ministradas haver$ uma lista com as mesmas caracter/sticas da lista </text:span></text:p>
          </draw:text-box>
        </draw:frame>
        <draw:frame draw:style-name="gr1" draw:text-style-name="P2" draw:layer="layout" svg:width="5.865cm" svg:height="0.471cm" svg:x="3.274cm" svg:y="19.702cm">
          <draw:text-box>
            <text:p text:style-name="P1"><text:span text:style-name="T1">do sub-item Objetivos espec/ficos;</text:span></text:p>
          </draw:text-box>
        </draw:frame>
        <draw:frame draw:style-name="gr1" draw:text-style-name="P2" draw:layer="layout" svg:width="0.422cm" svg:height="0.422cm" svg:x="2.639cm" svg:y="20.272cm">
          <draw:text-box>
            <text:p text:style-name="P1"><text:span text:style-name="T2">•</text:span></text:p>
          </draw:text-box>
        </draw:frame>
        <draw:frame draw:style-name="gr1" draw:text-style-name="P2" draw:layer="layout" svg:width="15.678cm" svg:height="0.471cm" svg:x="3.274cm" svg:y="20.188cm">
          <draw:text-box>
            <text:p text:style-name="P1"><text:span text:style-name="T1">Na coluna lattes haver$ o nome do professor com o hyperlink para seu CV na base de dados </text:span></text:p>
          </draw:text-box>
        </draw:frame>
        <draw:frame draw:style-name="gr1" draw:text-style-name="P2" draw:layer="layout" svg:width="7.258cm" svg:height="0.471cm" svg:x="3.274cm" svg:y="20.721cm">
          <draw:text-box>
            <text:p text:style-name="P1"><text:span text:style-name="T1">do CNPq, com as seguintes caracter/sticas:</text:span></text:p>
          </draw:text-box>
        </draw:frame>
        <draw:frame draw:style-name="gr1" draw:text-style-name="P2" draw:layer="layout" svg:width="0.422cm" svg:height="0.422cm" svg:x="3.274cm" svg:y="21.292cm">
          <draw:text-box>
            <text:p text:style-name="P1"><text:span text:style-name="T2">◦</text:span></text:p>
          </draw:text-box>
        </draw:frame>
        <draw:frame draw:style-name="gr1" draw:text-style-name="P2" draw:layer="layout" svg:width="6.399cm" svg:height="0.471cm" svg:x="3.909cm" svg:y="21.208cm">
          <draw:text-box>
            <text:p text:style-name="P1"><text:span text:style-name="T1">Sem decoração do texto de hyperlink;</text:span></text:p>
          </draw:text-box>
        </draw:frame>
        <draw:frame draw:style-name="gr1" draw:text-style-name="P2" draw:layer="layout" svg:width="0.422cm" svg:height="0.422cm" svg:x="3.274cm" svg:y="21.824cm">
          <draw:text-box>
            <text:p text:style-name="P1"><text:span text:style-name="T2">◦</text:span></text:p>
          </draw:text-box>
        </draw:frame>
        <draw:frame draw:style-name="gr1" draw:text-style-name="P2" draw:layer="layout" svg:width="3.638cm" svg:height="0.471cm" svg:x="3.909cm" svg:y="21.741cm">
          <draw:text-box>
            <text:p text:style-name="P1"><text:span text:style-name="T1">Cor do tipo #013220;</text:span></text:p>
          </draw:text-box>
        </draw:frame>
        <draw:frame draw:style-name="gr1" draw:text-style-name="P2" draw:layer="layout" svg:width="0.422cm" svg:height="0.422cm" svg:x="3.274cm" svg:y="22.357cm">
          <draw:text-box>
            <text:p text:style-name="P1"><text:span text:style-name="T2">◦</text:span></text:p>
          </draw:text-box>
        </draw:frame>
        <draw:frame draw:style-name="gr1" draw:text-style-name="P2" draw:layer="layout" svg:width="6.741cm" svg:height="0.471cm" svg:x="3.909cm" svg:y="22.273cm">
          <draw:text-box>
            <text:p text:style-name="P1"><text:span text:style-name="T1">O estilo de fonte da fam/lia monospace;</text:span></text:p>
          </draw:text-box>
        </draw:frame>
        <draw:frame draw:style-name="gr1" draw:text-style-name="P2" draw:layer="layout" svg:width="0.422cm" svg:height="0.422cm" svg:x="3.274cm" svg:y="22.89cm">
          <draw:text-box>
            <text:p text:style-name="P1"><text:span text:style-name="T2">◦</text:span></text:p>
          </draw:text-box>
        </draw:frame>
        <draw:frame draw:style-name="gr1" draw:text-style-name="P2" draw:layer="layout" svg:width="4.345cm" svg:height="0.471cm" svg:x="3.909cm" svg:y="22.806cm">
          <draw:text-box>
            <text:p text:style-name="P1"><text:span text:style-name="T1">Texto alinhado no centro.</text:span></text:p>
          </draw:text-box>
        </draw:frame>
        <draw:frame draw:style-name="gr1" draw:text-style-name="P2" draw:layer="layout" svg:width="6.394cm" svg:height="0.471cm" svg:x="2.004cm" svg:y="23.826cm">
          <draw:text-box>
            <text:p text:style-name="P1"><text:span text:style-name="T1">K – O rodap da p$gina dever$ conter:</text:span></text:p>
          </draw:text-box>
        </draw:frame>
        <draw:frame draw:style-name="gr1" draw:text-style-name="P2" draw:layer="layout" svg:width="0.422cm" svg:height="0.422cm" svg:x="2.639cm" svg:y="24.396cm">
          <draw:text-box>
            <text:p text:style-name="P1"><text:span text:style-name="T2">•</text:span></text:p>
          </draw:text-box>
        </draw:frame>
        <draw:frame draw:style-name="gr1" draw:text-style-name="P2" draw:layer="layout" svg:width="4.709cm" svg:height="0.471cm" svg:x="3.274cm" svg:y="24.312cm">
          <draw:text-box>
            <text:p text:style-name="P1"><text:span text:style-name="T1">Texto de tamanho pequeno;</text:span></text:p>
          </draw:text-box>
        </draw:frame>
        <draw:frame draw:style-name="gr1" draw:text-style-name="P2" draw:layer="layout" svg:width="0.422cm" svg:height="0.422cm" svg:x="2.639cm" svg:y="24.929cm">
          <draw:text-box>
            <text:p text:style-name="P1"><text:span text:style-name="T2">•</text:span></text:p>
          </draw:text-box>
        </draw:frame>
        <draw:frame draw:style-name="gr1" draw:text-style-name="P2" draw:layer="layout" svg:width="5.781cm" svg:height="0.471cm" svg:x="3.274cm" svg:y="24.845cm">
          <draw:text-box>
            <text:p text:style-name="P1"><text:span text:style-name="T1">Alinhamento no centro da p$gina;</text:span></text:p>
          </draw:text-box>
        </draw:frame>
        <draw:frame draw:style-name="gr1" draw:text-style-name="P2" draw:layer="layout" svg:width="0.422cm" svg:height="0.422cm" svg:x="2.639cm" svg:y="25.462cm">
          <draw:text-box>
            <text:p text:style-name="P1"><text:span text:style-name="T2">•</text:span></text:p>
          </draw:text-box>
        </draw:frame>
        <draw:frame draw:style-name="gr1" draw:text-style-name="P2" draw:layer="layout" svg:width="1.797cm" svg:height="0.471cm" svg:x="3.274cm" svg:y="25.378cm">
          <draw:text-box>
            <text:p text:style-name="P1"><text:span text:style-name="T1">Cor verde;</text:span></text:p>
          </draw:text-box>
        </draw:frame>
        <draw:frame draw:style-name="gr1" draw:text-style-name="P2" draw:layer="layout" svg:width="0.422cm" svg:height="0.422cm" svg:x="2.639cm" svg:y="25.994cm">
          <draw:text-box>
            <text:p text:style-name="P1"><text:span text:style-name="T2">•</text:span></text:p>
          </draw:text-box>
        </draw:frame>
        <draw:frame draw:style-name="gr1" draw:text-style-name="P2" draw:layer="layout" svg:width="3.778cm" svg:height="0.471cm" svg:x="3.274cm" svg:y="25.91cm">
          <draw:text-box>
            <text:p text:style-name="P1"><text:span text:style-name="T1">S/mbolo de copyright.</text:span></text:p>
          </draw:text-box>
        </draw:frame>
        <draw:frame draw:style-name="gr1" draw:text-style-name="P2" draw:layer="layout" svg:width="12.723cm" svg:height="0.471cm" svg:x="2.004cm" svg:y="26.884cm">
          <draw:text-box>
            <text:p text:style-name="P1"><text:span text:style-name="T1">As fotos devem conter a imagem que segue dentro do arquivo compactado.</text:span></text:p>
          </draw:text-box>
        </draw:frame>
      </draw:page>
      <draw:page draw:name="page7" draw:style-name="dp1" draw:master-page-name="master-page28">
        <draw:polygon draw:style-name="gr3" draw:text-style-name="P4" draw:layer="layout" svg:width="7.44cm" svg:height="0.441cm" svg:x="2.991cm" svg:y="6.342cm" svg:viewBox="0 0 7441 442" draw:points="0,442 7441,442 7441,0 0,0">
          <text:p/>
        </draw:polygon>
        <draw:polygon draw:style-name="gr3" draw:text-style-name="P4" draw:layer="layout" svg:width="8.573cm" svg:height="0.441cm" svg:x="10.431cm" svg:y="6.342cm" svg:viewBox="0 0 8574 442" draw:points="0,442 8574,442 8574,0 0,0">
          <text:p/>
        </draw:polygon>
        <draw:polygon draw:style-name="gr4" draw:text-style-name="P5" draw:layer="layout" svg:width="7.44cm" svg:height="0.438cm" svg:x="2.991cm" svg:y="6.783cm" svg:viewBox="0 0 7441 439" draw:points="0,439 7441,439 7441,0 0,0">
          <text:p/>
        </draw:polygon>
        <draw:polygon draw:style-name="gr4" draw:text-style-name="P5" draw:layer="layout" svg:width="8.573cm" svg:height="0.438cm" svg:x="10.431cm" svg:y="6.783cm" svg:viewBox="0 0 8574 439" draw:points="0,439 8574,439 8574,0 0,0">
          <text:p/>
        </draw:polygon>
        <draw:polygon draw:style-name="gr4" draw:text-style-name="P5" draw:layer="layout" svg:width="7.44cm" svg:height="0.441cm" svg:x="2.991cm" svg:y="7.221cm" svg:viewBox="0 0 7441 442" draw:points="0,442 7441,442 7441,0 0,0">
          <text:p/>
        </draw:polygon>
        <draw:polygon draw:style-name="gr4" draw:text-style-name="P5" draw:layer="layout" svg:width="8.573cm" svg:height="0.441cm" svg:x="10.431cm" svg:y="7.221cm" svg:viewBox="0 0 8574 442" draw:points="0,442 8574,442 8574,0 0,0">
          <text:p/>
        </draw:polygon>
        <draw:polygon draw:style-name="gr4" draw:text-style-name="P5" draw:layer="layout" svg:width="7.44cm" svg:height="0.437cm" svg:x="2.991cm" svg:y="7.662cm" svg:viewBox="0 0 7441 438" draw:points="0,438 7441,438 7441,0 0,0">
          <text:p/>
        </draw:polygon>
        <draw:polygon draw:style-name="gr4" draw:text-style-name="P5" draw:layer="layout" svg:width="8.573cm" svg:height="0.437cm" svg:x="10.431cm" svg:y="7.662cm" svg:viewBox="0 0 8574 438" draw:points="0,438 8574,438 8574,0 0,0">
          <text:p/>
        </draw:polygon>
        <draw:polygon draw:style-name="gr4" draw:text-style-name="P5" draw:layer="layout" svg:width="7.44cm" svg:height="0.441cm" svg:x="2.991cm" svg:y="8.099cm" svg:viewBox="0 0 7441 442" draw:points="0,442 7441,442 7441,0 0,0">
          <text:p/>
        </draw:polygon>
        <draw:polygon draw:style-name="gr4" draw:text-style-name="P5" draw:layer="layout" svg:width="8.573cm" svg:height="0.441cm" svg:x="10.431cm" svg:y="8.099cm" svg:viewBox="0 0 8574 442" draw:points="0,442 8574,442 8574,0 0,0">
          <text:p/>
        </draw:polygon>
        <draw:polygon draw:style-name="gr4" draw:text-style-name="P5" draw:layer="layout" svg:width="7.44cm" svg:height="0.438cm" svg:x="2.991cm" svg:y="8.54cm" svg:viewBox="0 0 7441 439" draw:points="0,439 7441,439 7441,0 0,0">
          <text:p/>
        </draw:polygon>
        <draw:polygon draw:style-name="gr4" draw:text-style-name="P5" draw:layer="layout" svg:width="8.573cm" svg:height="0.438cm" svg:x="10.431cm" svg:y="8.54cm" svg:viewBox="0 0 8574 439" draw:points="0,439 8574,439 8574,0 0,0">
          <text:p/>
        </draw:polygon>
        <draw:polygon draw:style-name="gr4" draw:text-style-name="P5" draw:layer="layout" svg:width="7.44cm" svg:height="0.441cm" svg:x="2.991cm" svg:y="8.978cm" svg:viewBox="0 0 7441 442" draw:points="0,442 7441,442 7441,0 0,0">
          <text:p/>
        </draw:polygon>
        <draw:polygon draw:style-name="gr4" draw:text-style-name="P5" draw:layer="layout" svg:width="8.573cm" svg:height="0.441cm" svg:x="10.431cm" svg:y="8.978cm" svg:viewBox="0 0 8574 442" draw:points="0,442 8574,442 8574,0 0,0">
          <text:p/>
        </draw:polygon>
        <draw:polygon draw:style-name="gr4" draw:text-style-name="P5" draw:layer="layout" svg:width="7.44cm" svg:height="0.437cm" svg:x="2.991cm" svg:y="9.419cm" svg:viewBox="0 0 7441 438" draw:points="0,438 7441,438 7441,0 0,0">
          <text:p/>
        </draw:polygon>
        <draw:polygon draw:style-name="gr4" draw:text-style-name="P5" draw:layer="layout" svg:width="8.573cm" svg:height="0.437cm" svg:x="10.431cm" svg:y="9.419cm" svg:viewBox="0 0 8574 438" draw:points="0,438 8574,438 8574,0 0,0">
          <text:p/>
        </draw:polygon>
        <draw:polygon draw:style-name="gr4" draw:text-style-name="P5" draw:layer="layout" svg:width="7.44cm" svg:height="0.441cm" svg:x="2.991cm" svg:y="9.856cm" svg:viewBox="0 0 7441 442" draw:points="0,442 7441,442 7441,0 0,0">
          <text:p/>
        </draw:polygon>
        <draw:polygon draw:style-name="gr4" draw:text-style-name="P5" draw:layer="layout" svg:width="8.573cm" svg:height="0.441cm" svg:x="10.431cm" svg:y="9.856cm" svg:viewBox="0 0 8574 442" draw:points="0,442 8574,442 8574,0 0,0">
          <text:p/>
        </draw:polygon>
        <draw:polygon draw:style-name="gr5" draw:text-style-name="P6" draw:layer="layout" svg:width="7.44cm" svg:height="0.438cm" svg:x="2.991cm" svg:y="10.297cm" svg:viewBox="0 0 7441 439" draw:points="0,439 7441,439 7441,0 0,0">
          <text:p/>
        </draw:polygon>
        <draw:polygon draw:style-name="gr5" draw:text-style-name="P6" draw:layer="layout" svg:width="8.573cm" svg:height="0.438cm" svg:x="10.431cm" svg:y="10.297cm" svg:viewBox="0 0 8574 439" draw:points="0,439 8574,439 8574,0 0,0">
          <text:p/>
        </draw:polygon>
        <draw:polygon draw:style-name="gr6" draw:text-style-name="P7" draw:layer="layout" svg:width="16.013cm" svg:height="0.437cm" svg:x="2.991cm" svg:y="11.197cm" svg:viewBox="0 0 16014 438" draw:points="0,438 16014,438 16014,0 0,0">
          <text:p/>
        </draw:polygon>
        <draw:polygon draw:style-name="gr7" draw:text-style-name="P8" draw:layer="layout" svg:width="7.084cm" svg:height="0.879cm" svg:x="2.991cm" svg:y="11.634cm" svg:viewBox="0 0 7085 880" draw:points="0,880 7085,880 7085,0 0,0">
          <text:p/>
        </draw:polygon>
        <draw:polygon draw:style-name="gr7" draw:text-style-name="P8" draw:layer="layout" svg:width="1.256cm" svg:height="0.879cm" svg:x="10.075cm" svg:y="11.634cm" svg:viewBox="0 0 1257 880" draw:points="0,880 1257,880 1257,0 0,0">
          <text:p/>
        </draw:polygon>
        <draw:polygon draw:style-name="gr7" draw:text-style-name="P8" draw:layer="layout" svg:width="2.36cm" svg:height="0.879cm" svg:x="11.331cm" svg:y="11.634cm" svg:viewBox="0 0 2361 880" draw:points="0,880 2361,880 2361,0 0,0">
          <text:p/>
        </draw:polygon>
        <draw:polygon draw:style-name="gr7" draw:text-style-name="P8" draw:layer="layout" svg:width="3.824cm" svg:height="0.441cm" svg:x="13.691cm" svg:y="11.634cm" svg:viewBox="0 0 3825 442" draw:points="0,442 3825,442 3825,0 0,0">
          <text:p/>
        </draw:polygon>
        <draw:polygon draw:style-name="gr7" draw:text-style-name="P8" draw:layer="layout" svg:width="1.489cm" svg:height="0.879cm" svg:x="17.515cm" svg:y="11.634cm" svg:viewBox="0 0 1490 880" draw:points="0,880 1490,880 1490,0 0,0">
          <text:p/>
        </draw:polygon>
        <draw:polygon draw:style-name="gr8" draw:text-style-name="P9" draw:layer="layout" svg:width="1.894cm" svg:height="0.438cm" svg:x="13.691cm" svg:y="12.075cm" svg:viewBox="0 0 1895 439" draw:points="0,439 1895,439 1895,0 0,0">
          <text:p/>
        </draw:polygon>
        <draw:polygon draw:style-name="gr8" draw:text-style-name="P9" draw:layer="layout" svg:width="1.93cm" svg:height="0.438cm" svg:x="15.585cm" svg:y="12.075cm" svg:viewBox="0 0 1931 439" draw:points="0,439 1931,439 1931,0 0,0">
          <text:p/>
        </draw:polygon>
        <draw:polygon draw:style-name="gr4" draw:text-style-name="P5" draw:layer="layout" svg:width="7.084cm" svg:height="0.441cm" svg:x="2.991cm" svg:y="12.513cm" svg:viewBox="0 0 7085 442" draw:points="0,442 7085,442 7085,0 0,0">
          <text:p/>
        </draw:polygon>
        <draw:polygon draw:style-name="gr4" draw:text-style-name="P5" draw:layer="layout" svg:width="1.256cm" svg:height="0.441cm" svg:x="10.075cm" svg:y="12.513cm" svg:viewBox="0 0 1257 442" draw:points="0,442 1257,442 1257,0 0,0">
          <text:p/>
        </draw:polygon>
        <draw:polygon draw:style-name="gr4" draw:text-style-name="P5" draw:layer="layout" svg:width="2.36cm" svg:height="0.441cm" svg:x="11.331cm" svg:y="12.513cm" svg:viewBox="0 0 2361 442" draw:points="0,442 2361,442 2361,0 0,0">
          <text:p/>
        </draw:polygon>
        <draw:polygon draw:style-name="gr4" draw:text-style-name="P5" draw:layer="layout" svg:width="1.894cm" svg:height="0.441cm" svg:x="13.691cm" svg:y="12.513cm" svg:viewBox="0 0 1895 442" draw:points="0,442 1895,442 1895,0 0,0">
          <text:p/>
        </draw:polygon>
        <draw:polygon draw:style-name="gr4" draw:text-style-name="P5" draw:layer="layout" svg:width="1.93cm" svg:height="0.441cm" svg:x="15.585cm" svg:y="12.513cm" svg:viewBox="0 0 1931 442" draw:points="0,442 1931,442 1931,0 0,0">
          <text:p/>
        </draw:polygon>
        <draw:polygon draw:style-name="gr4" draw:text-style-name="P5" draw:layer="layout" svg:width="1.489cm" svg:height="0.441cm" svg:x="17.515cm" svg:y="12.513cm" svg:viewBox="0 0 1490 442" draw:points="0,442 1490,442 1490,0 0,0">
          <text:p/>
        </draw:polygon>
        <draw:polygon draw:style-name="gr4" draw:text-style-name="P5" draw:layer="layout" svg:width="7.084cm" svg:height="0.437cm" svg:x="2.991cm" svg:y="12.954cm" svg:viewBox="0 0 7085 438" draw:points="0,438 7085,438 7085,0 0,0">
          <text:p/>
        </draw:polygon>
        <draw:polygon draw:style-name="gr4" draw:text-style-name="P5" draw:layer="layout" svg:width="1.256cm" svg:height="0.437cm" svg:x="10.075cm" svg:y="12.954cm" svg:viewBox="0 0 1257 438" draw:points="0,438 1257,438 1257,0 0,0">
          <text:p/>
        </draw:polygon>
        <draw:polygon draw:style-name="gr4" draw:text-style-name="P5" draw:layer="layout" svg:width="2.36cm" svg:height="0.437cm" svg:x="11.331cm" svg:y="12.954cm" svg:viewBox="0 0 2361 438" draw:points="0,438 2361,438 2361,0 0,0">
          <text:p/>
        </draw:polygon>
        <draw:polygon draw:style-name="gr4" draw:text-style-name="P5" draw:layer="layout" svg:width="1.894cm" svg:height="0.437cm" svg:x="13.691cm" svg:y="12.954cm" svg:viewBox="0 0 1895 438" draw:points="0,438 1895,438 1895,0 0,0">
          <text:p/>
        </draw:polygon>
        <draw:polygon draw:style-name="gr4" draw:text-style-name="P5" draw:layer="layout" svg:width="1.93cm" svg:height="0.437cm" svg:x="15.585cm" svg:y="12.954cm" svg:viewBox="0 0 1931 438" draw:points="0,438 1931,438 1931,0 0,0">
          <text:p/>
        </draw:polygon>
        <draw:polygon draw:style-name="gr4" draw:text-style-name="P5" draw:layer="layout" svg:width="1.489cm" svg:height="0.437cm" svg:x="17.515cm" svg:y="12.954cm" svg:viewBox="0 0 1490 438" draw:points="0,438 1490,438 1490,0 0,0">
          <text:p/>
        </draw:polygon>
        <draw:polygon draw:style-name="gr4" draw:text-style-name="P5" draw:layer="layout" svg:width="7.084cm" svg:height="0.441cm" svg:x="2.991cm" svg:y="13.391cm" svg:viewBox="0 0 7085 442" draw:points="0,442 7085,442 7085,0 0,0">
          <text:p/>
        </draw:polygon>
        <draw:polygon draw:style-name="gr4" draw:text-style-name="P5" draw:layer="layout" svg:width="1.256cm" svg:height="0.441cm" svg:x="10.075cm" svg:y="13.391cm" svg:viewBox="0 0 1257 442" draw:points="0,442 1257,442 1257,0 0,0">
          <text:p/>
        </draw:polygon>
        <draw:polygon draw:style-name="gr4" draw:text-style-name="P5" draw:layer="layout" svg:width="2.36cm" svg:height="0.441cm" svg:x="11.331cm" svg:y="13.391cm" svg:viewBox="0 0 2361 442" draw:points="0,442 2361,442 2361,0 0,0">
          <text:p/>
        </draw:polygon>
        <draw:polygon draw:style-name="gr4" draw:text-style-name="P5" draw:layer="layout" svg:width="1.894cm" svg:height="0.441cm" svg:x="13.691cm" svg:y="13.391cm" svg:viewBox="0 0 1895 442" draw:points="0,442 1895,442 1895,0 0,0">
          <text:p/>
        </draw:polygon>
        <draw:polygon draw:style-name="gr4" draw:text-style-name="P5" draw:layer="layout" svg:width="1.93cm" svg:height="0.441cm" svg:x="15.585cm" svg:y="13.391cm" svg:viewBox="0 0 1931 442" draw:points="0,442 1931,442 1931,0 0,0">
          <text:p/>
        </draw:polygon>
        <draw:polygon draw:style-name="gr4" draw:text-style-name="P5" draw:layer="layout" svg:width="1.489cm" svg:height="0.441cm" svg:x="17.515cm" svg:y="13.391cm" svg:viewBox="0 0 1490 442" draw:points="0,442 1490,442 1490,0 0,0">
          <text:p/>
        </draw:polygon>
        <draw:polygon draw:style-name="gr4" draw:text-style-name="P5" draw:layer="layout" svg:width="7.084cm" svg:height="0.437cm" svg:x="2.991cm" svg:y="13.832cm" svg:viewBox="0 0 7085 438" draw:points="0,438 7085,438 7085,0 0,0">
          <text:p/>
        </draw:polygon>
        <draw:polygon draw:style-name="gr4" draw:text-style-name="P5" draw:layer="layout" svg:width="1.256cm" svg:height="0.437cm" svg:x="10.075cm" svg:y="13.832cm" svg:viewBox="0 0 1257 438" draw:points="0,438 1257,438 1257,0 0,0">
          <text:p/>
        </draw:polygon>
        <draw:polygon draw:style-name="gr4" draw:text-style-name="P5" draw:layer="layout" svg:width="2.36cm" svg:height="0.437cm" svg:x="11.331cm" svg:y="13.832cm" svg:viewBox="0 0 2361 438" draw:points="0,438 2361,438 2361,0 0,0">
          <text:p/>
        </draw:polygon>
        <draw:polygon draw:style-name="gr4" draw:text-style-name="P5" draw:layer="layout" svg:width="1.894cm" svg:height="0.437cm" svg:x="13.691cm" svg:y="13.832cm" svg:viewBox="0 0 1895 438" draw:points="0,438 1895,438 1895,0 0,0">
          <text:p/>
        </draw:polygon>
        <draw:polygon draw:style-name="gr4" draw:text-style-name="P5" draw:layer="layout" svg:width="1.93cm" svg:height="0.437cm" svg:x="15.585cm" svg:y="13.832cm" svg:viewBox="0 0 1931 438" draw:points="0,438 1931,438 1931,0 0,0">
          <text:p/>
        </draw:polygon>
        <draw:polygon draw:style-name="gr4" draw:text-style-name="P5" draw:layer="layout" svg:width="1.489cm" svg:height="0.437cm" svg:x="17.515cm" svg:y="13.832cm" svg:viewBox="0 0 1490 438" draw:points="0,438 1490,438 1490,0 0,0">
          <text:p/>
        </draw:polygon>
        <draw:polygon draw:style-name="gr4" draw:text-style-name="P5" draw:layer="layout" svg:width="7.084cm" svg:height="0.441cm" svg:x="2.991cm" svg:y="14.269cm" svg:viewBox="0 0 7085 442" draw:points="0,442 7085,442 7085,0 0,0">
          <text:p/>
        </draw:polygon>
        <draw:polygon draw:style-name="gr4" draw:text-style-name="P5" draw:layer="layout" svg:width="1.256cm" svg:height="0.441cm" svg:x="10.075cm" svg:y="14.269cm" svg:viewBox="0 0 1257 442" draw:points="0,442 1257,442 1257,0 0,0">
          <text:p/>
        </draw:polygon>
        <draw:polygon draw:style-name="gr4" draw:text-style-name="P5" draw:layer="layout" svg:width="2.36cm" svg:height="0.441cm" svg:x="11.331cm" svg:y="14.269cm" svg:viewBox="0 0 2361 442" draw:points="0,442 2361,442 2361,0 0,0">
          <text:p/>
        </draw:polygon>
        <draw:polygon draw:style-name="gr4" draw:text-style-name="P5" draw:layer="layout" svg:width="1.894cm" svg:height="0.441cm" svg:x="13.691cm" svg:y="14.269cm" svg:viewBox="0 0 1895 442" draw:points="0,442 1895,442 1895,0 0,0">
          <text:p/>
        </draw:polygon>
        <draw:polygon draw:style-name="gr4" draw:text-style-name="P5" draw:layer="layout" svg:width="1.93cm" svg:height="0.441cm" svg:x="15.585cm" svg:y="14.269cm" svg:viewBox="0 0 1931 442" draw:points="0,442 1931,442 1931,0 0,0">
          <text:p/>
        </draw:polygon>
        <draw:polygon draw:style-name="gr4" draw:text-style-name="P5" draw:layer="layout" svg:width="1.489cm" svg:height="0.441cm" svg:x="17.515cm" svg:y="14.269cm" svg:viewBox="0 0 1490 442" draw:points="0,442 1490,442 1490,0 0,0">
          <text:p/>
        </draw:polygon>
        <draw:polygon draw:style-name="gr4" draw:text-style-name="P5" draw:layer="layout" svg:width="7.084cm" svg:height="0.438cm" svg:x="2.991cm" svg:y="14.71cm" svg:viewBox="0 0 7085 439" draw:points="0,439 7085,439 7085,0 0,0">
          <text:p/>
        </draw:polygon>
        <draw:polygon draw:style-name="gr4" draw:text-style-name="P5" draw:layer="layout" svg:width="1.256cm" svg:height="0.438cm" svg:x="10.075cm" svg:y="14.71cm" svg:viewBox="0 0 1257 439" draw:points="0,439 1257,439 1257,0 0,0">
          <text:p/>
        </draw:polygon>
        <draw:polygon draw:style-name="gr4" draw:text-style-name="P5" draw:layer="layout" svg:width="2.36cm" svg:height="0.438cm" svg:x="11.331cm" svg:y="14.71cm" svg:viewBox="0 0 2361 439" draw:points="0,439 2361,439 2361,0 0,0">
          <text:p/>
        </draw:polygon>
        <draw:polygon draw:style-name="gr4" draw:text-style-name="P5" draw:layer="layout" svg:width="1.894cm" svg:height="0.438cm" svg:x="13.691cm" svg:y="14.71cm" svg:viewBox="0 0 1895 439" draw:points="0,439 1895,439 1895,0 0,0">
          <text:p/>
        </draw:polygon>
        <draw:polygon draw:style-name="gr4" draw:text-style-name="P5" draw:layer="layout" svg:width="1.93cm" svg:height="0.438cm" svg:x="15.585cm" svg:y="14.71cm" svg:viewBox="0 0 1931 439" draw:points="0,439 1931,439 1931,0 0,0">
          <text:p/>
        </draw:polygon>
        <draw:polygon draw:style-name="gr4" draw:text-style-name="P5" draw:layer="layout" svg:width="1.489cm" svg:height="0.438cm" svg:x="17.515cm" svg:y="14.71cm" svg:viewBox="0 0 1490 439" draw:points="0,439 1490,439 1490,0 0,0">
          <text:p/>
        </draw:polygon>
        <draw:polygon draw:style-name="gr4" draw:text-style-name="P5" draw:layer="layout" svg:width="10.7cm" svg:height="0.441cm" svg:x="2.991cm" svg:y="15.148cm" svg:viewBox="0 0 10701 442" draw:points="0,442 10701,442 10701,0 0,0">
          <text:p/>
        </draw:polygon>
        <draw:polygon draw:style-name="gr4" draw:text-style-name="P5" draw:layer="layout" svg:width="1.894cm" svg:height="0.441cm" svg:x="13.691cm" svg:y="15.148cm" svg:viewBox="0 0 1895 442" draw:points="0,442 1895,442 1895,0 0,0">
          <text:p/>
        </draw:polygon>
        <draw:polygon draw:style-name="gr4" draw:text-style-name="P5" draw:layer="layout" svg:width="1.93cm" svg:height="0.441cm" svg:x="15.585cm" svg:y="15.148cm" svg:viewBox="0 0 1931 442" draw:points="0,442 1931,442 1931,0 0,0">
          <text:p/>
        </draw:polygon>
        <draw:polygon draw:style-name="gr4" draw:text-style-name="P5" draw:layer="layout" svg:width="1.489cm" svg:height="0.441cm" svg:x="17.515cm" svg:y="15.148cm" svg:viewBox="0 0 1490 442" draw:points="0,442 1490,442 1490,0 0,0">
          <text:p/>
        </draw:polygon>
        <draw:polygon draw:style-name="gr5" draw:text-style-name="P6" draw:layer="layout" svg:width="16.013cm" svg:height="0.437cm" svg:x="2.991cm" svg:y="15.589cm" svg:viewBox="0 0 16014 438" draw:points="0,438 16014,438 16014,0 0,0">
          <text:p/>
        </draw:polygon>
        <draw:polygon draw:style-name="gr6" draw:text-style-name="P7" draw:layer="layout" svg:width="16.013cm" svg:height="0.438cm" svg:x="2.991cm" svg:y="16.428cm" svg:viewBox="0 0 16014 439" draw:points="0,439 16014,439 16014,0 0,0">
          <text:p/>
        </draw:polygon>
        <draw:polygon draw:style-name="gr7" draw:text-style-name="P8" draw:layer="layout" svg:width="7.084cm" svg:height="0.878cm" svg:x="2.991cm" svg:y="16.866cm" svg:viewBox="0 0 7085 879" draw:points="0,879 7085,879 7085,0 0,0">
          <text:p/>
        </draw:polygon>
        <draw:polygon draw:style-name="gr7" draw:text-style-name="P8" draw:layer="layout" svg:width="1.256cm" svg:height="0.878cm" svg:x="10.075cm" svg:y="16.866cm" svg:viewBox="0 0 1257 879" draw:points="0,879 1257,879 1257,0 0,0">
          <text:p/>
        </draw:polygon>
        <draw:polygon draw:style-name="gr7" draw:text-style-name="P8" draw:layer="layout" svg:width="2.36cm" svg:height="0.878cm" svg:x="11.331cm" svg:y="16.866cm" svg:viewBox="0 0 2361 879" draw:points="0,879 2361,879 2361,0 0,0">
          <text:p/>
        </draw:polygon>
        <draw:polygon draw:style-name="gr7" draw:text-style-name="P8" draw:layer="layout" svg:width="3.792cm" svg:height="0.441cm" svg:x="13.691cm" svg:y="16.866cm" svg:viewBox="0 0 3793 442" draw:points="0,442 3793,442 3793,0 0,0">
          <text:p/>
        </draw:polygon>
        <draw:polygon draw:style-name="gr7" draw:text-style-name="P8" draw:layer="layout" svg:width="1.521cm" svg:height="0.878cm" svg:x="17.483cm" svg:y="16.866cm" svg:viewBox="0 0 1522 879" draw:points="0,879 1522,879 1522,0 0,0">
          <text:p/>
        </draw:polygon>
        <draw:polygon draw:style-name="gr8" draw:text-style-name="P9" draw:layer="layout" svg:width="1.894cm" svg:height="0.437cm" svg:x="13.691cm" svg:y="17.307cm" svg:viewBox="0 0 1895 438" draw:points="0,438 1895,438 1895,0 0,0">
          <text:p/>
        </draw:polygon>
        <draw:polygon draw:style-name="gr8" draw:text-style-name="P9" draw:layer="layout" svg:width="1.898cm" svg:height="0.437cm" svg:x="15.585cm" svg:y="17.307cm" svg:viewBox="0 0 1899 438" draw:points="0,438 1899,438 1899,0 0,0">
          <text:p/>
        </draw:polygon>
        <draw:polygon draw:style-name="gr4" draw:text-style-name="P5" draw:layer="layout" svg:width="7.084cm" svg:height="0.441cm" svg:x="2.991cm" svg:y="17.744cm" svg:viewBox="0 0 7085 442" draw:points="0,442 7085,442 7085,0 0,0">
          <text:p/>
        </draw:polygon>
        <draw:polygon draw:style-name="gr4" draw:text-style-name="P5" draw:layer="layout" svg:width="1.256cm" svg:height="0.441cm" svg:x="10.075cm" svg:y="17.744cm" svg:viewBox="0 0 1257 442" draw:points="0,442 1257,442 1257,0 0,0">
          <text:p/>
        </draw:polygon>
        <draw:polygon draw:style-name="gr4" draw:text-style-name="P5" draw:layer="layout" svg:width="2.36cm" svg:height="0.441cm" svg:x="11.331cm" svg:y="17.744cm" svg:viewBox="0 0 2361 442" draw:points="0,442 2361,442 2361,0 0,0">
          <text:p/>
        </draw:polygon>
        <draw:polygon draw:style-name="gr4" draw:text-style-name="P5" draw:layer="layout" svg:width="1.894cm" svg:height="0.441cm" svg:x="13.691cm" svg:y="17.744cm" svg:viewBox="0 0 1895 442" draw:points="0,442 1895,442 1895,0 0,0">
          <text:p/>
        </draw:polygon>
        <draw:polygon draw:style-name="gr4" draw:text-style-name="P5" draw:layer="layout" svg:width="1.898cm" svg:height="0.441cm" svg:x="15.585cm" svg:y="17.744cm" svg:viewBox="0 0 1899 442" draw:points="0,442 1899,442 1899,0 0,0">
          <text:p/>
        </draw:polygon>
        <draw:polygon draw:style-name="gr4" draw:text-style-name="P5" draw:layer="layout" svg:width="1.521cm" svg:height="0.441cm" svg:x="17.483cm" svg:y="17.744cm" svg:viewBox="0 0 1522 442" draw:points="0,442 1522,442 1522,0 0,0">
          <text:p/>
        </draw:polygon>
        <draw:polygon draw:style-name="gr4" draw:text-style-name="P5" draw:layer="layout" svg:width="7.084cm" svg:height="0.438cm" svg:x="2.991cm" svg:y="18.185cm" svg:viewBox="0 0 7085 439" draw:points="0,439 7085,439 7085,0 0,0">
          <text:p/>
        </draw:polygon>
        <draw:polygon draw:style-name="gr4" draw:text-style-name="P5" draw:layer="layout" svg:width="1.256cm" svg:height="0.438cm" svg:x="10.075cm" svg:y="18.185cm" svg:viewBox="0 0 1257 439" draw:points="0,439 1257,439 1257,0 0,0">
          <text:p/>
        </draw:polygon>
        <draw:polygon draw:style-name="gr4" draw:text-style-name="P5" draw:layer="layout" svg:width="2.36cm" svg:height="0.438cm" svg:x="11.331cm" svg:y="18.185cm" svg:viewBox="0 0 2361 439" draw:points="0,439 2361,439 2361,0 0,0">
          <text:p/>
        </draw:polygon>
        <draw:polygon draw:style-name="gr4" draw:text-style-name="P5" draw:layer="layout" svg:width="1.894cm" svg:height="0.438cm" svg:x="13.691cm" svg:y="18.185cm" svg:viewBox="0 0 1895 439" draw:points="0,439 1895,439 1895,0 0,0">
          <text:p/>
        </draw:polygon>
        <draw:polygon draw:style-name="gr4" draw:text-style-name="P5" draw:layer="layout" svg:width="1.898cm" svg:height="0.438cm" svg:x="15.585cm" svg:y="18.185cm" svg:viewBox="0 0 1899 439" draw:points="0,439 1899,439 1899,0 0,0">
          <text:p/>
        </draw:polygon>
        <draw:polygon draw:style-name="gr4" draw:text-style-name="P5" draw:layer="layout" svg:width="1.521cm" svg:height="0.438cm" svg:x="17.483cm" svg:y="18.185cm" svg:viewBox="0 0 1522 439" draw:points="0,439 1522,439 1522,0 0,0">
          <text:p/>
        </draw:polygon>
        <draw:polygon draw:style-name="gr4" draw:text-style-name="P5" draw:layer="layout" svg:width="7.084cm" svg:height="0.441cm" svg:x="2.991cm" svg:y="18.623cm" svg:viewBox="0 0 7085 442" draw:points="0,442 7085,442 7085,0 0,0">
          <text:p/>
        </draw:polygon>
        <draw:polygon draw:style-name="gr4" draw:text-style-name="P5" draw:layer="layout" svg:width="1.256cm" svg:height="0.441cm" svg:x="10.075cm" svg:y="18.623cm" svg:viewBox="0 0 1257 442" draw:points="0,442 1257,442 1257,0 0,0">
          <text:p/>
        </draw:polygon>
        <draw:polygon draw:style-name="gr4" draw:text-style-name="P5" draw:layer="layout" svg:width="2.36cm" svg:height="0.441cm" svg:x="11.331cm" svg:y="18.623cm" svg:viewBox="0 0 2361 442" draw:points="0,442 2361,442 2361,0 0,0">
          <text:p/>
        </draw:polygon>
        <draw:polygon draw:style-name="gr4" draw:text-style-name="P5" draw:layer="layout" svg:width="1.894cm" svg:height="0.441cm" svg:x="13.691cm" svg:y="18.623cm" svg:viewBox="0 0 1895 442" draw:points="0,442 1895,442 1895,0 0,0">
          <text:p/>
        </draw:polygon>
        <draw:polygon draw:style-name="gr4" draw:text-style-name="P5" draw:layer="layout" svg:width="1.898cm" svg:height="0.441cm" svg:x="15.585cm" svg:y="18.623cm" svg:viewBox="0 0 1899 442" draw:points="0,442 1899,442 1899,0 0,0">
          <text:p/>
        </draw:polygon>
        <draw:polygon draw:style-name="gr4" draw:text-style-name="P5" draw:layer="layout" svg:width="1.521cm" svg:height="0.441cm" svg:x="17.483cm" svg:y="18.623cm" svg:viewBox="0 0 1522 442" draw:points="0,442 1522,442 1522,0 0,0">
          <text:p/>
        </draw:polygon>
        <draw:polygon draw:style-name="gr4" draw:text-style-name="P5" draw:layer="layout" svg:width="7.084cm" svg:height="0.437cm" svg:x="2.991cm" svg:y="19.064cm" svg:viewBox="0 0 7085 438" draw:points="0,438 7085,438 7085,0 0,0">
          <text:p/>
        </draw:polygon>
        <draw:polygon draw:style-name="gr4" draw:text-style-name="P5" draw:layer="layout" svg:width="1.256cm" svg:height="0.437cm" svg:x="10.075cm" svg:y="19.064cm" svg:viewBox="0 0 1257 438" draw:points="0,438 1257,438 1257,0 0,0">
          <text:p/>
        </draw:polygon>
        <draw:polygon draw:style-name="gr4" draw:text-style-name="P5" draw:layer="layout" svg:width="2.36cm" svg:height="0.437cm" svg:x="11.331cm" svg:y="19.064cm" svg:viewBox="0 0 2361 438" draw:points="0,438 2361,438 2361,0 0,0">
          <text:p/>
        </draw:polygon>
        <draw:polygon draw:style-name="gr4" draw:text-style-name="P5" draw:layer="layout" svg:width="1.894cm" svg:height="0.437cm" svg:x="13.691cm" svg:y="19.064cm" svg:viewBox="0 0 1895 438" draw:points="0,438 1895,438 1895,0 0,0">
          <text:p/>
        </draw:polygon>
        <draw:polygon draw:style-name="gr4" draw:text-style-name="P5" draw:layer="layout" svg:width="1.898cm" svg:height="0.437cm" svg:x="15.585cm" svg:y="19.064cm" svg:viewBox="0 0 1899 438" draw:points="0,438 1899,438 1899,0 0,0">
          <text:p/>
        </draw:polygon>
        <draw:polygon draw:style-name="gr4" draw:text-style-name="P5" draw:layer="layout" svg:width="1.521cm" svg:height="0.437cm" svg:x="17.483cm" svg:y="19.064cm" svg:viewBox="0 0 1522 438" draw:points="0,438 1522,438 1522,0 0,0">
          <text:p/>
        </draw:polygon>
        <draw:polygon draw:style-name="gr4" draw:text-style-name="P5" draw:layer="layout" svg:width="7.084cm" svg:height="0.441cm" svg:x="2.991cm" svg:y="19.501cm" svg:viewBox="0 0 7085 442" draw:points="0,442 7085,442 7085,0 0,0">
          <text:p/>
        </draw:polygon>
        <draw:polygon draw:style-name="gr4" draw:text-style-name="P5" draw:layer="layout" svg:width="1.256cm" svg:height="0.441cm" svg:x="10.075cm" svg:y="19.501cm" svg:viewBox="0 0 1257 442" draw:points="0,442 1257,442 1257,0 0,0">
          <text:p/>
        </draw:polygon>
        <draw:polygon draw:style-name="gr4" draw:text-style-name="P5" draw:layer="layout" svg:width="2.36cm" svg:height="0.441cm" svg:x="11.331cm" svg:y="19.501cm" svg:viewBox="0 0 2361 442" draw:points="0,442 2361,442 2361,0 0,0">
          <text:p/>
        </draw:polygon>
        <draw:polygon draw:style-name="gr4" draw:text-style-name="P5" draw:layer="layout" svg:width="1.894cm" svg:height="0.441cm" svg:x="13.691cm" svg:y="19.501cm" svg:viewBox="0 0 1895 442" draw:points="0,442 1895,442 1895,0 0,0">
          <text:p/>
        </draw:polygon>
        <draw:polygon draw:style-name="gr4" draw:text-style-name="P5" draw:layer="layout" svg:width="1.898cm" svg:height="0.441cm" svg:x="15.585cm" svg:y="19.501cm" svg:viewBox="0 0 1899 442" draw:points="0,442 1899,442 1899,0 0,0">
          <text:p/>
        </draw:polygon>
        <draw:polygon draw:style-name="gr4" draw:text-style-name="P5" draw:layer="layout" svg:width="1.521cm" svg:height="0.441cm" svg:x="17.483cm" svg:y="19.501cm" svg:viewBox="0 0 1522 442" draw:points="0,442 1522,442 1522,0 0,0">
          <text:p/>
        </draw:polygon>
        <draw:polygon draw:style-name="gr4" draw:text-style-name="P5" draw:layer="layout" svg:width="10.7cm" svg:height="0.437cm" svg:x="2.991cm" svg:y="19.942cm" svg:viewBox="0 0 10701 438" draw:points="0,438 10701,438 10701,0 0,0">
          <text:p/>
        </draw:polygon>
        <draw:polygon draw:style-name="gr4" draw:text-style-name="P5" draw:layer="layout" svg:width="1.894cm" svg:height="0.437cm" svg:x="13.691cm" svg:y="19.942cm" svg:viewBox="0 0 1895 438" draw:points="0,438 1895,438 1895,0 0,0">
          <text:p/>
        </draw:polygon>
        <draw:polygon draw:style-name="gr4" draw:text-style-name="P5" draw:layer="layout" svg:width="1.898cm" svg:height="0.437cm" svg:x="15.585cm" svg:y="19.942cm" svg:viewBox="0 0 1899 438" draw:points="0,438 1899,438 1899,0 0,0">
          <text:p/>
        </draw:polygon>
        <draw:polygon draw:style-name="gr4" draw:text-style-name="P5" draw:layer="layout" svg:width="1.521cm" svg:height="0.437cm" svg:x="17.483cm" svg:y="19.942cm" svg:viewBox="0 0 1522 438" draw:points="0,438 1522,438 1522,0 0,0">
          <text:p/>
        </draw:polygon>
        <draw:polygon draw:style-name="gr5" draw:text-style-name="P6" draw:layer="layout" svg:width="16.013cm" svg:height="0.441cm" svg:x="2.991cm" svg:y="20.379cm" svg:viewBox="0 0 16014 442" draw:points="0,442 16014,442 16014,0 0,0">
          <text:p/>
        </draw:polygon>
        <draw:polygon draw:style-name="gr6" draw:text-style-name="P7" draw:layer="layout" svg:width="16.013cm" svg:height="0.441cm" svg:x="2.991cm" svg:y="21.258cm" svg:viewBox="0 0 16014 442" draw:points="0,442 16014,442 16014,0 0,0">
          <text:p/>
        </draw:polygon>
        <draw:polygon draw:style-name="gr7" draw:text-style-name="P8" draw:layer="layout" svg:width="7.084cm" svg:height="0.878cm" svg:x="2.991cm" svg:y="21.699cm" svg:viewBox="0 0 7085 879" draw:points="0,879 7085,879 7085,0 0,0">
          <text:p/>
        </draw:polygon>
        <draw:polygon draw:style-name="gr7" draw:text-style-name="P8" draw:layer="layout" svg:width="1.256cm" svg:height="0.878cm" svg:x="10.075cm" svg:y="21.699cm" svg:viewBox="0 0 1257 879" draw:points="0,879 1257,879 1257,0 0,0">
          <text:p/>
        </draw:polygon>
        <draw:polygon draw:style-name="gr7" draw:text-style-name="P8" draw:layer="layout" svg:width="2.36cm" svg:height="0.878cm" svg:x="11.331cm" svg:y="21.699cm" svg:viewBox="0 0 2361 879" draw:points="0,879 2361,879 2361,0 0,0">
          <text:p/>
        </draw:polygon>
        <draw:polygon draw:style-name="gr7" draw:text-style-name="P8" draw:layer="layout" svg:width="3.792cm" svg:height="0.437cm" svg:x="13.691cm" svg:y="21.699cm" svg:viewBox="0 0 3793 438" draw:points="0,438 3793,438 3793,0 0,0">
          <text:p/>
        </draw:polygon>
        <draw:polygon draw:style-name="gr7" draw:text-style-name="P8" draw:layer="layout" svg:width="1.521cm" svg:height="0.878cm" svg:x="17.483cm" svg:y="21.699cm" svg:viewBox="0 0 1522 879" draw:points="0,879 1522,879 1522,0 0,0">
          <text:p/>
        </draw:polygon>
        <draw:polygon draw:style-name="gr8" draw:text-style-name="P9" draw:layer="layout" svg:width="1.894cm" svg:height="0.441cm" svg:x="13.691cm" svg:y="22.136cm" svg:viewBox="0 0 1895 442" draw:points="0,442 1895,442 1895,0 0,0">
          <text:p/>
        </draw:polygon>
        <draw:polygon draw:style-name="gr8" draw:text-style-name="P9" draw:layer="layout" svg:width="1.898cm" svg:height="0.441cm" svg:x="15.585cm" svg:y="22.136cm" svg:viewBox="0 0 1899 442" draw:points="0,442 1899,442 1899,0 0,0">
          <text:p/>
        </draw:polygon>
        <draw:polygon draw:style-name="gr4" draw:text-style-name="P5" draw:layer="layout" svg:width="7.084cm" svg:height="0.438cm" svg:x="2.991cm" svg:y="22.577cm" svg:viewBox="0 0 7085 439" draw:points="0,439 7085,439 7085,0 0,0">
          <text:p/>
        </draw:polygon>
        <draw:polygon draw:style-name="gr4" draw:text-style-name="P5" draw:layer="layout" svg:width="1.256cm" svg:height="0.438cm" svg:x="10.075cm" svg:y="22.577cm" svg:viewBox="0 0 1257 439" draw:points="0,439 1257,439 1257,0 0,0">
          <text:p/>
        </draw:polygon>
        <draw:polygon draw:style-name="gr4" draw:text-style-name="P5" draw:layer="layout" svg:width="2.36cm" svg:height="0.438cm" svg:x="11.331cm" svg:y="22.577cm" svg:viewBox="0 0 2361 439" draw:points="0,439 2361,439 2361,0 0,0">
          <text:p/>
        </draw:polygon>
        <draw:polygon draw:style-name="gr4" draw:text-style-name="P5" draw:layer="layout" svg:width="1.894cm" svg:height="0.438cm" svg:x="13.691cm" svg:y="22.577cm" svg:viewBox="0 0 1895 439" draw:points="0,439 1895,439 1895,0 0,0">
          <text:p/>
        </draw:polygon>
        <draw:polygon draw:style-name="gr4" draw:text-style-name="P5" draw:layer="layout" svg:width="1.898cm" svg:height="0.438cm" svg:x="15.585cm" svg:y="22.577cm" svg:viewBox="0 0 1899 439" draw:points="0,439 1899,439 1899,0 0,0">
          <text:p/>
        </draw:polygon>
        <draw:polygon draw:style-name="gr4" draw:text-style-name="P5" draw:layer="layout" svg:width="1.521cm" svg:height="0.438cm" svg:x="17.483cm" svg:y="22.577cm" svg:viewBox="0 0 1522 439" draw:points="0,439 1522,439 1522,0 0,0">
          <text:p/>
        </draw:polygon>
        <draw:polygon draw:style-name="gr4" draw:text-style-name="P5" draw:layer="layout" svg:width="7.084cm" svg:height="0.843cm" svg:x="2.991cm" svg:y="23.015cm" svg:viewBox="0 0 7085 844" draw:points="0,844 7085,844 7085,0 0,0">
          <text:p/>
        </draw:polygon>
        <draw:polygon draw:style-name="gr4" draw:text-style-name="P5" draw:layer="layout" svg:width="1.256cm" svg:height="0.843cm" svg:x="10.075cm" svg:y="23.015cm" svg:viewBox="0 0 1257 844" draw:points="0,844 1257,844 1257,0 0,0">
          <text:p/>
        </draw:polygon>
        <draw:polygon draw:style-name="gr4" draw:text-style-name="P5" draw:layer="layout" svg:width="2.36cm" svg:height="0.843cm" svg:x="11.331cm" svg:y="23.015cm" svg:viewBox="0 0 2361 844" draw:points="0,844 2361,844 2361,0 0,0">
          <text:p/>
        </draw:polygon>
        <draw:polygon draw:style-name="gr4" draw:text-style-name="P5" draw:layer="layout" svg:width="1.894cm" svg:height="0.843cm" svg:x="13.691cm" svg:y="23.015cm" svg:viewBox="0 0 1895 844" draw:points="0,844 1895,844 1895,0 0,0">
          <text:p/>
        </draw:polygon>
        <draw:polygon draw:style-name="gr4" draw:text-style-name="P5" draw:layer="layout" svg:width="1.898cm" svg:height="0.843cm" svg:x="15.585cm" svg:y="23.015cm" svg:viewBox="0 0 1899 844" draw:points="0,844 1899,844 1899,0 0,0">
          <text:p/>
        </draw:polygon>
        <draw:polygon draw:style-name="gr4" draw:text-style-name="P5" draw:layer="layout" svg:width="1.521cm" svg:height="0.843cm" svg:x="17.483cm" svg:y="23.015cm" svg:viewBox="0 0 1522 844" draw:points="0,844 1522,844 1522,0 0,0">
          <text:p/>
        </draw:polygon>
        <draw:polygon draw:style-name="gr4" draw:text-style-name="P5" draw:layer="layout" svg:width="7.084cm" svg:height="0.441cm" svg:x="2.991cm" svg:y="23.858cm" svg:viewBox="0 0 7085 442" draw:points="0,442 7085,442 7085,0 0,0">
          <text:p/>
        </draw:polygon>
        <draw:polygon draw:style-name="gr4" draw:text-style-name="P5" draw:layer="layout" svg:width="1.256cm" svg:height="0.441cm" svg:x="10.075cm" svg:y="23.858cm" svg:viewBox="0 0 1257 442" draw:points="0,442 1257,442 1257,0 0,0">
          <text:p/>
        </draw:polygon>
        <draw:polygon draw:style-name="gr4" draw:text-style-name="P5" draw:layer="layout" svg:width="2.36cm" svg:height="0.441cm" svg:x="11.331cm" svg:y="23.858cm" svg:viewBox="0 0 2361 442" draw:points="0,442 2361,442 2361,0 0,0">
          <text:p/>
        </draw:polygon>
        <draw:polygon draw:style-name="gr4" draw:text-style-name="P5" draw:layer="layout" svg:width="1.894cm" svg:height="0.441cm" svg:x="13.691cm" svg:y="23.858cm" svg:viewBox="0 0 1895 442" draw:points="0,442 1895,442 1895,0 0,0">
          <text:p/>
        </draw:polygon>
        <draw:polygon draw:style-name="gr4" draw:text-style-name="P5" draw:layer="layout" svg:width="1.898cm" svg:height="0.441cm" svg:x="15.585cm" svg:y="23.858cm" svg:viewBox="0 0 1899 442" draw:points="0,442 1899,442 1899,0 0,0">
          <text:p/>
        </draw:polygon>
        <draw:polygon draw:style-name="gr4" draw:text-style-name="P5" draw:layer="layout" svg:width="1.521cm" svg:height="0.441cm" svg:x="17.483cm" svg:y="23.858cm" svg:viewBox="0 0 1522 442" draw:points="0,442 1522,442 1522,0 0,0">
          <text:p/>
        </draw:polygon>
        <draw:polygon draw:style-name="gr4" draw:text-style-name="P5" draw:layer="layout" svg:width="7.084cm" svg:height="0.437cm" svg:x="2.991cm" svg:y="24.299cm" svg:viewBox="0 0 7085 438" draw:points="0,438 7085,438 7085,0 0,0">
          <text:p/>
        </draw:polygon>
        <draw:polygon draw:style-name="gr4" draw:text-style-name="P5" draw:layer="layout" svg:width="1.256cm" svg:height="0.437cm" svg:x="10.075cm" svg:y="24.299cm" svg:viewBox="0 0 1257 438" draw:points="0,438 1257,438 1257,0 0,0">
          <text:p/>
        </draw:polygon>
        <draw:polygon draw:style-name="gr4" draw:text-style-name="P5" draw:layer="layout" svg:width="2.36cm" svg:height="0.437cm" svg:x="11.331cm" svg:y="24.299cm" svg:viewBox="0 0 2361 438" draw:points="0,438 2361,438 2361,0 0,0">
          <text:p/>
        </draw:polygon>
        <draw:polygon draw:style-name="gr4" draw:text-style-name="P5" draw:layer="layout" svg:width="1.894cm" svg:height="0.437cm" svg:x="13.691cm" svg:y="24.299cm" svg:viewBox="0 0 1895 438" draw:points="0,438 1895,438 1895,0 0,0">
          <text:p/>
        </draw:polygon>
        <draw:polygon draw:style-name="gr4" draw:text-style-name="P5" draw:layer="layout" svg:width="1.898cm" svg:height="0.437cm" svg:x="15.585cm" svg:y="24.299cm" svg:viewBox="0 0 1899 438" draw:points="0,438 1899,438 1899,0 0,0">
          <text:p/>
        </draw:polygon>
        <draw:polygon draw:style-name="gr4" draw:text-style-name="P5" draw:layer="layout" svg:width="1.521cm" svg:height="0.437cm" svg:x="17.483cm" svg:y="24.299cm" svg:viewBox="0 0 1522 438" draw:points="0,438 1522,438 1522,0 0,0">
          <text:p/>
        </draw:polygon>
        <draw:polygon draw:style-name="gr4" draw:text-style-name="P5" draw:layer="layout" svg:width="7.084cm" svg:height="0.441cm" svg:x="2.991cm" svg:y="24.736cm" svg:viewBox="0 0 7085 442" draw:points="0,442 7085,442 7085,0 0,0">
          <text:p/>
        </draw:polygon>
        <draw:polygon draw:style-name="gr4" draw:text-style-name="P5" draw:layer="layout" svg:width="1.256cm" svg:height="0.441cm" svg:x="10.075cm" svg:y="24.736cm" svg:viewBox="0 0 1257 442" draw:points="0,442 1257,442 1257,0 0,0">
          <text:p/>
        </draw:polygon>
        <draw:polygon draw:style-name="gr4" draw:text-style-name="P5" draw:layer="layout" svg:width="2.36cm" svg:height="0.441cm" svg:x="11.331cm" svg:y="24.736cm" svg:viewBox="0 0 2361 442" draw:points="0,442 2361,442 2361,0 0,0">
          <text:p/>
        </draw:polygon>
        <draw:polygon draw:style-name="gr4" draw:text-style-name="P5" draw:layer="layout" svg:width="1.894cm" svg:height="0.441cm" svg:x="13.691cm" svg:y="24.736cm" svg:viewBox="0 0 1895 442" draw:points="0,442 1895,442 1895,0 0,0">
          <text:p/>
        </draw:polygon>
        <draw:polygon draw:style-name="gr4" draw:text-style-name="P5" draw:layer="layout" svg:width="1.898cm" svg:height="0.441cm" svg:x="15.585cm" svg:y="24.736cm" svg:viewBox="0 0 1899 442" draw:points="0,442 1899,442 1899,0 0,0">
          <text:p/>
        </draw:polygon>
        <draw:polygon draw:style-name="gr4" draw:text-style-name="P5" draw:layer="layout" svg:width="1.521cm" svg:height="0.441cm" svg:x="17.483cm" svg:y="24.736cm" svg:viewBox="0 0 1522 442" draw:points="0,442 1522,442 1522,0 0,0">
          <text:p/>
        </draw:polygon>
        <draw:polygon draw:style-name="gr4" draw:text-style-name="P5" draw:layer="layout" svg:width="7.084cm" svg:height="0.438cm" svg:x="2.991cm" svg:y="25.177cm" svg:viewBox="0 0 7085 439" draw:points="0,439 7085,439 7085,0 0,0">
          <text:p/>
        </draw:polygon>
        <draw:polygon draw:style-name="gr4" draw:text-style-name="P5" draw:layer="layout" svg:width="1.256cm" svg:height="0.438cm" svg:x="10.075cm" svg:y="25.177cm" svg:viewBox="0 0 1257 439" draw:points="0,439 1257,439 1257,0 0,0">
          <text:p/>
        </draw:polygon>
        <draw:polygon draw:style-name="gr4" draw:text-style-name="P5" draw:layer="layout" svg:width="2.36cm" svg:height="0.438cm" svg:x="11.331cm" svg:y="25.177cm" svg:viewBox="0 0 2361 439" draw:points="0,439 2361,439 2361,0 0,0">
          <text:p/>
        </draw:polygon>
        <draw:polygon draw:style-name="gr4" draw:text-style-name="P5" draw:layer="layout" svg:width="1.894cm" svg:height="0.438cm" svg:x="13.691cm" svg:y="25.177cm" svg:viewBox="0 0 1895 439" draw:points="0,439 1895,439 1895,0 0,0">
          <text:p/>
        </draw:polygon>
        <draw:polygon draw:style-name="gr4" draw:text-style-name="P5" draw:layer="layout" svg:width="1.898cm" svg:height="0.438cm" svg:x="15.585cm" svg:y="25.177cm" svg:viewBox="0 0 1899 439" draw:points="0,439 1899,439 1899,0 0,0">
          <text:p/>
        </draw:polygon>
        <draw:polygon draw:style-name="gr4" draw:text-style-name="P5" draw:layer="layout" svg:width="1.521cm" svg:height="0.438cm" svg:x="17.483cm" svg:y="25.177cm" svg:viewBox="0 0 1522 439" draw:points="0,439 1522,439 1522,0 0,0">
          <text:p/>
        </draw:polygon>
        <draw:polygon draw:style-name="gr4" draw:text-style-name="P5" draw:layer="layout" svg:width="10.7cm" svg:height="0.441cm" svg:x="2.991cm" svg:y="25.615cm" svg:viewBox="0 0 10701 442" draw:points="0,442 10701,442 10701,0 0,0">
          <text:p/>
        </draw:polygon>
        <draw:polygon draw:style-name="gr4" draw:text-style-name="P5" draw:layer="layout" svg:width="1.894cm" svg:height="0.441cm" svg:x="13.691cm" svg:y="25.615cm" svg:viewBox="0 0 1895 442" draw:points="0,442 1895,442 1895,0 0,0">
          <text:p/>
        </draw:polygon>
        <draw:polygon draw:style-name="gr4" draw:text-style-name="P5" draw:layer="layout" svg:width="1.898cm" svg:height="0.441cm" svg:x="15.585cm" svg:y="25.615cm" svg:viewBox="0 0 1899 442" draw:points="0,442 1899,442 1899,0 0,0">
          <text:p/>
        </draw:polygon>
        <draw:polygon draw:style-name="gr4" draw:text-style-name="P5" draw:layer="layout" svg:width="1.521cm" svg:height="0.441cm" svg:x="17.483cm" svg:y="25.615cm" svg:viewBox="0 0 1522 442" draw:points="0,442 1522,442 1522,0 0,0">
          <text:p/>
        </draw:polygon>
        <draw:polygon draw:style-name="gr5" draw:text-style-name="P6" draw:layer="layout" svg:width="16.013cm" svg:height="0.437cm" svg:x="2.991cm" svg:y="26.056cm" svg:viewBox="0 0 16014 438" draw:points="0,438 16014,438 16014,0 0,0">
          <text:p/>
        </draw:polygon>
        <draw:frame draw:style-name="gr1" draw:text-style-name="P2" draw:layer="layout" svg:width="15.809cm" svg:height="0.471cm" svg:x="2.995cm" svg:y="3.017cm">
          <draw:text-box>
            <text:p text:style-name="P1"><text:span text:style-name="T4">integralização, com base no ingresso por vestibular, sem aproveitamento de créditos cursados</text:span></text:p>
          </draw:text-box>
        </draw:frame>
        <draw:frame draw:style-name="gr1" draw:text-style-name="P2" draw:layer="layout" svg:width="15.805cm" svg:height="0.471cm" svg:x="2.995cm" svg:y="3.747cm">
          <draw:text-box>
            <text:p text:style-name="P1"><text:span text:style-name="T4">em outros cursos, e sem considerar proficiência em disciplinas, são: mínimo de 03 (três) anos</text:span></text:p>
          </draw:text-box>
        </draw:frame>
        <draw:frame draw:style-name="gr1" draw:text-style-name="P2" draw:layer="layout" svg:width="15.246cm" svg:height="0.471cm" svg:x="2.995cm" svg:y="4.477cm">
          <draw:text-box>
            <text:p text:style-name="P1"><text:span text:style-name="T4">e máximo de 06 (seis) anos. Os semestres e respectivas disciplinas, pré-requisitos e cargas</text:span></text:p>
          </draw:text-box>
        </draw:frame>
        <draw:polygon draw:style-name="gr9" draw:text-style-name="P10" draw:layer="layout" svg:width="7.479cm" svg:height="0.039cm" svg:x="2.973cm" svg:y="6.342cm" svg:viewBox="0 0 7480 40" draw:points="7459,18 7442,40 39,40 18,18 0,0 7480,0">
          <text:p/>
        </draw:polygon>
        <draw:polygon draw:style-name="gr9" draw:text-style-name="P10" draw:layer="layout" svg:width="8.611cm" svg:height="0.039cm" svg:x="10.414cm" svg:y="6.342cm" svg:viewBox="0 0 8612 40" draw:points="8591,18 8573,40 38,40 17,18 0,0 8612,0">
          <text:p/>
        </draw:polygon>
        <draw:polygon draw:style-name="gr9" draw:text-style-name="P10" draw:layer="layout" svg:width="7.44cm" svg:height="0.039cm" svg:x="2.991cm" svg:y="6.783cm" svg:viewBox="0 0 7441 40" draw:points="7441,18 7424,40 21,40 0,18 21,0 7424,0">
          <text:p/>
        </draw:polygon>
        <draw:polygon draw:style-name="gr9" draw:text-style-name="P10" draw:layer="layout" svg:width="8.573cm" svg:height="0.039cm" svg:x="10.431cm" svg:y="6.783cm" svg:viewBox="0 0 8574 40" draw:points="8574,18 8556,40 21,40 0,18 21,0 8556,0">
          <text:p/>
        </draw:polygon>
        <draw:polygon draw:style-name="gr9" draw:text-style-name="P10" draw:layer="layout" svg:width="7.44cm" svg:height="0.039cm" svg:x="2.991cm" svg:y="7.221cm" svg:viewBox="0 0 7441 40" draw:points="7441,19 7424,40 21,40 0,19 21,0 7424,0">
          <text:p/>
        </draw:polygon>
        <draw:polygon draw:style-name="gr9" draw:text-style-name="P10" draw:layer="layout" svg:width="8.573cm" svg:height="0.039cm" svg:x="10.431cm" svg:y="7.221cm" svg:viewBox="0 0 8574 40" draw:points="8574,19 8556,40 21,40 0,19 21,0 8556,0">
          <text:p/>
        </draw:polygon>
        <draw:polygon draw:style-name="gr9" draw:text-style-name="P10" draw:layer="layout" svg:width="7.44cm" svg:height="0.039cm" svg:x="2.991cm" svg:y="7.662cm" svg:viewBox="0 0 7441 40" draw:points="7441,17 7424,40 21,40 0,17 21,0 7424,0">
          <text:p/>
        </draw:polygon>
        <draw:polygon draw:style-name="gr9" draw:text-style-name="P10" draw:layer="layout" svg:width="8.573cm" svg:height="0.039cm" svg:x="10.431cm" svg:y="7.662cm" svg:viewBox="0 0 8574 40" draw:points="8574,17 8556,40 21,40 0,17 21,0 8556,0">
          <text:p/>
        </draw:polygon>
        <draw:polygon draw:style-name="gr9" draw:text-style-name="P10" draw:layer="layout" svg:width="7.44cm" svg:height="0.039cm" svg:x="2.991cm" svg:y="8.099cm" svg:viewBox="0 0 7441 40" draw:points="7441,19 7424,40 21,40 0,19 21,0 7424,0">
          <text:p/>
        </draw:polygon>
        <draw:polygon draw:style-name="gr9" draw:text-style-name="P10" draw:layer="layout" svg:width="8.573cm" svg:height="0.039cm" svg:x="10.431cm" svg:y="8.099cm" svg:viewBox="0 0 8574 40" draw:points="8574,19 8556,40 21,40 0,19 21,0 8556,0">
          <text:p/>
        </draw:polygon>
        <draw:polygon draw:style-name="gr9" draw:text-style-name="P10" draw:layer="layout" svg:width="7.44cm" svg:height="0.039cm" svg:x="2.991cm" svg:y="8.54cm" svg:viewBox="0 0 7441 40" draw:points="7441,18 7424,40 21,40 0,18 21,0 7424,0">
          <text:p/>
        </draw:polygon>
        <draw:polygon draw:style-name="gr9" draw:text-style-name="P10" draw:layer="layout" svg:width="8.573cm" svg:height="0.039cm" svg:x="10.431cm" svg:y="8.54cm" svg:viewBox="0 0 8574 40" draw:points="8574,18 8556,40 21,40 0,18 21,0 8556,0">
          <text:p/>
        </draw:polygon>
        <draw:polygon draw:style-name="gr9" draw:text-style-name="P10" draw:layer="layout" svg:width="7.44cm" svg:height="0.039cm" svg:x="2.991cm" svg:y="8.978cm" svg:viewBox="0 0 7441 40" draw:points="7441,18 7424,40 21,40 0,18 21,0 7424,0">
          <text:p/>
        </draw:polygon>
        <draw:polygon draw:style-name="gr9" draw:text-style-name="P10" draw:layer="layout" svg:width="8.573cm" svg:height="0.039cm" svg:x="10.431cm" svg:y="8.978cm" svg:viewBox="0 0 8574 40" draw:points="8574,18 8556,40 21,40 0,18 21,0 8556,0">
          <text:p/>
        </draw:polygon>
        <draw:polygon draw:style-name="gr9" draw:text-style-name="P10" draw:layer="layout" svg:width="7.44cm" svg:height="0.038cm" svg:x="2.991cm" svg:y="9.419cm" svg:viewBox="0 0 7441 39" draw:points="7441,17 7424,39 21,39 0,17 21,0 7424,0">
          <text:p/>
        </draw:polygon>
        <draw:polygon draw:style-name="gr9" draw:text-style-name="P10" draw:layer="layout" svg:width="8.573cm" svg:height="0.038cm" svg:x="10.431cm" svg:y="9.419cm" svg:viewBox="0 0 8574 39" draw:points="8574,17 8556,39 21,39 0,17 21,0 8556,0">
          <text:p/>
        </draw:polygon>
        <draw:polygon draw:style-name="gr9" draw:text-style-name="P10" draw:layer="layout" svg:width="7.44cm" svg:height="0.039cm" svg:x="2.991cm" svg:y="9.856cm" svg:viewBox="0 0 7441 40" draw:points="7441,19 7424,40 21,40 0,19 21,0 7424,0">
          <text:p/>
        </draw:polygon>
        <draw:polygon draw:style-name="gr9" draw:text-style-name="P10" draw:layer="layout" svg:width="8.573cm" svg:height="0.039cm" svg:x="10.431cm" svg:y="9.856cm" svg:viewBox="0 0 8574 40" draw:points="8574,19 8556,40 21,40 0,19 21,0 8556,0">
          <text:p/>
        </draw:polygon>
        <draw:polygon draw:style-name="gr9" draw:text-style-name="P10" draw:layer="layout" svg:width="7.44cm" svg:height="0.039cm" svg:x="2.991cm" svg:y="10.297cm" svg:viewBox="0 0 7441 40" draw:points="7441,18 7424,40 21,40 0,18 21,0 7424,0">
          <text:p/>
        </draw:polygon>
        <draw:polygon draw:style-name="gr9" draw:text-style-name="P10" draw:layer="layout" svg:width="8.573cm" svg:height="0.039cm" svg:x="10.431cm" svg:y="10.297cm" svg:viewBox="0 0 8574 40" draw:points="8574,18 8556,40 21,40 0,18 21,0 8556,0">
          <text:p/>
        </draw:polygon>
        <draw:polygon draw:style-name="gr9" draw:text-style-name="P10" draw:layer="layout" svg:width="7.479cm" svg:height="0.038cm" svg:x="2.973cm" svg:y="10.735cm" svg:viewBox="0 0 7480 39" draw:points="7459,17 7480,39 0,39 18,17 39,0 7442,0">
          <text:p/>
        </draw:polygon>
        <draw:polygon draw:style-name="gr9" draw:text-style-name="P10" draw:layer="layout" svg:width="8.611cm" svg:height="0.038cm" svg:x="10.414cm" svg:y="10.735cm" svg:viewBox="0 0 8612 39" draw:points="8591,17 8612,39 0,39 17,17 38,0 8573,0">
          <text:p/>
        </draw:polygon>
        <draw:polygon draw:style-name="gr9" draw:text-style-name="P10" draw:layer="layout" svg:width="0.039cm" svg:height="0.48cm" svg:x="2.973cm" svg:y="6.342cm" svg:viewBox="0 0 40 481" draw:points="19,18 40,39 40,442 19,460 0,481 0,0">
          <text:p/>
        </draw:polygon>
        <draw:polygon draw:style-name="gr9" draw:text-style-name="P10" draw:layer="layout" svg:width="0.039cm" svg:height="0.477cm" svg:x="2.973cm" svg:y="6.783cm" svg:viewBox="0 0 40 478" draw:points="19,18 40,39 40,439 19,457 0,478 0,0">
          <text:p/>
        </draw:polygon>
        <draw:polygon draw:style-name="gr9" draw:text-style-name="P10" draw:layer="layout" svg:width="0.039cm" svg:height="0.48cm" svg:x="2.973cm" svg:y="7.221cm" svg:viewBox="0 0 40 481" draw:points="19,18 40,39 40,442 19,459 0,481 0,0">
          <text:p/>
        </draw:polygon>
        <draw:polygon draw:style-name="gr9" draw:text-style-name="P10" draw:layer="layout" svg:width="0.039cm" svg:height="0.476cm" svg:x="2.973cm" svg:y="7.662cm" svg:viewBox="0 0 40 477" draw:points="19,17 40,39 40,438 19,456 0,477 0,0">
          <text:p/>
        </draw:polygon>
        <draw:polygon draw:style-name="gr9" draw:text-style-name="P10" draw:layer="layout" svg:width="0.039cm" svg:height="0.48cm" svg:x="2.973cm" svg:y="8.099cm" svg:viewBox="0 0 40 481" draw:points="19,18 40,39 40,442 19,460 0,481 0,0">
          <text:p/>
        </draw:polygon>
        <draw:polygon draw:style-name="gr9" draw:text-style-name="P10" draw:layer="layout" svg:width="0.039cm" svg:height="0.477cm" svg:x="2.973cm" svg:y="8.54cm" svg:viewBox="0 0 40 478" draw:points="19,18 40,39 40,439 19,456 0,478 0,0">
          <text:p/>
        </draw:polygon>
        <draw:polygon draw:style-name="gr9" draw:text-style-name="P10" draw:layer="layout" svg:width="0.039cm" svg:height="0.479cm" svg:x="2.973cm" svg:y="8.978cm" svg:viewBox="0 0 40 480" draw:points="19,17 40,39 40,442 19,459 0,480 0,0">
          <text:p/>
        </draw:polygon>
        <draw:polygon draw:style-name="gr9" draw:text-style-name="P10" draw:layer="layout" svg:width="0.039cm" svg:height="0.476cm" svg:x="2.973cm" svg:y="9.419cm" svg:viewBox="0 0 40 477" draw:points="19,17 40,38 40,438 19,456 0,477 0,0">
          <text:p/>
        </draw:polygon>
        <draw:polygon draw:style-name="gr9" draw:text-style-name="P10" draw:layer="layout" svg:width="0.039cm" svg:height="0.48cm" svg:x="2.973cm" svg:y="9.856cm" svg:viewBox="0 0 40 481" draw:points="19,18 40,39 40,441 19,460 0,481 0,0">
          <text:p/>
        </draw:polygon>
        <draw:polygon draw:style-name="gr9" draw:text-style-name="P10" draw:layer="layout" svg:width="0.039cm" svg:height="0.476cm" svg:x="2.973cm" svg:y="10.297cm" svg:viewBox="0 0 40 477" draw:points="19,18 40,39 40,439 19,456 0,477 0,0">
          <text:p/>
        </draw:polygon>
        <draw:polygon draw:style-name="gr9" draw:text-style-name="P10" draw:layer="layout" svg:width="0.038cm" svg:height="0.441cm" svg:x="10.414cm" svg:y="6.36cm" svg:viewBox="0 0 39 442" draw:points="18,0 39,22 39,424 18,442 0,424 0,22">
          <text:p/>
        </draw:polygon>
        <draw:polygon draw:style-name="gr9" draw:text-style-name="P10" draw:layer="layout" svg:width="0.038cm" svg:height="0.438cm" svg:x="10.414cm" svg:y="6.801cm" svg:viewBox="0 0 39 439" draw:points="18,0 39,21 39,421 18,439 0,421 0,21">
          <text:p/>
        </draw:polygon>
        <draw:polygon draw:style-name="gr9" draw:text-style-name="P10" draw:layer="layout" svg:width="0.038cm" svg:height="0.44cm" svg:x="10.414cm" svg:y="7.239cm" svg:viewBox="0 0 39 441" draw:points="18,0 39,21 39,424 18,441 0,424 0,21">
          <text:p/>
        </draw:polygon>
        <draw:polygon draw:style-name="gr9" draw:text-style-name="P10" draw:layer="layout" svg:width="0.038cm" svg:height="0.438cm" svg:x="10.414cm" svg:y="7.679cm" svg:viewBox="0 0 39 439" draw:points="18,0 39,22 39,421 18,439 0,421 0,22">
          <text:p/>
        </draw:polygon>
        <draw:polygon draw:style-name="gr9" draw:text-style-name="P10" draw:layer="layout" svg:width="0.038cm" svg:height="0.441cm" svg:x="10.414cm" svg:y="8.117cm" svg:viewBox="0 0 39 442" draw:points="18,0 39,21 39,424 18,442 0,424 0,21">
          <text:p/>
        </draw:polygon>
        <draw:polygon draw:style-name="gr9" draw:text-style-name="P10" draw:layer="layout" svg:width="0.038cm" svg:height="0.437cm" svg:x="10.414cm" svg:y="8.558cm" svg:viewBox="0 0 39 438" draw:points="18,0 39,21 39,421 18,438 0,421 0,21">
          <text:p/>
        </draw:polygon>
        <draw:polygon draw:style-name="gr9" draw:text-style-name="P10" draw:layer="layout" svg:width="0.038cm" svg:height="0.441cm" svg:x="10.414cm" svg:y="8.995cm" svg:viewBox="0 0 39 442" draw:points="18,0 39,22 39,425 18,442 0,425 0,22">
          <text:p/>
        </draw:polygon>
        <draw:polygon draw:style-name="gr9" draw:text-style-name="P10" draw:layer="layout" svg:width="0.038cm" svg:height="0.438cm" svg:x="10.414cm" svg:y="9.436cm" svg:viewBox="0 0 39 439" draw:points="18,0 39,21 39,421 18,439 0,421 0,21">
          <text:p/>
        </draw:polygon>
        <draw:polygon draw:style-name="gr9" draw:text-style-name="P10" draw:layer="layout" svg:width="0.038cm" svg:height="0.441cm" svg:x="10.414cm" svg:y="9.874cm" svg:viewBox="0 0 39 442" draw:points="18,0 39,21 39,424 18,442 0,424 0,21">
          <text:p/>
        </draw:polygon>
        <draw:polygon draw:style-name="gr9" draw:text-style-name="P10" draw:layer="layout" svg:width="0.038cm" svg:height="0.437cm" svg:x="10.414cm" svg:y="10.315cm" svg:viewBox="0 0 39 438" draw:points="18,0 39,21 39,421 18,438 0,421 0,21">
          <text:p/>
        </draw:polygon>
        <draw:polygon draw:style-name="gr9" draw:text-style-name="P10" draw:layer="layout" svg:width="0.039cm" svg:height="0.48cm" svg:x="18.986cm" svg:y="6.342cm" svg:viewBox="0 0 40 481" draw:points="18,18 40,0 40,481 18,460 0,442 0,39">
          <text:p/>
        </draw:polygon>
        <draw:polygon draw:style-name="gr9" draw:text-style-name="P10" draw:layer="layout" svg:width="0.039cm" svg:height="0.477cm" svg:x="18.986cm" svg:y="6.783cm" svg:viewBox="0 0 40 478" draw:points="18,18 40,0 40,478 18,457 0,439 0,39">
          <text:p/>
        </draw:polygon>
        <draw:polygon draw:style-name="gr9" draw:text-style-name="P10" draw:layer="layout" svg:width="0.039cm" svg:height="0.48cm" svg:x="18.986cm" svg:y="7.221cm" svg:viewBox="0 0 40 481" draw:points="18,18 40,0 40,481 18,459 0,442 0,39">
          <text:p/>
        </draw:polygon>
        <draw:polygon draw:style-name="gr9" draw:text-style-name="P10" draw:layer="layout" svg:width="0.039cm" svg:height="0.476cm" svg:x="18.986cm" svg:y="7.662cm" svg:viewBox="0 0 40 477" draw:points="18,17 40,0 40,477 18,456 0,438 0,39">
          <text:p/>
        </draw:polygon>
        <draw:polygon draw:style-name="gr9" draw:text-style-name="P10" draw:layer="layout" svg:width="0.039cm" svg:height="0.48cm" svg:x="18.986cm" svg:y="8.099cm" svg:viewBox="0 0 40 481" draw:points="18,18 40,0 40,481 18,460 0,442 0,39">
          <text:p/>
        </draw:polygon>
        <draw:polygon draw:style-name="gr9" draw:text-style-name="P10" draw:layer="layout" svg:width="0.039cm" svg:height="0.477cm" svg:x="18.986cm" svg:y="8.54cm" svg:viewBox="0 0 40 478" draw:points="18,18 40,0 40,478 18,456 0,439 0,39">
          <text:p/>
        </draw:polygon>
        <draw:polygon draw:style-name="gr9" draw:text-style-name="P10" draw:layer="layout" svg:width="0.039cm" svg:height="0.479cm" svg:x="18.986cm" svg:y="8.978cm" svg:viewBox="0 0 40 480" draw:points="18,17 40,0 40,480 18,459 0,442 0,39">
          <text:p/>
        </draw:polygon>
        <draw:polygon draw:style-name="gr9" draw:text-style-name="P10" draw:layer="layout" svg:width="0.039cm" svg:height="0.476cm" svg:x="18.986cm" svg:y="9.419cm" svg:viewBox="0 0 40 477" draw:points="18,17 40,0 40,477 18,456 0,438 0,38">
          <text:p/>
        </draw:polygon>
        <draw:polygon draw:style-name="gr9" draw:text-style-name="P10" draw:layer="layout" svg:width="0.039cm" svg:height="0.48cm" svg:x="18.986cm" svg:y="9.856cm" svg:viewBox="0 0 40 481" draw:points="18,18 40,0 40,481 18,460 0,441 0,39">
          <text:p/>
        </draw:polygon>
        <draw:polygon draw:style-name="gr9" draw:text-style-name="P10" draw:layer="layout" svg:width="0.039cm" svg:height="0.476cm" svg:x="18.986cm" svg:y="10.297cm" svg:viewBox="0 0 40 477" draw:points="18,18 40,0 40,477 18,456 0,439 0,39">
          <text:p/>
        </draw:polygon>
        <draw:frame draw:style-name="gr1" draw:text-style-name="P2" draw:layer="layout" svg:width="13.041cm" svg:height="0.471cm" svg:x="2.995cm" svg:y="5.207cm">
          <draw:text-box>
            <text:p text:style-name="P1"><text:span text:style-name="T4">horárias, bem como as certificações intermediárias são apresentadas a seguir:</text:span></text:p>
          </draw:text-box>
        </draw:frame>
        <draw:frame draw:style-name="gr10" draw:text-style-name="P11" draw:layer="layout" svg:width="1.992cm" svg:height="0.48cm" svg:x="3.33cm" svg:y="6.329cm">
          <draw:text-box>
            <text:p text:style-name="P1"><text:span text:style-name="T5">CONTEÚDO</text:span></text:p>
          </draw:text-box>
        </draw:frame>
        <draw:frame draw:style-name="gr10" draw:text-style-name="P11" draw:layer="layout" svg:width="4.735cm" svg:height="0.48cm" svg:x="12.217cm" svg:y="6.329cm">
          <draw:text-box>
            <text:p text:style-name="P1"><text:span text:style-name="T5">CARGA HORÁRIA TOTAL (H)</text:span></text:p>
          </draw:text-box>
        </draw:frame>
        <draw:frame draw:style-name="gr10" draw:text-style-name="P11" draw:layer="layout" svg:width="2.178cm" svg:height="0.39cm" svg:x="3.33cm" svg:y="6.833cm">
          <draw:text-box>
            <text:p text:style-name="P1"><text:span text:style-name="T6">1º SEMESTRE</text:span></text:p>
          </draw:text-box>
        </draw:frame>
        <draw:frame draw:style-name="gr10" draw:text-style-name="P11" draw:layer="layout" svg:width="0.535cm" svg:height="0.39cm" svg:x="14.457cm" svg:y="6.833cm">
          <draw:text-box>
            <text:p text:style-name="P1"><text:span text:style-name="T6">348</text:span></text:p>
          </draw:text-box>
        </draw:frame>
        <draw:frame draw:style-name="gr10" draw:text-style-name="P11" draw:layer="layout" svg:width="2.178cm" svg:height="0.39cm" svg:x="3.33cm" svg:y="7.27cm">
          <draw:text-box>
            <text:p text:style-name="P1"><text:span text:style-name="T6">2º SEMESTRE</text:span></text:p>
          </draw:text-box>
        </draw:frame>
        <draw:frame draw:style-name="gr10" draw:text-style-name="P11" draw:layer="layout" svg:width="0.535cm" svg:height="0.39cm" svg:x="14.457cm" svg:y="7.27cm">
          <draw:text-box>
            <text:p text:style-name="P1"><text:span text:style-name="T6">368</text:span></text:p>
          </draw:text-box>
        </draw:frame>
        <draw:frame draw:style-name="gr10" draw:text-style-name="P11" draw:layer="layout" svg:width="2.178cm" svg:height="0.39cm" svg:x="3.33cm" svg:y="7.711cm">
          <draw:text-box>
            <text:p text:style-name="P1"><text:span text:style-name="T6">3º SEMESTRE</text:span></text:p>
          </draw:text-box>
        </draw:frame>
        <draw:frame draw:style-name="gr10" draw:text-style-name="P11" draw:layer="layout" svg:width="0.535cm" svg:height="0.39cm" svg:x="14.457cm" svg:y="7.711cm">
          <draw:text-box>
            <text:p text:style-name="P1"><text:span text:style-name="T6">360</text:span></text:p>
          </draw:text-box>
        </draw:frame>
        <draw:frame draw:style-name="gr10" draw:text-style-name="P11" draw:layer="layout" svg:width="2.178cm" svg:height="0.39cm" svg:x="3.33cm" svg:y="8.149cm">
          <draw:text-box>
            <text:p text:style-name="P1"><text:span text:style-name="T6">4º SEMESTRE</text:span></text:p>
          </draw:text-box>
        </draw:frame>
        <draw:frame draw:style-name="gr10" draw:text-style-name="P11" draw:layer="layout" svg:width="0.535cm" svg:height="0.39cm" svg:x="14.457cm" svg:y="8.149cm">
          <draw:text-box>
            <text:p text:style-name="P1"><text:span text:style-name="T6">312</text:span></text:p>
          </draw:text-box>
        </draw:frame>
        <draw:frame draw:style-name="gr10" draw:text-style-name="P11" draw:layer="layout" svg:width="2.178cm" svg:height="0.39cm" svg:x="3.33cm" svg:y="8.59cm">
          <draw:text-box>
            <text:p text:style-name="P1"><text:span text:style-name="T6">5º SEMESTRE</text:span></text:p>
          </draw:text-box>
        </draw:frame>
        <draw:frame draw:style-name="gr10" draw:text-style-name="P11" draw:layer="layout" svg:width="0.535cm" svg:height="0.39cm" svg:x="14.457cm" svg:y="8.59cm">
          <draw:text-box>
            <text:p text:style-name="P1"><text:span text:style-name="T6">324</text:span></text:p>
          </draw:text-box>
        </draw:frame>
        <draw:frame draw:style-name="gr10" draw:text-style-name="P11" draw:layer="layout" svg:width="2.178cm" svg:height="0.39cm" svg:x="3.33cm" svg:y="9.027cm">
          <draw:text-box>
            <text:p text:style-name="P1"><text:span text:style-name="T6">6º SEMESTRE</text:span></text:p>
          </draw:text-box>
        </draw:frame>
        <draw:frame draw:style-name="gr10" draw:text-style-name="P11" draw:layer="layout" svg:width="0.535cm" svg:height="0.39cm" svg:x="14.457cm" svg:y="9.027cm">
          <draw:text-box>
            <text:p text:style-name="P1"><text:span text:style-name="T6">288</text:span></text:p>
          </draw:text-box>
        </draw:frame>
        <draw:frame draw:style-name="gr10" draw:text-style-name="P11" draw:layer="layout" svg:width="1.492cm" svg:height="0.48cm" svg:x="3.33cm" svg:y="9.405cm">
          <draw:text-box>
            <text:p text:style-name="P1"><text:span text:style-name="T5">Subtotal</text:span></text:p>
          </draw:text-box>
        </draw:frame>
        <draw:frame draw:style-name="gr10" draw:text-style-name="P11" draw:layer="layout" svg:width="0.899cm" svg:height="0.48cm" svg:x="14.323cm" svg:y="9.405cm">
          <draw:text-box>
            <text:p text:style-name="P1"><text:span text:style-name="T5">2.000</text:span></text:p>
          </draw:text-box>
        </draw:frame>
        <draw:frame draw:style-name="gr10" draw:text-style-name="P11" draw:layer="layout" svg:width="4.011cm" svg:height="0.39cm" svg:x="3.33cm" svg:y="9.906cm">
          <draw:text-box>
            <text:p text:style-name="P1"><text:span text:style-name="T6">Atividades Complementares</text:span></text:p>
          </draw:text-box>
        </draw:frame>
        <draw:frame draw:style-name="gr10" draw:text-style-name="P11" draw:layer="layout" svg:width="0.535cm" svg:height="0.39cm" svg:x="14.457cm" svg:y="9.906cm">
          <draw:text-box>
            <text:p text:style-name="P1"><text:span text:style-name="T6">120</text:span></text:p>
          </draw:text-box>
        </draw:frame>
        <draw:frame draw:style-name="gr10" draw:text-style-name="P11" draw:layer="layout" svg:width="0.891cm" svg:height="0.48cm" svg:x="3.33cm" svg:y="10.284cm">
          <draw:text-box>
            <text:p text:style-name="P1"><text:span text:style-name="T5">Total</text:span></text:p>
          </draw:text-box>
        </draw:frame>
        <draw:polygon draw:style-name="gr9" draw:text-style-name="P10" draw:layer="layout" svg:width="16.052cm" svg:height="0.038cm" svg:x="2.973cm" svg:y="11.197cm" svg:viewBox="0 0 16053 39" draw:points="16032,17 16014,39 39,39 18,17 0,0 16053,0">
          <text:p/>
        </draw:polygon>
        <draw:polygon draw:style-name="gr9" draw:text-style-name="P10" draw:layer="layout" svg:width="7.105cm" svg:height="0.039cm" svg:x="2.991cm" svg:y="11.634cm" svg:viewBox="0 0 7106 40" draw:points="7085,19 7067,40 21,40 0,19 21,0 7106,0">
          <text:p/>
        </draw:polygon>
        <draw:polygon draw:style-name="gr9" draw:text-style-name="P10" draw:layer="layout" svg:width="1.295cm" svg:height="0.039cm" svg:x="10.057cm" svg:y="11.634cm" svg:viewBox="0 0 1296 40" draw:points="1275,19 1257,40 39,40 18,19 0,0 1296,0">
          <text:p/>
        </draw:polygon>
        <draw:polygon draw:style-name="gr9" draw:text-style-name="P10" draw:layer="layout" svg:width="2.399cm" svg:height="0.039cm" svg:x="11.313cm" svg:y="11.634cm" svg:viewBox="0 0 2400 40" draw:points="2379,19 2361,40 39,40 18,19 0,0 2400,0">
          <text:p/>
        </draw:polygon>
        <draw:polygon draw:style-name="gr9" draw:text-style-name="P10" draw:layer="layout" svg:width="3.863cm" svg:height="0.039cm" svg:x="13.673cm" svg:y="11.634cm" svg:viewBox="0 0 3864 40" draw:points="3843,19 3825,40 39,40 18,19 0,0 3864,0">
          <text:p/>
        </draw:polygon>
        <draw:polygon draw:style-name="gr9" draw:text-style-name="P10" draw:layer="layout" svg:width="1.507cm" svg:height="0.039cm" svg:x="17.497cm" svg:y="11.634cm" svg:viewBox="0 0 1508 40" draw:points="1508,19 1490,40 39,40 18,19 0,0 1490,0">
          <text:p/>
        </draw:polygon>
        <draw:polygon draw:style-name="gr9" draw:text-style-name="P10" draw:layer="layout" svg:width="1.915cm" svg:height="0.039cm" svg:x="13.691cm" svg:y="12.075cm" svg:viewBox="0 0 1916 40" draw:points="1895,18 1878,40 21,40 0,18 21,0 1916,0">
          <text:p/>
        </draw:polygon>
        <draw:polygon draw:style-name="gr9" draw:text-style-name="P10" draw:layer="layout" svg:width="1.947cm" svg:height="0.039cm" svg:x="15.568cm" svg:y="12.075cm" svg:viewBox="0 0 1948 40" draw:points="1948,18 1930,40 38,40 17,18 0,0 1930,0">
          <text:p/>
        </draw:polygon>
        <draw:polygon draw:style-name="gr9" draw:text-style-name="P10" draw:layer="layout" svg:width="7.084cm" svg:height="0.038cm" svg:x="2.991cm" svg:y="12.513cm" svg:viewBox="0 0 7085 39" draw:points="7085,18 7067,39 21,39 0,18 21,0 7067,0">
          <text:p/>
        </draw:polygon>
        <draw:polygon draw:style-name="gr9" draw:text-style-name="P10" draw:layer="layout" svg:width="1.256cm" svg:height="0.038cm" svg:x="10.075cm" svg:y="12.513cm" svg:viewBox="0 0 1257 39" draw:points="1257,18 1239,39 21,39 0,18 21,0 1239,0">
          <text:p/>
        </draw:polygon>
        <draw:polygon draw:style-name="gr9" draw:text-style-name="P10" draw:layer="layout" svg:width="2.36cm" svg:height="0.038cm" svg:x="11.331cm" svg:y="12.513cm" svg:viewBox="0 0 2361 39" draw:points="2361,18 2343,39 21,39 0,18 21,0 2343,0">
          <text:p/>
        </draw:polygon>
        <draw:polygon draw:style-name="gr9" draw:text-style-name="P10" draw:layer="layout" svg:width="1.894cm" svg:height="0.038cm" svg:x="13.691cm" svg:y="12.513cm" svg:viewBox="0 0 1895 39" draw:points="1895,18 1878,39 21,39 0,18 21,0 1878,0">
          <text:p/>
        </draw:polygon>
        <draw:polygon draw:style-name="gr9" draw:text-style-name="P10" draw:layer="layout" svg:width="1.93cm" svg:height="0.038cm" svg:x="15.585cm" svg:y="12.513cm" svg:viewBox="0 0 1931 39" draw:points="1931,18 1913,39 21,39 0,18 21,0 1913,0">
          <text:p/>
        </draw:polygon>
        <draw:polygon draw:style-name="gr9" draw:text-style-name="P10" draw:layer="layout" svg:width="1.489cm" svg:height="0.038cm" svg:x="17.515cm" svg:y="12.513cm" svg:viewBox="0 0 1490 39" draw:points="1490,18 1472,39 21,39 0,18 21,0 1472,0">
          <text:p/>
        </draw:polygon>
        <draw:polygon draw:style-name="gr9" draw:text-style-name="P10" draw:layer="layout" svg:width="7.084cm" svg:height="0.038cm" svg:x="2.991cm" svg:y="12.954cm" svg:viewBox="0 0 7085 39" draw:points="7085,17 7067,39 21,39 0,17 21,0 7067,0">
          <text:p/>
        </draw:polygon>
        <draw:polygon draw:style-name="gr9" draw:text-style-name="P10" draw:layer="layout" svg:width="1.256cm" svg:height="0.038cm" svg:x="10.075cm" svg:y="12.954cm" svg:viewBox="0 0 1257 39" draw:points="1257,17 1239,39 21,39 0,17 21,0 1239,0">
          <text:p/>
        </draw:polygon>
        <draw:polygon draw:style-name="gr9" draw:text-style-name="P10" draw:layer="layout" svg:width="2.36cm" svg:height="0.038cm" svg:x="11.331cm" svg:y="12.954cm" svg:viewBox="0 0 2361 39" draw:points="2361,17 2343,39 21,39 0,17 21,0 2343,0">
          <text:p/>
        </draw:polygon>
        <draw:polygon draw:style-name="gr9" draw:text-style-name="P10" draw:layer="layout" svg:width="1.894cm" svg:height="0.038cm" svg:x="13.691cm" svg:y="12.954cm" svg:viewBox="0 0 1895 39" draw:points="1895,17 1878,39 21,39 0,17 21,0 1878,0">
          <text:p/>
        </draw:polygon>
        <draw:polygon draw:style-name="gr9" draw:text-style-name="P10" draw:layer="layout" svg:width="1.93cm" svg:height="0.038cm" svg:x="15.585cm" svg:y="12.954cm" svg:viewBox="0 0 1931 39" draw:points="1931,17 1913,39 21,39 0,17 21,0 1913,0">
          <text:p/>
        </draw:polygon>
        <draw:polygon draw:style-name="gr9" draw:text-style-name="P10" draw:layer="layout" svg:width="1.489cm" svg:height="0.038cm" svg:x="17.515cm" svg:y="12.954cm" svg:viewBox="0 0 1490 39" draw:points="1490,17 1472,39 21,39 0,17 21,0 1472,0">
          <text:p/>
        </draw:polygon>
        <draw:polygon draw:style-name="gr9" draw:text-style-name="P10" draw:layer="layout" svg:width="7.084cm" svg:height="0.039cm" svg:x="2.991cm" svg:y="13.391cm" svg:viewBox="0 0 7085 40" draw:points="7085,19 7067,40 21,40 0,19 21,0 7067,0">
          <text:p/>
        </draw:polygon>
        <draw:polygon draw:style-name="gr9" draw:text-style-name="P10" draw:layer="layout" svg:width="1.256cm" svg:height="0.039cm" svg:x="10.075cm" svg:y="13.391cm" svg:viewBox="0 0 1257 40" draw:points="1257,19 1239,40 21,40 0,19 21,0 1239,0">
          <text:p/>
        </draw:polygon>
        <draw:polygon draw:style-name="gr9" draw:text-style-name="P10" draw:layer="layout" svg:width="2.36cm" svg:height="0.039cm" svg:x="11.331cm" svg:y="13.391cm" svg:viewBox="0 0 2361 40" draw:points="2361,19 2343,40 21,40 0,19 21,0 2343,0">
          <text:p/>
        </draw:polygon>
        <draw:polygon draw:style-name="gr9" draw:text-style-name="P10" draw:layer="layout" svg:width="1.894cm" svg:height="0.039cm" svg:x="13.691cm" svg:y="13.391cm" svg:viewBox="0 0 1895 40" draw:points="1895,19 1878,40 21,40 0,19 21,0 1878,0">
          <text:p/>
        </draw:polygon>
        <draw:polygon draw:style-name="gr9" draw:text-style-name="P10" draw:layer="layout" svg:width="1.93cm" svg:height="0.039cm" svg:x="15.585cm" svg:y="13.391cm" svg:viewBox="0 0 1931 40" draw:points="1931,19 1913,40 21,40 0,19 21,0 1913,0">
          <text:p/>
        </draw:polygon>
        <draw:polygon draw:style-name="gr9" draw:text-style-name="P10" draw:layer="layout" svg:width="1.489cm" svg:height="0.039cm" svg:x="17.515cm" svg:y="13.391cm" svg:viewBox="0 0 1490 40" draw:points="1490,19 1472,40 21,40 0,19 21,0 1472,0">
          <text:p/>
        </draw:polygon>
        <draw:polygon draw:style-name="gr9" draw:text-style-name="P10" draw:layer="layout" svg:width="7.084cm" svg:height="0.039cm" svg:x="2.991cm" svg:y="13.832cm" svg:viewBox="0 0 7085 40" draw:points="7085,18 7067,40 21,40 0,18 21,0 7067,0">
          <text:p/>
        </draw:polygon>
        <draw:polygon draw:style-name="gr9" draw:text-style-name="P10" draw:layer="layout" svg:width="1.256cm" svg:height="0.039cm" svg:x="10.075cm" svg:y="13.832cm" svg:viewBox="0 0 1257 40" draw:points="1257,18 1239,40 21,40 0,18 21,0 1239,0">
          <text:p/>
        </draw:polygon>
        <draw:polygon draw:style-name="gr9" draw:text-style-name="P10" draw:layer="layout" svg:width="2.36cm" svg:height="0.039cm" svg:x="11.331cm" svg:y="13.832cm" svg:viewBox="0 0 2361 40" draw:points="2361,18 2343,40 21,40 0,18 21,0 2343,0">
          <text:p/>
        </draw:polygon>
        <draw:polygon draw:style-name="gr9" draw:text-style-name="P10" draw:layer="layout" svg:width="1.894cm" svg:height="0.039cm" svg:x="13.691cm" svg:y="13.832cm" svg:viewBox="0 0 1895 40" draw:points="1895,18 1878,40 21,40 0,18 21,0 1878,0">
          <text:p/>
        </draw:polygon>
        <draw:polygon draw:style-name="gr9" draw:text-style-name="P10" draw:layer="layout" svg:width="1.93cm" svg:height="0.039cm" svg:x="15.585cm" svg:y="13.832cm" svg:viewBox="0 0 1931 40" draw:points="1931,18 1913,40 21,40 0,18 21,0 1913,0">
          <text:p/>
        </draw:polygon>
        <draw:polygon draw:style-name="gr9" draw:text-style-name="P10" draw:layer="layout" svg:width="1.489cm" svg:height="0.039cm" svg:x="17.515cm" svg:y="13.832cm" svg:viewBox="0 0 1490 40" draw:points="1490,18 1472,40 21,40 0,18 21,0 1472,0">
          <text:p/>
        </draw:polygon>
        <draw:polygon draw:style-name="gr9" draw:text-style-name="P10" draw:layer="layout" svg:width="7.084cm" svg:height="0.039cm" svg:x="2.991cm" svg:y="14.269cm" svg:viewBox="0 0 7085 40" draw:points="7085,18 7067,40 21,40 0,18 21,0 7067,0">
          <text:p/>
        </draw:polygon>
        <draw:polygon draw:style-name="gr9" draw:text-style-name="P10" draw:layer="layout" svg:width="1.256cm" svg:height="0.039cm" svg:x="10.075cm" svg:y="14.269cm" svg:viewBox="0 0 1257 40" draw:points="1257,18 1239,40 21,40 0,18 21,0 1239,0">
          <text:p/>
        </draw:polygon>
        <draw:polygon draw:style-name="gr9" draw:text-style-name="P10" draw:layer="layout" svg:width="2.36cm" svg:height="0.039cm" svg:x="11.331cm" svg:y="14.269cm" svg:viewBox="0 0 2361 40" draw:points="2361,18 2343,40 21,40 0,18 21,0 2343,0">
          <text:p/>
        </draw:polygon>
        <draw:polygon draw:style-name="gr9" draw:text-style-name="P10" draw:layer="layout" svg:width="1.894cm" svg:height="0.039cm" svg:x="13.691cm" svg:y="14.269cm" svg:viewBox="0 0 1895 40" draw:points="1895,18 1878,40 21,40 0,18 21,0 1878,0">
          <text:p/>
        </draw:polygon>
        <draw:polygon draw:style-name="gr9" draw:text-style-name="P10" draw:layer="layout" svg:width="1.93cm" svg:height="0.039cm" svg:x="15.585cm" svg:y="14.269cm" svg:viewBox="0 0 1931 40" draw:points="1931,18 1913,40 21,40 0,18 21,0 1913,0">
          <text:p/>
        </draw:polygon>
        <draw:polygon draw:style-name="gr9" draw:text-style-name="P10" draw:layer="layout" svg:width="1.489cm" svg:height="0.039cm" svg:x="17.515cm" svg:y="14.269cm" svg:viewBox="0 0 1490 40" draw:points="1490,18 1472,40 21,40 0,18 21,0 1472,0">
          <text:p/>
        </draw:polygon>
        <draw:polygon draw:style-name="gr9" draw:text-style-name="P10" draw:layer="layout" svg:width="7.084cm" svg:height="0.039cm" svg:x="2.991cm" svg:y="14.71cm" svg:viewBox="0 0 7085 40" draw:points="7085,19 7067,40 21,40 0,19 21,0 7067,0">
          <text:p/>
        </draw:polygon>
        <draw:polygon draw:style-name="gr9" draw:text-style-name="P10" draw:layer="layout" svg:width="1.256cm" svg:height="0.039cm" svg:x="10.075cm" svg:y="14.71cm" svg:viewBox="0 0 1257 40" draw:points="1257,19 1239,40 21,40 0,19 21,0 1239,0">
          <text:p/>
        </draw:polygon>
        <draw:polygon draw:style-name="gr9" draw:text-style-name="P10" draw:layer="layout" svg:width="2.36cm" svg:height="0.039cm" svg:x="11.331cm" svg:y="14.71cm" svg:viewBox="0 0 2361 40" draw:points="2361,19 2343,40 21,40 0,19 21,0 2343,0">
          <text:p/>
        </draw:polygon>
        <draw:polygon draw:style-name="gr9" draw:text-style-name="P10" draw:layer="layout" svg:width="1.894cm" svg:height="0.039cm" svg:x="13.691cm" svg:y="14.71cm" svg:viewBox="0 0 1895 40" draw:points="1895,19 1878,40 21,40 0,19 21,0 1878,0">
          <text:p/>
        </draw:polygon>
        <draw:polygon draw:style-name="gr9" draw:text-style-name="P10" draw:layer="layout" svg:width="1.93cm" svg:height="0.039cm" svg:x="15.585cm" svg:y="14.71cm" svg:viewBox="0 0 1931 40" draw:points="1931,19 1913,40 21,40 0,19 21,0 1913,0">
          <text:p/>
        </draw:polygon>
        <draw:polygon draw:style-name="gr9" draw:text-style-name="P10" draw:layer="layout" svg:width="1.489cm" svg:height="0.039cm" svg:x="17.515cm" svg:y="14.71cm" svg:viewBox="0 0 1490 40" draw:points="1490,19 1472,40 21,40 0,19 21,0 1472,0">
          <text:p/>
        </draw:polygon>
        <draw:polygon draw:style-name="gr9" draw:text-style-name="P10" draw:layer="layout" svg:width="7.105cm" svg:height="0.039cm" svg:x="2.991cm" svg:y="15.148cm" svg:viewBox="0 0 7106 40" draw:points="7085,17 7106,40 21,40 0,17 21,0 7067,0">
          <text:p/>
        </draw:polygon>
        <draw:polygon draw:style-name="gr9" draw:text-style-name="P10" draw:layer="layout" svg:width="1.295cm" svg:height="0.039cm" svg:x="10.057cm" svg:y="15.148cm" svg:viewBox="0 0 1296 40" draw:points="1275,17 1296,40 0,40 18,17 39,0 1257,0">
          <text:p/>
        </draw:polygon>
        <draw:polygon draw:style-name="gr9" draw:text-style-name="P10" draw:layer="layout" svg:width="2.378cm" svg:height="0.039cm" svg:x="11.313cm" svg:y="15.148cm" svg:viewBox="0 0 2379 40" draw:points="2379,17 2361,40 0,40 18,17 39,0 2361,0">
          <text:p/>
        </draw:polygon>
        <draw:polygon draw:style-name="gr9" draw:text-style-name="P10" draw:layer="layout" svg:width="1.894cm" svg:height="0.039cm" svg:x="13.691cm" svg:y="15.148cm" svg:viewBox="0 0 1895 40" draw:points="1895,17 1878,40 21,40 0,17 21,0 1878,0">
          <text:p/>
        </draw:polygon>
        <draw:polygon draw:style-name="gr9" draw:text-style-name="P10" draw:layer="layout" svg:width="1.93cm" svg:height="0.039cm" svg:x="15.585cm" svg:y="15.148cm" svg:viewBox="0 0 1931 40" draw:points="1931,17 1913,40 21,40 0,17 21,0 1913,0">
          <text:p/>
        </draw:polygon>
        <draw:polygon draw:style-name="gr9" draw:text-style-name="P10" draw:layer="layout" svg:width="1.489cm" svg:height="0.039cm" svg:x="17.515cm" svg:y="15.148cm" svg:viewBox="0 0 1490 40" draw:points="1490,17 1472,40 21,40 0,17 21,0 1472,0">
          <text:p/>
        </draw:polygon>
        <draw:polygon draw:style-name="gr9" draw:text-style-name="P10" draw:layer="layout" svg:width="10.721cm" svg:height="0.039cm" svg:x="2.991cm" svg:y="15.589cm" svg:viewBox="0 0 10722 40" draw:points="10701,18 10722,40 21,40 0,18 21,0 10683,0">
          <text:p/>
        </draw:polygon>
        <draw:polygon draw:style-name="gr9" draw:text-style-name="P10" draw:layer="layout" svg:width="1.933cm" svg:height="0.039cm" svg:x="13.673cm" svg:y="15.589cm" svg:viewBox="0 0 1934 40" draw:points="1913,18 1934,40 0,40 18,18 39,0 1896,0">
          <text:p/>
        </draw:polygon>
        <draw:polygon draw:style-name="gr9" draw:text-style-name="P10" draw:layer="layout" svg:width="1.968cm" svg:height="0.039cm" svg:x="15.568cm" svg:y="15.589cm" svg:viewBox="0 0 1969 40" draw:points="1948,18 1969,40 0,40 17,18 38,0 1930,0">
          <text:p/>
        </draw:polygon>
        <draw:polygon draw:style-name="gr9" draw:text-style-name="P10" draw:layer="layout" svg:width="1.507cm" svg:height="0.039cm" svg:x="17.497cm" svg:y="15.589cm" svg:viewBox="0 0 1508 40" draw:points="1508,18 1490,40 0,40 18,18 39,0 1490,0">
          <text:p/>
        </draw:polygon>
        <draw:polygon draw:style-name="gr9" draw:text-style-name="P10" draw:layer="layout" svg:width="16.052cm" svg:height="0.039cm" svg:x="2.973cm" svg:y="16.026cm" svg:viewBox="0 0 16053 40" draw:points="16032,18 16053,40 0,40 18,18 39,0 16014,0">
          <text:p/>
        </draw:polygon>
        <draw:polygon draw:style-name="gr9" draw:text-style-name="P10" draw:layer="layout" svg:width="0.039cm" svg:height="0.476cm" svg:x="2.973cm" svg:y="11.197cm" svg:viewBox="0 0 40 477" draw:points="19,17 40,38 40,437 19,455 0,477 0,0">
          <text:p/>
        </draw:polygon>
        <draw:polygon draw:style-name="gr9" draw:text-style-name="P10" draw:layer="layout" svg:width="0.039cm" svg:height="0.917cm" svg:x="2.973cm" svg:y="11.634cm" svg:viewBox="0 0 40 918" draw:points="19,18 40,39 40,880 19,897 0,918 0,0">
          <text:p/>
        </draw:polygon>
        <draw:polygon draw:style-name="gr9" draw:text-style-name="P10" draw:layer="layout" svg:width="0.039cm" svg:height="0.479cm" svg:x="2.973cm" svg:y="12.513cm" svg:viewBox="0 0 40 480" draw:points="19,17 40,38 40,442 19,459 0,480 0,0">
          <text:p/>
        </draw:polygon>
        <draw:polygon draw:style-name="gr9" draw:text-style-name="P10" draw:layer="layout" svg:width="0.039cm" svg:height="0.476cm" svg:x="2.973cm" svg:y="12.954cm" svg:viewBox="0 0 40 477" draw:points="19,17 40,38 40,438 19,456 0,477 0,0">
          <text:p/>
        </draw:polygon>
        <draw:polygon draw:style-name="gr9" draw:text-style-name="P10" draw:layer="layout" svg:width="0.039cm" svg:height="0.48cm" svg:x="2.973cm" svg:y="13.391cm" svg:viewBox="0 0 40 481" draw:points="19,18 40,39 40,442 19,460 0,481 0,0">
          <text:p/>
        </draw:polygon>
        <draw:polygon draw:style-name="gr9" draw:text-style-name="P10" draw:layer="layout" svg:width="0.039cm" svg:height="0.476cm" svg:x="2.973cm" svg:y="13.832cm" svg:viewBox="0 0 40 477" draw:points="19,18 40,39 40,438 19,456 0,477 0,0">
          <text:p/>
        </draw:polygon>
        <draw:polygon draw:style-name="gr9" draw:text-style-name="P10" draw:layer="layout" svg:width="0.039cm" svg:height="0.48cm" svg:x="2.973cm" svg:y="14.269cm" svg:viewBox="0 0 40 481" draw:points="19,18 40,39 40,442 19,460 0,481 0,0">
          <text:p/>
        </draw:polygon>
        <draw:polygon draw:style-name="gr9" draw:text-style-name="P10" draw:layer="layout" svg:width="0.039cm" svg:height="0.477cm" svg:x="2.973cm" svg:y="14.71cm" svg:viewBox="0 0 40 478" draw:points="19,18 40,39 40,439 19,456 0,478 0,0">
          <text:p/>
        </draw:polygon>
        <draw:polygon draw:style-name="gr9" draw:text-style-name="P10" draw:layer="layout" svg:width="0.039cm" svg:height="0.48cm" svg:x="2.973cm" svg:y="15.148cm" svg:viewBox="0 0 40 481" draw:points="19,17 40,39 40,442 19,459 0,481 0,0">
          <text:p/>
        </draw:polygon>
        <draw:polygon draw:style-name="gr9" draw:text-style-name="P10" draw:layer="layout" svg:width="0.039cm" svg:height="0.476cm" svg:x="2.973cm" svg:y="15.589cm" svg:viewBox="0 0 40 477" draw:points="19,17 40,39 40,438 19,456 0,477 0,0">
          <text:p/>
        </draw:polygon>
        <draw:polygon draw:style-name="gr9" draw:text-style-name="P10" draw:layer="layout" svg:width="0.039cm" svg:height="0.878cm" svg:x="10.057cm" svg:y="11.652cm" svg:viewBox="0 0 40 879" draw:points="18,0 40,21 40,862 18,879 0,862 0,21">
          <text:p/>
        </draw:polygon>
        <draw:polygon draw:style-name="gr9" draw:text-style-name="P10" draw:layer="layout" svg:width="0.039cm" svg:height="0.441cm" svg:x="10.057cm" svg:y="12.53cm" svg:viewBox="0 0 40 442" draw:points="18,0 40,22 40,425 18,442 0,425 0,22">
          <text:p/>
        </draw:polygon>
        <draw:polygon draw:style-name="gr9" draw:text-style-name="P10" draw:layer="layout" svg:width="0.039cm" svg:height="0.438cm" svg:x="10.057cm" svg:y="12.971cm" svg:viewBox="0 0 40 439" draw:points="18,0 40,21 40,421 18,439 0,421 0,21">
          <text:p/>
        </draw:polygon>
        <draw:polygon draw:style-name="gr9" draw:text-style-name="P10" draw:layer="layout" svg:width="0.039cm" svg:height="0.441cm" svg:x="10.057cm" svg:y="13.409cm" svg:viewBox="0 0 40 442" draw:points="18,0 40,22 40,424 18,442 0,424 0,22">
          <text:p/>
        </draw:polygon>
        <draw:polygon draw:style-name="gr9" draw:text-style-name="P10" draw:layer="layout" svg:width="0.039cm" svg:height="0.437cm" svg:x="10.057cm" svg:y="13.85cm" svg:viewBox="0 0 40 438" draw:points="18,0 40,21 40,420 18,438 0,420 0,21">
          <text:p/>
        </draw:polygon>
        <draw:polygon draw:style-name="gr9" draw:text-style-name="P10" draw:layer="layout" svg:width="0.039cm" svg:height="0.441cm" svg:x="10.057cm" svg:y="14.287cm" svg:viewBox="0 0 40 442" draw:points="18,0 40,22 40,424 18,442 0,424 0,22">
          <text:p/>
        </draw:polygon>
        <draw:polygon draw:style-name="gr9" draw:text-style-name="P10" draw:layer="layout" svg:width="0.039cm" svg:height="0.437cm" svg:x="10.057cm" svg:y="14.728cm" svg:viewBox="0 0 40 438" draw:points="18,0 40,21 40,421 18,438 0,421 0,21">
          <text:p/>
        </draw:polygon>
        <draw:polygon draw:style-name="gr9" draw:text-style-name="P10" draw:layer="layout" svg:width="0.039cm" svg:height="0.878cm" svg:x="11.313cm" svg:y="11.652cm" svg:viewBox="0 0 40 879" draw:points="18,0 40,21 40,862 18,879 0,862 0,21">
          <text:p/>
        </draw:polygon>
        <draw:polygon draw:style-name="gr9" draw:text-style-name="P10" draw:layer="layout" svg:width="0.039cm" svg:height="0.441cm" svg:x="11.313cm" svg:y="12.53cm" svg:viewBox="0 0 40 442" draw:points="18,0 40,22 40,425 18,442 0,425 0,22">
          <text:p/>
        </draw:polygon>
        <draw:polygon draw:style-name="gr9" draw:text-style-name="P10" draw:layer="layout" svg:width="0.039cm" svg:height="0.438cm" svg:x="11.313cm" svg:y="12.971cm" svg:viewBox="0 0 40 439" draw:points="18,0 40,21 40,421 18,439 0,421 0,21">
          <text:p/>
        </draw:polygon>
        <draw:polygon draw:style-name="gr9" draw:text-style-name="P10" draw:layer="layout" svg:width="0.039cm" svg:height="0.441cm" svg:x="11.313cm" svg:y="13.409cm" svg:viewBox="0 0 40 442" draw:points="18,0 40,22 40,424 18,442 0,424 0,22">
          <text:p/>
        </draw:polygon>
        <draw:polygon draw:style-name="gr9" draw:text-style-name="P10" draw:layer="layout" svg:width="0.039cm" svg:height="0.437cm" svg:x="11.313cm" svg:y="13.85cm" svg:viewBox="0 0 40 438" draw:points="18,0 40,21 40,420 18,438 0,420 0,21">
          <text:p/>
        </draw:polygon>
        <draw:polygon draw:style-name="gr9" draw:text-style-name="P10" draw:layer="layout" svg:width="0.039cm" svg:height="0.441cm" svg:x="11.313cm" svg:y="14.287cm" svg:viewBox="0 0 40 442" draw:points="18,0 40,22 40,424 18,442 0,424 0,22">
          <text:p/>
        </draw:polygon>
        <draw:polygon draw:style-name="gr9" draw:text-style-name="P10" draw:layer="layout" svg:width="0.039cm" svg:height="0.437cm" svg:x="11.313cm" svg:y="14.728cm" svg:viewBox="0 0 40 438" draw:points="18,0 40,21 40,421 18,438 0,421 0,21">
          <text:p/>
        </draw:polygon>
        <draw:polygon draw:style-name="gr9" draw:text-style-name="P10" draw:layer="layout" svg:width="0.039cm" svg:height="0.462cm" svg:x="13.673cm" svg:y="11.652cm" svg:viewBox="0 0 40 463" draw:points="18,0 40,21 40,424 18,442 0,463 0,21">
          <text:p/>
        </draw:polygon>
        <draw:polygon draw:style-name="gr9" draw:text-style-name="P10" draw:layer="layout" svg:width="0.039cm" svg:height="0.455cm" svg:x="13.673cm" svg:y="12.075cm" svg:viewBox="0 0 40 456" draw:points="18,18 40,39 40,439 18,456 0,439 0,0">
          <text:p/>
        </draw:polygon>
        <draw:polygon draw:style-name="gr9" draw:text-style-name="P10" draw:layer="layout" svg:width="0.039cm" svg:height="0.441cm" svg:x="13.673cm" svg:y="12.53cm" svg:viewBox="0 0 40 442" draw:points="18,0 40,22 40,425 18,442 0,425 0,22">
          <text:p/>
        </draw:polygon>
        <draw:polygon draw:style-name="gr9" draw:text-style-name="P10" draw:layer="layout" svg:width="0.039cm" svg:height="0.438cm" svg:x="13.673cm" svg:y="12.971cm" svg:viewBox="0 0 40 439" draw:points="18,0 40,21 40,421 18,439 0,421 0,21">
          <text:p/>
        </draw:polygon>
        <draw:polygon draw:style-name="gr9" draw:text-style-name="P10" draw:layer="layout" svg:width="0.039cm" svg:height="0.441cm" svg:x="13.673cm" svg:y="13.409cm" svg:viewBox="0 0 40 442" draw:points="18,0 40,22 40,424 18,442 0,424 0,22">
          <text:p/>
        </draw:polygon>
        <draw:polygon draw:style-name="gr9" draw:text-style-name="P10" draw:layer="layout" svg:width="0.039cm" svg:height="0.437cm" svg:x="13.673cm" svg:y="13.85cm" svg:viewBox="0 0 40 438" draw:points="18,0 40,21 40,420 18,438 0,420 0,21">
          <text:p/>
        </draw:polygon>
        <draw:polygon draw:style-name="gr9" draw:text-style-name="P10" draw:layer="layout" svg:width="0.039cm" svg:height="0.441cm" svg:x="13.673cm" svg:y="14.287cm" svg:viewBox="0 0 40 442" draw:points="18,0 40,22 40,424 18,442 0,424 0,22">
          <text:p/>
        </draw:polygon>
        <draw:polygon draw:style-name="gr9" draw:text-style-name="P10" draw:layer="layout" svg:width="0.039cm" svg:height="0.437cm" svg:x="13.673cm" svg:y="14.728cm" svg:viewBox="0 0 40 438" draw:points="18,0 40,21 40,421 18,438 0,421 0,21">
          <text:p/>
        </draw:polygon>
        <draw:polygon draw:style-name="gr9" draw:text-style-name="P10" draw:layer="layout" svg:width="0.039cm" svg:height="0.441cm" svg:x="13.673cm" svg:y="15.165cm" svg:viewBox="0 0 40 442" draw:points="18,0 40,23 40,425 18,442 0,425 0,23">
          <text:p/>
        </draw:polygon>
        <draw:polygon draw:style-name="gr9" draw:text-style-name="P10" draw:layer="layout" svg:width="0.038cm" svg:height="0.437cm" svg:x="15.568cm" svg:y="12.093cm" svg:viewBox="0 0 39 438" draw:points="17,0 39,21 39,421 17,438 0,421 0,21">
          <text:p/>
        </draw:polygon>
        <draw:polygon draw:style-name="gr9" draw:text-style-name="P10" draw:layer="layout" svg:width="0.038cm" svg:height="0.441cm" svg:x="15.568cm" svg:y="12.53cm" svg:viewBox="0 0 39 442" draw:points="17,0 39,22 39,425 17,442 0,425 0,22">
          <text:p/>
        </draw:polygon>
        <draw:polygon draw:style-name="gr9" draw:text-style-name="P10" draw:layer="layout" svg:width="0.038cm" svg:height="0.438cm" svg:x="15.568cm" svg:y="12.971cm" svg:viewBox="0 0 39 439" draw:points="17,0 39,21 39,421 17,439 0,421 0,21">
          <text:p/>
        </draw:polygon>
        <draw:polygon draw:style-name="gr9" draw:text-style-name="P10" draw:layer="layout" svg:width="0.038cm" svg:height="0.441cm" svg:x="15.568cm" svg:y="13.409cm" svg:viewBox="0 0 39 442" draw:points="17,0 39,22 39,424 17,442 0,424 0,22">
          <text:p/>
        </draw:polygon>
        <draw:polygon draw:style-name="gr9" draw:text-style-name="P10" draw:layer="layout" svg:width="0.038cm" svg:height="0.437cm" svg:x="15.568cm" svg:y="13.85cm" svg:viewBox="0 0 39 438" draw:points="17,0 39,21 39,420 17,438 0,420 0,21">
          <text:p/>
        </draw:polygon>
        <draw:polygon draw:style-name="gr9" draw:text-style-name="P10" draw:layer="layout" svg:width="0.038cm" svg:height="0.441cm" svg:x="15.568cm" svg:y="14.287cm" svg:viewBox="0 0 39 442" draw:points="17,0 39,22 39,424 17,442 0,424 0,22">
          <text:p/>
        </draw:polygon>
        <draw:polygon draw:style-name="gr9" draw:text-style-name="P10" draw:layer="layout" svg:width="0.038cm" svg:height="0.437cm" svg:x="15.568cm" svg:y="14.728cm" svg:viewBox="0 0 39 438" draw:points="17,0 39,21 39,421 17,438 0,421 0,21">
          <text:p/>
        </draw:polygon>
        <draw:polygon draw:style-name="gr9" draw:text-style-name="P10" draw:layer="layout" svg:width="0.038cm" svg:height="0.441cm" svg:x="15.568cm" svg:y="15.165cm" svg:viewBox="0 0 39 442" draw:points="17,0 39,23 39,425 17,442 0,425 0,23">
          <text:p/>
        </draw:polygon>
        <draw:polygon draw:style-name="gr9" draw:text-style-name="P10" draw:layer="layout" svg:width="0.039cm" svg:height="0.462cm" svg:x="17.497cm" svg:y="11.652cm" svg:viewBox="0 0 40 463" draw:points="19,0 40,21 40,463 19,442 0,424 0,21">
          <text:p/>
        </draw:polygon>
        <draw:polygon draw:style-name="gr9" draw:text-style-name="P10" draw:layer="layout" svg:width="0.039cm" svg:height="0.455cm" svg:x="17.497cm" svg:y="12.075cm" svg:viewBox="0 0 40 456" draw:points="19,18 40,0 40,439 19,456 0,439 0,39">
          <text:p/>
        </draw:polygon>
        <draw:polygon draw:style-name="gr9" draw:text-style-name="P10" draw:layer="layout" svg:width="0.039cm" svg:height="0.441cm" svg:x="17.497cm" svg:y="12.53cm" svg:viewBox="0 0 40 442" draw:points="19,0 40,22 40,425 19,442 0,425 0,22">
          <text:p/>
        </draw:polygon>
        <draw:polygon draw:style-name="gr9" draw:text-style-name="P10" draw:layer="layout" svg:width="0.039cm" svg:height="0.438cm" svg:x="17.497cm" svg:y="12.971cm" svg:viewBox="0 0 40 439" draw:points="19,0 40,21 40,421 19,439 0,421 0,21">
          <text:p/>
        </draw:polygon>
        <draw:polygon draw:style-name="gr9" draw:text-style-name="P10" draw:layer="layout" svg:width="0.039cm" svg:height="0.441cm" svg:x="17.497cm" svg:y="13.409cm" svg:viewBox="0 0 40 442" draw:points="19,0 40,22 40,424 19,442 0,424 0,22">
          <text:p/>
        </draw:polygon>
        <draw:polygon draw:style-name="gr9" draw:text-style-name="P10" draw:layer="layout" svg:width="0.039cm" svg:height="0.437cm" svg:x="17.497cm" svg:y="13.85cm" svg:viewBox="0 0 40 438" draw:points="19,0 40,21 40,420 19,438 0,420 0,21">
          <text:p/>
        </draw:polygon>
        <draw:polygon draw:style-name="gr9" draw:text-style-name="P10" draw:layer="layout" svg:width="0.039cm" svg:height="0.441cm" svg:x="17.497cm" svg:y="14.287cm" svg:viewBox="0 0 40 442" draw:points="19,0 40,22 40,424 19,442 0,424 0,22">
          <text:p/>
        </draw:polygon>
        <draw:polygon draw:style-name="gr9" draw:text-style-name="P10" draw:layer="layout" svg:width="0.039cm" svg:height="0.437cm" svg:x="17.497cm" svg:y="14.728cm" svg:viewBox="0 0 40 438" draw:points="19,0 40,21 40,421 19,438 0,421 0,21">
          <text:p/>
        </draw:polygon>
        <draw:polygon draw:style-name="gr9" draw:text-style-name="P10" draw:layer="layout" svg:width="0.039cm" svg:height="0.441cm" svg:x="17.497cm" svg:y="15.165cm" svg:viewBox="0 0 40 442" draw:points="19,0 40,23 40,425 19,442 0,425 0,23">
          <text:p/>
        </draw:polygon>
        <draw:polygon draw:style-name="gr9" draw:text-style-name="P10" draw:layer="layout" svg:width="0.039cm" svg:height="0.476cm" svg:x="18.986cm" svg:y="11.197cm" svg:viewBox="0 0 40 477" draw:points="18,17 40,0 40,477 18,455 0,437 0,38">
          <text:p/>
        </draw:polygon>
        <draw:polygon draw:style-name="gr9" draw:text-style-name="P10" draw:layer="layout" svg:width="0.039cm" svg:height="0.917cm" svg:x="18.986cm" svg:y="11.634cm" svg:viewBox="0 0 40 918" draw:points="18,18 40,0 40,918 18,897 0,880 0,39">
          <text:p/>
        </draw:polygon>
        <draw:polygon draw:style-name="gr9" draw:text-style-name="P10" draw:layer="layout" svg:width="0.039cm" svg:height="0.479cm" svg:x="18.986cm" svg:y="12.513cm" svg:viewBox="0 0 40 480" draw:points="18,17 40,0 40,480 18,459 0,442 0,38">
          <text:p/>
        </draw:polygon>
        <draw:polygon draw:style-name="gr9" draw:text-style-name="P10" draw:layer="layout" svg:width="0.039cm" svg:height="0.476cm" svg:x="18.986cm" svg:y="12.954cm" svg:viewBox="0 0 40 477" draw:points="18,17 40,0 40,477 18,456 0,438 0,38">
          <text:p/>
        </draw:polygon>
        <draw:polygon draw:style-name="gr9" draw:text-style-name="P10" draw:layer="layout" svg:width="0.039cm" svg:height="0.48cm" svg:x="18.986cm" svg:y="13.391cm" svg:viewBox="0 0 40 481" draw:points="18,18 40,0 40,481 18,460 0,442 0,39">
          <text:p/>
        </draw:polygon>
        <draw:polygon draw:style-name="gr9" draw:text-style-name="P10" draw:layer="layout" svg:width="0.039cm" svg:height="0.476cm" svg:x="18.986cm" svg:y="13.832cm" svg:viewBox="0 0 40 477" draw:points="18,18 40,0 40,477 18,456 0,438 0,39">
          <text:p/>
        </draw:polygon>
        <draw:polygon draw:style-name="gr9" draw:text-style-name="P10" draw:layer="layout" svg:width="0.039cm" svg:height="0.48cm" svg:x="18.986cm" svg:y="14.269cm" svg:viewBox="0 0 40 481" draw:points="18,18 40,0 40,481 18,460 0,442 0,39">
          <text:p/>
        </draw:polygon>
        <draw:polygon draw:style-name="gr9" draw:text-style-name="P10" draw:layer="layout" svg:width="0.039cm" svg:height="0.477cm" svg:x="18.986cm" svg:y="14.71cm" svg:viewBox="0 0 40 478" draw:points="18,18 40,0 40,478 18,456 0,439 0,39">
          <text:p/>
        </draw:polygon>
        <draw:polygon draw:style-name="gr9" draw:text-style-name="P10" draw:layer="layout" svg:width="0.039cm" svg:height="0.48cm" svg:x="18.986cm" svg:y="15.148cm" svg:viewBox="0 0 40 481" draw:points="18,17 40,0 40,481 18,459 0,442 0,39">
          <text:p/>
        </draw:polygon>
        <draw:polygon draw:style-name="gr9" draw:text-style-name="P10" draw:layer="layout" svg:width="0.039cm" svg:height="0.476cm" svg:x="18.986cm" svg:y="15.589cm" svg:viewBox="0 0 40 477" draw:points="18,17 40,0 40,477 18,456 0,438 0,39">
          <text:p/>
        </draw:polygon>
        <draw:frame draw:style-name="gr10" draw:text-style-name="P11" draw:layer="layout" svg:width="0.899cm" svg:height="0.48cm" svg:x="14.323cm" svg:y="10.284cm">
          <draw:text-box>
            <text:p text:style-name="P1"><text:span text:style-name="T5">2.120</text:span></text:p>
          </draw:text-box>
        </draw:frame>
        <draw:frame draw:style-name="gr10" draw:text-style-name="P11" draw:layer="layout" svg:width="2.169cm" svg:height="0.48cm" svg:x="9.85cm" svg:y="11.183cm">
          <draw:text-box>
            <text:p text:style-name="P1"><text:span text:style-name="T5">1º SEMESTRE</text:span></text:p>
          </draw:text-box>
        </draw:frame>
        <draw:frame draw:style-name="gr10" draw:text-style-name="P11" draw:layer="layout" svg:width="1.882cm" svg:height="0.48cm" svg:x="5.715cm" svg:y="11.84cm">
          <draw:text-box>
            <text:p text:style-name="P1"><text:span text:style-name="T5">Disciplinas</text:span></text:p>
          </draw:text-box>
        </draw:frame>
        <draw:frame draw:style-name="gr10" draw:text-style-name="P11" draw:layer="layout" svg:width="0.768cm" svg:height="0.48cm" svg:x="10.351cm" svg:y="11.84cm">
          <draw:text-box>
            <text:p text:style-name="P1"><text:span text:style-name="T5">Cod.</text:span></text:p>
          </draw:text-box>
        </draw:frame>
        <draw:frame draw:style-name="gr10" draw:text-style-name="P11" draw:layer="layout" svg:width="2.457cm" svg:height="0.48cm" svg:x="11.458cm" svg:y="11.84cm">
          <draw:text-box>
            <text:p text:style-name="P1"><text:span text:style-name="T5">Pré-requisitos</text:span></text:p>
          </draw:text-box>
        </draw:frame>
        <draw:frame draw:style-name="gr10" draw:text-style-name="P11" draw:layer="layout" svg:width="2.462cm" svg:height="0.48cm" svg:x="14.485cm" svg:y="11.621cm">
          <draw:text-box>
            <text:p text:style-name="P1"><text:span text:style-name="T5">Carga Horária</text:span></text:p>
          </draw:text-box>
        </draw:frame>
        <draw:frame draw:style-name="gr10" draw:text-style-name="P11" draw:layer="layout" svg:width="0.967cm" svg:height="0.48cm" svg:x="17.833cm" svg:y="11.638cm">
          <draw:text-box>
            <text:p text:style-name="P1"><text:span text:style-name="T5">Aulas</text:span></text:p>
          </draw:text-box>
        </draw:frame>
        <draw:frame draw:style-name="gr10" draw:text-style-name="P11" draw:layer="layout" svg:width="1.687cm" svg:height="0.48cm" svg:x="17.547cm" svg:y="12.044cm">
          <draw:text-box>
            <text:p text:style-name="P1"><text:span text:style-name="T5">Semanais</text:span></text:p>
          </draw:text-box>
        </draw:frame>
        <draw:frame draw:style-name="gr10" draw:text-style-name="P11" draw:layer="layout" svg:width="1.81cm" svg:height="0.48cm" svg:x="13.868cm" svg:y="12.062cm">
          <draw:text-box>
            <text:p text:style-name="P1"><text:span text:style-name="T5">Presencial</text:span></text:p>
          </draw:text-box>
        </draw:frame>
        <draw:frame draw:style-name="gr10" draw:text-style-name="P11" draw:layer="layout" svg:width="1.971cm" svg:height="0.48cm" svg:x="15.677cm" svg:y="12.062cm">
          <draw:text-box>
            <text:p text:style-name="P1"><text:span text:style-name="T5">A Distância</text:span></text:p>
          </draw:text-box>
        </draw:frame>
        <draw:frame draw:style-name="gr10" draw:text-style-name="P11" draw:layer="layout" svg:width="5.852cm" svg:height="0.39cm" svg:x="3.313cm" svg:y="12.562cm">
          <draw:text-box>
            <text:p text:style-name="P1"><text:span text:style-name="T6">Fundamentos de Redes de Computadores</text:span></text:p>
          </draw:text-box>
        </draw:frame>
        <draw:frame draw:style-name="gr10" draw:text-style-name="P11" draw:layer="layout" svg:width="0.684cm" svg:height="0.39cm" svg:x="10.365cm" svg:y="12.562cm">
          <draw:text-box>
            <text:p text:style-name="P1"><text:span text:style-name="T6">FRD</text:span></text:p>
          </draw:text-box>
        </draw:frame>
        <draw:frame draw:style-name="gr10" draw:text-style-name="P11" draw:layer="layout" svg:width="1.903cm" svg:height="0.39cm" svg:x="11.564cm" svg:y="12.562cm">
          <draw:text-box>
            <text:p text:style-name="P1"><text:span text:style-name="T6">Não se aplica</text:span></text:p>
          </draw:text-box>
        </draw:frame>
        <draw:frame draw:style-name="gr10" draw:text-style-name="P11" draw:layer="layout" svg:width="0.358cm" svg:height="0.39cm" svg:x="14.467cm" svg:y="12.562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379cm" svg:y="12.562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87cm" svg:y="12.562cm">
          <draw:text-box>
            <text:p text:style-name="P1"><text:span text:style-name="T6">04</text:span></text:p>
          </draw:text-box>
        </draw:frame>
        <draw:frame draw:style-name="gr10" draw:text-style-name="P11" draw:layer="layout" svg:width="6.741cm" svg:height="0.39cm" svg:x="3.313cm" svg:y="13.003cm">
          <draw:text-box>
            <text:p text:style-name="P1"><text:span text:style-name="T6">Tendências Tecnológicas para o Mercado de TI</text:span></text:p>
          </draw:text-box>
        </draw:frame>
        <draw:frame draw:style-name="gr10" draw:text-style-name="P11" draw:layer="layout" svg:width="0.65cm" svg:height="0.39cm" svg:x="10.382cm" svg:y="13.003cm">
          <draw:text-box>
            <text:p text:style-name="P1"><text:span text:style-name="T6">TTE</text:span></text:p>
          </draw:text-box>
        </draw:frame>
        <draw:frame draw:style-name="gr10" draw:text-style-name="P11" draw:layer="layout" svg:width="1.903cm" svg:height="0.39cm" svg:x="11.564cm" svg:y="13.003cm">
          <draw:text-box>
            <text:p text:style-name="P1"><text:span text:style-name="T6">Não se aplica</text:span></text:p>
          </draw:text-box>
        </draw:frame>
        <draw:frame draw:style-name="gr10" draw:text-style-name="P11" draw:layer="layout" svg:width="0.358cm" svg:height="0.39cm" svg:x="14.467cm" svg:y="13.003cm">
          <draw:text-box>
            <text:p text:style-name="P1"><text:span text:style-name="T6">30</text:span></text:p>
          </draw:text-box>
        </draw:frame>
        <draw:frame draw:style-name="gr10" draw:text-style-name="P11" draw:layer="layout" svg:width="0.358cm" svg:height="0.39cm" svg:x="16.379cm" svg:y="13.003cm">
          <draw:text-box>
            <text:p text:style-name="P1"><text:span text:style-name="T6">06</text:span></text:p>
          </draw:text-box>
        </draw:frame>
        <draw:frame draw:style-name="gr10" draw:text-style-name="P11" draw:layer="layout" svg:width="0.358cm" svg:height="0.39cm" svg:x="18.087cm" svg:y="13.003cm">
          <draw:text-box>
            <text:p text:style-name="P1"><text:span text:style-name="T6">02</text:span></text:p>
          </draw:text-box>
        </draw:frame>
        <draw:frame draw:style-name="gr10" draw:text-style-name="P11" draw:layer="layout" svg:width="3.66cm" svg:height="0.39cm" svg:x="3.313cm" svg:y="13.44cm">
          <draw:text-box>
            <text:p text:style-name="P1"><text:span text:style-name="T6">Introdução a Computação</text:span></text:p>
          </draw:text-box>
        </draw:frame>
        <draw:frame draw:style-name="gr10" draw:text-style-name="P11" draw:layer="layout" svg:width="0.548cm" svg:height="0.39cm" svg:x="10.432cm" svg:y="13.44cm">
          <draw:text-box>
            <text:p text:style-name="P1"><text:span text:style-name="T6">ICP</text:span></text:p>
          </draw:text-box>
        </draw:frame>
        <draw:frame draw:style-name="gr10" draw:text-style-name="P11" draw:layer="layout" svg:width="1.903cm" svg:height="0.39cm" svg:x="11.564cm" svg:y="13.44cm">
          <draw:text-box>
            <text:p text:style-name="P1"><text:span text:style-name="T6">Não se aplica</text:span></text:p>
          </draw:text-box>
        </draw:frame>
        <draw:frame draw:style-name="gr10" draw:text-style-name="P11" draw:layer="layout" svg:width="0.358cm" svg:height="0.39cm" svg:x="14.467cm" svg:y="13.44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379cm" svg:y="13.44cm">
          <draw:text-box>
            <text:p text:style-name="P1"><text:span text:style-name="T6">06</text:span></text:p>
          </draw:text-box>
        </draw:frame>
        <draw:frame draw:style-name="gr10" draw:text-style-name="P11" draw:layer="layout" svg:width="0.358cm" svg:height="0.39cm" svg:x="18.087cm" svg:y="13.44cm">
          <draw:text-box>
            <text:p text:style-name="P1"><text:span text:style-name="T6">04</text:span></text:p>
          </draw:text-box>
        </draw:frame>
        <draw:frame draw:style-name="gr10" draw:text-style-name="P11" draw:layer="layout" svg:width="3.528cm" svg:height="0.39cm" svg:x="3.313cm" svg:y="13.881cm">
          <draw:text-box>
            <text:p text:style-name="P1"><text:span text:style-name="T6">Informática Instrumental</text:span></text:p>
          </draw:text-box>
        </draw:frame>
        <draw:frame draw:style-name="gr10" draw:text-style-name="P11" draw:layer="layout" svg:width="0.455cm" svg:height="0.39cm" svg:x="10.481cm" svg:y="13.881cm">
          <draw:text-box>
            <text:p text:style-name="P1"><text:span text:style-name="T6">IIT</text:span></text:p>
          </draw:text-box>
        </draw:frame>
        <draw:frame draw:style-name="gr10" draw:text-style-name="P11" draw:layer="layout" svg:width="1.903cm" svg:height="0.39cm" svg:x="11.564cm" svg:y="13.881cm">
          <draw:text-box>
            <text:p text:style-name="P1"><text:span text:style-name="T6">Não se aplica</text:span></text:p>
          </draw:text-box>
        </draw:frame>
        <draw:frame draw:style-name="gr10" draw:text-style-name="P11" draw:layer="layout" svg:width="0.358cm" svg:height="0.39cm" svg:x="14.467cm" svg:y="13.881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379cm" svg:y="13.881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87cm" svg:y="13.881cm">
          <draw:text-box>
            <text:p text:style-name="P1"><text:span text:style-name="T6">04</text:span></text:p>
          </draw:text-box>
        </draw:frame>
        <draw:frame draw:style-name="gr10" draw:text-style-name="P11" draw:layer="layout" svg:width="2.855cm" svg:height="0.39cm" svg:x="3.313cm" svg:y="14.319cm">
          <draw:text-box>
            <text:p text:style-name="P1"><text:span text:style-name="T6">Introdução à Lógica</text:span></text:p>
          </draw:text-box>
        </draw:frame>
        <draw:frame draw:style-name="gr10" draw:text-style-name="P11" draw:layer="layout" svg:width="0.531cm" svg:height="0.39cm" svg:x="10.442cm" svg:y="14.319cm">
          <draw:text-box>
            <text:p text:style-name="P1"><text:span text:style-name="T6">ILP</text:span></text:p>
          </draw:text-box>
        </draw:frame>
        <draw:frame draw:style-name="gr10" draw:text-style-name="P11" draw:layer="layout" svg:width="1.903cm" svg:height="0.39cm" svg:x="11.564cm" svg:y="14.319cm">
          <draw:text-box>
            <text:p text:style-name="P1"><text:span text:style-name="T6">Não se aplica</text:span></text:p>
          </draw:text-box>
        </draw:frame>
        <draw:frame draw:style-name="gr10" draw:text-style-name="P11" draw:layer="layout" svg:width="0.358cm" svg:height="0.39cm" svg:x="14.467cm" svg:y="14.319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379cm" svg:y="14.319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87cm" svg:y="14.319cm">
          <draw:text-box>
            <text:p text:style-name="P1"><text:span text:style-name="T6">04</text:span></text:p>
          </draw:text-box>
        </draw:frame>
        <draw:frame draw:style-name="gr10" draw:text-style-name="P11" draw:layer="layout" svg:width="2.093cm" svg:height="0.39cm" svg:x="3.313cm" svg:y="14.76cm">
          <draw:text-box>
            <text:p text:style-name="P1"><text:span text:style-name="T6">Inglês Técnico</text:span></text:p>
          </draw:text-box>
        </draw:frame>
        <draw:frame draw:style-name="gr10" draw:text-style-name="P11" draw:layer="layout" svg:width="0.59cm" svg:height="0.39cm" svg:x="10.414cm" svg:y="14.76cm">
          <draw:text-box>
            <text:p text:style-name="P1"><text:span text:style-name="T6">INT</text:span></text:p>
          </draw:text-box>
        </draw:frame>
        <draw:frame draw:style-name="gr10" draw:text-style-name="P11" draw:layer="layout" svg:width="1.903cm" svg:height="0.39cm" svg:x="11.564cm" svg:y="14.76cm">
          <draw:text-box>
            <text:p text:style-name="P1"><text:span text:style-name="T6">Não se aplica</text:span></text:p>
          </draw:text-box>
        </draw:frame>
        <draw:frame draw:style-name="gr10" draw:text-style-name="P11" draw:layer="layout" svg:width="0.358cm" svg:height="0.39cm" svg:x="14.467cm" svg:y="14.76cm">
          <draw:text-box>
            <text:p text:style-name="P1"><text:span text:style-name="T6">30</text:span></text:p>
          </draw:text-box>
        </draw:frame>
        <draw:frame draw:style-name="gr10" draw:text-style-name="P11" draw:layer="layout" svg:width="0.352cm" svg:height="0.39cm" svg:x="16.468cm" svg:y="14.76cm">
          <draw:text-box>
            <text:p text:style-name="P1"><text:span text:style-name="T6">0</text:span></text:p>
          </draw:text-box>
        </draw:frame>
        <draw:frame draw:style-name="gr10" draw:text-style-name="P11" draw:layer="layout" svg:width="0.358cm" svg:height="0.39cm" svg:x="18.087cm" svg:y="14.76cm">
          <draw:text-box>
            <text:p text:style-name="P1"><text:span text:style-name="T6">02</text:span></text:p>
          </draw:text-box>
        </draw:frame>
        <draw:frame draw:style-name="gr10" draw:text-style-name="P11" draw:layer="layout" svg:width="1.492cm" svg:height="0.48cm" svg:x="3.313cm" svg:y="15.135cm">
          <draw:text-box>
            <text:p text:style-name="P1"><text:span text:style-name="T5">Subtotal</text:span></text:p>
          </draw:text-box>
        </draw:frame>
        <draw:frame draw:style-name="gr10" draw:text-style-name="P11" draw:layer="layout" svg:width="0.599cm" svg:height="0.48cm" svg:x="14.379cm" svg:y="15.135cm">
          <draw:text-box>
            <text:p text:style-name="P1"><text:span text:style-name="T5">300</text:span></text:p>
          </draw:text-box>
        </draw:frame>
        <draw:frame draw:style-name="gr10" draw:text-style-name="P11" draw:layer="layout" svg:width="0.4cm" svg:height="0.48cm" svg:x="16.379cm" svg:y="15.135cm">
          <draw:text-box>
            <text:p text:style-name="P1"><text:span text:style-name="T5">48</text:span></text:p>
          </draw:text-box>
        </draw:frame>
        <draw:frame draw:style-name="gr10" draw:text-style-name="P11" draw:layer="layout" svg:width="0.4cm" svg:height="0.48cm" svg:x="18.087cm" svg:y="15.135cm">
          <draw:text-box>
            <text:p text:style-name="P1"><text:span text:style-name="T5">20</text:span></text:p>
          </draw:text-box>
        </draw:frame>
        <draw:polygon draw:style-name="gr9" draw:text-style-name="P10" draw:layer="layout" svg:width="16.052cm" svg:height="0.039cm" svg:x="2.973cm" svg:y="16.428cm" svg:viewBox="0 0 16053 40" draw:points="16032,19 16014,40 39,40 18,19 0,0 16053,0">
          <text:p/>
        </draw:polygon>
        <draw:polygon draw:style-name="gr9" draw:text-style-name="P10" draw:layer="layout" svg:width="7.105cm" svg:height="0.039cm" svg:x="2.991cm" svg:y="16.866cm" svg:viewBox="0 0 7106 40" draw:points="7085,17 7067,40 21,40 0,17 21,0 7106,0">
          <text:p/>
        </draw:polygon>
        <draw:polygon draw:style-name="gr9" draw:text-style-name="P10" draw:layer="layout" svg:width="1.295cm" svg:height="0.039cm" svg:x="10.057cm" svg:y="16.866cm" svg:viewBox="0 0 1296 40" draw:points="1275,17 1257,40 39,40 18,17 0,0 1296,0">
          <text:p/>
        </draw:polygon>
        <draw:polygon draw:style-name="gr9" draw:text-style-name="P10" draw:layer="layout" svg:width="2.399cm" svg:height="0.039cm" svg:x="11.313cm" svg:y="16.866cm" svg:viewBox="0 0 2400 40" draw:points="2379,17 2361,40 39,40 18,17 0,0 2400,0">
          <text:p/>
        </draw:polygon>
        <draw:polygon draw:style-name="gr9" draw:text-style-name="P10" draw:layer="layout" svg:width="3.831cm" svg:height="0.039cm" svg:x="13.673cm" svg:y="16.866cm" svg:viewBox="0 0 3832 40" draw:points="3811,17 3794,40 39,40 18,17 0,0 3832,0">
          <text:p/>
        </draw:polygon>
        <draw:polygon draw:style-name="gr9" draw:text-style-name="P10" draw:layer="layout" svg:width="1.538cm" svg:height="0.039cm" svg:x="17.466cm" svg:y="16.866cm" svg:viewBox="0 0 1539 40" draw:points="1539,17 1521,40 38,40 17,17 0,0 1521,0">
          <text:p/>
        </draw:polygon>
        <draw:polygon draw:style-name="gr9" draw:text-style-name="P10" draw:layer="layout" svg:width="1.915cm" svg:height="0.039cm" svg:x="13.691cm" svg:y="17.307cm" svg:viewBox="0 0 1916 40" draw:points="1895,18 1878,40 21,40 0,18 21,0 1916,0">
          <text:p/>
        </draw:polygon>
        <draw:polygon draw:style-name="gr9" draw:text-style-name="P10" draw:layer="layout" svg:width="1.915cm" svg:height="0.039cm" svg:x="15.568cm" svg:y="17.307cm" svg:viewBox="0 0 1916 40" draw:points="1916,18 1899,40 38,40 17,18 0,0 1899,0">
          <text:p/>
        </draw:polygon>
        <draw:polygon draw:style-name="gr9" draw:text-style-name="P10" draw:layer="layout" svg:width="7.084cm" svg:height="0.039cm" svg:x="2.991cm" svg:y="17.744cm" svg:viewBox="0 0 7085 40" draw:points="7085,18 7067,40 21,40 0,18 21,0 7067,0">
          <text:p/>
        </draw:polygon>
        <draw:polygon draw:style-name="gr9" draw:text-style-name="P10" draw:layer="layout" svg:width="1.256cm" svg:height="0.039cm" svg:x="10.075cm" svg:y="17.744cm" svg:viewBox="0 0 1257 40" draw:points="1257,18 1239,40 21,40 0,18 21,0 1239,0">
          <text:p/>
        </draw:polygon>
        <draw:polygon draw:style-name="gr9" draw:text-style-name="P10" draw:layer="layout" svg:width="2.36cm" svg:height="0.039cm" svg:x="11.331cm" svg:y="17.744cm" svg:viewBox="0 0 2361 40" draw:points="2361,18 2343,40 21,40 0,18 21,0 2343,0">
          <text:p/>
        </draw:polygon>
        <draw:polygon draw:style-name="gr9" draw:text-style-name="P10" draw:layer="layout" svg:width="1.894cm" svg:height="0.039cm" svg:x="13.691cm" svg:y="17.744cm" svg:viewBox="0 0 1895 40" draw:points="1895,18 1878,40 21,40 0,18 21,0 1878,0">
          <text:p/>
        </draw:polygon>
        <draw:polygon draw:style-name="gr9" draw:text-style-name="P10" draw:layer="layout" svg:width="1.898cm" svg:height="0.039cm" svg:x="15.585cm" svg:y="17.744cm" svg:viewBox="0 0 1899 40" draw:points="1899,18 1882,40 21,40 0,18 21,0 1882,0">
          <text:p/>
        </draw:polygon>
        <draw:polygon draw:style-name="gr9" draw:text-style-name="P10" draw:layer="layout" svg:width="1.521cm" svg:height="0.039cm" svg:x="17.483cm" svg:y="17.744cm" svg:viewBox="0 0 1522 40" draw:points="1522,18 1503,40 21,40 0,18 21,0 1503,0">
          <text:p/>
        </draw:polygon>
        <draw:polygon draw:style-name="gr9" draw:text-style-name="P10" draw:layer="layout" svg:width="7.084cm" svg:height="0.039cm" svg:x="2.991cm" svg:y="18.185cm" svg:viewBox="0 0 7085 40" draw:points="7085,18 7067,40 21,40 0,18 21,0 7067,0">
          <text:p/>
        </draw:polygon>
        <draw:polygon draw:style-name="gr9" draw:text-style-name="P10" draw:layer="layout" svg:width="1.256cm" svg:height="0.039cm" svg:x="10.075cm" svg:y="18.185cm" svg:viewBox="0 0 1257 40" draw:points="1257,18 1239,40 21,40 0,18 21,0 1239,0">
          <text:p/>
        </draw:polygon>
        <draw:polygon draw:style-name="gr9" draw:text-style-name="P10" draw:layer="layout" svg:width="2.36cm" svg:height="0.039cm" svg:x="11.331cm" svg:y="18.185cm" svg:viewBox="0 0 2361 40" draw:points="2361,18 2343,40 21,40 0,18 21,0 2343,0">
          <text:p/>
        </draw:polygon>
        <draw:polygon draw:style-name="gr9" draw:text-style-name="P10" draw:layer="layout" svg:width="1.894cm" svg:height="0.039cm" svg:x="13.691cm" svg:y="18.185cm" svg:viewBox="0 0 1895 40" draw:points="1895,18 1878,40 21,40 0,18 21,0 1878,0">
          <text:p/>
        </draw:polygon>
        <draw:polygon draw:style-name="gr9" draw:text-style-name="P10" draw:layer="layout" svg:width="1.898cm" svg:height="0.039cm" svg:x="15.585cm" svg:y="18.185cm" svg:viewBox="0 0 1899 40" draw:points="1899,18 1882,40 21,40 0,18 21,0 1882,0">
          <text:p/>
        </draw:polygon>
        <draw:polygon draw:style-name="gr9" draw:text-style-name="P10" draw:layer="layout" svg:width="1.521cm" svg:height="0.039cm" svg:x="17.483cm" svg:y="18.185cm" svg:viewBox="0 0 1522 40" draw:points="1522,18 1503,40 21,40 0,18 21,0 1503,0">
          <text:p/>
        </draw:polygon>
        <draw:polygon draw:style-name="gr9" draw:text-style-name="P10" draw:layer="layout" svg:width="7.084cm" svg:height="0.038cm" svg:x="2.991cm" svg:y="18.623cm" svg:viewBox="0 0 7085 39" draw:points="7085,18 7067,39 21,39 0,18 21,0 7067,0">
          <text:p/>
        </draw:polygon>
        <draw:polygon draw:style-name="gr9" draw:text-style-name="P10" draw:layer="layout" svg:width="1.256cm" svg:height="0.038cm" svg:x="10.075cm" svg:y="18.623cm" svg:viewBox="0 0 1257 39" draw:points="1257,18 1239,39 21,39 0,18 21,0 1239,0">
          <text:p/>
        </draw:polygon>
        <draw:polygon draw:style-name="gr9" draw:text-style-name="P10" draw:layer="layout" svg:width="2.36cm" svg:height="0.038cm" svg:x="11.331cm" svg:y="18.623cm" svg:viewBox="0 0 2361 39" draw:points="2361,18 2343,39 21,39 0,18 21,0 2343,0">
          <text:p/>
        </draw:polygon>
        <draw:polygon draw:style-name="gr9" draw:text-style-name="P10" draw:layer="layout" svg:width="1.894cm" svg:height="0.038cm" svg:x="13.691cm" svg:y="18.623cm" svg:viewBox="0 0 1895 39" draw:points="1895,18 1878,39 21,39 0,18 21,0 1878,0">
          <text:p/>
        </draw:polygon>
        <draw:polygon draw:style-name="gr9" draw:text-style-name="P10" draw:layer="layout" svg:width="1.898cm" svg:height="0.038cm" svg:x="15.585cm" svg:y="18.623cm" svg:viewBox="0 0 1899 39" draw:points="1899,18 1882,39 21,39 0,18 21,0 1882,0">
          <text:p/>
        </draw:polygon>
        <draw:polygon draw:style-name="gr9" draw:text-style-name="P10" draw:layer="layout" svg:width="1.521cm" svg:height="0.038cm" svg:x="17.483cm" svg:y="18.623cm" svg:viewBox="0 0 1522 39" draw:points="1522,18 1503,39 21,39 0,18 21,0 1503,0">
          <text:p/>
        </draw:polygon>
        <draw:polygon draw:style-name="gr9" draw:text-style-name="P10" draw:layer="layout" svg:width="7.084cm" svg:height="0.038cm" svg:x="2.991cm" svg:y="19.064cm" svg:viewBox="0 0 7085 39" draw:points="7085,17 7067,39 21,39 0,17 21,0 7067,0">
          <text:p/>
        </draw:polygon>
        <draw:polygon draw:style-name="gr9" draw:text-style-name="P10" draw:layer="layout" svg:width="1.256cm" svg:height="0.038cm" svg:x="10.075cm" svg:y="19.064cm" svg:viewBox="0 0 1257 39" draw:points="1257,17 1239,39 21,39 0,17 21,0 1239,0">
          <text:p/>
        </draw:polygon>
        <draw:polygon draw:style-name="gr9" draw:text-style-name="P10" draw:layer="layout" svg:width="2.36cm" svg:height="0.038cm" svg:x="11.331cm" svg:y="19.064cm" svg:viewBox="0 0 2361 39" draw:points="2361,17 2343,39 21,39 0,17 21,0 2343,0">
          <text:p/>
        </draw:polygon>
        <draw:polygon draw:style-name="gr9" draw:text-style-name="P10" draw:layer="layout" svg:width="1.894cm" svg:height="0.038cm" svg:x="13.691cm" svg:y="19.064cm" svg:viewBox="0 0 1895 39" draw:points="1895,17 1878,39 21,39 0,17 21,0 1878,0">
          <text:p/>
        </draw:polygon>
        <draw:polygon draw:style-name="gr9" draw:text-style-name="P10" draw:layer="layout" svg:width="1.898cm" svg:height="0.038cm" svg:x="15.585cm" svg:y="19.064cm" svg:viewBox="0 0 1899 39" draw:points="1899,17 1882,39 21,39 0,17 21,0 1882,0">
          <text:p/>
        </draw:polygon>
        <draw:polygon draw:style-name="gr9" draw:text-style-name="P10" draw:layer="layout" svg:width="1.521cm" svg:height="0.038cm" svg:x="17.483cm" svg:y="19.064cm" svg:viewBox="0 0 1522 39" draw:points="1522,17 1503,39 21,39 0,17 21,0 1503,0">
          <text:p/>
        </draw:polygon>
        <draw:polygon draw:style-name="gr9" draw:text-style-name="P10" draw:layer="layout" svg:width="7.084cm" svg:height="0.039cm" svg:x="2.991cm" svg:y="19.501cm" svg:viewBox="0 0 7085 40" draw:points="7085,19 7067,40 21,40 0,19 21,0 7067,0">
          <text:p/>
        </draw:polygon>
        <draw:polygon draw:style-name="gr9" draw:text-style-name="P10" draw:layer="layout" svg:width="1.256cm" svg:height="0.039cm" svg:x="10.075cm" svg:y="19.501cm" svg:viewBox="0 0 1257 40" draw:points="1257,19 1239,40 21,40 0,19 21,0 1239,0">
          <text:p/>
        </draw:polygon>
        <draw:polygon draw:style-name="gr9" draw:text-style-name="P10" draw:layer="layout" svg:width="2.36cm" svg:height="0.039cm" svg:x="11.331cm" svg:y="19.501cm" svg:viewBox="0 0 2361 40" draw:points="2361,19 2343,40 21,40 0,19 21,0 2343,0">
          <text:p/>
        </draw:polygon>
        <draw:polygon draw:style-name="gr9" draw:text-style-name="P10" draw:layer="layout" svg:width="1.894cm" svg:height="0.039cm" svg:x="13.691cm" svg:y="19.501cm" svg:viewBox="0 0 1895 40" draw:points="1895,19 1878,40 21,40 0,19 21,0 1878,0">
          <text:p/>
        </draw:polygon>
        <draw:polygon draw:style-name="gr9" draw:text-style-name="P10" draw:layer="layout" svg:width="1.898cm" svg:height="0.039cm" svg:x="15.585cm" svg:y="19.501cm" svg:viewBox="0 0 1899 40" draw:points="1899,19 1882,40 21,40 0,19 21,0 1882,0">
          <text:p/>
        </draw:polygon>
        <draw:polygon draw:style-name="gr9" draw:text-style-name="P10" draw:layer="layout" svg:width="1.521cm" svg:height="0.039cm" svg:x="17.483cm" svg:y="19.501cm" svg:viewBox="0 0 1522 40" draw:points="1522,19 1503,40 21,40 0,19 21,0 1503,0">
          <text:p/>
        </draw:polygon>
        <draw:polygon draw:style-name="gr9" draw:text-style-name="P10" draw:layer="layout" svg:width="7.105cm" svg:height="0.039cm" svg:x="2.991cm" svg:y="19.942cm" svg:viewBox="0 0 7106 40" draw:points="7085,18 7106,40 21,40 0,18 21,0 7067,0">
          <text:p/>
        </draw:polygon>
        <draw:polygon draw:style-name="gr9" draw:text-style-name="P10" draw:layer="layout" svg:width="1.295cm" svg:height="0.039cm" svg:x="10.057cm" svg:y="19.942cm" svg:viewBox="0 0 1296 40" draw:points="1275,18 1296,40 0,40 18,18 39,0 1257,0">
          <text:p/>
        </draw:polygon>
        <draw:polygon draw:style-name="gr9" draw:text-style-name="P10" draw:layer="layout" svg:width="2.378cm" svg:height="0.039cm" svg:x="11.313cm" svg:y="19.942cm" svg:viewBox="0 0 2379 40" draw:points="2379,18 2361,40 0,40 18,18 39,0 2361,0">
          <text:p/>
        </draw:polygon>
        <draw:polygon draw:style-name="gr9" draw:text-style-name="P10" draw:layer="layout" svg:width="1.894cm" svg:height="0.039cm" svg:x="13.691cm" svg:y="19.942cm" svg:viewBox="0 0 1895 40" draw:points="1895,18 1878,40 21,40 0,18 21,0 1878,0">
          <text:p/>
        </draw:polygon>
        <draw:polygon draw:style-name="gr9" draw:text-style-name="P10" draw:layer="layout" svg:width="1.898cm" svg:height="0.039cm" svg:x="15.585cm" svg:y="19.942cm" svg:viewBox="0 0 1899 40" draw:points="1899,18 1882,40 21,40 0,18 21,0 1882,0">
          <text:p/>
        </draw:polygon>
        <draw:polygon draw:style-name="gr9" draw:text-style-name="P10" draw:layer="layout" svg:width="1.521cm" svg:height="0.039cm" svg:x="17.483cm" svg:y="19.942cm" svg:viewBox="0 0 1522 40" draw:points="1522,18 1503,40 21,40 0,18 21,0 1503,0">
          <text:p/>
        </draw:polygon>
        <draw:polygon draw:style-name="gr9" draw:text-style-name="P10" draw:layer="layout" svg:width="10.721cm" svg:height="0.039cm" svg:x="2.991cm" svg:y="20.379cm" svg:viewBox="0 0 10722 40" draw:points="10701,19 10722,40 21,40 0,19 21,0 10683,0">
          <text:p/>
        </draw:polygon>
        <draw:polygon draw:style-name="gr9" draw:text-style-name="P10" draw:layer="layout" svg:width="1.933cm" svg:height="0.039cm" svg:x="13.673cm" svg:y="20.379cm" svg:viewBox="0 0 1934 40" draw:points="1913,19 1934,40 0,40 18,19 39,0 1896,0">
          <text:p/>
        </draw:polygon>
        <draw:polygon draw:style-name="gr9" draw:text-style-name="P10" draw:layer="layout" svg:width="1.936cm" svg:height="0.039cm" svg:x="15.568cm" svg:y="20.379cm" svg:viewBox="0 0 1937 40" draw:points="1916,19 1937,40 0,40 17,19 38,0 1899,0">
          <text:p/>
        </draw:polygon>
        <draw:polygon draw:style-name="gr9" draw:text-style-name="P10" draw:layer="layout" svg:width="1.538cm" svg:height="0.039cm" svg:x="17.466cm" svg:y="20.379cm" svg:viewBox="0 0 1539 40" draw:points="1539,19 1521,40 0,40 17,19 38,0 1521,0">
          <text:p/>
        </draw:polygon>
        <draw:polygon draw:style-name="gr9" draw:text-style-name="P10" draw:layer="layout" svg:width="16.052cm" svg:height="0.039cm" svg:x="2.973cm" svg:y="20.82cm" svg:viewBox="0 0 16053 40" draw:points="16032,18 16053,40 0,40 18,18 39,0 16014,0">
          <text:p/>
        </draw:polygon>
        <draw:polygon draw:style-name="gr9" draw:text-style-name="P10" draw:layer="layout" svg:width="0.039cm" svg:height="0.477cm" svg:x="2.973cm" svg:y="16.428cm" svg:viewBox="0 0 40 478" draw:points="19,18 40,39 40,438 19,455 0,478 0,0">
          <text:p/>
        </draw:polygon>
        <draw:polygon draw:style-name="gr9" draw:text-style-name="P10" draw:layer="layout" svg:width="0.039cm" svg:height="0.917cm" svg:x="2.973cm" svg:y="16.866cm" svg:viewBox="0 0 40 918" draw:points="19,17 40,39 40,879 19,897 0,918 0,0">
          <text:p/>
        </draw:polygon>
        <draw:polygon draw:style-name="gr9" draw:text-style-name="P10" draw:layer="layout" svg:width="0.039cm" svg:height="0.48cm" svg:x="2.973cm" svg:y="17.744cm" svg:viewBox="0 0 40 481" draw:points="19,18 40,39 40,442 19,460 0,481 0,0">
          <text:p/>
        </draw:polygon>
        <draw:polygon draw:style-name="gr9" draw:text-style-name="P10" draw:layer="layout" svg:width="0.039cm" svg:height="0.476cm" svg:x="2.973cm" svg:y="18.185cm" svg:viewBox="0 0 40 477" draw:points="19,18 40,39 40,439 19,456 0,477 0,0">
          <text:p/>
        </draw:polygon>
        <draw:polygon draw:style-name="gr9" draw:text-style-name="P10" draw:layer="layout" svg:width="0.039cm" svg:height="0.479cm" svg:x="2.973cm" svg:y="18.623cm" svg:viewBox="0 0 40 480" draw:points="19,17 40,38 40,442 19,459 0,480 0,0">
          <text:p/>
        </draw:polygon>
        <draw:polygon draw:style-name="gr9" draw:text-style-name="P10" draw:layer="layout" svg:width="0.039cm" svg:height="0.476cm" svg:x="2.973cm" svg:y="19.064cm" svg:viewBox="0 0 40 477" draw:points="19,17 40,38 40,438 19,456 0,477 0,0">
          <text:p/>
        </draw:polygon>
        <draw:polygon draw:style-name="gr9" draw:text-style-name="P10" draw:layer="layout" svg:width="0.039cm" svg:height="0.48cm" svg:x="2.973cm" svg:y="19.501cm" svg:viewBox="0 0 40 481" draw:points="19,18 40,39 40,442 19,460 0,481 0,0">
          <text:p/>
        </draw:polygon>
        <draw:polygon draw:style-name="gr9" draw:text-style-name="P10" draw:layer="layout" svg:width="0.039cm" svg:height="0.476cm" svg:x="2.973cm" svg:y="19.942cm" svg:viewBox="0 0 40 477" draw:points="19,18 40,39 40,438 19,456 0,477 0,0">
          <text:p/>
        </draw:polygon>
        <draw:polygon draw:style-name="gr9" draw:text-style-name="P10" draw:layer="layout" svg:width="0.039cm" svg:height="0.48cm" svg:x="2.973cm" svg:y="20.379cm" svg:viewBox="0 0 40 481" draw:points="19,18 40,39 40,441 19,460 0,481 0,0">
          <text:p/>
        </draw:polygon>
        <draw:polygon draw:style-name="gr9" draw:text-style-name="P10" draw:layer="layout" svg:width="0.039cm" svg:height="0.879cm" svg:x="10.057cm" svg:y="16.883cm" svg:viewBox="0 0 40 880" draw:points="18,0 40,22 40,862 18,880 0,862 0,22">
          <text:p/>
        </draw:polygon>
        <draw:polygon draw:style-name="gr9" draw:text-style-name="P10" draw:layer="layout" svg:width="0.039cm" svg:height="0.441cm" svg:x="10.057cm" svg:y="17.762cm" svg:viewBox="0 0 40 442" draw:points="18,0 40,21 40,424 18,442 0,424 0,21">
          <text:p/>
        </draw:polygon>
        <draw:polygon draw:style-name="gr9" draw:text-style-name="P10" draw:layer="layout" svg:width="0.039cm" svg:height="0.437cm" svg:x="10.057cm" svg:y="18.203cm" svg:viewBox="0 0 40 438" draw:points="18,0 40,21 40,421 18,438 0,421 0,21">
          <text:p/>
        </draw:polygon>
        <draw:polygon draw:style-name="gr9" draw:text-style-name="P10" draw:layer="layout" svg:width="0.039cm" svg:height="0.441cm" svg:x="10.057cm" svg:y="18.64cm" svg:viewBox="0 0 40 442" draw:points="18,0 40,21 40,425 18,442 0,425 0,21">
          <text:p/>
        </draw:polygon>
        <draw:polygon draw:style-name="gr9" draw:text-style-name="P10" draw:layer="layout" svg:width="0.039cm" svg:height="0.438cm" svg:x="10.057cm" svg:y="19.081cm" svg:viewBox="0 0 40 439" draw:points="18,0 40,21 40,421 18,439 0,421 0,21">
          <text:p/>
        </draw:polygon>
        <draw:polygon draw:style-name="gr9" draw:text-style-name="P10" draw:layer="layout" svg:width="0.039cm" svg:height="0.441cm" svg:x="10.057cm" svg:y="19.519cm" svg:viewBox="0 0 40 442" draw:points="18,0 40,21 40,424 18,442 0,424 0,21">
          <text:p/>
        </draw:polygon>
        <draw:polygon draw:style-name="gr9" draw:text-style-name="P10" draw:layer="layout" svg:width="0.039cm" svg:height="0.879cm" svg:x="11.313cm" svg:y="16.883cm" svg:viewBox="0 0 40 880" draw:points="18,0 40,22 40,862 18,880 0,862 0,22">
          <text:p/>
        </draw:polygon>
        <draw:polygon draw:style-name="gr9" draw:text-style-name="P10" draw:layer="layout" svg:width="0.039cm" svg:height="0.441cm" svg:x="11.313cm" svg:y="17.762cm" svg:viewBox="0 0 40 442" draw:points="18,0 40,21 40,424 18,442 0,424 0,21">
          <text:p/>
        </draw:polygon>
        <draw:polygon draw:style-name="gr9" draw:text-style-name="P10" draw:layer="layout" svg:width="0.039cm" svg:height="0.437cm" svg:x="11.313cm" svg:y="18.203cm" svg:viewBox="0 0 40 438" draw:points="18,0 40,21 40,421 18,438 0,421 0,21">
          <text:p/>
        </draw:polygon>
        <draw:polygon draw:style-name="gr9" draw:text-style-name="P10" draw:layer="layout" svg:width="0.039cm" svg:height="0.441cm" svg:x="11.313cm" svg:y="18.64cm" svg:viewBox="0 0 40 442" draw:points="18,0 40,21 40,425 18,442 0,425 0,21">
          <text:p/>
        </draw:polygon>
        <draw:polygon draw:style-name="gr9" draw:text-style-name="P10" draw:layer="layout" svg:width="0.039cm" svg:height="0.438cm" svg:x="11.313cm" svg:y="19.081cm" svg:viewBox="0 0 40 439" draw:points="18,0 40,21 40,421 18,439 0,421 0,21">
          <text:p/>
        </draw:polygon>
        <draw:polygon draw:style-name="gr9" draw:text-style-name="P10" draw:layer="layout" svg:width="0.039cm" svg:height="0.441cm" svg:x="11.313cm" svg:y="19.519cm" svg:viewBox="0 0 40 442" draw:points="18,0 40,21 40,424 18,442 0,424 0,21">
          <text:p/>
        </draw:polygon>
        <draw:polygon draw:style-name="gr9" draw:text-style-name="P10" draw:layer="layout" svg:width="0.039cm" svg:height="0.463cm" svg:x="13.673cm" svg:y="16.883cm" svg:viewBox="0 0 40 464" draw:points="18,0 40,22 40,424 18,441 0,464 0,22">
          <text:p/>
        </draw:polygon>
        <draw:polygon draw:style-name="gr9" draw:text-style-name="P10" draw:layer="layout" svg:width="0.039cm" svg:height="0.455cm" svg:x="13.673cm" svg:y="17.307cm" svg:viewBox="0 0 40 456" draw:points="18,17 40,39 40,438 18,456 0,438 0,0">
          <text:p/>
        </draw:polygon>
        <draw:polygon draw:style-name="gr9" draw:text-style-name="P10" draw:layer="layout" svg:width="0.039cm" svg:height="0.441cm" svg:x="13.673cm" svg:y="17.762cm" svg:viewBox="0 0 40 442" draw:points="18,0 40,21 40,424 18,442 0,424 0,21">
          <text:p/>
        </draw:polygon>
        <draw:polygon draw:style-name="gr9" draw:text-style-name="P10" draw:layer="layout" svg:width="0.039cm" svg:height="0.437cm" svg:x="13.673cm" svg:y="18.203cm" svg:viewBox="0 0 40 438" draw:points="18,0 40,21 40,421 18,438 0,421 0,21">
          <text:p/>
        </draw:polygon>
        <draw:polygon draw:style-name="gr9" draw:text-style-name="P10" draw:layer="layout" svg:width="0.039cm" svg:height="0.441cm" svg:x="13.673cm" svg:y="18.64cm" svg:viewBox="0 0 40 442" draw:points="18,0 40,21 40,425 18,442 0,425 0,21">
          <text:p/>
        </draw:polygon>
        <draw:polygon draw:style-name="gr9" draw:text-style-name="P10" draw:layer="layout" svg:width="0.039cm" svg:height="0.438cm" svg:x="13.673cm" svg:y="19.081cm" svg:viewBox="0 0 40 439" draw:points="18,0 40,21 40,421 18,439 0,421 0,21">
          <text:p/>
        </draw:polygon>
        <draw:polygon draw:style-name="gr9" draw:text-style-name="P10" draw:layer="layout" svg:width="0.039cm" svg:height="0.441cm" svg:x="13.673cm" svg:y="19.519cm" svg:viewBox="0 0 40 442" draw:points="18,0 40,21 40,424 18,442 0,424 0,21">
          <text:p/>
        </draw:polygon>
        <draw:polygon draw:style-name="gr9" draw:text-style-name="P10" draw:layer="layout" svg:width="0.039cm" svg:height="0.437cm" svg:x="13.673cm" svg:y="19.96cm" svg:viewBox="0 0 40 438" draw:points="18,0 40,21 40,420 18,438 0,420 0,21">
          <text:p/>
        </draw:polygon>
        <draw:polygon draw:style-name="gr9" draw:text-style-name="P10" draw:layer="layout" svg:width="0.038cm" svg:height="0.438cm" svg:x="15.568cm" svg:y="17.324cm" svg:viewBox="0 0 39 439" draw:points="17,0 39,22 39,421 17,439 0,421 0,22">
          <text:p/>
        </draw:polygon>
        <draw:polygon draw:style-name="gr9" draw:text-style-name="P10" draw:layer="layout" svg:width="0.038cm" svg:height="0.441cm" svg:x="15.568cm" svg:y="17.762cm" svg:viewBox="0 0 39 442" draw:points="17,0 39,21 39,424 17,442 0,424 0,21">
          <text:p/>
        </draw:polygon>
        <draw:polygon draw:style-name="gr9" draw:text-style-name="P10" draw:layer="layout" svg:width="0.038cm" svg:height="0.437cm" svg:x="15.568cm" svg:y="18.203cm" svg:viewBox="0 0 39 438" draw:points="17,0 39,21 39,421 17,438 0,421 0,21">
          <text:p/>
        </draw:polygon>
        <draw:polygon draw:style-name="gr9" draw:text-style-name="P10" draw:layer="layout" svg:width="0.038cm" svg:height="0.441cm" svg:x="15.568cm" svg:y="18.64cm" svg:viewBox="0 0 39 442" draw:points="17,0 39,21 39,425 17,442 0,425 0,21">
          <text:p/>
        </draw:polygon>
        <draw:polygon draw:style-name="gr9" draw:text-style-name="P10" draw:layer="layout" svg:width="0.038cm" svg:height="0.438cm" svg:x="15.568cm" svg:y="19.081cm" svg:viewBox="0 0 39 439" draw:points="17,0 39,21 39,421 17,439 0,421 0,21">
          <text:p/>
        </draw:polygon>
        <draw:polygon draw:style-name="gr9" draw:text-style-name="P10" draw:layer="layout" svg:width="0.038cm" svg:height="0.441cm" svg:x="15.568cm" svg:y="19.519cm" svg:viewBox="0 0 39 442" draw:points="17,0 39,21 39,424 17,442 0,424 0,21">
          <text:p/>
        </draw:polygon>
        <draw:polygon draw:style-name="gr9" draw:text-style-name="P10" draw:layer="layout" svg:width="0.038cm" svg:height="0.437cm" svg:x="15.568cm" svg:y="19.96cm" svg:viewBox="0 0 39 438" draw:points="17,0 39,21 39,420 17,438 0,420 0,21">
          <text:p/>
        </draw:polygon>
        <draw:polygon draw:style-name="gr9" draw:text-style-name="P10" draw:layer="layout" svg:width="0.038cm" svg:height="0.463cm" svg:x="17.466cm" svg:y="16.883cm" svg:viewBox="0 0 39 464" draw:points="17,0 39,22 39,464 17,441 0,424 0,22">
          <text:p/>
        </draw:polygon>
        <draw:polygon draw:style-name="gr9" draw:text-style-name="P10" draw:layer="layout" svg:width="0.038cm" svg:height="0.455cm" svg:x="17.466cm" svg:y="17.307cm" svg:viewBox="0 0 39 456" draw:points="17,17 39,0 39,438 17,456 0,438 0,39">
          <text:p/>
        </draw:polygon>
        <draw:polygon draw:style-name="gr9" draw:text-style-name="P10" draw:layer="layout" svg:width="0.038cm" svg:height="0.441cm" svg:x="17.466cm" svg:y="17.762cm" svg:viewBox="0 0 39 442" draw:points="17,0 39,21 39,424 17,442 0,424 0,21">
          <text:p/>
        </draw:polygon>
        <draw:polygon draw:style-name="gr9" draw:text-style-name="P10" draw:layer="layout" svg:width="0.038cm" svg:height="0.437cm" svg:x="17.466cm" svg:y="18.203cm" svg:viewBox="0 0 39 438" draw:points="17,0 39,21 39,421 17,438 0,421 0,21">
          <text:p/>
        </draw:polygon>
        <draw:polygon draw:style-name="gr9" draw:text-style-name="P10" draw:layer="layout" svg:width="0.038cm" svg:height="0.441cm" svg:x="17.466cm" svg:y="18.64cm" svg:viewBox="0 0 39 442" draw:points="17,0 39,21 39,425 17,442 0,425 0,21">
          <text:p/>
        </draw:polygon>
        <draw:polygon draw:style-name="gr9" draw:text-style-name="P10" draw:layer="layout" svg:width="0.038cm" svg:height="0.438cm" svg:x="17.466cm" svg:y="19.081cm" svg:viewBox="0 0 39 439" draw:points="17,0 39,21 39,421 17,439 0,421 0,21">
          <text:p/>
        </draw:polygon>
        <draw:polygon draw:style-name="gr9" draw:text-style-name="P10" draw:layer="layout" svg:width="0.038cm" svg:height="0.441cm" svg:x="17.466cm" svg:y="19.519cm" svg:viewBox="0 0 39 442" draw:points="17,0 39,21 39,424 17,442 0,424 0,21">
          <text:p/>
        </draw:polygon>
        <draw:polygon draw:style-name="gr9" draw:text-style-name="P10" draw:layer="layout" svg:width="0.038cm" svg:height="0.437cm" svg:x="17.466cm" svg:y="19.96cm" svg:viewBox="0 0 39 438" draw:points="17,0 39,21 39,420 17,438 0,420 0,21">
          <text:p/>
        </draw:polygon>
        <draw:polygon draw:style-name="gr9" draw:text-style-name="P10" draw:layer="layout" svg:width="0.039cm" svg:height="0.477cm" svg:x="18.986cm" svg:y="16.428cm" svg:viewBox="0 0 40 478" draw:points="18,18 40,0 40,478 18,455 0,438 0,39">
          <text:p/>
        </draw:polygon>
        <draw:polygon draw:style-name="gr9" draw:text-style-name="P10" draw:layer="layout" svg:width="0.039cm" svg:height="0.917cm" svg:x="18.986cm" svg:y="16.866cm" svg:viewBox="0 0 40 918" draw:points="18,17 40,0 40,918 18,897 0,879 0,39">
          <text:p/>
        </draw:polygon>
        <draw:polygon draw:style-name="gr9" draw:text-style-name="P10" draw:layer="layout" svg:width="0.039cm" svg:height="0.48cm" svg:x="18.986cm" svg:y="17.744cm" svg:viewBox="0 0 40 481" draw:points="18,18 40,0 40,481 18,460 0,442 0,39">
          <text:p/>
        </draw:polygon>
        <draw:polygon draw:style-name="gr9" draw:text-style-name="P10" draw:layer="layout" svg:width="0.039cm" svg:height="0.476cm" svg:x="18.986cm" svg:y="18.185cm" svg:viewBox="0 0 40 477" draw:points="18,18 40,0 40,477 18,456 0,439 0,39">
          <text:p/>
        </draw:polygon>
        <draw:polygon draw:style-name="gr9" draw:text-style-name="P10" draw:layer="layout" svg:width="0.039cm" svg:height="0.479cm" svg:x="18.986cm" svg:y="18.623cm" svg:viewBox="0 0 40 480" draw:points="18,17 40,0 40,480 18,459 0,442 0,38">
          <text:p/>
        </draw:polygon>
        <draw:polygon draw:style-name="gr9" draw:text-style-name="P10" draw:layer="layout" svg:width="0.039cm" svg:height="0.476cm" svg:x="18.986cm" svg:y="19.064cm" svg:viewBox="0 0 40 477" draw:points="18,17 40,0 40,477 18,456 0,438 0,38">
          <text:p/>
        </draw:polygon>
        <draw:polygon draw:style-name="gr9" draw:text-style-name="P10" draw:layer="layout" svg:width="0.039cm" svg:height="0.48cm" svg:x="18.986cm" svg:y="19.501cm" svg:viewBox="0 0 40 481" draw:points="18,18 40,0 40,481 18,460 0,442 0,39">
          <text:p/>
        </draw:polygon>
        <draw:polygon draw:style-name="gr9" draw:text-style-name="P10" draw:layer="layout" svg:width="0.039cm" svg:height="0.476cm" svg:x="18.986cm" svg:y="19.942cm" svg:viewBox="0 0 40 477" draw:points="18,18 40,0 40,477 18,456 0,438 0,39">
          <text:p/>
        </draw:polygon>
        <draw:polygon draw:style-name="gr9" draw:text-style-name="P10" draw:layer="layout" svg:width="0.039cm" svg:height="0.48cm" svg:x="18.986cm" svg:y="20.379cm" svg:viewBox="0 0 40 481" draw:points="18,18 40,0 40,481 18,460 0,441 0,39">
          <text:p/>
        </draw:polygon>
        <draw:frame draw:style-name="gr10" draw:text-style-name="P11" draw:layer="layout" svg:width="6.513cm" svg:height="0.48cm" svg:x="3.313cm" svg:y="15.575cm">
          <draw:text-box>
            <text:p text:style-name="P1"><text:span text:style-name="T5">Carga Horária Total do Semestre: 348</text:span></text:p>
          </draw:text-box>
        </draw:frame>
        <draw:frame draw:style-name="gr10" draw:text-style-name="P11" draw:layer="layout" svg:width="2.169cm" svg:height="0.48cm" svg:x="9.85cm" svg:y="16.415cm">
          <draw:text-box>
            <text:p text:style-name="P1"><text:span text:style-name="T5">2º SEMESTRE</text:span></text:p>
          </draw:text-box>
        </draw:frame>
        <draw:frame draw:style-name="gr10" draw:text-style-name="P11" draw:layer="layout" svg:width="1.882cm" svg:height="0.48cm" svg:x="5.715cm" svg:y="17.071cm">
          <draw:text-box>
            <text:p text:style-name="P1"><text:span text:style-name="T5">Disciplinas</text:span></text:p>
          </draw:text-box>
        </draw:frame>
        <draw:frame draw:style-name="gr10" draw:text-style-name="P11" draw:layer="layout" svg:width="0.768cm" svg:height="0.48cm" svg:x="10.351cm" svg:y="17.071cm">
          <draw:text-box>
            <text:p text:style-name="P1"><text:span text:style-name="T5">Cod.</text:span></text:p>
          </draw:text-box>
        </draw:frame>
        <draw:frame draw:style-name="gr10" draw:text-style-name="P11" draw:layer="layout" svg:width="2.457cm" svg:height="0.48cm" svg:x="11.458cm" svg:y="17.071cm">
          <draw:text-box>
            <text:p text:style-name="P1"><text:span text:style-name="T5">Pré-requisitos</text:span></text:p>
          </draw:text-box>
        </draw:frame>
        <draw:frame draw:style-name="gr10" draw:text-style-name="P11" draw:layer="layout" svg:width="2.462cm" svg:height="0.48cm" svg:x="14.471cm" svg:y="16.853cm">
          <draw:text-box>
            <text:p text:style-name="P1"><text:span text:style-name="T5">Carga Horária</text:span></text:p>
          </draw:text-box>
        </draw:frame>
        <draw:frame draw:style-name="gr10" draw:text-style-name="P11" draw:layer="layout" svg:width="0.967cm" svg:height="0.48cm" svg:x="17.815cm" svg:y="16.87cm">
          <draw:text-box>
            <text:p text:style-name="P1"><text:span text:style-name="T5">Aulas</text:span></text:p>
          </draw:text-box>
        </draw:frame>
        <draw:frame draw:style-name="gr10" draw:text-style-name="P11" draw:layer="layout" svg:width="1.687cm" svg:height="0.48cm" svg:x="17.533cm" svg:y="17.276cm">
          <draw:text-box>
            <text:p text:style-name="P1"><text:span text:style-name="T5">Semanais</text:span></text:p>
          </draw:text-box>
        </draw:frame>
        <draw:frame draw:style-name="gr10" draw:text-style-name="P11" draw:layer="layout" svg:width="1.81cm" svg:height="0.48cm" svg:x="13.868cm" svg:y="17.294cm">
          <draw:text-box>
            <text:p text:style-name="P1"><text:span text:style-name="T5">Presencial</text:span></text:p>
          </draw:text-box>
        </draw:frame>
        <draw:frame draw:style-name="gr10" draw:text-style-name="P11" draw:layer="layout" svg:width="1.971cm" svg:height="0.48cm" svg:x="15.66cm" svg:y="17.294cm">
          <draw:text-box>
            <text:p text:style-name="P1"><text:span text:style-name="T5">A Distância</text:span></text:p>
          </draw:text-box>
        </draw:frame>
        <draw:frame draw:style-name="gr10" draw:text-style-name="P11" draw:layer="layout" svg:width="6.09cm" svg:height="0.39cm" svg:x="3.313cm" svg:y="17.794cm">
          <draw:text-box>
            <text:p text:style-name="P1"><text:span text:style-name="T6">Fundamentos e Projeto de Banco de Dados</text:span></text:p>
          </draw:text-box>
        </draw:frame>
        <draw:frame draw:style-name="gr10" draw:text-style-name="P11" draw:layer="layout" svg:width="0.624cm" svg:height="0.39cm" svg:x="10.393cm" svg:y="17.794cm">
          <draw:text-box>
            <text:p text:style-name="P1"><text:span text:style-name="T6">FPB</text:span></text:p>
          </draw:text-box>
        </draw:frame>
        <draw:frame draw:style-name="gr10" draw:text-style-name="P11" draw:layer="layout" svg:width="1.903cm" svg:height="0.39cm" svg:x="11.564cm" svg:y="17.794cm">
          <draw:text-box>
            <text:p text:style-name="P1"><text:span text:style-name="T6">Não se aplica</text:span></text:p>
          </draw:text-box>
        </draw:frame>
        <draw:frame draw:style-name="gr10" draw:text-style-name="P11" draw:layer="layout" svg:width="0.358cm" svg:height="0.39cm" svg:x="14.467cm" svg:y="17.794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362cm" svg:y="17.794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69cm" svg:y="17.794cm">
          <draw:text-box>
            <text:p text:style-name="P1"><text:span text:style-name="T6">04</text:span></text:p>
          </draw:text-box>
        </draw:frame>
        <draw:frame draw:style-name="gr10" draw:text-style-name="P11" draw:layer="layout" svg:width="2.838cm" svg:height="0.39cm" svg:x="3.313cm" svg:y="18.235cm">
          <draw:text-box>
            <text:p text:style-name="P1"><text:span text:style-name="T6">Análise de Sistemas</text:span></text:p>
          </draw:text-box>
        </draw:frame>
        <draw:frame draw:style-name="gr10" draw:text-style-name="P11" draw:layer="layout" svg:width="0.569cm" svg:height="0.39cm" svg:x="10.425cm" svg:y="18.235cm">
          <draw:text-box>
            <text:p text:style-name="P1"><text:span text:style-name="T6">ASI</text:span></text:p>
          </draw:text-box>
        </draw:frame>
        <draw:frame draw:style-name="gr10" draw:text-style-name="P11" draw:layer="layout" svg:width="1.903cm" svg:height="0.39cm" svg:x="11.564cm" svg:y="18.235cm">
          <draw:text-box>
            <text:p text:style-name="P1"><text:span text:style-name="T6">Não se aplica</text:span></text:p>
          </draw:text-box>
        </draw:frame>
        <draw:frame draw:style-name="gr10" draw:text-style-name="P11" draw:layer="layout" svg:width="0.358cm" svg:height="0.39cm" svg:x="14.467cm" svg:y="18.235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362cm" svg:y="18.235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69cm" svg:y="18.235cm">
          <draw:text-box>
            <text:p text:style-name="P1"><text:span text:style-name="T6">04</text:span></text:p>
          </draw:text-box>
        </draw:frame>
        <draw:frame draw:style-name="gr10" draw:text-style-name="P11" draw:layer="layout" svg:width="3.74cm" svg:height="0.39cm" svg:x="3.313cm" svg:y="18.672cm">
          <draw:text-box>
            <text:p text:style-name="P1"><text:span text:style-name="T6">Introdução à Programação</text:span></text:p>
          </draw:text-box>
        </draw:frame>
        <draw:frame draw:style-name="gr10" draw:text-style-name="P11" draw:layer="layout" svg:width="0.569cm" svg:height="0.39cm" svg:x="10.425cm" svg:y="18.672cm">
          <draw:text-box>
            <text:p text:style-name="P1"><text:span text:style-name="T6">IPG</text:span></text:p>
          </draw:text-box>
        </draw:frame>
        <draw:frame draw:style-name="gr10" draw:text-style-name="P11" draw:layer="layout" svg:width="0.531cm" svg:height="0.39cm" svg:x="12.252cm" svg:y="18.672cm">
          <draw:text-box>
            <text:p text:style-name="P1"><text:span text:style-name="T6">ILP</text:span></text:p>
          </draw:text-box>
        </draw:frame>
        <draw:frame draw:style-name="gr10" draw:text-style-name="P11" draw:layer="layout" svg:width="0.358cm" svg:height="0.39cm" svg:x="14.467cm" svg:y="18.672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362cm" svg:y="18.672cm">
          <draw:text-box>
            <text:p text:style-name="P1"><text:span text:style-name="T6">20</text:span></text:p>
          </draw:text-box>
        </draw:frame>
        <draw:frame draw:style-name="gr10" draw:text-style-name="P11" draw:layer="layout" svg:width="0.358cm" svg:height="0.39cm" svg:x="18.069cm" svg:y="18.672cm">
          <draw:text-box>
            <text:p text:style-name="P1"><text:span text:style-name="T6">04</text:span></text:p>
          </draw:text-box>
        </draw:frame>
        <draw:frame draw:style-name="gr10" draw:text-style-name="P11" draw:layer="layout" svg:width="4.781cm" svg:height="0.39cm" svg:x="3.313cm" svg:y="19.113cm">
          <draw:text-box>
            <text:p text:style-name="P1"><text:span text:style-name="T6">Programação Orientada a Objetos</text:span></text:p>
          </draw:text-box>
        </draw:frame>
        <draw:frame draw:style-name="gr10" draw:text-style-name="P11" draw:layer="layout" svg:width="0.705cm" svg:height="0.39cm" svg:x="10.354cm" svg:y="19.113cm">
          <draw:text-box>
            <text:p text:style-name="P1"><text:span text:style-name="T6">POO</text:span></text:p>
          </draw:text-box>
        </draw:frame>
        <draw:frame draw:style-name="gr10" draw:text-style-name="P11" draw:layer="layout" svg:width="0.531cm" svg:height="0.39cm" svg:x="12.252cm" svg:y="19.113cm">
          <draw:text-box>
            <text:p text:style-name="P1"><text:span text:style-name="T6">ILP</text:span></text:p>
          </draw:text-box>
        </draw:frame>
        <draw:frame draw:style-name="gr10" draw:text-style-name="P11" draw:layer="layout" svg:width="0.358cm" svg:height="0.39cm" svg:x="14.467cm" svg:y="19.113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362cm" svg:y="19.113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69cm" svg:y="19.113cm">
          <draw:text-box>
            <text:p text:style-name="P1"><text:span text:style-name="T6">04</text:span></text:p>
          </draw:text-box>
        </draw:frame>
        <draw:frame draw:style-name="gr10" draw:text-style-name="P11" draw:layer="layout" svg:width="4.345cm" svg:height="0.39cm" svg:x="3.313cm" svg:y="19.551cm">
          <draw:text-box>
            <text:p text:style-name="P1"><text:span text:style-name="T6">Programação Básica para Web</text:span></text:p>
          </draw:text-box>
        </draw:frame>
        <draw:frame draw:style-name="gr10" draw:text-style-name="P11" draw:layer="layout" svg:width="0.743cm" svg:height="0.39cm" svg:x="10.336cm" svg:y="19.551cm">
          <draw:text-box>
            <text:p text:style-name="P1"><text:span text:style-name="T6">PEW</text:span></text:p>
          </draw:text-box>
        </draw:frame>
        <draw:frame draw:style-name="gr10" draw:text-style-name="P11" draw:layer="layout" svg:width="1.903cm" svg:height="0.39cm" svg:x="11.564cm" svg:y="19.551cm">
          <draw:text-box>
            <text:p text:style-name="P1"><text:span text:style-name="T6">Não se aplica</text:span></text:p>
          </draw:text-box>
        </draw:frame>
        <draw:frame draw:style-name="gr10" draw:text-style-name="P11" draw:layer="layout" svg:width="0.358cm" svg:height="0.39cm" svg:x="14.467cm" svg:y="19.551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362cm" svg:y="19.551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69cm" svg:y="19.551cm">
          <draw:text-box>
            <text:p text:style-name="P1"><text:span text:style-name="T6">04</text:span></text:p>
          </draw:text-box>
        </draw:frame>
        <draw:frame draw:style-name="gr10" draw:text-style-name="P11" draw:layer="layout" svg:width="1.492cm" svg:height="0.48cm" svg:x="3.313cm" svg:y="19.929cm">
          <draw:text-box>
            <text:p text:style-name="P1"><text:span text:style-name="T5">Subtotal</text:span></text:p>
          </draw:text-box>
        </draw:frame>
        <draw:frame draw:style-name="gr10" draw:text-style-name="P11" draw:layer="layout" svg:width="0.599cm" svg:height="0.48cm" svg:x="14.379cm" svg:y="19.929cm">
          <draw:text-box>
            <text:p text:style-name="P1"><text:span text:style-name="T5">300</text:span></text:p>
          </draw:text-box>
        </draw:frame>
        <draw:frame draw:style-name="gr10" draw:text-style-name="P11" draw:layer="layout" svg:width="0.4cm" svg:height="0.48cm" svg:x="16.362cm" svg:y="19.929cm">
          <draw:text-box>
            <text:p text:style-name="P1"><text:span text:style-name="T5">68</text:span></text:p>
          </draw:text-box>
        </draw:frame>
        <draw:frame draw:style-name="gr10" draw:text-style-name="P11" draw:layer="layout" svg:width="0.4cm" svg:height="0.48cm" svg:x="18.069cm" svg:y="19.929cm">
          <draw:text-box>
            <text:p text:style-name="P1"><text:span text:style-name="T5">20</text:span></text:p>
          </draw:text-box>
        </draw:frame>
        <draw:polygon draw:style-name="gr9" draw:text-style-name="P10" draw:layer="layout" svg:width="16.052cm" svg:height="0.039cm" svg:x="2.973cm" svg:y="21.258cm" svg:viewBox="0 0 16053 40" draw:points="16032,19 16014,40 39,40 18,19 0,0 16053,0">
          <text:p/>
        </draw:polygon>
        <draw:polygon draw:style-name="gr9" draw:text-style-name="P10" draw:layer="layout" svg:width="7.105cm" svg:height="0.039cm" svg:x="2.991cm" svg:y="21.699cm" svg:viewBox="0 0 7106 40" draw:points="7085,19 7067,40 21,40 0,19 21,0 7106,0">
          <text:p/>
        </draw:polygon>
        <draw:polygon draw:style-name="gr9" draw:text-style-name="P10" draw:layer="layout" svg:width="1.295cm" svg:height="0.039cm" svg:x="10.057cm" svg:y="21.699cm" svg:viewBox="0 0 1296 40" draw:points="1275,19 1257,40 39,40 18,19 0,0 1296,0">
          <text:p/>
        </draw:polygon>
        <draw:polygon draw:style-name="gr9" draw:text-style-name="P10" draw:layer="layout" svg:width="2.399cm" svg:height="0.039cm" svg:x="11.313cm" svg:y="21.699cm" svg:viewBox="0 0 2400 40" draw:points="2379,19 2361,40 39,40 18,19 0,0 2400,0">
          <text:p/>
        </draw:polygon>
        <draw:polygon draw:style-name="gr9" draw:text-style-name="P10" draw:layer="layout" svg:width="3.831cm" svg:height="0.039cm" svg:x="13.673cm" svg:y="21.699cm" svg:viewBox="0 0 3832 40" draw:points="3811,19 3794,40 39,40 18,19 0,0 3832,0">
          <text:p/>
        </draw:polygon>
        <draw:polygon draw:style-name="gr9" draw:text-style-name="P10" draw:layer="layout" svg:width="1.538cm" svg:height="0.039cm" svg:x="17.466cm" svg:y="21.699cm" svg:viewBox="0 0 1539 40" draw:points="1539,19 1521,40 38,40 17,19 0,0 1521,0">
          <text:p/>
        </draw:polygon>
        <draw:polygon draw:style-name="gr9" draw:text-style-name="P10" draw:layer="layout" svg:width="1.915cm" svg:height="0.039cm" svg:x="13.691cm" svg:y="22.136cm" svg:viewBox="0 0 1916 40" draw:points="1895,18 1878,40 21,40 0,18 21,0 1916,0">
          <text:p/>
        </draw:polygon>
        <draw:polygon draw:style-name="gr9" draw:text-style-name="P10" draw:layer="layout" svg:width="1.915cm" svg:height="0.039cm" svg:x="15.568cm" svg:y="22.136cm" svg:viewBox="0 0 1916 40" draw:points="1916,18 1899,40 38,40 17,18 0,0 1899,0">
          <text:p/>
        </draw:polygon>
        <draw:polygon draw:style-name="gr9" draw:text-style-name="P10" draw:layer="layout" svg:width="7.084cm" svg:height="0.039cm" svg:x="2.991cm" svg:y="22.577cm" svg:viewBox="0 0 7085 40" draw:points="7085,19 7067,40 21,40 0,19 21,0 7067,0">
          <text:p/>
        </draw:polygon>
        <draw:polygon draw:style-name="gr9" draw:text-style-name="P10" draw:layer="layout" svg:width="1.256cm" svg:height="0.039cm" svg:x="10.075cm" svg:y="22.577cm" svg:viewBox="0 0 1257 40" draw:points="1257,19 1239,40 21,40 0,19 21,0 1239,0">
          <text:p/>
        </draw:polygon>
        <draw:polygon draw:style-name="gr9" draw:text-style-name="P10" draw:layer="layout" svg:width="2.36cm" svg:height="0.039cm" svg:x="11.331cm" svg:y="22.577cm" svg:viewBox="0 0 2361 40" draw:points="2361,19 2343,40 21,40 0,19 21,0 2343,0">
          <text:p/>
        </draw:polygon>
        <draw:polygon draw:style-name="gr9" draw:text-style-name="P10" draw:layer="layout" svg:width="1.894cm" svg:height="0.039cm" svg:x="13.691cm" svg:y="22.577cm" svg:viewBox="0 0 1895 40" draw:points="1895,19 1878,40 21,40 0,19 21,0 1878,0">
          <text:p/>
        </draw:polygon>
        <draw:polygon draw:style-name="gr9" draw:text-style-name="P10" draw:layer="layout" svg:width="1.898cm" svg:height="0.039cm" svg:x="15.585cm" svg:y="22.577cm" svg:viewBox="0 0 1899 40" draw:points="1899,19 1882,40 21,40 0,19 21,0 1882,0">
          <text:p/>
        </draw:polygon>
        <draw:polygon draw:style-name="gr9" draw:text-style-name="P10" draw:layer="layout" svg:width="1.521cm" svg:height="0.039cm" svg:x="17.483cm" svg:y="22.577cm" svg:viewBox="0 0 1522 40" draw:points="1522,19 1503,40 21,40 0,19 21,0 1503,0">
          <text:p/>
        </draw:polygon>
        <draw:polygon draw:style-name="gr9" draw:text-style-name="P10" draw:layer="layout" svg:width="7.084cm" svg:height="0.039cm" svg:x="2.991cm" svg:y="23.015cm" svg:viewBox="0 0 7085 40" draw:points="7085,17 7067,40 21,40 0,17 21,0 7067,0">
          <text:p/>
        </draw:polygon>
        <draw:polygon draw:style-name="gr9" draw:text-style-name="P10" draw:layer="layout" svg:width="1.256cm" svg:height="0.039cm" svg:x="10.075cm" svg:y="23.015cm" svg:viewBox="0 0 1257 40" draw:points="1257,17 1239,40 21,40 0,17 21,0 1239,0">
          <text:p/>
        </draw:polygon>
        <draw:polygon draw:style-name="gr9" draw:text-style-name="P10" draw:layer="layout" svg:width="2.36cm" svg:height="0.039cm" svg:x="11.331cm" svg:y="23.015cm" svg:viewBox="0 0 2361 40" draw:points="2361,17 2343,40 21,40 0,17 21,0 2343,0">
          <text:p/>
        </draw:polygon>
        <draw:polygon draw:style-name="gr9" draw:text-style-name="P10" draw:layer="layout" svg:width="1.894cm" svg:height="0.039cm" svg:x="13.691cm" svg:y="23.015cm" svg:viewBox="0 0 1895 40" draw:points="1895,17 1878,40 21,40 0,17 21,0 1878,0">
          <text:p/>
        </draw:polygon>
        <draw:polygon draw:style-name="gr9" draw:text-style-name="P10" draw:layer="layout" svg:width="1.898cm" svg:height="0.039cm" svg:x="15.585cm" svg:y="23.015cm" svg:viewBox="0 0 1899 40" draw:points="1899,17 1882,40 21,40 0,17 21,0 1882,0">
          <text:p/>
        </draw:polygon>
        <draw:polygon draw:style-name="gr9" draw:text-style-name="P10" draw:layer="layout" svg:width="1.521cm" svg:height="0.039cm" svg:x="17.483cm" svg:y="23.015cm" svg:viewBox="0 0 1522 40" draw:points="1522,17 1503,40 21,40 0,17 21,0 1503,0">
          <text:p/>
        </draw:polygon>
        <draw:polygon draw:style-name="gr9" draw:text-style-name="P10" draw:layer="layout" svg:width="7.084cm" svg:height="0.039cm" svg:x="2.991cm" svg:y="23.858cm" svg:viewBox="0 0 7085 40" draw:points="7085,18 7067,40 21,40 0,18 21,0 7067,0">
          <text:p/>
        </draw:polygon>
        <draw:polygon draw:style-name="gr9" draw:text-style-name="P10" draw:layer="layout" svg:width="1.256cm" svg:height="0.039cm" svg:x="10.075cm" svg:y="23.858cm" svg:viewBox="0 0 1257 40" draw:points="1257,18 1239,40 21,40 0,18 21,0 1239,0">
          <text:p/>
        </draw:polygon>
        <draw:polygon draw:style-name="gr9" draw:text-style-name="P10" draw:layer="layout" svg:width="2.36cm" svg:height="0.039cm" svg:x="11.331cm" svg:y="23.858cm" svg:viewBox="0 0 2361 40" draw:points="2361,18 2343,40 21,40 0,18 21,0 2343,0">
          <text:p/>
        </draw:polygon>
        <draw:polygon draw:style-name="gr9" draw:text-style-name="P10" draw:layer="layout" svg:width="1.894cm" svg:height="0.039cm" svg:x="13.691cm" svg:y="23.858cm" svg:viewBox="0 0 1895 40" draw:points="1895,18 1878,40 21,40 0,18 21,0 1878,0">
          <text:p/>
        </draw:polygon>
        <draw:polygon draw:style-name="gr9" draw:text-style-name="P10" draw:layer="layout" svg:width="1.898cm" svg:height="0.039cm" svg:x="15.585cm" svg:y="23.858cm" svg:viewBox="0 0 1899 40" draw:points="1899,18 1882,40 21,40 0,18 21,0 1882,0">
          <text:p/>
        </draw:polygon>
        <draw:polygon draw:style-name="gr9" draw:text-style-name="P10" draw:layer="layout" svg:width="1.521cm" svg:height="0.039cm" svg:x="17.483cm" svg:y="23.858cm" svg:viewBox="0 0 1522 40" draw:points="1522,18 1503,40 21,40 0,18 21,0 1503,0">
          <text:p/>
        </draw:polygon>
        <draw:polygon draw:style-name="gr9" draw:text-style-name="P10" draw:layer="layout" svg:width="7.084cm" svg:height="0.039cm" svg:x="2.991cm" svg:y="24.299cm" svg:viewBox="0 0 7085 40" draw:points="7085,18 7067,40 21,40 0,18 21,0 7067,0">
          <text:p/>
        </draw:polygon>
        <draw:polygon draw:style-name="gr9" draw:text-style-name="P10" draw:layer="layout" svg:width="1.256cm" svg:height="0.039cm" svg:x="10.075cm" svg:y="24.299cm" svg:viewBox="0 0 1257 40" draw:points="1257,18 1239,40 21,40 0,18 21,0 1239,0">
          <text:p/>
        </draw:polygon>
        <draw:polygon draw:style-name="gr9" draw:text-style-name="P10" draw:layer="layout" svg:width="2.36cm" svg:height="0.039cm" svg:x="11.331cm" svg:y="24.299cm" svg:viewBox="0 0 2361 40" draw:points="2361,18 2343,40 21,40 0,18 21,0 2343,0">
          <text:p/>
        </draw:polygon>
        <draw:polygon draw:style-name="gr9" draw:text-style-name="P10" draw:layer="layout" svg:width="1.894cm" svg:height="0.039cm" svg:x="13.691cm" svg:y="24.299cm" svg:viewBox="0 0 1895 40" draw:points="1895,18 1878,40 21,40 0,18 21,0 1878,0">
          <text:p/>
        </draw:polygon>
        <draw:polygon draw:style-name="gr9" draw:text-style-name="P10" draw:layer="layout" svg:width="1.898cm" svg:height="0.039cm" svg:x="15.585cm" svg:y="24.299cm" svg:viewBox="0 0 1899 40" draw:points="1899,18 1882,40 21,40 0,18 21,0 1882,0">
          <text:p/>
        </draw:polygon>
        <draw:polygon draw:style-name="gr9" draw:text-style-name="P10" draw:layer="layout" svg:width="1.521cm" svg:height="0.039cm" svg:x="17.483cm" svg:y="24.299cm" svg:viewBox="0 0 1522 40" draw:points="1522,18 1503,40 21,40 0,18 21,0 1503,0">
          <text:p/>
        </draw:polygon>
        <draw:polygon draw:style-name="gr9" draw:text-style-name="P10" draw:layer="layout" svg:width="7.084cm" svg:height="0.039cm" svg:x="2.991cm" svg:y="24.736cm" svg:viewBox="0 0 7085 40" draw:points="7085,18 7067,40 21,40 0,18 21,0 7067,0">
          <text:p/>
        </draw:polygon>
        <draw:polygon draw:style-name="gr9" draw:text-style-name="P10" draw:layer="layout" svg:width="1.256cm" svg:height="0.039cm" svg:x="10.075cm" svg:y="24.736cm" svg:viewBox="0 0 1257 40" draw:points="1257,18 1239,40 21,40 0,18 21,0 1239,0">
          <text:p/>
        </draw:polygon>
        <draw:polygon draw:style-name="gr9" draw:text-style-name="P10" draw:layer="layout" svg:width="2.36cm" svg:height="0.039cm" svg:x="11.331cm" svg:y="24.736cm" svg:viewBox="0 0 2361 40" draw:points="2361,18 2343,40 21,40 0,18 21,0 2343,0">
          <text:p/>
        </draw:polygon>
        <draw:polygon draw:style-name="gr9" draw:text-style-name="P10" draw:layer="layout" svg:width="1.894cm" svg:height="0.039cm" svg:x="13.691cm" svg:y="24.736cm" svg:viewBox="0 0 1895 40" draw:points="1895,18 1878,40 21,40 0,18 21,0 1878,0">
          <text:p/>
        </draw:polygon>
        <draw:polygon draw:style-name="gr9" draw:text-style-name="P10" draw:layer="layout" svg:width="1.898cm" svg:height="0.039cm" svg:x="15.585cm" svg:y="24.736cm" svg:viewBox="0 0 1899 40" draw:points="1899,18 1882,40 21,40 0,18 21,0 1882,0">
          <text:p/>
        </draw:polygon>
        <draw:polygon draw:style-name="gr9" draw:text-style-name="P10" draw:layer="layout" svg:width="1.521cm" svg:height="0.039cm" svg:x="17.483cm" svg:y="24.736cm" svg:viewBox="0 0 1522 40" draw:points="1522,18 1503,40 21,40 0,18 21,0 1503,0">
          <text:p/>
        </draw:polygon>
        <draw:polygon draw:style-name="gr9" draw:text-style-name="P10" draw:layer="layout" svg:width="7.084cm" svg:height="0.039cm" svg:x="2.991cm" svg:y="25.177cm" svg:viewBox="0 0 7085 40" draw:points="7085,18 7067,40 21,40 0,18 21,0 7067,0">
          <text:p/>
        </draw:polygon>
        <draw:polygon draw:style-name="gr9" draw:text-style-name="P10" draw:layer="layout" svg:width="1.256cm" svg:height="0.039cm" svg:x="10.075cm" svg:y="25.177cm" svg:viewBox="0 0 1257 40" draw:points="1257,18 1239,40 21,40 0,18 21,0 1239,0">
          <text:p/>
        </draw:polygon>
        <draw:polygon draw:style-name="gr9" draw:text-style-name="P10" draw:layer="layout" svg:width="2.36cm" svg:height="0.039cm" svg:x="11.331cm" svg:y="25.177cm" svg:viewBox="0 0 2361 40" draw:points="2361,18 2343,40 21,40 0,18 21,0 2343,0">
          <text:p/>
        </draw:polygon>
        <draw:polygon draw:style-name="gr9" draw:text-style-name="P10" draw:layer="layout" svg:width="1.894cm" svg:height="0.039cm" svg:x="13.691cm" svg:y="25.177cm" svg:viewBox="0 0 1895 40" draw:points="1895,18 1878,40 21,40 0,18 21,0 1878,0">
          <text:p/>
        </draw:polygon>
        <draw:polygon draw:style-name="gr9" draw:text-style-name="P10" draw:layer="layout" svg:width="1.898cm" svg:height="0.039cm" svg:x="15.585cm" svg:y="25.177cm" svg:viewBox="0 0 1899 40" draw:points="1899,18 1882,40 21,40 0,18 21,0 1882,0">
          <text:p/>
        </draw:polygon>
        <draw:polygon draw:style-name="gr9" draw:text-style-name="P10" draw:layer="layout" svg:width="1.521cm" svg:height="0.039cm" svg:x="17.483cm" svg:y="25.177cm" svg:viewBox="0 0 1522 40" draw:points="1522,18 1503,40 21,40 0,18 21,0 1503,0">
          <text:p/>
        </draw:polygon>
        <draw:polygon draw:style-name="gr9" draw:text-style-name="P10" draw:layer="layout" svg:width="7.105cm" svg:height="0.039cm" svg:x="2.991cm" svg:y="25.615cm" svg:viewBox="0 0 7106 40" draw:points="7085,18 7106,40 21,40 0,18 21,0 7067,0">
          <text:p/>
        </draw:polygon>
        <draw:polygon draw:style-name="gr9" draw:text-style-name="P10" draw:layer="layout" svg:width="1.295cm" svg:height="0.039cm" svg:x="10.057cm" svg:y="25.615cm" svg:viewBox="0 0 1296 40" draw:points="1275,18 1296,40 0,40 18,18 39,0 1257,0">
          <text:p/>
        </draw:polygon>
        <draw:polygon draw:style-name="gr9" draw:text-style-name="P10" draw:layer="layout" svg:width="2.378cm" svg:height="0.039cm" svg:x="11.313cm" svg:y="25.615cm" svg:viewBox="0 0 2379 40" draw:points="2379,18 2361,40 0,40 18,18 39,0 2361,0">
          <text:p/>
        </draw:polygon>
        <draw:polygon draw:style-name="gr9" draw:text-style-name="P10" draw:layer="layout" svg:width="1.894cm" svg:height="0.039cm" svg:x="13.691cm" svg:y="25.615cm" svg:viewBox="0 0 1895 40" draw:points="1895,18 1878,40 21,40 0,18 21,0 1878,0">
          <text:p/>
        </draw:polygon>
        <draw:polygon draw:style-name="gr9" draw:text-style-name="P10" draw:layer="layout" svg:width="1.898cm" svg:height="0.039cm" svg:x="15.585cm" svg:y="25.615cm" svg:viewBox="0 0 1899 40" draw:points="1899,18 1882,40 21,40 0,18 21,0 1882,0">
          <text:p/>
        </draw:polygon>
        <draw:polygon draw:style-name="gr9" draw:text-style-name="P10" draw:layer="layout" svg:width="1.521cm" svg:height="0.039cm" svg:x="17.483cm" svg:y="25.615cm" svg:viewBox="0 0 1522 40" draw:points="1522,18 1503,40 21,40 0,18 21,0 1503,0">
          <text:p/>
        </draw:polygon>
        <draw:polygon draw:style-name="gr9" draw:text-style-name="P10" draw:layer="layout" svg:width="10.721cm" svg:height="0.038cm" svg:x="2.991cm" svg:y="26.056cm" svg:viewBox="0 0 10722 39" draw:points="10701,17 10722,39 21,39 0,17 21,0 10683,0">
          <text:p/>
        </draw:polygon>
        <draw:polygon draw:style-name="gr9" draw:text-style-name="P10" draw:layer="layout" svg:width="1.933cm" svg:height="0.038cm" svg:x="13.673cm" svg:y="26.056cm" svg:viewBox="0 0 1934 39" draw:points="1913,17 1934,39 0,39 18,17 39,0 1896,0">
          <text:p/>
        </draw:polygon>
        <draw:polygon draw:style-name="gr9" draw:text-style-name="P10" draw:layer="layout" svg:width="1.936cm" svg:height="0.038cm" svg:x="15.568cm" svg:y="26.056cm" svg:viewBox="0 0 1937 39" draw:points="1916,17 1937,39 0,39 17,17 38,0 1899,0">
          <text:p/>
        </draw:polygon>
        <draw:polygon draw:style-name="gr9" draw:text-style-name="P10" draw:layer="layout" svg:width="1.538cm" svg:height="0.038cm" svg:x="17.466cm" svg:y="26.056cm" svg:viewBox="0 0 1539 39" draw:points="1539,17 1521,39 0,39 17,17 38,0 1521,0">
          <text:p/>
        </draw:polygon>
        <draw:polygon draw:style-name="gr9" draw:text-style-name="P10" draw:layer="layout" svg:width="16.052cm" svg:height="0.039cm" svg:x="2.973cm" svg:y="26.493cm" svg:viewBox="0 0 16053 40" draw:points="16032,19 16053,40 0,40 18,19 39,0 16014,0">
          <text:p/>
        </draw:polygon>
        <draw:polygon draw:style-name="gr9" draw:text-style-name="P10" draw:layer="layout" svg:width="0.039cm" svg:height="0.48cm" svg:x="2.973cm" svg:y="21.258cm" svg:viewBox="0 0 40 481" draw:points="19,18 40,39 40,442 19,460 0,481 0,0">
          <text:p/>
        </draw:polygon>
        <draw:polygon draw:style-name="gr9" draw:text-style-name="P10" draw:layer="layout" svg:width="0.039cm" svg:height="0.917cm" svg:x="2.973cm" svg:y="21.699cm" svg:viewBox="0 0 40 918" draw:points="19,18 40,39 40,879 19,897 0,918 0,0">
          <text:p/>
        </draw:polygon>
        <draw:polygon draw:style-name="gr9" draw:text-style-name="P10" draw:layer="layout" svg:width="0.039cm" svg:height="0.477cm" svg:x="2.973cm" svg:y="22.577cm" svg:viewBox="0 0 40 478" draw:points="19,18 40,40 40,439 19,456 0,478 0,0">
          <text:p/>
        </draw:polygon>
        <draw:polygon draw:style-name="gr9" draw:text-style-name="P10" draw:layer="layout" svg:width="0.039cm" svg:height="0.882cm" svg:x="2.973cm" svg:y="23.015cm" svg:viewBox="0 0 40 883" draw:points="19,17 40,39 40,844 19,862 0,883 0,0">
          <text:p/>
        </draw:polygon>
        <draw:polygon draw:style-name="gr9" draw:text-style-name="P10" draw:layer="layout" svg:width="0.039cm" svg:height="0.48cm" svg:x="2.973cm" svg:y="23.858cm" svg:viewBox="0 0 40 481" draw:points="19,18 40,39 40,442 19,459 0,481 0,0">
          <text:p/>
        </draw:polygon>
        <draw:polygon draw:style-name="gr9" draw:text-style-name="P10" draw:layer="layout" svg:width="0.039cm" svg:height="0.476cm" svg:x="2.973cm" svg:y="24.299cm" svg:viewBox="0 0 40 477" draw:points="19,17 40,39 40,438 19,456 0,477 0,0">
          <text:p/>
        </draw:polygon>
        <draw:polygon draw:style-name="gr9" draw:text-style-name="P10" draw:layer="layout" svg:width="0.039cm" svg:height="0.48cm" svg:x="2.973cm" svg:y="24.736cm" svg:viewBox="0 0 40 481" draw:points="19,18 40,39 40,442 19,460 0,481 0,0">
          <text:p/>
        </draw:polygon>
        <draw:polygon draw:style-name="gr9" draw:text-style-name="P10" draw:layer="layout" svg:width="0.039cm" svg:height="0.477cm" svg:x="2.973cm" svg:y="25.177cm" svg:viewBox="0 0 40 478" draw:points="19,18 40,39 40,439 19,456 0,478 0,0">
          <text:p/>
        </draw:polygon>
        <draw:polygon draw:style-name="gr9" draw:text-style-name="P10" draw:layer="layout" svg:width="0.039cm" svg:height="0.479cm" svg:x="2.973cm" svg:y="25.615cm" svg:viewBox="0 0 40 480" draw:points="19,18 40,40 40,442 19,459 0,480 0,0">
          <text:p/>
        </draw:polygon>
        <draw:polygon draw:style-name="gr9" draw:text-style-name="P10" draw:layer="layout" svg:width="0.039cm" svg:height="0.476cm" svg:x="2.973cm" svg:y="26.056cm" svg:viewBox="0 0 40 477" draw:points="19,17 40,38 40,438 19,456 0,477 0,0">
          <text:p/>
        </draw:polygon>
        <draw:polygon draw:style-name="gr9" draw:text-style-name="P10" draw:layer="layout" svg:width="0.039cm" svg:height="0.878cm" svg:x="10.057cm" svg:y="21.717cm" svg:viewBox="0 0 40 879" draw:points="18,0 40,21 40,861 18,879 0,861 0,21">
          <text:p/>
        </draw:polygon>
        <draw:polygon draw:style-name="gr9" draw:text-style-name="P10" draw:layer="layout" svg:width="0.039cm" svg:height="0.437cm" svg:x="10.057cm" svg:y="22.595cm" svg:viewBox="0 0 40 438" draw:points="18,0 40,21 40,421 18,438 0,421 0,21">
          <text:p/>
        </draw:polygon>
        <draw:polygon draw:style-name="gr9" draw:text-style-name="P10" draw:layer="layout" svg:width="0.039cm" svg:height="0.844cm" svg:x="10.057cm" svg:y="23.032cm" svg:viewBox="0 0 40 845" draw:points="18,0 40,22 40,827 18,845 0,827 0,22">
          <text:p/>
        </draw:polygon>
        <draw:polygon draw:style-name="gr9" draw:text-style-name="P10" draw:layer="layout" svg:width="0.039cm" svg:height="0.44cm" svg:x="10.057cm" svg:y="23.876cm" svg:viewBox="0 0 40 441" draw:points="18,0 40,21 40,424 18,441 0,424 0,21">
          <text:p/>
        </draw:polygon>
        <draw:polygon draw:style-name="gr9" draw:text-style-name="P10" draw:layer="layout" svg:width="0.039cm" svg:height="0.438cm" svg:x="10.057cm" svg:y="24.316cm" svg:viewBox="0 0 40 439" draw:points="18,0 40,22 40,421 18,439 0,421 0,22">
          <text:p/>
        </draw:polygon>
        <draw:polygon draw:style-name="gr9" draw:text-style-name="P10" draw:layer="layout" svg:width="0.039cm" svg:height="0.441cm" svg:x="10.057cm" svg:y="24.754cm" svg:viewBox="0 0 40 442" draw:points="18,0 40,21 40,424 18,442 0,424 0,21">
          <text:p/>
        </draw:polygon>
        <draw:polygon draw:style-name="gr9" draw:text-style-name="P10" draw:layer="layout" svg:width="0.039cm" svg:height="0.437cm" svg:x="10.057cm" svg:y="25.195cm" svg:viewBox="0 0 40 438" draw:points="18,0 40,21 40,421 18,438 0,421 0,21">
          <text:p/>
        </draw:polygon>
        <draw:polygon draw:style-name="gr9" draw:text-style-name="P10" draw:layer="layout" svg:width="0.039cm" svg:height="0.878cm" svg:x="11.313cm" svg:y="21.717cm" svg:viewBox="0 0 40 879" draw:points="18,0 40,21 40,861 18,879 0,861 0,21">
          <text:p/>
        </draw:polygon>
        <draw:polygon draw:style-name="gr9" draw:text-style-name="P10" draw:layer="layout" svg:width="0.039cm" svg:height="0.437cm" svg:x="11.313cm" svg:y="22.595cm" svg:viewBox="0 0 40 438" draw:points="18,0 40,21 40,421 18,438 0,421 0,21">
          <text:p/>
        </draw:polygon>
        <draw:polygon draw:style-name="gr9" draw:text-style-name="P10" draw:layer="layout" svg:width="0.039cm" svg:height="0.844cm" svg:x="11.313cm" svg:y="23.032cm" svg:viewBox="0 0 40 845" draw:points="18,0 40,22 40,827 18,845 0,827 0,22">
          <text:p/>
        </draw:polygon>
        <draw:polygon draw:style-name="gr9" draw:text-style-name="P10" draw:layer="layout" svg:width="0.039cm" svg:height="0.44cm" svg:x="11.313cm" svg:y="23.876cm" svg:viewBox="0 0 40 441" draw:points="18,0 40,21 40,424 18,441 0,424 0,21">
          <text:p/>
        </draw:polygon>
        <draw:polygon draw:style-name="gr9" draw:text-style-name="P10" draw:layer="layout" svg:width="0.039cm" svg:height="0.438cm" svg:x="11.313cm" svg:y="24.316cm" svg:viewBox="0 0 40 439" draw:points="18,0 40,22 40,421 18,439 0,421 0,22">
          <text:p/>
        </draw:polygon>
        <draw:polygon draw:style-name="gr9" draw:text-style-name="P10" draw:layer="layout" svg:width="0.039cm" svg:height="0.441cm" svg:x="11.313cm" svg:y="24.754cm" svg:viewBox="0 0 40 442" draw:points="18,0 40,21 40,424 18,442 0,424 0,21">
          <text:p/>
        </draw:polygon>
        <draw:polygon draw:style-name="gr9" draw:text-style-name="P10" draw:layer="layout" svg:width="0.039cm" svg:height="0.437cm" svg:x="11.313cm" svg:y="25.195cm" svg:viewBox="0 0 40 438" draw:points="18,0 40,21 40,421 18,438 0,421 0,21">
          <text:p/>
        </draw:polygon>
        <draw:polygon draw:style-name="gr9" draw:text-style-name="P10" draw:layer="layout" svg:width="0.039cm" svg:height="0.458cm" svg:x="13.673cm" svg:y="21.717cm" svg:viewBox="0 0 40 459" draw:points="18,0 40,21 40,420 18,438 0,459 0,21">
          <text:p/>
        </draw:polygon>
        <draw:polygon draw:style-name="gr9" draw:text-style-name="P10" draw:layer="layout" svg:width="0.039cm" svg:height="0.459cm" svg:x="13.673cm" svg:y="22.136cm" svg:viewBox="0 0 40 460" draw:points="18,18 40,39 40,442 18,460 0,442 0,0">
          <text:p/>
        </draw:polygon>
        <draw:polygon draw:style-name="gr9" draw:text-style-name="P10" draw:layer="layout" svg:width="0.039cm" svg:height="0.437cm" svg:x="13.673cm" svg:y="22.595cm" svg:viewBox="0 0 40 438" draw:points="18,0 40,21 40,421 18,438 0,421 0,21">
          <text:p/>
        </draw:polygon>
        <draw:polygon draw:style-name="gr9" draw:text-style-name="P10" draw:layer="layout" svg:width="0.039cm" svg:height="0.844cm" svg:x="13.673cm" svg:y="23.032cm" svg:viewBox="0 0 40 845" draw:points="18,0 40,22 40,827 18,845 0,827 0,22">
          <text:p/>
        </draw:polygon>
        <draw:polygon draw:style-name="gr9" draw:text-style-name="P10" draw:layer="layout" svg:width="0.039cm" svg:height="0.44cm" svg:x="13.673cm" svg:y="23.876cm" svg:viewBox="0 0 40 441" draw:points="18,0 40,21 40,424 18,441 0,424 0,21">
          <text:p/>
        </draw:polygon>
        <draw:polygon draw:style-name="gr9" draw:text-style-name="P10" draw:layer="layout" svg:width="0.039cm" svg:height="0.438cm" svg:x="13.673cm" svg:y="24.316cm" svg:viewBox="0 0 40 439" draw:points="18,0 40,22 40,421 18,439 0,421 0,22">
          <text:p/>
        </draw:polygon>
        <draw:polygon draw:style-name="gr9" draw:text-style-name="P10" draw:layer="layout" svg:width="0.039cm" svg:height="0.441cm" svg:x="13.673cm" svg:y="24.754cm" svg:viewBox="0 0 40 442" draw:points="18,0 40,21 40,424 18,442 0,424 0,21">
          <text:p/>
        </draw:polygon>
        <draw:polygon draw:style-name="gr9" draw:text-style-name="P10" draw:layer="layout" svg:width="0.039cm" svg:height="0.437cm" svg:x="13.673cm" svg:y="25.195cm" svg:viewBox="0 0 40 438" draw:points="18,0 40,21 40,421 18,438 0,421 0,21">
          <text:p/>
        </draw:polygon>
        <draw:polygon draw:style-name="gr9" draw:text-style-name="P10" draw:layer="layout" svg:width="0.039cm" svg:height="0.441cm" svg:x="13.673cm" svg:y="25.632cm" svg:viewBox="0 0 40 442" draw:points="18,0 40,22 40,425 18,442 0,425 0,22">
          <text:p/>
        </draw:polygon>
        <draw:polygon draw:style-name="gr9" draw:text-style-name="P10" draw:layer="layout" svg:width="0.038cm" svg:height="0.441cm" svg:x="15.568cm" svg:y="22.154cm" svg:viewBox="0 0 39 442" draw:points="17,0 39,21 39,424 17,442 0,424 0,21">
          <text:p/>
        </draw:polygon>
        <draw:polygon draw:style-name="gr9" draw:text-style-name="P10" draw:layer="layout" svg:width="0.038cm" svg:height="0.437cm" svg:x="15.568cm" svg:y="22.595cm" svg:viewBox="0 0 39 438" draw:points="17,0 39,21 39,421 17,438 0,421 0,21">
          <text:p/>
        </draw:polygon>
        <draw:polygon draw:style-name="gr9" draw:text-style-name="P10" draw:layer="layout" svg:width="0.038cm" svg:height="0.844cm" svg:x="15.568cm" svg:y="23.032cm" svg:viewBox="0 0 39 845" draw:points="17,0 39,22 39,827 17,845 0,827 0,22">
          <text:p/>
        </draw:polygon>
        <draw:polygon draw:style-name="gr9" draw:text-style-name="P10" draw:layer="layout" svg:width="0.038cm" svg:height="0.44cm" svg:x="15.568cm" svg:y="23.876cm" svg:viewBox="0 0 39 441" draw:points="17,0 39,21 39,424 17,441 0,424 0,21">
          <text:p/>
        </draw:polygon>
        <draw:polygon draw:style-name="gr9" draw:text-style-name="P10" draw:layer="layout" svg:width="0.038cm" svg:height="0.438cm" svg:x="15.568cm" svg:y="24.316cm" svg:viewBox="0 0 39 439" draw:points="17,0 39,22 39,421 17,439 0,421 0,22">
          <text:p/>
        </draw:polygon>
        <draw:polygon draw:style-name="gr9" draw:text-style-name="P10" draw:layer="layout" svg:width="0.038cm" svg:height="0.441cm" svg:x="15.568cm" svg:y="24.754cm" svg:viewBox="0 0 39 442" draw:points="17,0 39,21 39,424 17,442 0,424 0,21">
          <text:p/>
        </draw:polygon>
        <draw:polygon draw:style-name="gr9" draw:text-style-name="P10" draw:layer="layout" svg:width="0.038cm" svg:height="0.437cm" svg:x="15.568cm" svg:y="25.195cm" svg:viewBox="0 0 39 438" draw:points="17,0 39,21 39,421 17,438 0,421 0,21">
          <text:p/>
        </draw:polygon>
        <draw:polygon draw:style-name="gr9" draw:text-style-name="P10" draw:layer="layout" svg:width="0.038cm" svg:height="0.441cm" svg:x="15.568cm" svg:y="25.632cm" svg:viewBox="0 0 39 442" draw:points="17,0 39,22 39,425 17,442 0,425 0,22">
          <text:p/>
        </draw:polygon>
        <draw:polygon draw:style-name="gr9" draw:text-style-name="P10" draw:layer="layout" svg:width="0.038cm" svg:height="0.458cm" svg:x="17.466cm" svg:y="21.717cm" svg:viewBox="0 0 39 459" draw:points="17,0 39,21 39,459 17,438 0,420 0,21">
          <text:p/>
        </draw:polygon>
        <draw:polygon draw:style-name="gr9" draw:text-style-name="P10" draw:layer="layout" svg:width="0.038cm" svg:height="0.459cm" svg:x="17.466cm" svg:y="22.136cm" svg:viewBox="0 0 39 460" draw:points="17,18 39,0 39,442 17,460 0,442 0,39">
          <text:p/>
        </draw:polygon>
        <draw:polygon draw:style-name="gr9" draw:text-style-name="P10" draw:layer="layout" svg:width="0.038cm" svg:height="0.437cm" svg:x="17.466cm" svg:y="22.595cm" svg:viewBox="0 0 39 438" draw:points="17,0 39,21 39,421 17,438 0,421 0,21">
          <text:p/>
        </draw:polygon>
        <draw:polygon draw:style-name="gr9" draw:text-style-name="P10" draw:layer="layout" svg:width="0.038cm" svg:height="0.844cm" svg:x="17.466cm" svg:y="23.032cm" svg:viewBox="0 0 39 845" draw:points="17,0 39,22 39,827 17,845 0,827 0,22">
          <text:p/>
        </draw:polygon>
        <draw:polygon draw:style-name="gr9" draw:text-style-name="P10" draw:layer="layout" svg:width="0.038cm" svg:height="0.44cm" svg:x="17.466cm" svg:y="23.876cm" svg:viewBox="0 0 39 441" draw:points="17,0 39,21 39,424 17,441 0,424 0,21">
          <text:p/>
        </draw:polygon>
        <draw:polygon draw:style-name="gr9" draw:text-style-name="P10" draw:layer="layout" svg:width="0.038cm" svg:height="0.438cm" svg:x="17.466cm" svg:y="24.316cm" svg:viewBox="0 0 39 439" draw:points="17,0 39,22 39,421 17,439 0,421 0,22">
          <text:p/>
        </draw:polygon>
        <draw:polygon draw:style-name="gr9" draw:text-style-name="P10" draw:layer="layout" svg:width="0.038cm" svg:height="0.441cm" svg:x="17.466cm" svg:y="24.754cm" svg:viewBox="0 0 39 442" draw:points="17,0 39,21 39,424 17,442 0,424 0,21">
          <text:p/>
        </draw:polygon>
        <draw:polygon draw:style-name="gr9" draw:text-style-name="P10" draw:layer="layout" svg:width="0.038cm" svg:height="0.437cm" svg:x="17.466cm" svg:y="25.195cm" svg:viewBox="0 0 39 438" draw:points="17,0 39,21 39,421 17,438 0,421 0,21">
          <text:p/>
        </draw:polygon>
        <draw:polygon draw:style-name="gr9" draw:text-style-name="P10" draw:layer="layout" svg:width="0.038cm" svg:height="0.441cm" svg:x="17.466cm" svg:y="25.632cm" svg:viewBox="0 0 39 442" draw:points="17,0 39,22 39,425 17,442 0,425 0,22">
          <text:p/>
        </draw:polygon>
        <draw:polygon draw:style-name="gr9" draw:text-style-name="P10" draw:layer="layout" svg:width="0.039cm" svg:height="0.48cm" svg:x="18.986cm" svg:y="21.258cm" svg:viewBox="0 0 40 481" draw:points="18,18 40,0 40,481 18,460 0,442 0,39">
          <text:p/>
        </draw:polygon>
        <draw:polygon draw:style-name="gr9" draw:text-style-name="P10" draw:layer="layout" svg:width="0.039cm" svg:height="0.917cm" svg:x="18.986cm" svg:y="21.699cm" svg:viewBox="0 0 40 918" draw:points="18,18 40,0 40,918 18,897 0,879 0,39">
          <text:p/>
        </draw:polygon>
        <draw:polygon draw:style-name="gr9" draw:text-style-name="P10" draw:layer="layout" svg:width="0.039cm" svg:height="0.477cm" svg:x="18.986cm" svg:y="22.577cm" svg:viewBox="0 0 40 478" draw:points="18,18 40,0 40,478 18,456 0,439 0,40">
          <text:p/>
        </draw:polygon>
        <draw:polygon draw:style-name="gr9" draw:text-style-name="P10" draw:layer="layout" svg:width="0.039cm" svg:height="0.882cm" svg:x="18.986cm" svg:y="23.015cm" svg:viewBox="0 0 40 883" draw:points="18,17 40,0 40,883 18,862 0,844 0,39">
          <text:p/>
        </draw:polygon>
        <draw:polygon draw:style-name="gr9" draw:text-style-name="P10" draw:layer="layout" svg:width="0.039cm" svg:height="0.48cm" svg:x="18.986cm" svg:y="23.858cm" svg:viewBox="0 0 40 481" draw:points="18,18 40,0 40,481 18,459 0,442 0,39">
          <text:p/>
        </draw:polygon>
        <draw:polygon draw:style-name="gr9" draw:text-style-name="P10" draw:layer="layout" svg:width="0.039cm" svg:height="0.476cm" svg:x="18.986cm" svg:y="24.299cm" svg:viewBox="0 0 40 477" draw:points="18,17 40,0 40,477 18,456 0,438 0,39">
          <text:p/>
        </draw:polygon>
        <draw:polygon draw:style-name="gr9" draw:text-style-name="P10" draw:layer="layout" svg:width="0.039cm" svg:height="0.48cm" svg:x="18.986cm" svg:y="24.736cm" svg:viewBox="0 0 40 481" draw:points="18,18 40,0 40,481 18,460 0,442 0,39">
          <text:p/>
        </draw:polygon>
        <draw:polygon draw:style-name="gr9" draw:text-style-name="P10" draw:layer="layout" svg:width="0.039cm" svg:height="0.477cm" svg:x="18.986cm" svg:y="25.177cm" svg:viewBox="0 0 40 478" draw:points="18,18 40,0 40,478 18,456 0,439 0,39">
          <text:p/>
        </draw:polygon>
        <draw:polygon draw:style-name="gr9" draw:text-style-name="P10" draw:layer="layout" svg:width="0.039cm" svg:height="0.479cm" svg:x="18.986cm" svg:y="25.615cm" svg:viewBox="0 0 40 480" draw:points="18,18 40,0 40,480 18,459 0,442 0,40">
          <text:p/>
        </draw:polygon>
        <draw:polygon draw:style-name="gr9" draw:text-style-name="P10" draw:layer="layout" svg:width="0.039cm" svg:height="0.476cm" svg:x="18.986cm" svg:y="26.056cm" svg:viewBox="0 0 40 477" draw:points="18,17 40,0 40,477 18,456 0,438 0,38">
          <text:p/>
        </draw:polygon>
        <draw:frame draw:style-name="gr10" draw:text-style-name="P11" draw:layer="layout" svg:width="6.513cm" svg:height="0.48cm" svg:x="3.313cm" svg:y="20.366cm">
          <draw:text-box>
            <text:p text:style-name="P1"><text:span text:style-name="T5">Carga Horária Total do Semestre: 368</text:span></text:p>
          </draw:text-box>
        </draw:frame>
        <draw:frame draw:style-name="gr10" draw:text-style-name="P11" draw:layer="layout" svg:width="2.169cm" svg:height="0.48cm" svg:x="9.85cm" svg:y="21.245cm">
          <draw:text-box>
            <text:p text:style-name="P1"><text:span text:style-name="T5">3º SEMESTRE</text:span></text:p>
          </draw:text-box>
        </draw:frame>
        <draw:frame draw:style-name="gr10" draw:text-style-name="P11" draw:layer="layout" svg:width="1.882cm" svg:height="0.48cm" svg:x="5.715cm" svg:y="21.904cm">
          <draw:text-box>
            <text:p text:style-name="P1"><text:span text:style-name="T5">Disciplinas</text:span></text:p>
          </draw:text-box>
        </draw:frame>
        <draw:frame draw:style-name="gr10" draw:text-style-name="P11" draw:layer="layout" svg:width="0.768cm" svg:height="0.48cm" svg:x="10.351cm" svg:y="21.904cm">
          <draw:text-box>
            <text:p text:style-name="P1"><text:span text:style-name="T5">Cod.</text:span></text:p>
          </draw:text-box>
        </draw:frame>
        <draw:frame draw:style-name="gr10" draw:text-style-name="P11" draw:layer="layout" svg:width="2.457cm" svg:height="0.48cm" svg:x="11.458cm" svg:y="21.904cm">
          <draw:text-box>
            <text:p text:style-name="P1"><text:span text:style-name="T5">Pré-requisitos</text:span></text:p>
          </draw:text-box>
        </draw:frame>
        <draw:frame draw:style-name="gr10" draw:text-style-name="P11" draw:layer="layout" svg:width="2.462cm" svg:height="0.48cm" svg:x="14.471cm" svg:y="21.686cm">
          <draw:text-box>
            <text:p text:style-name="P1"><text:span text:style-name="T5">Carga Horária</text:span></text:p>
          </draw:text-box>
        </draw:frame>
        <draw:frame draw:style-name="gr10" draw:text-style-name="P11" draw:layer="layout" svg:width="0.967cm" svg:height="0.48cm" svg:x="17.815cm" svg:y="21.703cm">
          <draw:text-box>
            <text:p text:style-name="P1"><text:span text:style-name="T5">Aulas</text:span></text:p>
          </draw:text-box>
        </draw:frame>
        <draw:frame draw:style-name="gr10" draw:text-style-name="P11" draw:layer="layout" svg:width="1.687cm" svg:height="0.48cm" svg:x="17.533cm" svg:y="22.105cm">
          <draw:text-box>
            <text:p text:style-name="P1"><text:span text:style-name="T5">Semanais</text:span></text:p>
          </draw:text-box>
        </draw:frame>
        <draw:frame draw:style-name="gr10" draw:text-style-name="P11" draw:layer="layout" svg:width="1.81cm" svg:height="0.48cm" svg:x="13.868cm" svg:y="22.123cm">
          <draw:text-box>
            <text:p text:style-name="P1"><text:span text:style-name="T5">Presencial</text:span></text:p>
          </draw:text-box>
        </draw:frame>
        <draw:frame draw:style-name="gr10" draw:text-style-name="P11" draw:layer="layout" svg:width="1.971cm" svg:height="0.48cm" svg:x="15.66cm" svg:y="22.123cm">
          <draw:text-box>
            <text:p text:style-name="P1"><text:span text:style-name="T5">A Distância</text:span></text:p>
          </draw:text-box>
        </draw:frame>
        <draw:frame draw:style-name="gr10" draw:text-style-name="P11" draw:layer="layout" svg:width="3.914cm" svg:height="0.39cm" svg:x="3.313cm" svg:y="22.627cm">
          <draw:text-box>
            <text:p text:style-name="P1"><text:span text:style-name="T6">Introdução à Conectividade</text:span></text:p>
          </draw:text-box>
        </draw:frame>
        <draw:frame draw:style-name="gr10" draw:text-style-name="P11" draw:layer="layout" svg:width="0.607cm" svg:height="0.39cm" svg:x="10.403cm" svg:y="22.627cm">
          <draw:text-box>
            <text:p text:style-name="P1"><text:span text:style-name="T6">ICO</text:span></text:p>
          </draw:text-box>
        </draw:frame>
        <draw:frame draw:style-name="gr10" draw:text-style-name="P11" draw:layer="layout" svg:width="1.903cm" svg:height="0.39cm" svg:x="11.564cm" svg:y="22.627cm">
          <draw:text-box>
            <text:p text:style-name="P1"><text:span text:style-name="T6">Não se aplica</text:span></text:p>
          </draw:text-box>
        </draw:frame>
        <draw:frame draw:style-name="gr10" draw:text-style-name="P11" draw:layer="layout" svg:width="0.358cm" svg:height="0.39cm" svg:x="14.467cm" svg:y="22.627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362cm" svg:y="22.627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69cm" svg:y="22.627cm">
          <draw:text-box>
            <text:p text:style-name="P1"><text:span text:style-name="T6">04</text:span></text:p>
          </draw:text-box>
        </draw:frame>
        <draw:frame draw:style-name="gr10" draw:text-style-name="P11" draw:layer="layout" svg:width="5.027cm" svg:height="0.39cm" svg:x="3.313cm" svg:y="23.064cm">
          <draw:text-box>
            <text:p text:style-name="P1"><text:span text:style-name="T6">Gerenciamento de Dados para Web</text:span></text:p>
          </draw:text-box>
        </draw:frame>
        <draw:frame draw:style-name="gr10" draw:text-style-name="P11" draw:layer="layout" svg:width="3.13cm" svg:height="0.39cm" svg:x="10.287cm" svg:y="23.064cm">
          <draw:text-box>
            <text:p text:style-name="P1"><text:span text:style-name="T6">GDW FPB, ASI, IPG,</text:span></text:p>
          </draw:text-box>
        </draw:frame>
        <draw:frame draw:style-name="gr10" draw:text-style-name="P11" draw:layer="layout" svg:width="1.623cm" svg:height="0.39cm" svg:x="11.702cm" svg:y="23.47cm">
          <draw:text-box>
            <text:p text:style-name="P1"><text:span text:style-name="T6">POO, PEW</text:span></text:p>
          </draw:text-box>
        </draw:frame>
        <draw:frame draw:style-name="gr10" draw:text-style-name="P11" draw:layer="layout" svg:width="0.358cm" svg:height="0.39cm" svg:x="14.467cm" svg:y="23.064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362cm" svg:y="23.064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69cm" svg:y="23.064cm">
          <draw:text-box>
            <text:p text:style-name="P1"><text:span text:style-name="T6">04</text:span></text:p>
          </draw:text-box>
        </draw:frame>
        <draw:frame draw:style-name="gr10" draw:text-style-name="P11" draw:layer="layout" svg:width="4.972cm" svg:height="0.39cm" svg:x="3.313cm" svg:y="23.907cm">
          <draw:text-box>
            <text:p text:style-name="P1"><text:span text:style-name="T6">Programação para Banco de Dados</text:span></text:p>
          </draw:text-box>
        </draw:frame>
        <draw:frame draw:style-name="gr10" draw:text-style-name="P11" draw:layer="layout" svg:width="0.684cm" svg:height="0.39cm" svg:x="10.365cm" svg:y="23.907cm">
          <draw:text-box>
            <text:p text:style-name="P1"><text:span text:style-name="T6">PBD</text:span></text:p>
          </draw:text-box>
        </draw:frame>
        <draw:frame draw:style-name="gr10" draw:text-style-name="P11" draw:layer="layout" svg:width="0.624cm" svg:height="0.39cm" svg:x="12.203cm" svg:y="23.907cm">
          <draw:text-box>
            <text:p text:style-name="P1"><text:span text:style-name="T6">FPB</text:span></text:p>
          </draw:text-box>
        </draw:frame>
        <draw:frame draw:style-name="gr10" draw:text-style-name="P11" draw:layer="layout" svg:width="0.358cm" svg:height="0.39cm" svg:x="14.467cm" svg:y="23.907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362cm" svg:y="23.907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69cm" svg:y="23.907cm">
          <draw:text-box>
            <text:p text:style-name="P1"><text:span text:style-name="T6">04</text:span></text:p>
          </draw:text-box>
        </draw:frame>
        <draw:frame draw:style-name="gr10" draw:text-style-name="P11" draw:layer="layout" svg:width="5.755cm" svg:height="0.39cm" svg:x="3.313cm" svg:y="24.348cm">
          <draw:text-box>
            <text:p text:style-name="P1"><text:span text:style-name="T6">Administração de Sistemas Proprietários</text:span></text:p>
          </draw:text-box>
        </draw:frame>
        <draw:frame draw:style-name="gr10" draw:text-style-name="P11" draw:layer="layout" svg:width="0.645cm" svg:height="0.39cm" svg:x="10.382cm" svg:y="24.348cm">
          <draw:text-box>
            <text:p text:style-name="P1"><text:span text:style-name="T6">ASP</text:span></text:p>
          </draw:text-box>
        </draw:frame>
        <draw:frame draw:style-name="gr10" draw:text-style-name="P11" draw:layer="layout" svg:width="1.903cm" svg:height="0.39cm" svg:x="11.564cm" svg:y="24.348cm">
          <draw:text-box>
            <text:p text:style-name="P1"><text:span text:style-name="T6">Não se aplica</text:span></text:p>
          </draw:text-box>
        </draw:frame>
        <draw:frame draw:style-name="gr10" draw:text-style-name="P11" draw:layer="layout" svg:width="0.358cm" svg:height="0.39cm" svg:x="14.467cm" svg:y="24.348cm">
          <draw:text-box>
            <text:p text:style-name="P1"><text:span text:style-name="T6">30</text:span></text:p>
          </draw:text-box>
        </draw:frame>
        <draw:frame draw:style-name="gr10" draw:text-style-name="P11" draw:layer="layout" svg:width="0.358cm" svg:height="0.39cm" svg:x="16.362cm" svg:y="24.348cm">
          <draw:text-box>
            <text:p text:style-name="P1"><text:span text:style-name="T6">06</text:span></text:p>
          </draw:text-box>
        </draw:frame>
        <draw:frame draw:style-name="gr10" draw:text-style-name="P11" draw:layer="layout" svg:width="0.358cm" svg:height="0.39cm" svg:x="18.069cm" svg:y="24.348cm">
          <draw:text-box>
            <text:p text:style-name="P1"><text:span text:style-name="T6">02</text:span></text:p>
          </draw:text-box>
        </draw:frame>
        <draw:frame draw:style-name="gr10" draw:text-style-name="P11" draw:layer="layout" svg:width="2.656cm" svg:height="0.39cm" svg:x="3.313cm" svg:y="24.786cm">
          <draw:text-box>
            <text:p text:style-name="P1"><text:span text:style-name="T6">Programação para </text:span></text:p>
          </draw:text-box>
        </draw:frame>
        <draw:frame draw:style-name="gr10" draw:text-style-name="P11" draw:layer="layout" svg:width="2.495cm" svg:height="0.48cm" svg:x="5.958cm" svg:y="24.723cm">
          <draw:text-box>
            <text:p text:style-name="P1"><text:span text:style-name="T7">Web Designers</text:span></text:p>
          </draw:text-box>
        </draw:frame>
        <draw:frame draw:style-name="gr10" draw:text-style-name="P11" draw:layer="layout" svg:width="0.781cm" svg:height="0.39cm" svg:x="10.315cm" svg:y="24.786cm">
          <draw:text-box>
            <text:p text:style-name="P1"><text:span text:style-name="T6">PWD</text:span></text:p>
          </draw:text-box>
        </draw:frame>
        <draw:frame draw:style-name="gr10" draw:text-style-name="P11" draw:layer="layout" svg:width="0.743cm" svg:height="0.39cm" svg:x="12.143cm" svg:y="24.786cm">
          <draw:text-box>
            <text:p text:style-name="P1"><text:span text:style-name="T6">PEW</text:span></text:p>
          </draw:text-box>
        </draw:frame>
        <draw:frame draw:style-name="gr10" draw:text-style-name="P11" draw:layer="layout" svg:width="0.358cm" svg:height="0.39cm" svg:x="14.467cm" svg:y="24.786cm">
          <draw:text-box>
            <text:p text:style-name="P1"><text:span text:style-name="T6">30</text:span></text:p>
          </draw:text-box>
        </draw:frame>
        <draw:frame draw:style-name="gr10" draw:text-style-name="P11" draw:layer="layout" svg:width="0.358cm" svg:height="0.39cm" svg:x="16.362cm" svg:y="24.786cm">
          <draw:text-box>
            <text:p text:style-name="P1"><text:span text:style-name="T6">06</text:span></text:p>
          </draw:text-box>
        </draw:frame>
        <draw:frame draw:style-name="gr10" draw:text-style-name="P11" draw:layer="layout" svg:width="0.358cm" svg:height="0.39cm" svg:x="18.069cm" svg:y="24.786cm">
          <draw:text-box>
            <text:p text:style-name="P1"><text:span text:style-name="T6">02</text:span></text:p>
          </draw:text-box>
        </draw:frame>
        <draw:frame draw:style-name="gr10" draw:text-style-name="P11" draw:layer="layout" svg:width="3.528cm" svg:height="0.39cm" svg:x="3.313cm" svg:y="25.227cm">
          <draw:text-box>
            <text:p text:style-name="P1"><text:span text:style-name="T6">Programação para Web I</text:span></text:p>
          </draw:text-box>
        </draw:frame>
        <draw:frame draw:style-name="gr10" draw:text-style-name="P11" draw:layer="layout" svg:width="0.705cm" svg:height="0.39cm" svg:x="10.354cm" svg:y="25.227cm">
          <draw:text-box>
            <text:p text:style-name="P1"><text:span text:style-name="T6">PW1</text:span></text:p>
          </draw:text-box>
        </draw:frame>
        <draw:frame draw:style-name="gr10" draw:text-style-name="P11" draw:layer="layout" svg:width="2.25cm" svg:height="0.39cm" svg:x="11.388cm" svg:y="25.227cm">
          <draw:text-box>
            <text:p text:style-name="P1"><text:span text:style-name="T6">ILP, FPB, PEW</text:span></text:p>
          </draw:text-box>
        </draw:frame>
        <draw:frame draw:style-name="gr10" draw:text-style-name="P11" draw:layer="layout" svg:width="0.358cm" svg:height="0.39cm" svg:x="14.467cm" svg:y="25.227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362cm" svg:y="25.227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69cm" svg:y="25.227cm">
          <draw:text-box>
            <text:p text:style-name="P1"><text:span text:style-name="T6">04</text:span></text:p>
          </draw:text-box>
        </draw:frame>
        <draw:frame draw:style-name="gr10" draw:text-style-name="P11" draw:layer="layout" svg:width="1.492cm" svg:height="0.48cm" svg:x="3.313cm" svg:y="25.601cm">
          <draw:text-box>
            <text:p text:style-name="P1"><text:span text:style-name="T5">Subtotal</text:span></text:p>
          </draw:text-box>
        </draw:frame>
        <draw:frame draw:style-name="gr10" draw:text-style-name="P11" draw:layer="layout" svg:width="0.599cm" svg:height="0.48cm" svg:x="14.379cm" svg:y="25.601cm">
          <draw:text-box>
            <text:p text:style-name="P1"><text:span text:style-name="T5">300</text:span></text:p>
          </draw:text-box>
        </draw:frame>
        <draw:frame draw:style-name="gr10" draw:text-style-name="P11" draw:layer="layout" svg:width="0.4cm" svg:height="0.48cm" svg:x="16.362cm" svg:y="25.601cm">
          <draw:text-box>
            <text:p text:style-name="P1"><text:span text:style-name="T5">60</text:span></text:p>
          </draw:text-box>
        </draw:frame>
        <draw:frame draw:style-name="gr10" draw:text-style-name="P11" draw:layer="layout" svg:width="0.4cm" svg:height="0.48cm" svg:x="18.069cm" svg:y="25.601cm">
          <draw:text-box>
            <text:p text:style-name="P1"><text:span text:style-name="T5">20</text:span></text:p>
          </draw:text-box>
        </draw:frame>
        <draw:frame draw:style-name="gr10" draw:text-style-name="P11" draw:layer="layout" svg:width="6.513cm" svg:height="0.48cm" svg:x="3.313cm" svg:y="26.042cm">
          <draw:text-box>
            <text:p text:style-name="P1"><text:span text:style-name="T5">Carga Horária Total do Semestre: 360</text:span></text:p>
          </draw:text-box>
        </draw:frame>
        <draw:frame draw:style-name="gr11" draw:text-style-name="P12" draw:layer="layout" svg:width="0.391cm" svg:height="0.433cm" svg:x="18.62cm" svg:y="27.598cm">
          <draw:text-box>
            <text:p text:style-name="P1"><text:span text:style-name="T8">33</text:span></text:p>
          </draw:text-box>
        </draw:frame>
      </draw:page>
      <draw:page draw:name="page8" draw:style-name="dp1" draw:master-page-name="master-page59">
        <draw:polygon draw:style-name="gr6" draw:text-style-name="P7" draw:layer="layout" svg:width="16.013cm" svg:height="0.441cm" svg:x="2.991cm" svg:y="2.998cm" svg:viewBox="0 0 16014 442" draw:points="0,442 16014,442 16014,0 0,0">
          <text:p/>
        </draw:polygon>
        <draw:polygon draw:style-name="gr7" draw:text-style-name="P8" draw:layer="layout" svg:width="6.939cm" svg:height="0.879cm" svg:x="2.991cm" svg:y="3.439cm" svg:viewBox="0 0 6940 880" draw:points="0,880 6940,880 6940,0 0,0">
          <text:p/>
        </draw:polygon>
        <draw:polygon draw:style-name="gr7" draw:text-style-name="P8" draw:layer="layout" svg:width="1.253cm" svg:height="0.879cm" svg:x="9.93cm" svg:y="3.439cm" svg:viewBox="0 0 1254 880" draw:points="0,880 1254,880 1254,0 0,0">
          <text:p/>
        </draw:polygon>
        <draw:polygon draw:style-name="gr7" draw:text-style-name="P8" draw:layer="layout" svg:width="2.684cm" svg:height="0.879cm" svg:x="11.183cm" svg:y="3.439cm" svg:viewBox="0 0 2685 880" draw:points="0,880 2685,880 2685,0 0,0">
          <text:p/>
        </draw:polygon>
        <draw:polygon draw:style-name="gr7" draw:text-style-name="P8" draw:layer="layout" svg:width="3.616cm" svg:height="0.438cm" svg:x="13.867cm" svg:y="3.439cm" svg:viewBox="0 0 3617 439" draw:points="0,439 3617,439 3617,0 0,0">
          <text:p/>
        </draw:polygon>
        <draw:polygon draw:style-name="gr7" draw:text-style-name="P8" draw:layer="layout" svg:width="1.521cm" svg:height="0.879cm" svg:x="17.483cm" svg:y="3.439cm" svg:viewBox="0 0 1522 880" draw:points="0,880 1522,880 1522,0 0,0">
          <text:p/>
        </draw:polygon>
        <draw:polygon draw:style-name="gr8" draw:text-style-name="P9" draw:layer="layout" svg:width="1.718cm" svg:height="0.441cm" svg:x="13.867cm" svg:y="3.877cm" svg:viewBox="0 0 1719 442" draw:points="0,442 1719,442 1719,0 0,0">
          <text:p/>
        </draw:polygon>
        <draw:polygon draw:style-name="gr8" draw:text-style-name="P9" draw:layer="layout" svg:width="1.898cm" svg:height="0.441cm" svg:x="15.585cm" svg:y="3.877cm" svg:viewBox="0 0 1899 442" draw:points="0,442 1899,442 1899,0 0,0">
          <text:p/>
        </draw:polygon>
        <draw:polygon draw:style-name="gr4" draw:text-style-name="P5" draw:layer="layout" svg:width="6.939cm" svg:height="0.437cm" svg:x="2.991cm" svg:y="4.318cm" svg:viewBox="0 0 6940 438" draw:points="0,438 6940,438 6940,0 0,0">
          <text:p/>
        </draw:polygon>
        <draw:polygon draw:style-name="gr4" draw:text-style-name="P5" draw:layer="layout" svg:width="1.253cm" svg:height="0.437cm" svg:x="9.93cm" svg:y="4.318cm" svg:viewBox="0 0 1254 438" draw:points="0,438 1254,438 1254,0 0,0">
          <text:p/>
        </draw:polygon>
        <draw:polygon draw:style-name="gr4" draw:text-style-name="P5" draw:layer="layout" svg:width="2.684cm" svg:height="0.437cm" svg:x="11.183cm" svg:y="4.318cm" svg:viewBox="0 0 2685 438" draw:points="0,438 2685,438 2685,0 0,0">
          <text:p/>
        </draw:polygon>
        <draw:polygon draw:style-name="gr4" draw:text-style-name="P5" draw:layer="layout" svg:width="1.718cm" svg:height="0.437cm" svg:x="13.867cm" svg:y="4.318cm" svg:viewBox="0 0 1719 438" draw:points="0,438 1719,438 1719,0 0,0">
          <text:p/>
        </draw:polygon>
        <draw:polygon draw:style-name="gr4" draw:text-style-name="P5" draw:layer="layout" svg:width="1.898cm" svg:height="0.437cm" svg:x="15.585cm" svg:y="4.318cm" svg:viewBox="0 0 1899 438" draw:points="0,438 1899,438 1899,0 0,0">
          <text:p/>
        </draw:polygon>
        <draw:polygon draw:style-name="gr4" draw:text-style-name="P5" draw:layer="layout" svg:width="1.521cm" svg:height="0.437cm" svg:x="17.483cm" svg:y="4.318cm" svg:viewBox="0 0 1522 438" draw:points="0,438 1522,438 1522,0 0,0">
          <text:p/>
        </draw:polygon>
        <draw:polygon draw:style-name="gr4" draw:text-style-name="P5" draw:layer="layout" svg:width="6.939cm" svg:height="0.441cm" svg:x="2.991cm" svg:y="4.755cm" svg:viewBox="0 0 6940 442" draw:points="0,442 6940,442 6940,0 0,0">
          <text:p/>
        </draw:polygon>
        <draw:polygon draw:style-name="gr4" draw:text-style-name="P5" draw:layer="layout" svg:width="1.253cm" svg:height="0.441cm" svg:x="9.93cm" svg:y="4.755cm" svg:viewBox="0 0 1254 442" draw:points="0,442 1254,442 1254,0 0,0">
          <text:p/>
        </draw:polygon>
        <draw:polygon draw:style-name="gr4" draw:text-style-name="P5" draw:layer="layout" svg:width="2.684cm" svg:height="0.441cm" svg:x="11.183cm" svg:y="4.755cm" svg:viewBox="0 0 2685 442" draw:points="0,442 2685,442 2685,0 0,0">
          <text:p/>
        </draw:polygon>
        <draw:polygon draw:style-name="gr4" draw:text-style-name="P5" draw:layer="layout" svg:width="1.718cm" svg:height="0.441cm" svg:x="13.867cm" svg:y="4.755cm" svg:viewBox="0 0 1719 442" draw:points="0,442 1719,442 1719,0 0,0">
          <text:p/>
        </draw:polygon>
        <draw:polygon draw:style-name="gr4" draw:text-style-name="P5" draw:layer="layout" svg:width="1.898cm" svg:height="0.441cm" svg:x="15.585cm" svg:y="4.755cm" svg:viewBox="0 0 1899 442" draw:points="0,442 1899,442 1899,0 0,0">
          <text:p/>
        </draw:polygon>
        <draw:polygon draw:style-name="gr4" draw:text-style-name="P5" draw:layer="layout" svg:width="1.521cm" svg:height="0.441cm" svg:x="17.483cm" svg:y="4.755cm" svg:viewBox="0 0 1522 442" draw:points="0,442 1522,442 1522,0 0,0">
          <text:p/>
        </draw:polygon>
        <draw:polygon draw:style-name="gr4" draw:text-style-name="P5" draw:layer="layout" svg:width="6.939cm" svg:height="0.437cm" svg:x="2.991cm" svg:y="5.196cm" svg:viewBox="0 0 6940 438" draw:points="0,438 6940,438 6940,0 0,0">
          <text:p/>
        </draw:polygon>
        <draw:polygon draw:style-name="gr4" draw:text-style-name="P5" draw:layer="layout" svg:width="1.253cm" svg:height="0.437cm" svg:x="9.93cm" svg:y="5.196cm" svg:viewBox="0 0 1254 438" draw:points="0,438 1254,438 1254,0 0,0">
          <text:p/>
        </draw:polygon>
        <draw:polygon draw:style-name="gr4" draw:text-style-name="P5" draw:layer="layout" svg:width="2.684cm" svg:height="0.437cm" svg:x="11.183cm" svg:y="5.196cm" svg:viewBox="0 0 2685 438" draw:points="0,438 2685,438 2685,0 0,0">
          <text:p/>
        </draw:polygon>
        <draw:polygon draw:style-name="gr4" draw:text-style-name="P5" draw:layer="layout" svg:width="1.718cm" svg:height="0.437cm" svg:x="13.867cm" svg:y="5.196cm" svg:viewBox="0 0 1719 438" draw:points="0,438 1719,438 1719,0 0,0">
          <text:p/>
        </draw:polygon>
        <draw:polygon draw:style-name="gr4" draw:text-style-name="P5" draw:layer="layout" svg:width="1.898cm" svg:height="0.437cm" svg:x="15.585cm" svg:y="5.196cm" svg:viewBox="0 0 1899 438" draw:points="0,438 1899,438 1899,0 0,0">
          <text:p/>
        </draw:polygon>
        <draw:polygon draw:style-name="gr4" draw:text-style-name="P5" draw:layer="layout" svg:width="1.521cm" svg:height="0.437cm" svg:x="17.483cm" svg:y="5.196cm" svg:viewBox="0 0 1522 438" draw:points="0,438 1522,438 1522,0 0,0">
          <text:p/>
        </draw:polygon>
        <draw:polygon draw:style-name="gr4" draw:text-style-name="P5" draw:layer="layout" svg:width="6.939cm" svg:height="0.441cm" svg:x="2.991cm" svg:y="5.633cm" svg:viewBox="0 0 6940 442" draw:points="0,442 6940,442 6940,0 0,0">
          <text:p/>
        </draw:polygon>
        <draw:polygon draw:style-name="gr4" draw:text-style-name="P5" draw:layer="layout" svg:width="1.253cm" svg:height="0.441cm" svg:x="9.93cm" svg:y="5.633cm" svg:viewBox="0 0 1254 442" draw:points="0,442 1254,442 1254,0 0,0">
          <text:p/>
        </draw:polygon>
        <draw:polygon draw:style-name="gr4" draw:text-style-name="P5" draw:layer="layout" svg:width="2.684cm" svg:height="0.441cm" svg:x="11.183cm" svg:y="5.633cm" svg:viewBox="0 0 2685 442" draw:points="0,442 2685,442 2685,0 0,0">
          <text:p/>
        </draw:polygon>
        <draw:polygon draw:style-name="gr4" draw:text-style-name="P5" draw:layer="layout" svg:width="1.718cm" svg:height="0.441cm" svg:x="13.867cm" svg:y="5.633cm" svg:viewBox="0 0 1719 442" draw:points="0,442 1719,442 1719,0 0,0">
          <text:p/>
        </draw:polygon>
        <draw:polygon draw:style-name="gr4" draw:text-style-name="P5" draw:layer="layout" svg:width="1.898cm" svg:height="0.441cm" svg:x="15.585cm" svg:y="5.633cm" svg:viewBox="0 0 1899 442" draw:points="0,442 1899,442 1899,0 0,0">
          <text:p/>
        </draw:polygon>
        <draw:polygon draw:style-name="gr4" draw:text-style-name="P5" draw:layer="layout" svg:width="1.521cm" svg:height="0.441cm" svg:x="17.483cm" svg:y="5.633cm" svg:viewBox="0 0 1522 442" draw:points="0,442 1522,442 1522,0 0,0">
          <text:p/>
        </draw:polygon>
        <draw:polygon draw:style-name="gr4" draw:text-style-name="P5" draw:layer="layout" svg:width="6.939cm" svg:height="0.843cm" svg:x="2.991cm" svg:y="6.074cm" svg:viewBox="0 0 6940 844" draw:points="0,844 6940,844 6940,0 0,0">
          <text:p/>
        </draw:polygon>
        <draw:polygon draw:style-name="gr4" draw:text-style-name="P5" draw:layer="layout" svg:width="1.253cm" svg:height="0.843cm" svg:x="9.93cm" svg:y="6.074cm" svg:viewBox="0 0 1254 844" draw:points="0,844 1254,844 1254,0 0,0">
          <text:p/>
        </draw:polygon>
        <draw:polygon draw:style-name="gr4" draw:text-style-name="P5" draw:layer="layout" svg:width="2.684cm" svg:height="0.843cm" svg:x="11.183cm" svg:y="6.074cm" svg:viewBox="0 0 2685 844" draw:points="0,844 2685,844 2685,0 0,0">
          <text:p/>
        </draw:polygon>
        <draw:polygon draw:style-name="gr4" draw:text-style-name="P5" draw:layer="layout" svg:width="1.718cm" svg:height="0.843cm" svg:x="13.867cm" svg:y="6.074cm" svg:viewBox="0 0 1719 844" draw:points="0,844 1719,844 1719,0 0,0">
          <text:p/>
        </draw:polygon>
        <draw:polygon draw:style-name="gr4" draw:text-style-name="P5" draw:layer="layout" svg:width="1.898cm" svg:height="0.843cm" svg:x="15.585cm" svg:y="6.074cm" svg:viewBox="0 0 1899 844" draw:points="0,844 1899,844 1899,0 0,0">
          <text:p/>
        </draw:polygon>
        <draw:polygon draw:style-name="gr4" draw:text-style-name="P5" draw:layer="layout" svg:width="1.521cm" svg:height="0.843cm" svg:x="17.483cm" svg:y="6.074cm" svg:viewBox="0 0 1522 844" draw:points="0,844 1522,844 1522,0 0,0">
          <text:p/>
        </draw:polygon>
        <draw:polygon draw:style-name="gr4" draw:text-style-name="P5" draw:layer="layout" svg:width="6.939cm" svg:height="0.438cm" svg:x="2.991cm" svg:y="6.917cm" svg:viewBox="0 0 6940 439" draw:points="0,439 6940,439 6940,0 0,0">
          <text:p/>
        </draw:polygon>
        <draw:polygon draw:style-name="gr4" draw:text-style-name="P5" draw:layer="layout" svg:width="1.253cm" svg:height="0.438cm" svg:x="9.93cm" svg:y="6.917cm" svg:viewBox="0 0 1254 439" draw:points="0,439 1254,439 1254,0 0,0">
          <text:p/>
        </draw:polygon>
        <draw:polygon draw:style-name="gr4" draw:text-style-name="P5" draw:layer="layout" svg:width="2.684cm" svg:height="0.438cm" svg:x="11.183cm" svg:y="6.917cm" svg:viewBox="0 0 2685 439" draw:points="0,439 2685,439 2685,0 0,0">
          <text:p/>
        </draw:polygon>
        <draw:polygon draw:style-name="gr4" draw:text-style-name="P5" draw:layer="layout" svg:width="1.718cm" svg:height="0.438cm" svg:x="13.867cm" svg:y="6.917cm" svg:viewBox="0 0 1719 439" draw:points="0,439 1719,439 1719,0 0,0">
          <text:p/>
        </draw:polygon>
        <draw:polygon draw:style-name="gr4" draw:text-style-name="P5" draw:layer="layout" svg:width="1.898cm" svg:height="0.438cm" svg:x="15.585cm" svg:y="6.917cm" svg:viewBox="0 0 1899 439" draw:points="0,439 1899,439 1899,0 0,0">
          <text:p/>
        </draw:polygon>
        <draw:polygon draw:style-name="gr4" draw:text-style-name="P5" draw:layer="layout" svg:width="1.521cm" svg:height="0.438cm" svg:x="17.483cm" svg:y="6.917cm" svg:viewBox="0 0 1522 439" draw:points="0,439 1522,439 1522,0 0,0">
          <text:p/>
        </draw:polygon>
        <draw:polygon draw:style-name="gr4" draw:text-style-name="P5" draw:layer="layout" svg:width="10.876cm" svg:height="0.441cm" svg:x="2.991cm" svg:y="7.355cm" svg:viewBox="0 0 10877 442" draw:points="0,442 10877,442 10877,0 0,0">
          <text:p/>
        </draw:polygon>
        <draw:polygon draw:style-name="gr4" draw:text-style-name="P5" draw:layer="layout" svg:width="1.718cm" svg:height="0.441cm" svg:x="13.867cm" svg:y="7.355cm" svg:viewBox="0 0 1719 442" draw:points="0,442 1719,442 1719,0 0,0">
          <text:p/>
        </draw:polygon>
        <draw:polygon draw:style-name="gr4" draw:text-style-name="P5" draw:layer="layout" svg:width="1.898cm" svg:height="0.441cm" svg:x="15.585cm" svg:y="7.355cm" svg:viewBox="0 0 1899 442" draw:points="0,442 1899,442 1899,0 0,0">
          <text:p/>
        </draw:polygon>
        <draw:polygon draw:style-name="gr4" draw:text-style-name="P5" draw:layer="layout" svg:width="1.521cm" svg:height="0.441cm" svg:x="17.483cm" svg:y="7.355cm" svg:viewBox="0 0 1522 442" draw:points="0,442 1522,442 1522,0 0,0">
          <text:p/>
        </draw:polygon>
        <draw:polygon draw:style-name="gr5" draw:text-style-name="P6" draw:layer="layout" svg:width="16.013cm" svg:height="0.437cm" svg:x="2.991cm" svg:y="7.796cm" svg:viewBox="0 0 16014 438" draw:points="0,438 16014,438 16014,0 0,0">
          <text:p/>
        </draw:polygon>
        <draw:polygon draw:style-name="gr6" draw:text-style-name="P7" draw:layer="layout" svg:width="16.013cm" svg:height="0.438cm" svg:x="2.991cm" svg:y="8.674cm" svg:viewBox="0 0 16014 439" draw:points="0,439 16014,439 16014,0 0,0">
          <text:p/>
        </draw:polygon>
        <draw:polygon draw:style-name="gr7" draw:text-style-name="P8" draw:layer="layout" svg:width="6.939cm" svg:height="0.878cm" svg:x="2.991cm" svg:y="9.112cm" svg:viewBox="0 0 6940 879" draw:points="0,879 6940,879 6940,0 0,0">
          <text:p/>
        </draw:polygon>
        <draw:polygon draw:style-name="gr7" draw:text-style-name="P8" draw:layer="layout" svg:width="1.253cm" svg:height="0.878cm" svg:x="9.93cm" svg:y="9.112cm" svg:viewBox="0 0 1254 879" draw:points="0,879 1254,879 1254,0 0,0">
          <text:p/>
        </draw:polygon>
        <draw:polygon draw:style-name="gr7" draw:text-style-name="P8" draw:layer="layout" svg:width="2.518cm" svg:height="0.878cm" svg:x="11.183cm" svg:y="9.112cm" svg:viewBox="0 0 2519 879" draw:points="0,879 2519,879 2519,0 0,0">
          <text:p/>
        </draw:polygon>
        <draw:polygon draw:style-name="gr7" draw:text-style-name="P8" draw:layer="layout" svg:width="3.782cm" svg:height="0.441cm" svg:x="13.701cm" svg:y="9.112cm" svg:viewBox="0 0 3783 442" draw:points="0,442 3783,442 3783,0 0,0">
          <text:p/>
        </draw:polygon>
        <draw:polygon draw:style-name="gr7" draw:text-style-name="P8" draw:layer="layout" svg:width="1.521cm" svg:height="0.878cm" svg:x="17.483cm" svg:y="9.112cm" svg:viewBox="0 0 1522 879" draw:points="0,879 1522,879 1522,0 0,0">
          <text:p/>
        </draw:polygon>
        <draw:polygon draw:style-name="gr8" draw:text-style-name="P9" draw:layer="layout" svg:width="1.701cm" svg:height="0.437cm" svg:x="13.701cm" svg:y="9.553cm" svg:viewBox="0 0 1702 438" draw:points="0,438 1702,438 1702,0 0,0">
          <text:p/>
        </draw:polygon>
        <draw:polygon draw:style-name="gr8" draw:text-style-name="P9" draw:layer="layout" svg:width="2.081cm" svg:height="0.437cm" svg:x="15.402cm" svg:y="9.553cm" svg:viewBox="0 0 2082 438" draw:points="0,438 2082,438 2082,0 0,0">
          <text:p/>
        </draw:polygon>
        <draw:polygon draw:style-name="gr4" draw:text-style-name="P5" draw:layer="layout" svg:width="6.939cm" svg:height="0.441cm" svg:x="2.991cm" svg:y="9.99cm" svg:viewBox="0 0 6940 442" draw:points="0,442 6940,442 6940,0 0,0">
          <text:p/>
        </draw:polygon>
        <draw:polygon draw:style-name="gr4" draw:text-style-name="P5" draw:layer="layout" svg:width="1.253cm" svg:height="0.441cm" svg:x="9.93cm" svg:y="9.99cm" svg:viewBox="0 0 1254 442" draw:points="0,442 1254,442 1254,0 0,0">
          <text:p/>
        </draw:polygon>
        <draw:polygon draw:style-name="gr4" draw:text-style-name="P5" draw:layer="layout" svg:width="2.518cm" svg:height="0.441cm" svg:x="11.183cm" svg:y="9.99cm" svg:viewBox="0 0 2519 442" draw:points="0,442 2519,442 2519,0 0,0">
          <text:p/>
        </draw:polygon>
        <draw:polygon draw:style-name="gr4" draw:text-style-name="P5" draw:layer="layout" svg:width="1.701cm" svg:height="0.441cm" svg:x="13.701cm" svg:y="9.99cm" svg:viewBox="0 0 1702 442" draw:points="0,442 1702,442 1702,0 0,0">
          <text:p/>
        </draw:polygon>
        <draw:polygon draw:style-name="gr4" draw:text-style-name="P5" draw:layer="layout" svg:width="2.081cm" svg:height="0.441cm" svg:x="15.402cm" svg:y="9.99cm" svg:viewBox="0 0 2082 442" draw:points="0,442 2082,442 2082,0 0,0">
          <text:p/>
        </draw:polygon>
        <draw:polygon draw:style-name="gr4" draw:text-style-name="P5" draw:layer="layout" svg:width="1.521cm" svg:height="0.441cm" svg:x="17.483cm" svg:y="9.99cm" svg:viewBox="0 0 1522 442" draw:points="0,442 1522,442 1522,0 0,0">
          <text:p/>
        </draw:polygon>
        <draw:polygon draw:style-name="gr4" draw:text-style-name="P5" draw:layer="layout" svg:width="6.939cm" svg:height="0.438cm" svg:x="2.991cm" svg:y="10.431cm" svg:viewBox="0 0 6940 439" draw:points="0,439 6940,439 6940,0 0,0">
          <text:p/>
        </draw:polygon>
        <draw:polygon draw:style-name="gr4" draw:text-style-name="P5" draw:layer="layout" svg:width="1.253cm" svg:height="0.438cm" svg:x="9.93cm" svg:y="10.431cm" svg:viewBox="0 0 1254 439" draw:points="0,439 1254,439 1254,0 0,0">
          <text:p/>
        </draw:polygon>
        <draw:polygon draw:style-name="gr4" draw:text-style-name="P5" draw:layer="layout" svg:width="2.518cm" svg:height="0.438cm" svg:x="11.183cm" svg:y="10.431cm" svg:viewBox="0 0 2519 439" draw:points="0,439 2519,439 2519,0 0,0">
          <text:p/>
        </draw:polygon>
        <draw:polygon draw:style-name="gr4" draw:text-style-name="P5" draw:layer="layout" svg:width="1.701cm" svg:height="0.438cm" svg:x="13.701cm" svg:y="10.431cm" svg:viewBox="0 0 1702 439" draw:points="0,439 1702,439 1702,0 0,0">
          <text:p/>
        </draw:polygon>
        <draw:polygon draw:style-name="gr4" draw:text-style-name="P5" draw:layer="layout" svg:width="2.081cm" svg:height="0.438cm" svg:x="15.402cm" svg:y="10.431cm" svg:viewBox="0 0 2082 439" draw:points="0,439 2082,439 2082,0 0,0">
          <text:p/>
        </draw:polygon>
        <draw:polygon draw:style-name="gr4" draw:text-style-name="P5" draw:layer="layout" svg:width="1.521cm" svg:height="0.438cm" svg:x="17.483cm" svg:y="10.431cm" svg:viewBox="0 0 1522 439" draw:points="0,439 1522,439 1522,0 0,0">
          <text:p/>
        </draw:polygon>
        <draw:polygon draw:style-name="gr4" draw:text-style-name="P5" draw:layer="layout" svg:width="6.939cm" svg:height="0.441cm" svg:x="2.991cm" svg:y="10.869cm" svg:viewBox="0 0 6940 442" draw:points="0,442 6940,442 6940,0 0,0">
          <text:p/>
        </draw:polygon>
        <draw:polygon draw:style-name="gr4" draw:text-style-name="P5" draw:layer="layout" svg:width="1.253cm" svg:height="0.441cm" svg:x="9.93cm" svg:y="10.869cm" svg:viewBox="0 0 1254 442" draw:points="0,442 1254,442 1254,0 0,0">
          <text:p/>
        </draw:polygon>
        <draw:polygon draw:style-name="gr4" draw:text-style-name="P5" draw:layer="layout" svg:width="2.518cm" svg:height="0.441cm" svg:x="11.183cm" svg:y="10.869cm" svg:viewBox="0 0 2519 442" draw:points="0,442 2519,442 2519,0 0,0">
          <text:p/>
        </draw:polygon>
        <draw:polygon draw:style-name="gr4" draw:text-style-name="P5" draw:layer="layout" svg:width="1.701cm" svg:height="0.441cm" svg:x="13.701cm" svg:y="10.869cm" svg:viewBox="0 0 1702 442" draw:points="0,442 1702,442 1702,0 0,0">
          <text:p/>
        </draw:polygon>
        <draw:polygon draw:style-name="gr4" draw:text-style-name="P5" draw:layer="layout" svg:width="2.081cm" svg:height="0.441cm" svg:x="15.402cm" svg:y="10.869cm" svg:viewBox="0 0 2082 442" draw:points="0,442 2082,442 2082,0 0,0">
          <text:p/>
        </draw:polygon>
        <draw:polygon draw:style-name="gr4" draw:text-style-name="P5" draw:layer="layout" svg:width="1.521cm" svg:height="0.441cm" svg:x="17.483cm" svg:y="10.869cm" svg:viewBox="0 0 1522 442" draw:points="0,442 1522,442 1522,0 0,0">
          <text:p/>
        </draw:polygon>
        <draw:polygon draw:style-name="gr4" draw:text-style-name="P5" draw:layer="layout" svg:width="6.939cm" svg:height="0.437cm" svg:x="2.991cm" svg:y="11.31cm" svg:viewBox="0 0 6940 438" draw:points="0,438 6940,438 6940,0 0,0">
          <text:p/>
        </draw:polygon>
        <draw:polygon draw:style-name="gr4" draw:text-style-name="P5" draw:layer="layout" svg:width="1.253cm" svg:height="0.437cm" svg:x="9.93cm" svg:y="11.31cm" svg:viewBox="0 0 1254 438" draw:points="0,438 1254,438 1254,0 0,0">
          <text:p/>
        </draw:polygon>
        <draw:polygon draw:style-name="gr4" draw:text-style-name="P5" draw:layer="layout" svg:width="2.518cm" svg:height="0.437cm" svg:x="11.183cm" svg:y="11.31cm" svg:viewBox="0 0 2519 438" draw:points="0,438 2519,438 2519,0 0,0">
          <text:p/>
        </draw:polygon>
        <draw:polygon draw:style-name="gr4" draw:text-style-name="P5" draw:layer="layout" svg:width="1.701cm" svg:height="0.437cm" svg:x="13.701cm" svg:y="11.31cm" svg:viewBox="0 0 1702 438" draw:points="0,438 1702,438 1702,0 0,0">
          <text:p/>
        </draw:polygon>
        <draw:polygon draw:style-name="gr4" draw:text-style-name="P5" draw:layer="layout" svg:width="2.081cm" svg:height="0.437cm" svg:x="15.402cm" svg:y="11.31cm" svg:viewBox="0 0 2082 438" draw:points="0,438 2082,438 2082,0 0,0">
          <text:p/>
        </draw:polygon>
        <draw:polygon draw:style-name="gr4" draw:text-style-name="P5" draw:layer="layout" svg:width="1.521cm" svg:height="0.437cm" svg:x="17.483cm" svg:y="11.31cm" svg:viewBox="0 0 1522 438" draw:points="0,438 1522,438 1522,0 0,0">
          <text:p/>
        </draw:polygon>
        <draw:polygon draw:style-name="gr4" draw:text-style-name="P5" draw:layer="layout" svg:width="6.939cm" svg:height="0.441cm" svg:x="2.991cm" svg:y="11.747cm" svg:viewBox="0 0 6940 442" draw:points="0,442 6940,442 6940,0 0,0">
          <text:p/>
        </draw:polygon>
        <draw:polygon draw:style-name="gr4" draw:text-style-name="P5" draw:layer="layout" svg:width="1.253cm" svg:height="0.441cm" svg:x="9.93cm" svg:y="11.747cm" svg:viewBox="0 0 1254 442" draw:points="0,442 1254,442 1254,0 0,0">
          <text:p/>
        </draw:polygon>
        <draw:polygon draw:style-name="gr4" draw:text-style-name="P5" draw:layer="layout" svg:width="2.518cm" svg:height="0.441cm" svg:x="11.183cm" svg:y="11.747cm" svg:viewBox="0 0 2519 442" draw:points="0,442 2519,442 2519,0 0,0">
          <text:p/>
        </draw:polygon>
        <draw:polygon draw:style-name="gr4" draw:text-style-name="P5" draw:layer="layout" svg:width="1.701cm" svg:height="0.441cm" svg:x="13.701cm" svg:y="11.747cm" svg:viewBox="0 0 1702 442" draw:points="0,442 1702,442 1702,0 0,0">
          <text:p/>
        </draw:polygon>
        <draw:polygon draw:style-name="gr4" draw:text-style-name="P5" draw:layer="layout" svg:width="2.081cm" svg:height="0.441cm" svg:x="15.402cm" svg:y="11.747cm" svg:viewBox="0 0 2082 442" draw:points="0,442 2082,442 2082,0 0,0">
          <text:p/>
        </draw:polygon>
        <draw:polygon draw:style-name="gr4" draw:text-style-name="P5" draw:layer="layout" svg:width="1.521cm" svg:height="0.441cm" svg:x="17.483cm" svg:y="11.747cm" svg:viewBox="0 0 1522 442" draw:points="0,442 1522,442 1522,0 0,0">
          <text:p/>
        </draw:polygon>
        <draw:polygon draw:style-name="gr4" draw:text-style-name="P5" draw:layer="layout" svg:width="6.939cm" svg:height="0.437cm" svg:x="2.991cm" svg:y="12.188cm" svg:viewBox="0 0 6940 438" draw:points="0,438 6940,438 6940,0 0,0">
          <text:p/>
        </draw:polygon>
        <draw:polygon draw:style-name="gr4" draw:text-style-name="P5" draw:layer="layout" svg:width="1.253cm" svg:height="0.437cm" svg:x="9.93cm" svg:y="12.188cm" svg:viewBox="0 0 1254 438" draw:points="0,438 1254,438 1254,0 0,0">
          <text:p/>
        </draw:polygon>
        <draw:polygon draw:style-name="gr4" draw:text-style-name="P5" draw:layer="layout" svg:width="2.518cm" svg:height="0.437cm" svg:x="11.183cm" svg:y="12.188cm" svg:viewBox="0 0 2519 438" draw:points="0,438 2519,438 2519,0 0,0">
          <text:p/>
        </draw:polygon>
        <draw:polygon draw:style-name="gr4" draw:text-style-name="P5" draw:layer="layout" svg:width="1.701cm" svg:height="0.437cm" svg:x="13.701cm" svg:y="12.188cm" svg:viewBox="0 0 1702 438" draw:points="0,438 1702,438 1702,0 0,0">
          <text:p/>
        </draw:polygon>
        <draw:polygon draw:style-name="gr4" draw:text-style-name="P5" draw:layer="layout" svg:width="2.081cm" svg:height="0.437cm" svg:x="15.402cm" svg:y="12.188cm" svg:viewBox="0 0 2082 438" draw:points="0,438 2082,438 2082,0 0,0">
          <text:p/>
        </draw:polygon>
        <draw:polygon draw:style-name="gr4" draw:text-style-name="P5" draw:layer="layout" svg:width="1.521cm" svg:height="0.437cm" svg:x="17.483cm" svg:y="12.188cm" svg:viewBox="0 0 1522 438" draw:points="0,438 1522,438 1522,0 0,0">
          <text:p/>
        </draw:polygon>
        <draw:polygon draw:style-name="gr4" draw:text-style-name="P5" draw:layer="layout" svg:width="10.71cm" svg:height="0.441cm" svg:x="2.991cm" svg:y="12.625cm" svg:viewBox="0 0 10711 442" draw:points="0,442 10711,442 10711,0 0,0">
          <text:p/>
        </draw:polygon>
        <draw:polygon draw:style-name="gr4" draw:text-style-name="P5" draw:layer="layout" svg:width="1.701cm" svg:height="0.441cm" svg:x="13.701cm" svg:y="12.625cm" svg:viewBox="0 0 1702 442" draw:points="0,442 1702,442 1702,0 0,0">
          <text:p/>
        </draw:polygon>
        <draw:polygon draw:style-name="gr4" draw:text-style-name="P5" draw:layer="layout" svg:width="2.081cm" svg:height="0.441cm" svg:x="15.402cm" svg:y="12.625cm" svg:viewBox="0 0 2082 442" draw:points="0,442 2082,442 2082,0 0,0">
          <text:p/>
        </draw:polygon>
        <draw:polygon draw:style-name="gr4" draw:text-style-name="P5" draw:layer="layout" svg:width="1.521cm" svg:height="0.441cm" svg:x="17.483cm" svg:y="12.625cm" svg:viewBox="0 0 1522 442" draw:points="0,442 1522,442 1522,0 0,0">
          <text:p/>
        </draw:polygon>
        <draw:polygon draw:style-name="gr5" draw:text-style-name="P6" draw:layer="layout" svg:width="16.013cm" svg:height="0.438cm" svg:x="2.991cm" svg:y="13.066cm" svg:viewBox="0 0 16014 439" draw:points="0,439 16014,439 16014,0 0,0">
          <text:p/>
        </draw:polygon>
        <draw:polygon draw:style-name="gr6" draw:text-style-name="P7" draw:layer="layout" svg:width="16.013cm" svg:height="0.437cm" svg:x="2.991cm" svg:y="13.945cm" svg:viewBox="0 0 16014 438" draw:points="0,438 16014,438 16014,0 0,0">
          <text:p/>
        </draw:polygon>
        <draw:polygon draw:style-name="gr7" draw:text-style-name="P8" draw:layer="layout" svg:width="6.939cm" svg:height="0.879cm" svg:x="2.991cm" svg:y="14.382cm" svg:viewBox="0 0 6940 880" draw:points="0,880 6940,880 6940,0 0,0">
          <text:p/>
        </draw:polygon>
        <draw:polygon draw:style-name="gr7" draw:text-style-name="P8" draw:layer="layout" svg:width="1.253cm" svg:height="0.879cm" svg:x="9.93cm" svg:y="14.382cm" svg:viewBox="0 0 1254 880" draw:points="0,880 1254,880 1254,0 0,0">
          <text:p/>
        </draw:polygon>
        <draw:polygon draw:style-name="gr7" draw:text-style-name="P8" draw:layer="layout" svg:width="2.487cm" svg:height="0.879cm" svg:x="11.183cm" svg:y="14.382cm" svg:viewBox="0 0 2488 880" draw:points="0,880 2488,880 2488,0 0,0">
          <text:p/>
        </draw:polygon>
        <draw:polygon draw:style-name="gr7" draw:text-style-name="P8" draw:layer="layout" svg:width="3.813cm" svg:height="0.441cm" svg:x="13.67cm" svg:y="14.382cm" svg:viewBox="0 0 3814 442" draw:points="0,442 3814,442 3814,0 0,0">
          <text:p/>
        </draw:polygon>
        <draw:polygon draw:style-name="gr7" draw:text-style-name="P8" draw:layer="layout" svg:width="1.521cm" svg:height="0.879cm" svg:x="17.483cm" svg:y="14.382cm" svg:viewBox="0 0 1522 880" draw:points="0,880 1522,880 1522,0 0,0">
          <text:p/>
        </draw:polygon>
        <draw:polygon draw:style-name="gr8" draw:text-style-name="P9" draw:layer="layout" svg:width="1.742cm" svg:height="0.438cm" svg:x="13.67cm" svg:y="14.823cm" svg:viewBox="0 0 1743 439" draw:points="0,439 1743,439 1743,0 0,0">
          <text:p/>
        </draw:polygon>
        <draw:polygon draw:style-name="gr8" draw:text-style-name="P9" draw:layer="layout" svg:width="2.071cm" svg:height="0.438cm" svg:x="15.412cm" svg:y="14.823cm" svg:viewBox="0 0 2072 439" draw:points="0,439 2072,439 2072,0 0,0">
          <text:p/>
        </draw:polygon>
        <draw:polygon draw:style-name="gr4" draw:text-style-name="P5" draw:layer="layout" svg:width="6.939cm" svg:height="0.441cm" svg:x="2.991cm" svg:y="15.261cm" svg:viewBox="0 0 6940 442" draw:points="0,442 6940,442 6940,0 0,0">
          <text:p/>
        </draw:polygon>
        <draw:polygon draw:style-name="gr4" draw:text-style-name="P5" draw:layer="layout" svg:width="1.253cm" svg:height="0.441cm" svg:x="9.93cm" svg:y="15.261cm" svg:viewBox="0 0 1254 442" draw:points="0,442 1254,442 1254,0 0,0">
          <text:p/>
        </draw:polygon>
        <draw:polygon draw:style-name="gr4" draw:text-style-name="P5" draw:layer="layout" svg:width="2.487cm" svg:height="0.441cm" svg:x="11.183cm" svg:y="15.261cm" svg:viewBox="0 0 2488 442" draw:points="0,442 2488,442 2488,0 0,0">
          <text:p/>
        </draw:polygon>
        <draw:polygon draw:style-name="gr4" draw:text-style-name="P5" draw:layer="layout" svg:width="1.742cm" svg:height="0.441cm" svg:x="13.67cm" svg:y="15.261cm" svg:viewBox="0 0 1743 442" draw:points="0,442 1743,442 1743,0 0,0">
          <text:p/>
        </draw:polygon>
        <draw:polygon draw:style-name="gr4" draw:text-style-name="P5" draw:layer="layout" svg:width="2.071cm" svg:height="0.441cm" svg:x="15.412cm" svg:y="15.261cm" svg:viewBox="0 0 2072 442" draw:points="0,442 2072,442 2072,0 0,0">
          <text:p/>
        </draw:polygon>
        <draw:polygon draw:style-name="gr4" draw:text-style-name="P5" draw:layer="layout" svg:width="1.521cm" svg:height="0.441cm" svg:x="17.483cm" svg:y="15.261cm" svg:viewBox="0 0 1522 442" draw:points="0,442 1522,442 1522,0 0,0">
          <text:p/>
        </draw:polygon>
        <draw:polygon draw:style-name="gr4" draw:text-style-name="P5" draw:layer="layout" svg:width="6.939cm" svg:height="0.437cm" svg:x="2.991cm" svg:y="15.702cm" svg:viewBox="0 0 6940 438" draw:points="0,438 6940,438 6940,0 0,0">
          <text:p/>
        </draw:polygon>
        <draw:polygon draw:style-name="gr4" draw:text-style-name="P5" draw:layer="layout" svg:width="1.253cm" svg:height="0.437cm" svg:x="9.93cm" svg:y="15.702cm" svg:viewBox="0 0 1254 438" draw:points="0,438 1254,438 1254,0 0,0">
          <text:p/>
        </draw:polygon>
        <draw:polygon draw:style-name="gr4" draw:text-style-name="P5" draw:layer="layout" svg:width="2.487cm" svg:height="0.437cm" svg:x="11.183cm" svg:y="15.702cm" svg:viewBox="0 0 2488 438" draw:points="0,438 2488,438 2488,0 0,0">
          <text:p/>
        </draw:polygon>
        <draw:polygon draw:style-name="gr4" draw:text-style-name="P5" draw:layer="layout" svg:width="1.742cm" svg:height="0.437cm" svg:x="13.67cm" svg:y="15.702cm" svg:viewBox="0 0 1743 438" draw:points="0,438 1743,438 1743,0 0,0">
          <text:p/>
        </draw:polygon>
        <draw:polygon draw:style-name="gr4" draw:text-style-name="P5" draw:layer="layout" svg:width="2.071cm" svg:height="0.437cm" svg:x="15.412cm" svg:y="15.702cm" svg:viewBox="0 0 2072 438" draw:points="0,438 2072,438 2072,0 0,0">
          <text:p/>
        </draw:polygon>
        <draw:polygon draw:style-name="gr4" draw:text-style-name="P5" draw:layer="layout" svg:width="1.521cm" svg:height="0.437cm" svg:x="17.483cm" svg:y="15.702cm" svg:viewBox="0 0 1522 438" draw:points="0,438 1522,438 1522,0 0,0">
          <text:p/>
        </draw:polygon>
        <draw:polygon draw:style-name="gr4" draw:text-style-name="P5" draw:layer="layout" svg:width="6.939cm" svg:height="0.441cm" svg:x="2.991cm" svg:y="16.139cm" svg:viewBox="0 0 6940 442" draw:points="0,442 6940,442 6940,0 0,0">
          <text:p/>
        </draw:polygon>
        <draw:polygon draw:style-name="gr4" draw:text-style-name="P5" draw:layer="layout" svg:width="1.253cm" svg:height="0.441cm" svg:x="9.93cm" svg:y="16.139cm" svg:viewBox="0 0 1254 442" draw:points="0,442 1254,442 1254,0 0,0">
          <text:p/>
        </draw:polygon>
        <draw:polygon draw:style-name="gr4" draw:text-style-name="P5" draw:layer="layout" svg:width="2.487cm" svg:height="0.441cm" svg:x="11.183cm" svg:y="16.139cm" svg:viewBox="0 0 2488 442" draw:points="0,442 2488,442 2488,0 0,0">
          <text:p/>
        </draw:polygon>
        <draw:polygon draw:style-name="gr4" draw:text-style-name="P5" draw:layer="layout" svg:width="1.742cm" svg:height="0.441cm" svg:x="13.67cm" svg:y="16.139cm" svg:viewBox="0 0 1743 442" draw:points="0,442 1743,442 1743,0 0,0">
          <text:p/>
        </draw:polygon>
        <draw:polygon draw:style-name="gr4" draw:text-style-name="P5" draw:layer="layout" svg:width="2.071cm" svg:height="0.441cm" svg:x="15.412cm" svg:y="16.139cm" svg:viewBox="0 0 2072 442" draw:points="0,442 2072,442 2072,0 0,0">
          <text:p/>
        </draw:polygon>
        <draw:polygon draw:style-name="gr4" draw:text-style-name="P5" draw:layer="layout" svg:width="1.521cm" svg:height="0.441cm" svg:x="17.483cm" svg:y="16.139cm" svg:viewBox="0 0 1522 442" draw:points="0,442 1522,442 1522,0 0,0">
          <text:p/>
        </draw:polygon>
        <draw:polygon draw:style-name="gr4" draw:text-style-name="P5" draw:layer="layout" svg:width="6.939cm" svg:height="0.438cm" svg:x="2.991cm" svg:y="16.58cm" svg:viewBox="0 0 6940 439" draw:points="0,439 6940,439 6940,0 0,0">
          <text:p/>
        </draw:polygon>
        <draw:polygon draw:style-name="gr4" draw:text-style-name="P5" draw:layer="layout" svg:width="1.253cm" svg:height="0.438cm" svg:x="9.93cm" svg:y="16.58cm" svg:viewBox="0 0 1254 439" draw:points="0,439 1254,439 1254,0 0,0">
          <text:p/>
        </draw:polygon>
        <draw:polygon draw:style-name="gr4" draw:text-style-name="P5" draw:layer="layout" svg:width="2.487cm" svg:height="0.438cm" svg:x="11.183cm" svg:y="16.58cm" svg:viewBox="0 0 2488 439" draw:points="0,439 2488,439 2488,0 0,0">
          <text:p/>
        </draw:polygon>
        <draw:polygon draw:style-name="gr4" draw:text-style-name="P5" draw:layer="layout" svg:width="1.742cm" svg:height="0.438cm" svg:x="13.67cm" svg:y="16.58cm" svg:viewBox="0 0 1743 439" draw:points="0,439 1743,439 1743,0 0,0">
          <text:p/>
        </draw:polygon>
        <draw:polygon draw:style-name="gr4" draw:text-style-name="P5" draw:layer="layout" svg:width="2.071cm" svg:height="0.438cm" svg:x="15.412cm" svg:y="16.58cm" svg:viewBox="0 0 2072 439" draw:points="0,439 2072,439 2072,0 0,0">
          <text:p/>
        </draw:polygon>
        <draw:polygon draw:style-name="gr4" draw:text-style-name="P5" draw:layer="layout" svg:width="1.521cm" svg:height="0.438cm" svg:x="17.483cm" svg:y="16.58cm" svg:viewBox="0 0 1522 439" draw:points="0,439 1522,439 1522,0 0,0">
          <text:p/>
        </draw:polygon>
        <draw:polygon draw:style-name="gr4" draw:text-style-name="P5" draw:layer="layout" svg:width="10.679cm" svg:height="0.44cm" svg:x="2.991cm" svg:y="17.018cm" svg:viewBox="0 0 10680 441" draw:points="0,441 10680,441 10680,0 0,0">
          <text:p/>
        </draw:polygon>
        <draw:polygon draw:style-name="gr4" draw:text-style-name="P5" draw:layer="layout" svg:width="1.742cm" svg:height="0.44cm" svg:x="13.67cm" svg:y="17.018cm" svg:viewBox="0 0 1743 441" draw:points="0,441 1743,441 1743,0 0,0">
          <text:p/>
        </draw:polygon>
        <draw:polygon draw:style-name="gr4" draw:text-style-name="P5" draw:layer="layout" svg:width="2.071cm" svg:height="0.44cm" svg:x="15.412cm" svg:y="17.018cm" svg:viewBox="0 0 2072 441" draw:points="0,441 2072,441 2072,0 0,0">
          <text:p/>
        </draw:polygon>
        <draw:polygon draw:style-name="gr4" draw:text-style-name="P5" draw:layer="layout" svg:width="1.521cm" svg:height="0.44cm" svg:x="17.483cm" svg:y="17.018cm" svg:viewBox="0 0 1522 441" draw:points="0,441 1522,441 1522,0 0,0">
          <text:p/>
        </draw:polygon>
        <draw:polygon draw:style-name="gr5" draw:text-style-name="P6" draw:layer="layout" svg:width="16.013cm" svg:height="0.438cm" svg:x="2.991cm" svg:y="17.458cm" svg:viewBox="0 0 16014 439" draw:points="0,439 16014,439 16014,0 0,0">
          <text:p/>
        </draw:polygon>
        <draw:polygon draw:style-name="gr6" draw:text-style-name="P7" draw:layer="layout" svg:width="16.013cm" svg:height="0.437cm" svg:x="2.991cm" svg:y="18.337cm" svg:viewBox="0 0 16014 438" draw:points="0,438 16014,438 16014,0 0,0">
          <text:p/>
        </draw:polygon>
        <draw:polygon draw:style-name="gr7" draw:text-style-name="P8" draw:layer="layout" svg:width="6.763cm" svg:height="0.441cm" svg:x="2.991cm" svg:y="18.774cm" svg:viewBox="0 0 6764 442" draw:points="0,442 6764,442 6764,0 0,0">
          <text:p/>
        </draw:polygon>
        <draw:polygon draw:style-name="gr7" draw:text-style-name="P8" draw:layer="layout" svg:width="5.366cm" svg:height="0.441cm" svg:x="9.754cm" svg:y="18.774cm" svg:viewBox="0 0 5367 442" draw:points="0,442 5367,442 5367,0 0,0">
          <text:p/>
        </draw:polygon>
        <draw:polygon draw:style-name="gr7" draw:text-style-name="P8" draw:layer="layout" svg:width="3.884cm" svg:height="0.441cm" svg:x="15.12cm" svg:y="18.774cm" svg:viewBox="0 0 3885 442" draw:points="0,442 3885,442 3885,0 0,0">
          <text:p/>
        </draw:polygon>
        <draw:polygon draw:style-name="gr4" draw:text-style-name="P5" draw:layer="layout" svg:width="6.763cm" svg:height="0.438cm" svg:x="2.991cm" svg:y="19.215cm" svg:viewBox="0 0 6764 439" draw:points="0,439 6764,439 6764,0 0,0">
          <text:p/>
        </draw:polygon>
        <draw:polygon draw:style-name="gr4" draw:text-style-name="P5" draw:layer="layout" svg:width="5.366cm" svg:height="0.438cm" svg:x="9.754cm" svg:y="19.215cm" svg:viewBox="0 0 5367 439" draw:points="0,439 5367,439 5367,0 0,0">
          <text:p/>
        </draw:polygon>
        <draw:polygon draw:style-name="gr4" draw:text-style-name="P5" draw:layer="layout" svg:width="3.884cm" svg:height="0.438cm" svg:x="15.12cm" svg:y="19.215cm" svg:viewBox="0 0 3885 439" draw:points="0,439 3885,439 3885,0 0,0">
          <text:p/>
        </draw:polygon>
        <draw:polygon draw:style-name="gr6" draw:text-style-name="P7" draw:layer="layout" svg:width="16.013cm" svg:height="0.437cm" svg:x="2.991cm" svg:y="20.094cm" svg:viewBox="0 0 16014 438" draw:points="0,438 16014,438 16014,0 0,0">
          <text:p/>
        </draw:polygon>
        <draw:polygon draw:style-name="gr7" draw:text-style-name="P8" draw:layer="layout" svg:width="6.939cm" svg:height="0.879cm" svg:x="2.991cm" svg:y="20.531cm" svg:viewBox="0 0 6940 880" draw:points="0,880 6940,880 6940,0 0,0">
          <text:p/>
        </draw:polygon>
        <draw:polygon draw:style-name="gr7" draw:text-style-name="P8" draw:layer="layout" svg:width="1.253cm" svg:height="0.879cm" svg:x="9.93cm" svg:y="20.531cm" svg:viewBox="0 0 1254 880" draw:points="0,880 1254,880 1254,0 0,0">
          <text:p/>
        </draw:polygon>
        <draw:polygon draw:style-name="gr7" draw:text-style-name="P8" draw:layer="layout" svg:width="2.508cm" svg:height="0.879cm" svg:x="11.183cm" svg:y="20.531cm" svg:viewBox="0 0 2509 880" draw:points="0,880 2509,880 2509,0 0,0">
          <text:p/>
        </draw:polygon>
        <draw:polygon draw:style-name="gr7" draw:text-style-name="P8" draw:layer="layout" svg:width="3.792cm" svg:height="0.441cm" svg:x="13.691cm" svg:y="20.531cm" svg:viewBox="0 0 3793 442" draw:points="0,442 3793,442 3793,0 0,0">
          <text:p/>
        </draw:polygon>
        <draw:polygon draw:style-name="gr7" draw:text-style-name="P8" draw:layer="layout" svg:width="1.521cm" svg:height="0.879cm" svg:x="17.483cm" svg:y="20.531cm" svg:viewBox="0 0 1522 880" draw:points="0,880 1522,880 1522,0 0,0">
          <text:p/>
        </draw:polygon>
        <draw:polygon draw:style-name="gr8" draw:text-style-name="P9" draw:layer="layout" svg:width="1.75cm" svg:height="0.438cm" svg:x="13.691cm" svg:y="20.972cm" svg:viewBox="0 0 1751 439" draw:points="0,439 1751,439 1751,0 0,0">
          <text:p/>
        </draw:polygon>
        <draw:polygon draw:style-name="gr8" draw:text-style-name="P9" draw:layer="layout" svg:width="2.042cm" svg:height="0.438cm" svg:x="15.441cm" svg:y="20.972cm" svg:viewBox="0 0 2043 439" draw:points="0,439 2043,439 2043,0 0,0">
          <text:p/>
        </draw:polygon>
        <draw:polygon draw:style-name="gr4" draw:text-style-name="P5" draw:layer="layout" svg:width="6.939cm" svg:height="0.441cm" svg:x="2.991cm" svg:y="21.41cm" svg:viewBox="0 0 6940 442" draw:points="0,442 6940,442 6940,0 0,0">
          <text:p/>
        </draw:polygon>
        <draw:polygon draw:style-name="gr4" draw:text-style-name="P5" draw:layer="layout" svg:width="1.253cm" svg:height="0.441cm" svg:x="9.93cm" svg:y="21.41cm" svg:viewBox="0 0 1254 442" draw:points="0,442 1254,442 1254,0 0,0">
          <text:p/>
        </draw:polygon>
        <draw:polygon draw:style-name="gr4" draw:text-style-name="P5" draw:layer="layout" svg:width="2.508cm" svg:height="0.441cm" svg:x="11.183cm" svg:y="21.41cm" svg:viewBox="0 0 2509 442" draw:points="0,442 2509,442 2509,0 0,0">
          <text:p/>
        </draw:polygon>
        <draw:polygon draw:style-name="gr4" draw:text-style-name="P5" draw:layer="layout" svg:width="1.75cm" svg:height="0.441cm" svg:x="13.691cm" svg:y="21.41cm" svg:viewBox="0 0 1751 442" draw:points="0,442 1751,442 1751,0 0,0">
          <text:p/>
        </draw:polygon>
        <draw:polygon draw:style-name="gr4" draw:text-style-name="P5" draw:layer="layout" svg:width="2.042cm" svg:height="0.441cm" svg:x="15.441cm" svg:y="21.41cm" svg:viewBox="0 0 2043 442" draw:points="0,442 2043,442 2043,0 0,0">
          <text:p/>
        </draw:polygon>
        <draw:polygon draw:style-name="gr4" draw:text-style-name="P5" draw:layer="layout" svg:width="1.521cm" svg:height="0.441cm" svg:x="17.483cm" svg:y="21.41cm" svg:viewBox="0 0 1522 442" draw:points="0,442 1522,442 1522,0 0,0">
          <text:p/>
        </draw:polygon>
        <draw:polygon draw:style-name="gr4" draw:text-style-name="P5" draw:layer="layout" svg:width="6.939cm" svg:height="0.437cm" svg:x="2.991cm" svg:y="21.851cm" svg:viewBox="0 0 6940 438" draw:points="0,438 6940,438 6940,0 0,0">
          <text:p/>
        </draw:polygon>
        <draw:polygon draw:style-name="gr4" draw:text-style-name="P5" draw:layer="layout" svg:width="1.253cm" svg:height="0.437cm" svg:x="9.93cm" svg:y="21.851cm" svg:viewBox="0 0 1254 438" draw:points="0,438 1254,438 1254,0 0,0">
          <text:p/>
        </draw:polygon>
        <draw:polygon draw:style-name="gr4" draw:text-style-name="P5" draw:layer="layout" svg:width="2.508cm" svg:height="0.437cm" svg:x="11.183cm" svg:y="21.851cm" svg:viewBox="0 0 2509 438" draw:points="0,438 2509,438 2509,0 0,0">
          <text:p/>
        </draw:polygon>
        <draw:polygon draw:style-name="gr4" draw:text-style-name="P5" draw:layer="layout" svg:width="1.75cm" svg:height="0.437cm" svg:x="13.691cm" svg:y="21.851cm" svg:viewBox="0 0 1751 438" draw:points="0,438 1751,438 1751,0 0,0">
          <text:p/>
        </draw:polygon>
        <draw:polygon draw:style-name="gr4" draw:text-style-name="P5" draw:layer="layout" svg:width="2.042cm" svg:height="0.437cm" svg:x="15.441cm" svg:y="21.851cm" svg:viewBox="0 0 2043 438" draw:points="0,438 2043,438 2043,0 0,0">
          <text:p/>
        </draw:polygon>
        <draw:polygon draw:style-name="gr4" draw:text-style-name="P5" draw:layer="layout" svg:width="1.521cm" svg:height="0.437cm" svg:x="17.483cm" svg:y="21.851cm" svg:viewBox="0 0 1522 438" draw:points="0,438 1522,438 1522,0 0,0">
          <text:p/>
        </draw:polygon>
        <draw:polygon draw:style-name="gr4" draw:text-style-name="P5" draw:layer="layout" svg:width="6.939cm" svg:height="0.441cm" svg:x="2.991cm" svg:y="22.288cm" svg:viewBox="0 0 6940 442" draw:points="0,442 6940,442 6940,0 0,0">
          <text:p/>
        </draw:polygon>
        <draw:polygon draw:style-name="gr4" draw:text-style-name="P5" draw:layer="layout" svg:width="1.253cm" svg:height="0.441cm" svg:x="9.93cm" svg:y="22.288cm" svg:viewBox="0 0 1254 442" draw:points="0,442 1254,442 1254,0 0,0">
          <text:p/>
        </draw:polygon>
        <draw:polygon draw:style-name="gr4" draw:text-style-name="P5" draw:layer="layout" svg:width="2.508cm" svg:height="0.441cm" svg:x="11.183cm" svg:y="22.288cm" svg:viewBox="0 0 2509 442" draw:points="0,442 2509,442 2509,0 0,0">
          <text:p/>
        </draw:polygon>
        <draw:polygon draw:style-name="gr4" draw:text-style-name="P5" draw:layer="layout" svg:width="1.75cm" svg:height="0.441cm" svg:x="13.691cm" svg:y="22.288cm" svg:viewBox="0 0 1751 442" draw:points="0,442 1751,442 1751,0 0,0">
          <text:p/>
        </draw:polygon>
        <draw:polygon draw:style-name="gr4" draw:text-style-name="P5" draw:layer="layout" svg:width="2.042cm" svg:height="0.441cm" svg:x="15.441cm" svg:y="22.288cm" svg:viewBox="0 0 2043 442" draw:points="0,442 2043,442 2043,0 0,0">
          <text:p/>
        </draw:polygon>
        <draw:polygon draw:style-name="gr4" draw:text-style-name="P5" draw:layer="layout" svg:width="1.521cm" svg:height="0.441cm" svg:x="17.483cm" svg:y="22.288cm" svg:viewBox="0 0 1522 442" draw:points="0,442 1522,442 1522,0 0,0">
          <text:p/>
        </draw:polygon>
        <draw:polygon draw:style-name="gr4" draw:text-style-name="P5" draw:layer="layout" svg:width="6.939cm" svg:height="0.437cm" svg:x="2.991cm" svg:y="22.729cm" svg:viewBox="0 0 6940 438" draw:points="0,438 6940,438 6940,0 0,0">
          <text:p/>
        </draw:polygon>
        <draw:polygon draw:style-name="gr4" draw:text-style-name="P5" draw:layer="layout" svg:width="1.253cm" svg:height="0.437cm" svg:x="9.93cm" svg:y="22.729cm" svg:viewBox="0 0 1254 438" draw:points="0,438 1254,438 1254,0 0,0">
          <text:p/>
        </draw:polygon>
        <draw:polygon draw:style-name="gr4" draw:text-style-name="P5" draw:layer="layout" svg:width="2.508cm" svg:height="0.437cm" svg:x="11.183cm" svg:y="22.729cm" svg:viewBox="0 0 2509 438" draw:points="0,438 2509,438 2509,0 0,0">
          <text:p/>
        </draw:polygon>
        <draw:polygon draw:style-name="gr4" draw:text-style-name="P5" draw:layer="layout" svg:width="1.75cm" svg:height="0.437cm" svg:x="13.691cm" svg:y="22.729cm" svg:viewBox="0 0 1751 438" draw:points="0,438 1751,438 1751,0 0,0">
          <text:p/>
        </draw:polygon>
        <draw:polygon draw:style-name="gr4" draw:text-style-name="P5" draw:layer="layout" svg:width="2.042cm" svg:height="0.437cm" svg:x="15.441cm" svg:y="22.729cm" svg:viewBox="0 0 2043 438" draw:points="0,438 2043,438 2043,0 0,0">
          <text:p/>
        </draw:polygon>
        <draw:polygon draw:style-name="gr4" draw:text-style-name="P5" draw:layer="layout" svg:width="1.521cm" svg:height="0.437cm" svg:x="17.483cm" svg:y="22.729cm" svg:viewBox="0 0 1522 438" draw:points="0,438 1522,438 1522,0 0,0">
          <text:p/>
        </draw:polygon>
        <draw:polygon draw:style-name="gr6" draw:text-style-name="P7" draw:layer="layout" svg:width="16.013cm" svg:height="0.438cm" svg:x="2.991cm" svg:y="23.607cm" svg:viewBox="0 0 16014 439" draw:points="0,439 16014,439 16014,0 0,0">
          <text:p/>
        </draw:polygon>
        <draw:polygon draw:style-name="gr7" draw:text-style-name="P8" draw:layer="layout" svg:width="7.871cm" svg:height="0.878cm" svg:x="2.991cm" svg:y="24.045cm" svg:viewBox="0 0 7872 879" draw:points="0,879 7872,879 7872,0 0,0">
          <text:p/>
        </draw:polygon>
        <draw:polygon draw:style-name="gr7" draw:text-style-name="P8" draw:layer="layout" svg:width="1.305cm" svg:height="0.878cm" svg:x="10.862cm" svg:y="24.045cm" svg:viewBox="0 0 1306 879" draw:points="0,879 1306,879 1306,0 0,0">
          <text:p/>
        </draw:polygon>
        <draw:polygon draw:style-name="gr7" draw:text-style-name="P8" draw:layer="layout" svg:width="4.462cm" svg:height="0.441cm" svg:x="12.167cm" svg:y="24.045cm" svg:viewBox="0 0 4463 442" draw:points="0,442 4463,442 4463,0 0,0">
          <text:p/>
        </draw:polygon>
        <draw:polygon draw:style-name="gr7" draw:text-style-name="P8" draw:layer="layout" svg:width="2.375cm" svg:height="0.878cm" svg:x="16.629cm" svg:y="24.045cm" svg:viewBox="0 0 2376 879" draw:points="0,879 2376,879 2376,0 0,0">
          <text:p/>
        </draw:polygon>
        <draw:polygon draw:style-name="gr8" draw:text-style-name="P9" draw:layer="layout" svg:width="2.233cm" svg:height="0.437cm" svg:x="12.167cm" svg:y="24.486cm" svg:viewBox="0 0 2234 438" draw:points="0,438 2234,438 2234,0 0,0">
          <text:p/>
        </draw:polygon>
        <draw:polygon draw:style-name="gr8" draw:text-style-name="P9" draw:layer="layout" svg:width="2.229cm" svg:height="0.437cm" svg:x="14.4cm" svg:y="24.486cm" svg:viewBox="0 0 2230 438" draw:points="0,438 2230,438 2230,0 0,0">
          <text:p/>
        </draw:polygon>
        <draw:polygon draw:style-name="gr4" draw:text-style-name="P5" draw:layer="layout" svg:width="7.871cm" svg:height="0.441cm" svg:x="2.991cm" svg:y="24.923cm" svg:viewBox="0 0 7872 442" draw:points="0,442 7872,442 7872,0 0,0">
          <text:p/>
        </draw:polygon>
        <draw:polygon draw:style-name="gr4" draw:text-style-name="P5" draw:layer="layout" svg:width="1.305cm" svg:height="0.441cm" svg:x="10.862cm" svg:y="24.923cm" svg:viewBox="0 0 1306 442" draw:points="0,442 1306,442 1306,0 0,0">
          <text:p/>
        </draw:polygon>
        <draw:polygon draw:style-name="gr4" draw:text-style-name="P5" draw:layer="layout" svg:width="2.233cm" svg:height="0.441cm" svg:x="12.167cm" svg:y="24.923cm" svg:viewBox="0 0 2234 442" draw:points="0,442 2234,442 2234,0 0,0">
          <text:p/>
        </draw:polygon>
        <draw:polygon draw:style-name="gr4" draw:text-style-name="P5" draw:layer="layout" svg:width="2.229cm" svg:height="0.441cm" svg:x="14.4cm" svg:y="24.923cm" svg:viewBox="0 0 2230 442" draw:points="0,442 2230,442 2230,0 0,0">
          <text:p/>
        </draw:polygon>
        <draw:polygon draw:style-name="gr4" draw:text-style-name="P5" draw:layer="layout" svg:width="2.375cm" svg:height="0.441cm" svg:x="16.629cm" svg:y="24.923cm" svg:viewBox="0 0 2376 442" draw:points="0,442 2376,442 2376,0 0,0">
          <text:p/>
        </draw:polygon>
        <draw:polygon draw:style-name="gr9" draw:text-style-name="P10" draw:layer="layout" svg:width="16.052cm" svg:height="0.039cm" svg:x="2.973cm" svg:y="2.998cm" svg:viewBox="0 0 16053 40" draw:points="16032,18 16014,40 39,40 18,18 0,0 16053,0">
          <text:p/>
        </draw:polygon>
        <draw:polygon draw:style-name="gr9" draw:text-style-name="P10" draw:layer="layout" svg:width="6.96cm" svg:height="0.039cm" svg:x="2.991cm" svg:y="3.439cm" svg:viewBox="0 0 6961 40" draw:points="6940,18 6923,40 21,40 0,18 21,0 6961,0">
          <text:p/>
        </draw:polygon>
        <draw:polygon draw:style-name="gr9" draw:text-style-name="P10" draw:layer="layout" svg:width="1.291cm" svg:height="0.039cm" svg:x="9.913cm" svg:y="3.439cm" svg:viewBox="0 0 1292 40" draw:points="1271,18 1253,40 38,40 17,18 0,0 1292,0">
          <text:p/>
        </draw:polygon>
        <draw:polygon draw:style-name="gr9" draw:text-style-name="P10" draw:layer="layout" svg:width="2.723cm" svg:height="0.039cm" svg:x="11.165cm" svg:y="3.439cm" svg:viewBox="0 0 2724 40" draw:points="2703,18 2686,40 39,40 18,18 0,0 2724,0">
          <text:p/>
        </draw:polygon>
        <draw:polygon draw:style-name="gr9" draw:text-style-name="P10" draw:layer="layout" svg:width="3.654cm" svg:height="0.039cm" svg:x="13.85cm" svg:y="3.439cm" svg:viewBox="0 0 3655 40" draw:points="3634,18 3617,40 38,40 17,18 0,0 3655,0">
          <text:p/>
        </draw:polygon>
        <draw:polygon draw:style-name="gr9" draw:text-style-name="P10" draw:layer="layout" svg:width="1.538cm" svg:height="0.039cm" svg:x="17.466cm" svg:y="3.439cm" svg:viewBox="0 0 1539 40" draw:points="1539,18 1521,40 38,40 17,18 0,0 1521,0">
          <text:p/>
        </draw:polygon>
        <draw:polygon draw:style-name="gr9" draw:text-style-name="P10" draw:layer="layout" svg:width="1.739cm" svg:height="0.038cm" svg:x="13.867cm" svg:y="3.877cm" svg:viewBox="0 0 1740 39" draw:points="1719,17 1702,39 21,39 0,17 21,0 1740,0">
          <text:p/>
        </draw:polygon>
        <draw:polygon draw:style-name="gr9" draw:text-style-name="P10" draw:layer="layout" svg:width="1.915cm" svg:height="0.038cm" svg:x="15.568cm" svg:y="3.877cm" svg:viewBox="0 0 1916 39" draw:points="1916,17 1899,39 38,39 17,17 0,0 1899,0">
          <text:p/>
        </draw:polygon>
        <draw:polygon draw:style-name="gr9" draw:text-style-name="P10" draw:layer="layout" svg:width="6.939cm" svg:height="0.038cm" svg:x="2.991cm" svg:y="4.318cm" svg:viewBox="0 0 6940 39" draw:points="6940,17 6923,39 21,39 0,17 21,0 6923,0">
          <text:p/>
        </draw:polygon>
        <draw:polygon draw:style-name="gr9" draw:text-style-name="P10" draw:layer="layout" svg:width="1.253cm" svg:height="0.038cm" svg:x="9.93cm" svg:y="4.318cm" svg:viewBox="0 0 1254 39" draw:points="1254,17 1236,39 21,39 0,17 21,0 1236,0">
          <text:p/>
        </draw:polygon>
        <draw:polygon draw:style-name="gr9" draw:text-style-name="P10" draw:layer="layout" svg:width="2.684cm" svg:height="0.038cm" svg:x="11.183cm" svg:y="4.318cm" svg:viewBox="0 0 2685 39" draw:points="2685,17 2668,39 21,39 0,17 21,0 2668,0">
          <text:p/>
        </draw:polygon>
        <draw:polygon draw:style-name="gr9" draw:text-style-name="P10" draw:layer="layout" svg:width="1.718cm" svg:height="0.038cm" svg:x="13.867cm" svg:y="4.318cm" svg:viewBox="0 0 1719 39" draw:points="1719,17 1702,39 21,39 0,17 21,0 1702,0">
          <text:p/>
        </draw:polygon>
        <draw:polygon draw:style-name="gr9" draw:text-style-name="P10" draw:layer="layout" svg:width="1.898cm" svg:height="0.038cm" svg:x="15.585cm" svg:y="4.318cm" svg:viewBox="0 0 1899 39" draw:points="1899,17 1882,39 21,39 0,17 21,0 1882,0">
          <text:p/>
        </draw:polygon>
        <draw:polygon draw:style-name="gr9" draw:text-style-name="P10" draw:layer="layout" svg:width="1.521cm" svg:height="0.038cm" svg:x="17.483cm" svg:y="4.318cm" svg:viewBox="0 0 1522 39" draw:points="1522,17 1503,39 21,39 0,17 21,0 1503,0">
          <text:p/>
        </draw:polygon>
        <draw:polygon draw:style-name="gr9" draw:text-style-name="P10" draw:layer="layout" svg:width="6.939cm" svg:height="0.039cm" svg:x="2.991cm" svg:y="4.755cm" svg:viewBox="0 0 6940 40" draw:points="6940,19 6923,40 21,40 0,19 21,0 6923,0">
          <text:p/>
        </draw:polygon>
        <draw:polygon draw:style-name="gr9" draw:text-style-name="P10" draw:layer="layout" svg:width="1.253cm" svg:height="0.039cm" svg:x="9.93cm" svg:y="4.755cm" svg:viewBox="0 0 1254 40" draw:points="1254,19 1236,40 21,40 0,19 21,0 1236,0">
          <text:p/>
        </draw:polygon>
        <draw:polygon draw:style-name="gr9" draw:text-style-name="P10" draw:layer="layout" svg:width="2.684cm" svg:height="0.039cm" svg:x="11.183cm" svg:y="4.755cm" svg:viewBox="0 0 2685 40" draw:points="2685,19 2668,40 21,40 0,19 21,0 2668,0">
          <text:p/>
        </draw:polygon>
        <draw:polygon draw:style-name="gr9" draw:text-style-name="P10" draw:layer="layout" svg:width="1.718cm" svg:height="0.039cm" svg:x="13.867cm" svg:y="4.755cm" svg:viewBox="0 0 1719 40" draw:points="1719,19 1702,40 21,40 0,19 21,0 1702,0">
          <text:p/>
        </draw:polygon>
        <draw:polygon draw:style-name="gr9" draw:text-style-name="P10" draw:layer="layout" svg:width="1.898cm" svg:height="0.039cm" svg:x="15.585cm" svg:y="4.755cm" svg:viewBox="0 0 1899 40" draw:points="1899,19 1882,40 21,40 0,19 21,0 1882,0">
          <text:p/>
        </draw:polygon>
        <draw:polygon draw:style-name="gr9" draw:text-style-name="P10" draw:layer="layout" svg:width="1.521cm" svg:height="0.039cm" svg:x="17.483cm" svg:y="4.755cm" svg:viewBox="0 0 1522 40" draw:points="1522,19 1503,40 21,40 0,19 21,0 1503,0">
          <text:p/>
        </draw:polygon>
        <draw:polygon draw:style-name="gr9" draw:text-style-name="P10" draw:layer="layout" svg:width="6.939cm" svg:height="0.039cm" svg:x="2.991cm" svg:y="5.196cm" svg:viewBox="0 0 6940 40" draw:points="6940,18 6923,40 21,40 0,18 21,0 6923,0">
          <text:p/>
        </draw:polygon>
        <draw:polygon draw:style-name="gr9" draw:text-style-name="P10" draw:layer="layout" svg:width="1.253cm" svg:height="0.039cm" svg:x="9.93cm" svg:y="5.196cm" svg:viewBox="0 0 1254 40" draw:points="1254,18 1236,40 21,40 0,18 21,0 1236,0">
          <text:p/>
        </draw:polygon>
        <draw:polygon draw:style-name="gr9" draw:text-style-name="P10" draw:layer="layout" svg:width="2.684cm" svg:height="0.039cm" svg:x="11.183cm" svg:y="5.196cm" svg:viewBox="0 0 2685 40" draw:points="2685,18 2668,40 21,40 0,18 21,0 2668,0">
          <text:p/>
        </draw:polygon>
        <draw:polygon draw:style-name="gr9" draw:text-style-name="P10" draw:layer="layout" svg:width="1.718cm" svg:height="0.039cm" svg:x="13.867cm" svg:y="5.196cm" svg:viewBox="0 0 1719 40" draw:points="1719,18 1702,40 21,40 0,18 21,0 1702,0">
          <text:p/>
        </draw:polygon>
        <draw:polygon draw:style-name="gr9" draw:text-style-name="P10" draw:layer="layout" svg:width="1.898cm" svg:height="0.039cm" svg:x="15.585cm" svg:y="5.196cm" svg:viewBox="0 0 1899 40" draw:points="1899,18 1882,40 21,40 0,18 21,0 1882,0">
          <text:p/>
        </draw:polygon>
        <draw:polygon draw:style-name="gr9" draw:text-style-name="P10" draw:layer="layout" svg:width="1.521cm" svg:height="0.039cm" svg:x="17.483cm" svg:y="5.196cm" svg:viewBox="0 0 1522 40" draw:points="1522,18 1503,40 21,40 0,18 21,0 1503,0">
          <text:p/>
        </draw:polygon>
        <draw:polygon draw:style-name="gr9" draw:text-style-name="P10" draw:layer="layout" svg:width="6.939cm" svg:height="0.039cm" svg:x="2.991cm" svg:y="5.633cm" svg:viewBox="0 0 6940 40" draw:points="6940,19 6923,40 21,40 0,19 21,0 6923,0">
          <text:p/>
        </draw:polygon>
        <draw:polygon draw:style-name="gr9" draw:text-style-name="P10" draw:layer="layout" svg:width="1.253cm" svg:height="0.039cm" svg:x="9.93cm" svg:y="5.633cm" svg:viewBox="0 0 1254 40" draw:points="1254,19 1236,40 21,40 0,19 21,0 1236,0">
          <text:p/>
        </draw:polygon>
        <draw:polygon draw:style-name="gr9" draw:text-style-name="P10" draw:layer="layout" svg:width="2.684cm" svg:height="0.039cm" svg:x="11.183cm" svg:y="5.633cm" svg:viewBox="0 0 2685 40" draw:points="2685,19 2668,40 21,40 0,19 21,0 2668,0">
          <text:p/>
        </draw:polygon>
        <draw:polygon draw:style-name="gr9" draw:text-style-name="P10" draw:layer="layout" svg:width="1.718cm" svg:height="0.039cm" svg:x="13.867cm" svg:y="5.633cm" svg:viewBox="0 0 1719 40" draw:points="1719,19 1702,40 21,40 0,19 21,0 1702,0">
          <text:p/>
        </draw:polygon>
        <draw:polygon draw:style-name="gr9" draw:text-style-name="P10" draw:layer="layout" svg:width="1.898cm" svg:height="0.039cm" svg:x="15.585cm" svg:y="5.633cm" svg:viewBox="0 0 1899 40" draw:points="1899,19 1882,40 21,40 0,19 21,0 1882,0">
          <text:p/>
        </draw:polygon>
        <draw:polygon draw:style-name="gr9" draw:text-style-name="P10" draw:layer="layout" svg:width="1.521cm" svg:height="0.039cm" svg:x="17.483cm" svg:y="5.633cm" svg:viewBox="0 0 1522 40" draw:points="1522,19 1503,40 21,40 0,19 21,0 1503,0">
          <text:p/>
        </draw:polygon>
        <draw:polygon draw:style-name="gr9" draw:text-style-name="P10" draw:layer="layout" svg:width="6.939cm" svg:height="0.039cm" svg:x="2.991cm" svg:y="6.074cm" svg:viewBox="0 0 6940 40" draw:points="6940,18 6923,40 21,40 0,18 21,0 6923,0">
          <text:p/>
        </draw:polygon>
        <draw:polygon draw:style-name="gr9" draw:text-style-name="P10" draw:layer="layout" svg:width="1.253cm" svg:height="0.039cm" svg:x="9.93cm" svg:y="6.074cm" svg:viewBox="0 0 1254 40" draw:points="1254,18 1236,40 21,40 0,18 21,0 1236,0">
          <text:p/>
        </draw:polygon>
        <draw:polygon draw:style-name="gr9" draw:text-style-name="P10" draw:layer="layout" svg:width="2.684cm" svg:height="0.039cm" svg:x="11.183cm" svg:y="6.074cm" svg:viewBox="0 0 2685 40" draw:points="2685,18 2668,40 21,40 0,18 21,0 2668,0">
          <text:p/>
        </draw:polygon>
        <draw:polygon draw:style-name="gr9" draw:text-style-name="P10" draw:layer="layout" svg:width="1.718cm" svg:height="0.039cm" svg:x="13.867cm" svg:y="6.074cm" svg:viewBox="0 0 1719 40" draw:points="1719,18 1702,40 21,40 0,18 21,0 1702,0">
          <text:p/>
        </draw:polygon>
        <draw:polygon draw:style-name="gr9" draw:text-style-name="P10" draw:layer="layout" svg:width="1.898cm" svg:height="0.039cm" svg:x="15.585cm" svg:y="6.074cm" svg:viewBox="0 0 1899 40" draw:points="1899,18 1882,40 21,40 0,18 21,0 1882,0">
          <text:p/>
        </draw:polygon>
        <draw:polygon draw:style-name="gr9" draw:text-style-name="P10" draw:layer="layout" svg:width="1.521cm" svg:height="0.039cm" svg:x="17.483cm" svg:y="6.074cm" svg:viewBox="0 0 1522 40" draw:points="1522,18 1503,40 21,40 0,18 21,0 1503,0">
          <text:p/>
        </draw:polygon>
        <draw:polygon draw:style-name="gr9" draw:text-style-name="P10" draw:layer="layout" svg:width="6.939cm" svg:height="0.039cm" svg:x="2.991cm" svg:y="6.917cm" svg:viewBox="0 0 6940 40" draw:points="6940,19 6923,40 21,40 0,19 21,0 6923,0">
          <text:p/>
        </draw:polygon>
        <draw:polygon draw:style-name="gr9" draw:text-style-name="P10" draw:layer="layout" svg:width="1.253cm" svg:height="0.039cm" svg:x="9.93cm" svg:y="6.917cm" svg:viewBox="0 0 1254 40" draw:points="1254,19 1236,40 21,40 0,19 21,0 1236,0">
          <text:p/>
        </draw:polygon>
        <draw:polygon draw:style-name="gr9" draw:text-style-name="P10" draw:layer="layout" svg:width="2.684cm" svg:height="0.039cm" svg:x="11.183cm" svg:y="6.917cm" svg:viewBox="0 0 2685 40" draw:points="2685,19 2668,40 21,40 0,19 21,0 2668,0">
          <text:p/>
        </draw:polygon>
        <draw:polygon draw:style-name="gr9" draw:text-style-name="P10" draw:layer="layout" svg:width="1.718cm" svg:height="0.039cm" svg:x="13.867cm" svg:y="6.917cm" svg:viewBox="0 0 1719 40" draw:points="1719,19 1702,40 21,40 0,19 21,0 1702,0">
          <text:p/>
        </draw:polygon>
        <draw:polygon draw:style-name="gr9" draw:text-style-name="P10" draw:layer="layout" svg:width="1.898cm" svg:height="0.039cm" svg:x="15.585cm" svg:y="6.917cm" svg:viewBox="0 0 1899 40" draw:points="1899,19 1882,40 21,40 0,19 21,0 1882,0">
          <text:p/>
        </draw:polygon>
        <draw:polygon draw:style-name="gr9" draw:text-style-name="P10" draw:layer="layout" svg:width="1.521cm" svg:height="0.039cm" svg:x="17.483cm" svg:y="6.917cm" svg:viewBox="0 0 1522 40" draw:points="1522,19 1503,40 21,40 0,19 21,0 1503,0">
          <text:p/>
        </draw:polygon>
        <draw:polygon draw:style-name="gr9" draw:text-style-name="P10" draw:layer="layout" svg:width="6.96cm" svg:height="0.039cm" svg:x="2.991cm" svg:y="7.355cm" svg:viewBox="0 0 6961 40" draw:points="6940,18 6961,40 21,40 0,18 21,0 6923,0">
          <text:p/>
        </draw:polygon>
        <draw:polygon draw:style-name="gr9" draw:text-style-name="P10" draw:layer="layout" svg:width="1.291cm" svg:height="0.039cm" svg:x="9.913cm" svg:y="7.355cm" svg:viewBox="0 0 1292 40" draw:points="1271,18 1292,40 0,40 17,18 38,0 1253,0">
          <text:p/>
        </draw:polygon>
        <draw:polygon draw:style-name="gr9" draw:text-style-name="P10" draw:layer="layout" svg:width="2.702cm" svg:height="0.039cm" svg:x="11.165cm" svg:y="7.355cm" svg:viewBox="0 0 2703 40" draw:points="2703,18 2686,40 0,40 18,18 39,0 2686,0">
          <text:p/>
        </draw:polygon>
        <draw:polygon draw:style-name="gr9" draw:text-style-name="P10" draw:layer="layout" svg:width="1.718cm" svg:height="0.039cm" svg:x="13.867cm" svg:y="7.355cm" svg:viewBox="0 0 1719 40" draw:points="1719,18 1702,40 21,40 0,18 21,0 1702,0">
          <text:p/>
        </draw:polygon>
        <draw:polygon draw:style-name="gr9" draw:text-style-name="P10" draw:layer="layout" svg:width="1.898cm" svg:height="0.039cm" svg:x="15.585cm" svg:y="7.355cm" svg:viewBox="0 0 1899 40" draw:points="1899,18 1882,40 21,40 0,18 21,0 1882,0">
          <text:p/>
        </draw:polygon>
        <draw:polygon draw:style-name="gr9" draw:text-style-name="P10" draw:layer="layout" svg:width="1.521cm" svg:height="0.039cm" svg:x="17.483cm" svg:y="7.355cm" svg:viewBox="0 0 1522 40" draw:points="1522,18 1503,40 21,40 0,18 21,0 1503,0">
          <text:p/>
        </draw:polygon>
        <draw:polygon draw:style-name="gr9" draw:text-style-name="P10" draw:layer="layout" svg:width="10.897cm" svg:height="0.039cm" svg:x="2.991cm" svg:y="7.796cm" svg:viewBox="0 0 10898 40" draw:points="10877,19 10898,40 21,40 0,19 21,0 10860,0">
          <text:p/>
        </draw:polygon>
        <draw:polygon draw:style-name="gr9" draw:text-style-name="P10" draw:layer="layout" svg:width="1.756cm" svg:height="0.039cm" svg:x="13.85cm" svg:y="7.796cm" svg:viewBox="0 0 1757 40" draw:points="1736,19 1757,40 0,40 17,19 38,0 1719,0">
          <text:p/>
        </draw:polygon>
        <draw:polygon draw:style-name="gr9" draw:text-style-name="P10" draw:layer="layout" svg:width="1.936cm" svg:height="0.039cm" svg:x="15.568cm" svg:y="7.796cm" svg:viewBox="0 0 1937 40" draw:points="1916,19 1937,40 0,40 17,19 38,0 1899,0">
          <text:p/>
        </draw:polygon>
        <draw:polygon draw:style-name="gr9" draw:text-style-name="P10" draw:layer="layout" svg:width="1.538cm" svg:height="0.039cm" svg:x="17.466cm" svg:y="7.796cm" svg:viewBox="0 0 1539 40" draw:points="1539,19 1521,40 0,40 17,19 38,0 1521,0">
          <text:p/>
        </draw:polygon>
        <draw:polygon draw:style-name="gr9" draw:text-style-name="P10" draw:layer="layout" svg:width="16.052cm" svg:height="0.039cm" svg:x="2.973cm" svg:y="8.233cm" svg:viewBox="0 0 16053 40" draw:points="16032,18 16053,40 0,40 18,18 39,0 16014,0">
          <text:p/>
        </draw:polygon>
        <draw:polygon draw:style-name="gr9" draw:text-style-name="P10" draw:layer="layout" svg:width="0.039cm" svg:height="0.48cm" svg:x="2.973cm" svg:y="2.998cm" svg:viewBox="0 0 40 481" draw:points="19,18 40,39 40,442 19,460 0,481 0,0">
          <text:p/>
        </draw:polygon>
        <draw:polygon draw:style-name="gr9" draw:text-style-name="P10" draw:layer="layout" svg:width="0.039cm" svg:height="0.917cm" svg:x="2.973cm" svg:y="3.439cm" svg:viewBox="0 0 40 918" draw:points="19,18 40,39 40,880 19,897 0,918 0,0">
          <text:p/>
        </draw:polygon>
        <draw:polygon draw:style-name="gr9" draw:text-style-name="P10" draw:layer="layout" svg:width="0.039cm" svg:height="0.476cm" svg:x="2.973cm" svg:y="4.318cm" svg:viewBox="0 0 40 477" draw:points="19,17 40,38 40,438 19,456 0,477 0,0">
          <text:p/>
        </draw:polygon>
        <draw:polygon draw:style-name="gr9" draw:text-style-name="P10" draw:layer="layout" svg:width="0.039cm" svg:height="0.48cm" svg:x="2.973cm" svg:y="4.755cm" svg:viewBox="0 0 40 481" draw:points="19,18 40,39 40,442 19,460 0,481 0,0">
          <text:p/>
        </draw:polygon>
        <draw:polygon draw:style-name="gr9" draw:text-style-name="P10" draw:layer="layout" svg:width="0.039cm" svg:height="0.476cm" svg:x="2.973cm" svg:y="5.196cm" svg:viewBox="0 0 40 477" draw:points="19,18 40,39 40,438 19,456 0,477 0,0">
          <text:p/>
        </draw:polygon>
        <draw:polygon draw:style-name="gr9" draw:text-style-name="P10" draw:layer="layout" svg:width="0.039cm" svg:height="0.48cm" svg:x="2.973cm" svg:y="5.633cm" svg:viewBox="0 0 40 481" draw:points="19,18 40,39 40,442 19,460 0,481 0,0">
          <text:p/>
        </draw:polygon>
        <draw:polygon draw:style-name="gr9" draw:text-style-name="P10" draw:layer="layout" svg:width="0.039cm" svg:height="0.882cm" svg:x="2.973cm" svg:y="6.074cm" svg:viewBox="0 0 40 883" draw:points="19,18 40,39 40,844 19,862 0,883 0,0">
          <text:p/>
        </draw:polygon>
        <draw:polygon draw:style-name="gr9" draw:text-style-name="P10" draw:layer="layout" svg:width="0.039cm" svg:height="0.477cm" svg:x="2.973cm" svg:y="6.917cm" svg:viewBox="0 0 40 478" draw:points="19,18 40,39 40,438 19,456 0,478 0,0">
          <text:p/>
        </draw:polygon>
        <draw:polygon draw:style-name="gr9" draw:text-style-name="P10" draw:layer="layout" svg:width="0.039cm" svg:height="0.48cm" svg:x="2.973cm" svg:y="7.355cm" svg:viewBox="0 0 40 481" draw:points="19,18 40,39 40,442 19,460 0,481 0,0">
          <text:p/>
        </draw:polygon>
        <draw:polygon draw:style-name="gr9" draw:text-style-name="P10" draw:layer="layout" svg:width="0.039cm" svg:height="0.476cm" svg:x="2.973cm" svg:y="7.796cm" svg:viewBox="0 0 40 477" draw:points="19,18 40,39 40,438 19,456 0,477 0,0">
          <text:p/>
        </draw:polygon>
        <draw:polygon draw:style-name="gr9" draw:text-style-name="P10" draw:layer="layout" svg:width="0.038cm" svg:height="0.878cm" svg:x="9.913cm" svg:y="3.457cm" svg:viewBox="0 0 39 879" draw:points="17,0 39,21 39,862 17,879 0,862 0,21">
          <text:p/>
        </draw:polygon>
        <draw:polygon draw:style-name="gr9" draw:text-style-name="P10" draw:layer="layout" svg:width="0.038cm" svg:height="0.438cm" svg:x="9.913cm" svg:y="4.335cm" svg:viewBox="0 0 39 439" draw:points="17,0 39,21 39,421 17,439 0,421 0,21">
          <text:p/>
        </draw:polygon>
        <draw:polygon draw:style-name="gr9" draw:text-style-name="P10" draw:layer="layout" svg:width="0.038cm" svg:height="0.441cm" svg:x="9.913cm" svg:y="4.773cm" svg:viewBox="0 0 39 442" draw:points="17,0 39,21 39,424 17,442 0,424 0,21">
          <text:p/>
        </draw:polygon>
        <draw:polygon draw:style-name="gr9" draw:text-style-name="P10" draw:layer="layout" svg:width="0.038cm" svg:height="0.437cm" svg:x="9.913cm" svg:y="5.214cm" svg:viewBox="0 0 39 438" draw:points="17,0 39,21 39,420 17,438 0,420 0,21">
          <text:p/>
        </draw:polygon>
        <draw:polygon draw:style-name="gr9" draw:text-style-name="P10" draw:layer="layout" svg:width="0.038cm" svg:height="0.441cm" svg:x="9.913cm" svg:y="5.651cm" svg:viewBox="0 0 39 442" draw:points="17,0 39,21 39,424 17,442 0,424 0,21">
          <text:p/>
        </draw:polygon>
        <draw:polygon draw:style-name="gr9" draw:text-style-name="P10" draw:layer="layout" svg:width="0.038cm" svg:height="0.843cm" svg:x="9.913cm" svg:y="6.092cm" svg:viewBox="0 0 39 844" draw:points="17,0 39,21 39,826 17,844 0,826 0,21">
          <text:p/>
        </draw:polygon>
        <draw:polygon draw:style-name="gr9" draw:text-style-name="P10" draw:layer="layout" svg:width="0.038cm" svg:height="0.438cm" svg:x="9.913cm" svg:y="6.935cm" svg:viewBox="0 0 39 439" draw:points="17,0 39,21 39,421 17,439 0,421 0,21">
          <text:p/>
        </draw:polygon>
        <draw:polygon draw:style-name="gr9" draw:text-style-name="P10" draw:layer="layout" svg:width="0.039cm" svg:height="0.878cm" svg:x="11.165cm" svg:y="3.457cm" svg:viewBox="0 0 40 879" draw:points="18,0 40,21 40,862 18,879 0,862 0,21">
          <text:p/>
        </draw:polygon>
        <draw:polygon draw:style-name="gr9" draw:text-style-name="P10" draw:layer="layout" svg:width="0.039cm" svg:height="0.438cm" svg:x="11.165cm" svg:y="4.335cm" svg:viewBox="0 0 40 439" draw:points="18,0 40,21 40,421 18,439 0,421 0,21">
          <text:p/>
        </draw:polygon>
        <draw:polygon draw:style-name="gr9" draw:text-style-name="P10" draw:layer="layout" svg:width="0.039cm" svg:height="0.441cm" svg:x="11.165cm" svg:y="4.773cm" svg:viewBox="0 0 40 442" draw:points="18,0 40,21 40,424 18,442 0,424 0,21">
          <text:p/>
        </draw:polygon>
        <draw:polygon draw:style-name="gr9" draw:text-style-name="P10" draw:layer="layout" svg:width="0.039cm" svg:height="0.437cm" svg:x="11.165cm" svg:y="5.214cm" svg:viewBox="0 0 40 438" draw:points="18,0 40,21 40,420 18,438 0,420 0,21">
          <text:p/>
        </draw:polygon>
        <draw:polygon draw:style-name="gr9" draw:text-style-name="P10" draw:layer="layout" svg:width="0.039cm" svg:height="0.441cm" svg:x="11.165cm" svg:y="5.651cm" svg:viewBox="0 0 40 442" draw:points="18,0 40,21 40,424 18,442 0,424 0,21">
          <text:p/>
        </draw:polygon>
        <draw:polygon draw:style-name="gr9" draw:text-style-name="P10" draw:layer="layout" svg:width="0.039cm" svg:height="0.843cm" svg:x="11.165cm" svg:y="6.092cm" svg:viewBox="0 0 40 844" draw:points="18,0 40,21 40,826 18,844 0,826 0,21">
          <text:p/>
        </draw:polygon>
        <draw:polygon draw:style-name="gr9" draw:text-style-name="P10" draw:layer="layout" svg:width="0.039cm" svg:height="0.438cm" svg:x="11.165cm" svg:y="6.935cm" svg:viewBox="0 0 40 439" draw:points="18,0 40,21 40,421 18,439 0,421 0,21">
          <text:p/>
        </draw:polygon>
        <draw:polygon draw:style-name="gr9" draw:text-style-name="P10" draw:layer="layout" svg:width="0.038cm" svg:height="0.458cm" svg:x="13.85cm" svg:y="3.457cm" svg:viewBox="0 0 39 459" draw:points="18,0 39,21 39,420 18,438 0,459 0,21">
          <text:p/>
        </draw:polygon>
        <draw:polygon draw:style-name="gr9" draw:text-style-name="P10" draw:layer="layout" svg:width="0.038cm" svg:height="0.458cm" svg:x="13.85cm" svg:y="3.877cm" svg:viewBox="0 0 39 459" draw:points="18,18 39,39 39,442 18,459 0,442 0,0">
          <text:p/>
        </draw:polygon>
        <draw:polygon draw:style-name="gr9" draw:text-style-name="P10" draw:layer="layout" svg:width="0.038cm" svg:height="0.438cm" svg:x="13.85cm" svg:y="4.335cm" svg:viewBox="0 0 39 439" draw:points="18,0 39,21 39,421 18,439 0,421 0,21">
          <text:p/>
        </draw:polygon>
        <draw:polygon draw:style-name="gr9" draw:text-style-name="P10" draw:layer="layout" svg:width="0.038cm" svg:height="0.441cm" svg:x="13.85cm" svg:y="4.773cm" svg:viewBox="0 0 39 442" draw:points="18,0 39,21 39,424 18,442 0,424 0,21">
          <text:p/>
        </draw:polygon>
        <draw:polygon draw:style-name="gr9" draw:text-style-name="P10" draw:layer="layout" svg:width="0.038cm" svg:height="0.437cm" svg:x="13.85cm" svg:y="5.214cm" svg:viewBox="0 0 39 438" draw:points="18,0 39,21 39,420 18,438 0,420 0,21">
          <text:p/>
        </draw:polygon>
        <draw:polygon draw:style-name="gr9" draw:text-style-name="P10" draw:layer="layout" svg:width="0.038cm" svg:height="0.441cm" svg:x="13.85cm" svg:y="5.651cm" svg:viewBox="0 0 39 442" draw:points="18,0 39,21 39,424 18,442 0,424 0,21">
          <text:p/>
        </draw:polygon>
        <draw:polygon draw:style-name="gr9" draw:text-style-name="P10" draw:layer="layout" svg:width="0.038cm" svg:height="0.843cm" svg:x="13.85cm" svg:y="6.092cm" svg:viewBox="0 0 39 844" draw:points="18,0 39,21 39,826 18,844 0,826 0,21">
          <text:p/>
        </draw:polygon>
        <draw:polygon draw:style-name="gr9" draw:text-style-name="P10" draw:layer="layout" svg:width="0.038cm" svg:height="0.438cm" svg:x="13.85cm" svg:y="6.935cm" svg:viewBox="0 0 39 439" draw:points="18,0 39,21 39,421 18,439 0,421 0,21">
          <text:p/>
        </draw:polygon>
        <draw:polygon draw:style-name="gr9" draw:text-style-name="P10" draw:layer="layout" svg:width="0.038cm" svg:height="0.441cm" svg:x="13.85cm" svg:y="7.373cm" svg:viewBox="0 0 39 442" draw:points="18,0 39,21 39,424 18,442 0,424 0,21">
          <text:p/>
        </draw:polygon>
        <draw:polygon draw:style-name="gr9" draw:text-style-name="P10" draw:layer="layout" svg:width="0.038cm" svg:height="0.441cm" svg:x="15.568cm" svg:y="3.894cm" svg:viewBox="0 0 39 442" draw:points="17,0 39,21 39,425 17,442 0,425 0,21">
          <text:p/>
        </draw:polygon>
        <draw:polygon draw:style-name="gr9" draw:text-style-name="P10" draw:layer="layout" svg:width="0.038cm" svg:height="0.438cm" svg:x="15.568cm" svg:y="4.335cm" svg:viewBox="0 0 39 439" draw:points="17,0 39,21 39,421 17,439 0,421 0,21">
          <text:p/>
        </draw:polygon>
        <draw:polygon draw:style-name="gr9" draw:text-style-name="P10" draw:layer="layout" svg:width="0.038cm" svg:height="0.441cm" svg:x="15.568cm" svg:y="4.773cm" svg:viewBox="0 0 39 442" draw:points="17,0 39,21 39,424 17,442 0,424 0,21">
          <text:p/>
        </draw:polygon>
        <draw:polygon draw:style-name="gr9" draw:text-style-name="P10" draw:layer="layout" svg:width="0.038cm" svg:height="0.437cm" svg:x="15.568cm" svg:y="5.214cm" svg:viewBox="0 0 39 438" draw:points="17,0 39,21 39,420 17,438 0,420 0,21">
          <text:p/>
        </draw:polygon>
        <draw:polygon draw:style-name="gr9" draw:text-style-name="P10" draw:layer="layout" svg:width="0.038cm" svg:height="0.441cm" svg:x="15.568cm" svg:y="5.651cm" svg:viewBox="0 0 39 442" draw:points="17,0 39,21 39,424 17,442 0,424 0,21">
          <text:p/>
        </draw:polygon>
        <draw:polygon draw:style-name="gr9" draw:text-style-name="P10" draw:layer="layout" svg:width="0.038cm" svg:height="0.843cm" svg:x="15.568cm" svg:y="6.092cm" svg:viewBox="0 0 39 844" draw:points="17,0 39,21 39,826 17,844 0,826 0,21">
          <text:p/>
        </draw:polygon>
        <draw:polygon draw:style-name="gr9" draw:text-style-name="P10" draw:layer="layout" svg:width="0.038cm" svg:height="0.438cm" svg:x="15.568cm" svg:y="6.935cm" svg:viewBox="0 0 39 439" draw:points="17,0 39,21 39,421 17,439 0,421 0,21">
          <text:p/>
        </draw:polygon>
        <draw:polygon draw:style-name="gr9" draw:text-style-name="P10" draw:layer="layout" svg:width="0.038cm" svg:height="0.441cm" svg:x="15.568cm" svg:y="7.373cm" svg:viewBox="0 0 39 442" draw:points="17,0 39,21 39,424 17,442 0,424 0,21">
          <text:p/>
        </draw:polygon>
        <draw:polygon draw:style-name="gr9" draw:text-style-name="P10" draw:layer="layout" svg:width="0.038cm" svg:height="0.458cm" svg:x="17.466cm" svg:y="3.457cm" svg:viewBox="0 0 39 459" draw:points="17,0 39,21 39,459 17,438 0,420 0,21">
          <text:p/>
        </draw:polygon>
        <draw:polygon draw:style-name="gr9" draw:text-style-name="P10" draw:layer="layout" svg:width="0.038cm" svg:height="0.458cm" svg:x="17.466cm" svg:y="3.877cm" svg:viewBox="0 0 39 459" draw:points="17,18 39,0 39,442 17,459 0,442 0,39">
          <text:p/>
        </draw:polygon>
        <draw:polygon draw:style-name="gr9" draw:text-style-name="P10" draw:layer="layout" svg:width="0.038cm" svg:height="0.438cm" svg:x="17.466cm" svg:y="4.335cm" svg:viewBox="0 0 39 439" draw:points="17,0 39,21 39,421 17,439 0,421 0,21">
          <text:p/>
        </draw:polygon>
        <draw:polygon draw:style-name="gr9" draw:text-style-name="P10" draw:layer="layout" svg:width="0.038cm" svg:height="0.441cm" svg:x="17.466cm" svg:y="4.773cm" svg:viewBox="0 0 39 442" draw:points="17,0 39,21 39,424 17,442 0,424 0,21">
          <text:p/>
        </draw:polygon>
        <draw:polygon draw:style-name="gr9" draw:text-style-name="P10" draw:layer="layout" svg:width="0.038cm" svg:height="0.437cm" svg:x="17.466cm" svg:y="5.214cm" svg:viewBox="0 0 39 438" draw:points="17,0 39,21 39,420 17,438 0,420 0,21">
          <text:p/>
        </draw:polygon>
        <draw:polygon draw:style-name="gr9" draw:text-style-name="P10" draw:layer="layout" svg:width="0.038cm" svg:height="0.441cm" svg:x="17.466cm" svg:y="5.651cm" svg:viewBox="0 0 39 442" draw:points="17,0 39,21 39,424 17,442 0,424 0,21">
          <text:p/>
        </draw:polygon>
        <draw:polygon draw:style-name="gr9" draw:text-style-name="P10" draw:layer="layout" svg:width="0.038cm" svg:height="0.843cm" svg:x="17.466cm" svg:y="6.092cm" svg:viewBox="0 0 39 844" draw:points="17,0 39,21 39,826 17,844 0,826 0,21">
          <text:p/>
        </draw:polygon>
        <draw:polygon draw:style-name="gr9" draw:text-style-name="P10" draw:layer="layout" svg:width="0.038cm" svg:height="0.438cm" svg:x="17.466cm" svg:y="6.935cm" svg:viewBox="0 0 39 439" draw:points="17,0 39,21 39,421 17,439 0,421 0,21">
          <text:p/>
        </draw:polygon>
        <draw:polygon draw:style-name="gr9" draw:text-style-name="P10" draw:layer="layout" svg:width="0.038cm" svg:height="0.441cm" svg:x="17.466cm" svg:y="7.373cm" svg:viewBox="0 0 39 442" draw:points="17,0 39,21 39,424 17,442 0,424 0,21">
          <text:p/>
        </draw:polygon>
        <draw:polygon draw:style-name="gr9" draw:text-style-name="P10" draw:layer="layout" svg:width="0.039cm" svg:height="0.48cm" svg:x="18.986cm" svg:y="2.998cm" svg:viewBox="0 0 40 481" draw:points="18,18 40,0 40,481 18,460 0,442 0,39">
          <text:p/>
        </draw:polygon>
        <draw:polygon draw:style-name="gr9" draw:text-style-name="P10" draw:layer="layout" svg:width="0.039cm" svg:height="0.917cm" svg:x="18.986cm" svg:y="3.439cm" svg:viewBox="0 0 40 918" draw:points="18,18 40,0 40,918 18,897 0,880 0,39">
          <text:p/>
        </draw:polygon>
        <draw:polygon draw:style-name="gr9" draw:text-style-name="P10" draw:layer="layout" svg:width="0.039cm" svg:height="0.476cm" svg:x="18.986cm" svg:y="4.318cm" svg:viewBox="0 0 40 477" draw:points="18,17 40,0 40,477 18,456 0,438 0,38">
          <text:p/>
        </draw:polygon>
        <draw:polygon draw:style-name="gr9" draw:text-style-name="P10" draw:layer="layout" svg:width="0.039cm" svg:height="0.48cm" svg:x="18.986cm" svg:y="4.755cm" svg:viewBox="0 0 40 481" draw:points="18,18 40,0 40,481 18,460 0,442 0,39">
          <text:p/>
        </draw:polygon>
        <draw:polygon draw:style-name="gr9" draw:text-style-name="P10" draw:layer="layout" svg:width="0.039cm" svg:height="0.476cm" svg:x="18.986cm" svg:y="5.196cm" svg:viewBox="0 0 40 477" draw:points="18,18 40,0 40,477 18,456 0,438 0,39">
          <text:p/>
        </draw:polygon>
        <draw:polygon draw:style-name="gr9" draw:text-style-name="P10" draw:layer="layout" svg:width="0.039cm" svg:height="0.48cm" svg:x="18.986cm" svg:y="5.633cm" svg:viewBox="0 0 40 481" draw:points="18,18 40,0 40,481 18,460 0,442 0,39">
          <text:p/>
        </draw:polygon>
        <draw:polygon draw:style-name="gr9" draw:text-style-name="P10" draw:layer="layout" svg:width="0.039cm" svg:height="0.882cm" svg:x="18.986cm" svg:y="6.074cm" svg:viewBox="0 0 40 883" draw:points="18,18 40,0 40,883 18,862 0,844 0,39">
          <text:p/>
        </draw:polygon>
        <draw:polygon draw:style-name="gr9" draw:text-style-name="P10" draw:layer="layout" svg:width="0.039cm" svg:height="0.477cm" svg:x="18.986cm" svg:y="6.917cm" svg:viewBox="0 0 40 478" draw:points="18,18 40,0 40,478 18,456 0,438 0,39">
          <text:p/>
        </draw:polygon>
        <draw:polygon draw:style-name="gr9" draw:text-style-name="P10" draw:layer="layout" svg:width="0.039cm" svg:height="0.48cm" svg:x="18.986cm" svg:y="7.355cm" svg:viewBox="0 0 40 481" draw:points="18,18 40,0 40,481 18,460 0,442 0,39">
          <text:p/>
        </draw:polygon>
        <draw:polygon draw:style-name="gr9" draw:text-style-name="P10" draw:layer="layout" svg:width="0.039cm" svg:height="0.476cm" svg:x="18.986cm" svg:y="7.796cm" svg:viewBox="0 0 40 477" draw:points="18,18 40,0 40,477 18,456 0,438 0,39">
          <text:p/>
        </draw:polygon>
        <draw:frame draw:style-name="gr10" draw:text-style-name="P11" draw:layer="layout" svg:width="2.169cm" svg:height="0.48cm" svg:x="9.85cm" svg:y="2.985cm">
          <draw:text-box>
            <text:p text:style-name="P1"><text:span text:style-name="T5">4º SEMESTRE</text:span></text:p>
          </draw:text-box>
        </draw:frame>
        <draw:frame draw:style-name="gr10" draw:text-style-name="P11" draw:layer="layout" svg:width="1.708cm" svg:height="0.48cm" svg:x="5.708cm" svg:y="3.645cm">
          <draw:text-box>
            <text:p text:style-name="P1"><text:span text:style-name="T5">Disciplina</text:span></text:p>
          </draw:text-box>
        </draw:frame>
        <draw:frame draw:style-name="gr10" draw:text-style-name="P11" draw:layer="layout" svg:width="0.768cm" svg:height="0.48cm" svg:x="10.202cm" svg:y="3.645cm">
          <draw:text-box>
            <text:p text:style-name="P1"><text:span text:style-name="T5">Cod.</text:span></text:p>
          </draw:text-box>
        </draw:frame>
        <draw:frame draw:style-name="gr10" draw:text-style-name="P11" draw:layer="layout" svg:width="2.457cm" svg:height="0.48cm" svg:x="11.472cm" svg:y="3.645cm">
          <draw:text-box>
            <text:p text:style-name="P1"><text:span text:style-name="T5">Pré-requisitos</text:span></text:p>
          </draw:text-box>
        </draw:frame>
        <draw:frame draw:style-name="gr10" draw:text-style-name="P11" draw:layer="layout" svg:width="2.462cm" svg:height="0.48cm" svg:x="14.556cm" svg:y="3.426cm">
          <draw:text-box>
            <text:p text:style-name="P1"><text:span text:style-name="T5">Carga Horária</text:span></text:p>
          </draw:text-box>
        </draw:frame>
        <draw:frame draw:style-name="gr10" draw:text-style-name="P11" draw:layer="layout" svg:width="0.967cm" svg:height="0.48cm" svg:x="17.815cm" svg:y="3.443cm">
          <draw:text-box>
            <text:p text:style-name="P1"><text:span text:style-name="T5">Aulas</text:span></text:p>
          </draw:text-box>
        </draw:frame>
        <draw:frame draw:style-name="gr10" draw:text-style-name="P11" draw:layer="layout" svg:width="1.687cm" svg:height="0.48cm" svg:x="17.533cm" svg:y="3.846cm">
          <draw:text-box>
            <text:p text:style-name="P1"><text:span text:style-name="T5">Semanais</text:span></text:p>
          </draw:text-box>
        </draw:frame>
        <draw:frame draw:style-name="gr10" draw:text-style-name="P11" draw:layer="layout" svg:width="1.81cm" svg:height="0.48cm" svg:x="13.956cm" svg:y="3.863cm">
          <draw:text-box>
            <text:p text:style-name="P1"><text:span text:style-name="T5">Presencial</text:span></text:p>
          </draw:text-box>
        </draw:frame>
        <draw:frame draw:style-name="gr10" draw:text-style-name="P11" draw:layer="layout" svg:width="1.971cm" svg:height="0.48cm" svg:x="15.66cm" svg:y="3.863cm">
          <draw:text-box>
            <text:p text:style-name="P1"><text:span text:style-name="T5">A Distância</text:span></text:p>
          </draw:text-box>
        </draw:frame>
        <draw:frame draw:style-name="gr10" draw:text-style-name="P11" draw:layer="layout" svg:width="4.121cm" svg:height="0.39cm" svg:x="3.313cm" svg:y="4.367cm">
          <draw:text-box>
            <text:p text:style-name="P1"><text:span text:style-name="T6">Sistemas Distribuídos e SOA</text:span></text:p>
          </draw:text-box>
        </draw:frame>
        <draw:frame draw:style-name="gr10" draw:text-style-name="P11" draw:layer="layout" svg:width="0.645cm" svg:height="0.39cm" svg:x="10.238cm" svg:y="4.367cm">
          <draw:text-box>
            <text:p text:style-name="P1"><text:span text:style-name="T6">SDS</text:span></text:p>
          </draw:text-box>
        </draw:frame>
        <draw:frame draw:style-name="gr10" draw:text-style-name="P11" draw:layer="layout" svg:width="2.385cm" svg:height="0.39cm" svg:x="11.335cm" svg:y="4.367cm">
          <draw:text-box>
            <text:p text:style-name="P1"><text:span text:style-name="T6">FPB, POO, PW1</text:span></text:p>
          </draw:text-box>
        </draw:frame>
        <draw:frame draw:style-name="gr10" draw:text-style-name="P11" draw:layer="layout" svg:width="0.358cm" svg:height="0.39cm" svg:x="14.556cm" svg:y="4.367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362cm" svg:y="4.367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69cm" svg:y="4.367cm">
          <draw:text-box>
            <text:p text:style-name="P1"><text:span text:style-name="T6">04</text:span></text:p>
          </draw:text-box>
        </draw:frame>
        <draw:frame draw:style-name="gr10" draw:text-style-name="P11" draw:layer="layout" svg:width="2.783cm" svg:height="0.39cm" svg:x="3.313cm" svg:y="4.804cm">
          <draw:text-box>
            <text:p text:style-name="P1"><text:span text:style-name="T6">Projeto de Sistemas</text:span></text:p>
          </draw:text-box>
        </draw:frame>
        <draw:frame draw:style-name="gr10" draw:text-style-name="P11" draw:layer="layout" svg:width="0.51cm" svg:height="0.39cm" svg:x="10.305cm" svg:y="4.804cm">
          <draw:text-box>
            <text:p text:style-name="P1"><text:span text:style-name="T6">PSI</text:span></text:p>
          </draw:text-box>
        </draw:frame>
        <draw:frame draw:style-name="gr10" draw:text-style-name="P11" draw:layer="layout" svg:width="0.569cm" svg:height="0.39cm" svg:x="12.245cm" svg:y="4.804cm">
          <draw:text-box>
            <text:p text:style-name="P1"><text:span text:style-name="T6">ASI</text:span></text:p>
          </draw:text-box>
        </draw:frame>
        <draw:frame draw:style-name="gr10" draw:text-style-name="P11" draw:layer="layout" svg:width="0.358cm" svg:height="0.39cm" svg:x="14.556cm" svg:y="4.804cm">
          <draw:text-box>
            <text:p text:style-name="P1"><text:span text:style-name="T6">30</text:span></text:p>
          </draw:text-box>
        </draw:frame>
        <draw:frame draw:style-name="gr10" draw:text-style-name="P11" draw:layer="layout" svg:width="0.358cm" svg:height="0.39cm" svg:x="16.362cm" svg:y="4.804cm">
          <draw:text-box>
            <text:p text:style-name="P1"><text:span text:style-name="T6">06</text:span></text:p>
          </draw:text-box>
        </draw:frame>
        <draw:frame draw:style-name="gr10" draw:text-style-name="P11" draw:layer="layout" svg:width="0.358cm" svg:height="0.39cm" svg:x="18.069cm" svg:y="4.804cm">
          <draw:text-box>
            <text:p text:style-name="P1"><text:span text:style-name="T6">02</text:span></text:p>
          </draw:text-box>
        </draw:frame>
        <draw:frame draw:style-name="gr10" draw:text-style-name="P11" draw:layer="layout" svg:width="2.686cm" svg:height="0.39cm" svg:x="3.313cm" svg:y="5.245cm">
          <draw:text-box>
            <text:p text:style-name="P1"><text:span text:style-name="T6">Testes de Software</text:span></text:p>
          </draw:text-box>
        </draw:frame>
        <draw:frame draw:style-name="gr10" draw:text-style-name="P11" draw:layer="layout" svg:width="0.667cm" svg:height="0.39cm" svg:x="10.227cm" svg:y="5.245cm">
          <draw:text-box>
            <text:p text:style-name="P1"><text:span text:style-name="T6">TSO</text:span></text:p>
          </draw:text-box>
        </draw:frame>
        <draw:frame draw:style-name="gr10" draw:text-style-name="P11" draw:layer="layout" svg:width="0.569cm" svg:height="0.39cm" svg:x="12.245cm" svg:y="5.245cm">
          <draw:text-box>
            <text:p text:style-name="P1"><text:span text:style-name="T6">ASI</text:span></text:p>
          </draw:text-box>
        </draw:frame>
        <draw:frame draw:style-name="gr10" draw:text-style-name="P11" draw:layer="layout" svg:width="0.358cm" svg:height="0.39cm" svg:x="14.556cm" svg:y="5.245cm">
          <draw:text-box>
            <text:p text:style-name="P1"><text:span text:style-name="T6">30</text:span></text:p>
          </draw:text-box>
        </draw:frame>
        <draw:frame draw:style-name="gr10" draw:text-style-name="P11" draw:layer="layout" svg:width="0.358cm" svg:height="0.39cm" svg:x="16.362cm" svg:y="5.245cm">
          <draw:text-box>
            <text:p text:style-name="P1"><text:span text:style-name="T6">06</text:span></text:p>
          </draw:text-box>
        </draw:frame>
        <draw:frame draw:style-name="gr10" draw:text-style-name="P11" draw:layer="layout" svg:width="0.358cm" svg:height="0.39cm" svg:x="18.069cm" svg:y="5.245cm">
          <draw:text-box>
            <text:p text:style-name="P1"><text:span text:style-name="T6">02</text:span></text:p>
          </draw:text-box>
        </draw:frame>
        <draw:frame draw:style-name="gr10" draw:text-style-name="P11" draw:layer="layout" svg:width="3.545cm" svg:height="0.39cm" svg:x="3.313cm" svg:y="5.683cm">
          <draw:text-box>
            <text:p text:style-name="P1"><text:span text:style-name="T6">Projeto de Interface Web</text:span></text:p>
          </draw:text-box>
        </draw:frame>
        <draw:frame draw:style-name="gr10" draw:text-style-name="P11" draw:layer="layout" svg:width="0.645cm" svg:height="0.39cm" svg:x="10.238cm" svg:y="5.683cm">
          <draw:text-box>
            <text:p text:style-name="P1"><text:span text:style-name="T6">PIW</text:span></text:p>
          </draw:text-box>
        </draw:frame>
        <draw:frame draw:style-name="gr10" draw:text-style-name="P11" draw:layer="layout" svg:width="1.903cm" svg:height="0.39cm" svg:x="11.578cm" svg:y="5.683cm">
          <draw:text-box>
            <text:p text:style-name="P1"><text:span text:style-name="T6">Não se aplica</text:span></text:p>
          </draw:text-box>
        </draw:frame>
        <draw:frame draw:style-name="gr10" draw:text-style-name="P11" draw:layer="layout" svg:width="0.358cm" svg:height="0.39cm" svg:x="14.556cm" svg:y="5.683cm">
          <draw:text-box>
            <text:p text:style-name="P1"><text:span text:style-name="T6">30</text:span></text:p>
          </draw:text-box>
        </draw:frame>
        <draw:frame draw:style-name="gr10" draw:text-style-name="P11" draw:layer="layout" svg:width="0.358cm" svg:height="0.39cm" svg:x="16.362cm" svg:y="5.683cm">
          <draw:text-box>
            <text:p text:style-name="P1"><text:span text:style-name="T6">06</text:span></text:p>
          </draw:text-box>
        </draw:frame>
        <draw:frame draw:style-name="gr10" draw:text-style-name="P11" draw:layer="layout" svg:width="0.358cm" svg:height="0.39cm" svg:x="18.069cm" svg:y="5.683cm">
          <draw:text-box>
            <text:p text:style-name="P1"><text:span text:style-name="T6">02</text:span></text:p>
          </draw:text-box>
        </draw:frame>
        <draw:frame draw:style-name="gr10" draw:text-style-name="P11" draw:layer="layout" svg:width="3.647cm" svg:height="0.39cm" svg:x="3.313cm" svg:y="6.124cm">
          <draw:text-box>
            <text:p text:style-name="P1"><text:span text:style-name="T6">Programação para Web II</text:span></text:p>
          </draw:text-box>
        </draw:frame>
        <draw:frame draw:style-name="gr10" draw:text-style-name="P11" draw:layer="layout" svg:width="0.705cm" svg:height="0.39cm" svg:x="10.209cm" svg:y="6.124cm">
          <draw:text-box>
            <text:p text:style-name="P1"><text:span text:style-name="T6">PW2</text:span></text:p>
          </draw:text-box>
        </draw:frame>
        <draw:frame draw:style-name="gr10" draw:text-style-name="P11" draw:layer="layout" svg:width="2.55cm" svg:height="0.39cm" svg:x="11.25cm" svg:y="6.124cm">
          <draw:text-box>
            <text:p text:style-name="P1"><text:span text:style-name="T6">FPB, ASP, GDW,</text:span></text:p>
          </draw:text-box>
        </draw:frame>
        <draw:frame draw:style-name="gr10" draw:text-style-name="P11" draw:layer="layout" svg:width="1.564cm" svg:height="0.39cm" svg:x="11.744cm" svg:y="6.526cm">
          <draw:text-box>
            <text:p text:style-name="P1"><text:span text:style-name="T6">PBD, PW1</text:span></text:p>
          </draw:text-box>
        </draw:frame>
        <draw:frame draw:style-name="gr10" draw:text-style-name="P11" draw:layer="layout" svg:width="0.358cm" svg:height="0.39cm" svg:x="14.556cm" svg:y="6.124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362cm" svg:y="6.124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69cm" svg:y="6.124cm">
          <draw:text-box>
            <text:p text:style-name="P1"><text:span text:style-name="T6">04</text:span></text:p>
          </draw:text-box>
        </draw:frame>
        <draw:frame draw:style-name="gr10" draw:text-style-name="P11" draw:layer="layout" svg:width="1.001cm" svg:height="0.39cm" svg:x="3.313cm" svg:y="6.967cm">
          <draw:text-box>
            <text:p text:style-name="P1"><text:span text:style-name="T6">Eletiva</text:span></text:p>
          </draw:text-box>
        </draw:frame>
        <draw:frame draw:style-name="gr10" draw:text-style-name="P11" draw:layer="layout" svg:width="0.65cm" svg:height="0.39cm" svg:x="10.238cm" svg:y="6.967cm">
          <draw:text-box>
            <text:p text:style-name="P1"><text:span text:style-name="T6">ELT</text:span></text:p>
          </draw:text-box>
        </draw:frame>
        <draw:frame draw:style-name="gr10" draw:text-style-name="P11" draw:layer="layout" svg:width="1.903cm" svg:height="0.39cm" svg:x="11.578cm" svg:y="6.967cm">
          <draw:text-box>
            <text:p text:style-name="P1"><text:span text:style-name="T6">Não se aplica</text:span></text:p>
          </draw:text-box>
        </draw:frame>
        <draw:frame draw:style-name="gr10" draw:text-style-name="P11" draw:layer="layout" svg:width="0.358cm" svg:height="0.39cm" svg:x="14.556cm" svg:y="6.967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2cm" svg:height="0.39cm" svg:x="16.45cm" svg:y="6.967cm">
          <draw:text-box>
            <text:p text:style-name="P1"><text:span text:style-name="T6">0</text:span></text:p>
          </draw:text-box>
        </draw:frame>
        <draw:frame draw:style-name="gr10" draw:text-style-name="P11" draw:layer="layout" svg:width="0.358cm" svg:height="0.39cm" svg:x="18.069cm" svg:y="6.967cm">
          <draw:text-box>
            <text:p text:style-name="P1"><text:span text:style-name="T6">04</text:span></text:p>
          </draw:text-box>
        </draw:frame>
        <draw:frame draw:style-name="gr10" draw:text-style-name="P11" draw:layer="layout" svg:width="1.492cm" svg:height="0.48cm" svg:x="3.313cm" svg:y="7.342cm">
          <draw:text-box>
            <text:p text:style-name="P1"><text:span text:style-name="T5">Subtotal</text:span></text:p>
          </draw:text-box>
        </draw:frame>
        <draw:frame draw:style-name="gr10" draw:text-style-name="P11" draw:layer="layout" svg:width="0.599cm" svg:height="0.48cm" svg:x="14.467cm" svg:y="7.342cm">
          <draw:text-box>
            <text:p text:style-name="P1"><text:span text:style-name="T5">270</text:span></text:p>
          </draw:text-box>
        </draw:frame>
        <draw:frame draw:style-name="gr10" draw:text-style-name="P11" draw:layer="layout" svg:width="0.4cm" svg:height="0.48cm" svg:x="16.362cm" svg:y="7.342cm">
          <draw:text-box>
            <text:p text:style-name="P1"><text:span text:style-name="T5">42</text:span></text:p>
          </draw:text-box>
        </draw:frame>
        <draw:frame draw:style-name="gr10" draw:text-style-name="P11" draw:layer="layout" svg:width="0.4cm" svg:height="0.48cm" svg:x="18.069cm" svg:y="7.342cm">
          <draw:text-box>
            <text:p text:style-name="P1"><text:span text:style-name="T5">18</text:span></text:p>
          </draw:text-box>
        </draw:frame>
        <draw:polygon draw:style-name="gr9" draw:text-style-name="P10" draw:layer="layout" svg:width="16.052cm" svg:height="0.039cm" svg:x="2.973cm" svg:y="8.674cm" svg:viewBox="0 0 16053 40" draw:points="16032,19 16014,40 39,40 18,19 0,0 16053,0">
          <text:p/>
        </draw:polygon>
        <draw:polygon draw:style-name="gr9" draw:text-style-name="P10" draw:layer="layout" svg:width="6.96cm" svg:height="0.039cm" svg:x="2.991cm" svg:y="9.112cm" svg:viewBox="0 0 6961 40" draw:points="6940,17 6923,40 21,40 0,17 21,0 6961,0">
          <text:p/>
        </draw:polygon>
        <draw:polygon draw:style-name="gr9" draw:text-style-name="P10" draw:layer="layout" svg:width="1.291cm" svg:height="0.039cm" svg:x="9.913cm" svg:y="9.112cm" svg:viewBox="0 0 1292 40" draw:points="1271,17 1253,40 38,40 17,17 0,0 1292,0">
          <text:p/>
        </draw:polygon>
        <draw:polygon draw:style-name="gr9" draw:text-style-name="P10" draw:layer="layout" svg:width="2.558cm" svg:height="0.039cm" svg:x="11.165cm" svg:y="9.112cm" svg:viewBox="0 0 2559 40" draw:points="2537,17 2520,40 39,40 18,17 0,0 2559,0">
          <text:p/>
        </draw:polygon>
        <draw:polygon draw:style-name="gr9" draw:text-style-name="P10" draw:layer="layout" svg:width="3.82cm" svg:height="0.039cm" svg:x="13.684cm" svg:y="9.112cm" svg:viewBox="0 0 3821 40" draw:points="3800,17 3783,40 39,40 17,17 0,0 3821,0">
          <text:p/>
        </draw:polygon>
        <draw:polygon draw:style-name="gr9" draw:text-style-name="P10" draw:layer="layout" svg:width="1.538cm" svg:height="0.039cm" svg:x="17.466cm" svg:y="9.112cm" svg:viewBox="0 0 1539 40" draw:points="1539,17 1521,40 38,40 17,17 0,0 1521,0">
          <text:p/>
        </draw:polygon>
        <draw:polygon draw:style-name="gr9" draw:text-style-name="P10" draw:layer="layout" svg:width="1.722cm" svg:height="0.039cm" svg:x="13.701cm" svg:y="9.553cm" svg:viewBox="0 0 1723 40" draw:points="1702,18 1684,40 22,40 0,18 22,0 1723,0">
          <text:p/>
        </draw:polygon>
        <draw:polygon draw:style-name="gr9" draw:text-style-name="P10" draw:layer="layout" svg:width="2.099cm" svg:height="0.039cm" svg:x="15.384cm" svg:y="9.553cm" svg:viewBox="0 0 2100 40" draw:points="2100,18 2083,40 39,40 18,18 0,0 2083,0">
          <text:p/>
        </draw:polygon>
        <draw:polygon draw:style-name="gr9" draw:text-style-name="P10" draw:layer="layout" svg:width="6.939cm" svg:height="0.039cm" svg:x="2.991cm" svg:y="9.99cm" svg:viewBox="0 0 6940 40" draw:points="6940,18 6923,40 21,40 0,18 21,0 6923,0">
          <text:p/>
        </draw:polygon>
        <draw:polygon draw:style-name="gr9" draw:text-style-name="P10" draw:layer="layout" svg:width="1.253cm" svg:height="0.039cm" svg:x="9.93cm" svg:y="9.99cm" svg:viewBox="0 0 1254 40" draw:points="1254,18 1236,40 21,40 0,18 21,0 1236,0">
          <text:p/>
        </draw:polygon>
        <draw:polygon draw:style-name="gr9" draw:text-style-name="P10" draw:layer="layout" svg:width="2.518cm" svg:height="0.039cm" svg:x="11.183cm" svg:y="9.99cm" svg:viewBox="0 0 2519 40" draw:points="2519,18 2502,40 21,40 0,18 21,0 2502,0">
          <text:p/>
        </draw:polygon>
        <draw:polygon draw:style-name="gr9" draw:text-style-name="P10" draw:layer="layout" svg:width="1.701cm" svg:height="0.039cm" svg:x="13.701cm" svg:y="9.99cm" svg:viewBox="0 0 1702 40" draw:points="1702,18 1684,40 22,40 0,18 22,0 1684,0">
          <text:p/>
        </draw:polygon>
        <draw:polygon draw:style-name="gr9" draw:text-style-name="P10" draw:layer="layout" svg:width="2.081cm" svg:height="0.039cm" svg:x="15.402cm" svg:y="9.99cm" svg:viewBox="0 0 2082 40" draw:points="2082,18 2065,40 21,40 0,18 21,0 2065,0">
          <text:p/>
        </draw:polygon>
        <draw:polygon draw:style-name="gr9" draw:text-style-name="P10" draw:layer="layout" svg:width="1.521cm" svg:height="0.039cm" svg:x="17.483cm" svg:y="9.99cm" svg:viewBox="0 0 1522 40" draw:points="1522,18 1503,40 21,40 0,18 21,0 1503,0">
          <text:p/>
        </draw:polygon>
        <draw:polygon draw:style-name="gr9" draw:text-style-name="P10" draw:layer="layout" svg:width="6.939cm" svg:height="0.039cm" svg:x="2.991cm" svg:y="10.431cm" svg:viewBox="0 0 6940 40" draw:points="6940,18 6923,40 21,40 0,18 21,0 6923,0">
          <text:p/>
        </draw:polygon>
        <draw:polygon draw:style-name="gr9" draw:text-style-name="P10" draw:layer="layout" svg:width="1.253cm" svg:height="0.039cm" svg:x="9.93cm" svg:y="10.431cm" svg:viewBox="0 0 1254 40" draw:points="1254,18 1236,40 21,40 0,18 21,0 1236,0">
          <text:p/>
        </draw:polygon>
        <draw:polygon draw:style-name="gr9" draw:text-style-name="P10" draw:layer="layout" svg:width="2.518cm" svg:height="0.039cm" svg:x="11.183cm" svg:y="10.431cm" svg:viewBox="0 0 2519 40" draw:points="2519,18 2502,40 21,40 0,18 21,0 2502,0">
          <text:p/>
        </draw:polygon>
        <draw:polygon draw:style-name="gr9" draw:text-style-name="P10" draw:layer="layout" svg:width="1.701cm" svg:height="0.039cm" svg:x="13.701cm" svg:y="10.431cm" svg:viewBox="0 0 1702 40" draw:points="1702,18 1684,40 22,40 0,18 22,0 1684,0">
          <text:p/>
        </draw:polygon>
        <draw:polygon draw:style-name="gr9" draw:text-style-name="P10" draw:layer="layout" svg:width="2.081cm" svg:height="0.039cm" svg:x="15.402cm" svg:y="10.431cm" svg:viewBox="0 0 2082 40" draw:points="2082,18 2065,40 21,40 0,18 21,0 2065,0">
          <text:p/>
        </draw:polygon>
        <draw:polygon draw:style-name="gr9" draw:text-style-name="P10" draw:layer="layout" svg:width="1.521cm" svg:height="0.039cm" svg:x="17.483cm" svg:y="10.431cm" svg:viewBox="0 0 1522 40" draw:points="1522,18 1503,40 21,40 0,18 21,0 1503,0">
          <text:p/>
        </draw:polygon>
        <draw:polygon draw:style-name="gr9" draw:text-style-name="P10" draw:layer="layout" svg:width="6.939cm" svg:height="0.038cm" svg:x="2.991cm" svg:y="10.869cm" svg:viewBox="0 0 6940 39" draw:points="6940,17 6923,39 21,39 0,17 21,0 6923,0">
          <text:p/>
        </draw:polygon>
        <draw:polygon draw:style-name="gr9" draw:text-style-name="P10" draw:layer="layout" svg:width="1.253cm" svg:height="0.038cm" svg:x="9.93cm" svg:y="10.869cm" svg:viewBox="0 0 1254 39" draw:points="1254,17 1236,39 21,39 0,17 21,0 1236,0">
          <text:p/>
        </draw:polygon>
        <draw:polygon draw:style-name="gr9" draw:text-style-name="P10" draw:layer="layout" svg:width="2.518cm" svg:height="0.038cm" svg:x="11.183cm" svg:y="10.869cm" svg:viewBox="0 0 2519 39" draw:points="2519,17 2502,39 21,39 0,17 21,0 2502,0">
          <text:p/>
        </draw:polygon>
        <draw:polygon draw:style-name="gr9" draw:text-style-name="P10" draw:layer="layout" svg:width="1.701cm" svg:height="0.038cm" svg:x="13.701cm" svg:y="10.869cm" svg:viewBox="0 0 1702 39" draw:points="1702,17 1684,39 22,39 0,17 22,0 1684,0">
          <text:p/>
        </draw:polygon>
        <draw:polygon draw:style-name="gr9" draw:text-style-name="P10" draw:layer="layout" svg:width="2.081cm" svg:height="0.038cm" svg:x="15.402cm" svg:y="10.869cm" svg:viewBox="0 0 2082 39" draw:points="2082,17 2065,39 21,39 0,17 21,0 2065,0">
          <text:p/>
        </draw:polygon>
        <draw:polygon draw:style-name="gr9" draw:text-style-name="P10" draw:layer="layout" svg:width="1.521cm" svg:height="0.038cm" svg:x="17.483cm" svg:y="10.869cm" svg:viewBox="0 0 1522 39" draw:points="1522,17 1503,39 21,39 0,17 21,0 1503,0">
          <text:p/>
        </draw:polygon>
        <draw:polygon draw:style-name="gr9" draw:text-style-name="P10" draw:layer="layout" svg:width="6.939cm" svg:height="0.038cm" svg:x="2.991cm" svg:y="11.31cm" svg:viewBox="0 0 6940 39" draw:points="6940,17 6923,39 21,39 0,17 21,0 6923,0">
          <text:p/>
        </draw:polygon>
        <draw:polygon draw:style-name="gr9" draw:text-style-name="P10" draw:layer="layout" svg:width="1.253cm" svg:height="0.038cm" svg:x="9.93cm" svg:y="11.31cm" svg:viewBox="0 0 1254 39" draw:points="1254,17 1236,39 21,39 0,17 21,0 1236,0">
          <text:p/>
        </draw:polygon>
        <draw:polygon draw:style-name="gr9" draw:text-style-name="P10" draw:layer="layout" svg:width="2.518cm" svg:height="0.038cm" svg:x="11.183cm" svg:y="11.31cm" svg:viewBox="0 0 2519 39" draw:points="2519,17 2502,39 21,39 0,17 21,0 2502,0">
          <text:p/>
        </draw:polygon>
        <draw:polygon draw:style-name="gr9" draw:text-style-name="P10" draw:layer="layout" svg:width="1.701cm" svg:height="0.038cm" svg:x="13.701cm" svg:y="11.31cm" svg:viewBox="0 0 1702 39" draw:points="1702,17 1684,39 22,39 0,17 22,0 1684,0">
          <text:p/>
        </draw:polygon>
        <draw:polygon draw:style-name="gr9" draw:text-style-name="P10" draw:layer="layout" svg:width="2.081cm" svg:height="0.038cm" svg:x="15.402cm" svg:y="11.31cm" svg:viewBox="0 0 2082 39" draw:points="2082,17 2065,39 21,39 0,17 21,0 2065,0">
          <text:p/>
        </draw:polygon>
        <draw:polygon draw:style-name="gr9" draw:text-style-name="P10" draw:layer="layout" svg:width="1.521cm" svg:height="0.038cm" svg:x="17.483cm" svg:y="11.31cm" svg:viewBox="0 0 1522 39" draw:points="1522,17 1503,39 21,39 0,17 21,0 1503,0">
          <text:p/>
        </draw:polygon>
        <draw:polygon draw:style-name="gr9" draw:text-style-name="P10" draw:layer="layout" svg:width="6.939cm" svg:height="0.039cm" svg:x="2.991cm" svg:y="11.747cm" svg:viewBox="0 0 6940 40" draw:points="6940,19 6923,40 21,40 0,19 21,0 6923,0">
          <text:p/>
        </draw:polygon>
        <draw:polygon draw:style-name="gr9" draw:text-style-name="P10" draw:layer="layout" svg:width="1.253cm" svg:height="0.039cm" svg:x="9.93cm" svg:y="11.747cm" svg:viewBox="0 0 1254 40" draw:points="1254,19 1236,40 21,40 0,19 21,0 1236,0">
          <text:p/>
        </draw:polygon>
        <draw:polygon draw:style-name="gr9" draw:text-style-name="P10" draw:layer="layout" svg:width="2.518cm" svg:height="0.039cm" svg:x="11.183cm" svg:y="11.747cm" svg:viewBox="0 0 2519 40" draw:points="2519,19 2502,40 21,40 0,19 21,0 2502,0">
          <text:p/>
        </draw:polygon>
        <draw:polygon draw:style-name="gr9" draw:text-style-name="P10" draw:layer="layout" svg:width="1.701cm" svg:height="0.039cm" svg:x="13.701cm" svg:y="11.747cm" svg:viewBox="0 0 1702 40" draw:points="1702,19 1684,40 22,40 0,19 22,0 1684,0">
          <text:p/>
        </draw:polygon>
        <draw:polygon draw:style-name="gr9" draw:text-style-name="P10" draw:layer="layout" svg:width="2.081cm" svg:height="0.039cm" svg:x="15.402cm" svg:y="11.747cm" svg:viewBox="0 0 2082 40" draw:points="2082,19 2065,40 21,40 0,19 21,0 2065,0">
          <text:p/>
        </draw:polygon>
        <draw:polygon draw:style-name="gr9" draw:text-style-name="P10" draw:layer="layout" svg:width="1.521cm" svg:height="0.039cm" svg:x="17.483cm" svg:y="11.747cm" svg:viewBox="0 0 1522 40" draw:points="1522,19 1503,40 21,40 0,19 21,0 1503,0">
          <text:p/>
        </draw:polygon>
        <draw:polygon draw:style-name="gr9" draw:text-style-name="P10" draw:layer="layout" svg:width="6.939cm" svg:height="0.039cm" svg:x="2.991cm" svg:y="12.188cm" svg:viewBox="0 0 6940 40" draw:points="6940,18 6923,40 21,40 0,18 21,0 6923,0">
          <text:p/>
        </draw:polygon>
        <draw:polygon draw:style-name="gr9" draw:text-style-name="P10" draw:layer="layout" svg:width="1.253cm" svg:height="0.039cm" svg:x="9.93cm" svg:y="12.188cm" svg:viewBox="0 0 1254 40" draw:points="1254,18 1236,40 21,40 0,18 21,0 1236,0">
          <text:p/>
        </draw:polygon>
        <draw:polygon draw:style-name="gr9" draw:text-style-name="P10" draw:layer="layout" svg:width="2.518cm" svg:height="0.039cm" svg:x="11.183cm" svg:y="12.188cm" svg:viewBox="0 0 2519 40" draw:points="2519,18 2502,40 21,40 0,18 21,0 2502,0">
          <text:p/>
        </draw:polygon>
        <draw:polygon draw:style-name="gr9" draw:text-style-name="P10" draw:layer="layout" svg:width="1.701cm" svg:height="0.039cm" svg:x="13.701cm" svg:y="12.188cm" svg:viewBox="0 0 1702 40" draw:points="1702,18 1684,40 22,40 0,18 22,0 1684,0">
          <text:p/>
        </draw:polygon>
        <draw:polygon draw:style-name="gr9" draw:text-style-name="P10" draw:layer="layout" svg:width="2.081cm" svg:height="0.039cm" svg:x="15.402cm" svg:y="12.188cm" svg:viewBox="0 0 2082 40" draw:points="2082,18 2065,40 21,40 0,18 21,0 2065,0">
          <text:p/>
        </draw:polygon>
        <draw:polygon draw:style-name="gr9" draw:text-style-name="P10" draw:layer="layout" svg:width="1.521cm" svg:height="0.039cm" svg:x="17.483cm" svg:y="12.188cm" svg:viewBox="0 0 1522 40" draw:points="1522,18 1503,40 21,40 0,18 21,0 1503,0">
          <text:p/>
        </draw:polygon>
        <draw:polygon draw:style-name="gr9" draw:text-style-name="P10" draw:layer="layout" svg:width="6.96cm" svg:height="0.039cm" svg:x="2.991cm" svg:y="12.625cm" svg:viewBox="0 0 6961 40" draw:points="6940,19 6961,40 21,40 0,19 21,0 6923,0">
          <text:p/>
        </draw:polygon>
        <draw:polygon draw:style-name="gr9" draw:text-style-name="P10" draw:layer="layout" svg:width="1.291cm" svg:height="0.039cm" svg:x="9.913cm" svg:y="12.625cm" svg:viewBox="0 0 1292 40" draw:points="1271,19 1292,40 0,40 17,19 38,0 1253,0">
          <text:p/>
        </draw:polygon>
        <draw:polygon draw:style-name="gr9" draw:text-style-name="P10" draw:layer="layout" svg:width="2.536cm" svg:height="0.039cm" svg:x="11.165cm" svg:y="12.625cm" svg:viewBox="0 0 2537 40" draw:points="2537,19 2520,40 0,40 18,19 39,0 2520,0">
          <text:p/>
        </draw:polygon>
        <draw:polygon draw:style-name="gr9" draw:text-style-name="P10" draw:layer="layout" svg:width="1.701cm" svg:height="0.039cm" svg:x="13.701cm" svg:y="12.625cm" svg:viewBox="0 0 1702 40" draw:points="1702,19 1684,40 22,40 0,19 22,0 1684,0">
          <text:p/>
        </draw:polygon>
        <draw:polygon draw:style-name="gr9" draw:text-style-name="P10" draw:layer="layout" svg:width="2.081cm" svg:height="0.039cm" svg:x="15.402cm" svg:y="12.625cm" svg:viewBox="0 0 2082 40" draw:points="2082,19 2065,40 21,40 0,19 21,0 2065,0">
          <text:p/>
        </draw:polygon>
        <draw:polygon draw:style-name="gr9" draw:text-style-name="P10" draw:layer="layout" svg:width="1.521cm" svg:height="0.039cm" svg:x="17.483cm" svg:y="12.625cm" svg:viewBox="0 0 1522 40" draw:points="1522,19 1503,40 21,40 0,19 21,0 1503,0">
          <text:p/>
        </draw:polygon>
        <draw:polygon draw:style-name="gr9" draw:text-style-name="P10" draw:layer="layout" svg:width="10.732cm" svg:height="0.039cm" svg:x="2.991cm" svg:y="13.066cm" svg:viewBox="0 0 10733 40" draw:points="10711,18 10733,40 21,40 0,18 21,0 10694,0">
          <text:p/>
        </draw:polygon>
        <draw:polygon draw:style-name="gr9" draw:text-style-name="P10" draw:layer="layout" svg:width="1.739cm" svg:height="0.039cm" svg:x="13.684cm" svg:y="13.066cm" svg:viewBox="0 0 1740 40" draw:points="1719,18 1740,40 0,40 17,18 39,0 1701,0">
          <text:p/>
        </draw:polygon>
        <draw:polygon draw:style-name="gr9" draw:text-style-name="P10" draw:layer="layout" svg:width="2.12cm" svg:height="0.039cm" svg:x="15.384cm" svg:y="13.066cm" svg:viewBox="0 0 2121 40" draw:points="2100,18 2121,40 0,40 18,18 39,0 2083,0">
          <text:p/>
        </draw:polygon>
        <draw:polygon draw:style-name="gr9" draw:text-style-name="P10" draw:layer="layout" svg:width="1.538cm" svg:height="0.039cm" svg:x="17.466cm" svg:y="13.066cm" svg:viewBox="0 0 1539 40" draw:points="1539,18 1521,40 0,40 17,18 38,0 1521,0">
          <text:p/>
        </draw:polygon>
        <draw:polygon draw:style-name="gr9" draw:text-style-name="P10" draw:layer="layout" svg:width="16.052cm" svg:height="0.039cm" svg:x="2.973cm" svg:y="13.504cm" svg:viewBox="0 0 16053 40" draw:points="16032,18 16053,40 0,40 18,18 39,0 16014,0">
          <text:p/>
        </draw:polygon>
        <draw:polygon draw:style-name="gr9" draw:text-style-name="P10" draw:layer="layout" svg:width="0.039cm" svg:height="0.477cm" svg:x="2.973cm" svg:y="8.674cm" svg:viewBox="0 0 40 478" draw:points="19,18 40,39 40,439 19,456 0,478 0,0">
          <text:p/>
        </draw:polygon>
        <draw:polygon draw:style-name="gr9" draw:text-style-name="P10" draw:layer="layout" svg:width="0.039cm" svg:height="0.917cm" svg:x="2.973cm" svg:y="9.112cm" svg:viewBox="0 0 40 918" draw:points="19,17 40,39 40,879 19,897 0,918 0,0">
          <text:p/>
        </draw:polygon>
        <draw:polygon draw:style-name="gr9" draw:text-style-name="P10" draw:layer="layout" svg:width="0.039cm" svg:height="0.48cm" svg:x="2.973cm" svg:y="9.99cm" svg:viewBox="0 0 40 481" draw:points="19,18 40,39 40,442 19,460 0,481 0,0">
          <text:p/>
        </draw:polygon>
        <draw:polygon draw:style-name="gr9" draw:text-style-name="P10" draw:layer="layout" svg:width="0.039cm" svg:height="0.476cm" svg:x="2.973cm" svg:y="10.431cm" svg:viewBox="0 0 40 477" draw:points="19,18 40,39 40,439 19,456 0,477 0,0">
          <text:p/>
        </draw:polygon>
        <draw:polygon draw:style-name="gr9" draw:text-style-name="P10" draw:layer="layout" svg:width="0.039cm" svg:height="0.479cm" svg:x="2.973cm" svg:y="10.869cm" svg:viewBox="0 0 40 480" draw:points="19,17 40,38 40,442 19,459 0,480 0,0">
          <text:p/>
        </draw:polygon>
        <draw:polygon draw:style-name="gr9" draw:text-style-name="P10" draw:layer="layout" svg:width="0.039cm" svg:height="0.476cm" svg:x="2.973cm" svg:y="11.31cm" svg:viewBox="0 0 40 477" draw:points="19,17 40,38 40,438 19,456 0,477 0,0">
          <text:p/>
        </draw:polygon>
        <draw:polygon draw:style-name="gr9" draw:text-style-name="P10" draw:layer="layout" svg:width="0.039cm" svg:height="0.48cm" svg:x="2.973cm" svg:y="11.747cm" svg:viewBox="0 0 40 481" draw:points="19,18 40,39 40,441 19,459 0,481 0,0">
          <text:p/>
        </draw:polygon>
        <draw:polygon draw:style-name="gr9" draw:text-style-name="P10" draw:layer="layout" svg:width="0.039cm" svg:height="0.476cm" svg:x="2.973cm" svg:y="12.188cm" svg:viewBox="0 0 40 477" draw:points="19,18 40,39 40,438 19,456 0,477 0,0">
          <text:p/>
        </draw:polygon>
        <draw:polygon draw:style-name="gr9" draw:text-style-name="P10" draw:layer="layout" svg:width="0.039cm" svg:height="0.48cm" svg:x="2.973cm" svg:y="12.625cm" svg:viewBox="0 0 40 481" draw:points="19,18 40,39 40,442 19,460 0,481 0,0">
          <text:p/>
        </draw:polygon>
        <draw:polygon draw:style-name="gr9" draw:text-style-name="P10" draw:layer="layout" svg:width="0.039cm" svg:height="0.477cm" svg:x="2.973cm" svg:y="13.066cm" svg:viewBox="0 0 40 478" draw:points="19,18 40,40 40,439 19,456 0,478 0,0">
          <text:p/>
        </draw:polygon>
        <draw:polygon draw:style-name="gr9" draw:text-style-name="P10" draw:layer="layout" svg:width="0.038cm" svg:height="0.879cm" svg:x="9.913cm" svg:y="9.129cm" svg:viewBox="0 0 39 880" draw:points="17,0 39,22 39,862 17,880 0,862 0,22">
          <text:p/>
        </draw:polygon>
        <draw:polygon draw:style-name="gr9" draw:text-style-name="P10" draw:layer="layout" svg:width="0.038cm" svg:height="0.441cm" svg:x="9.913cm" svg:y="10.008cm" svg:viewBox="0 0 39 442" draw:points="17,0 39,21 39,424 17,442 0,424 0,21">
          <text:p/>
        </draw:polygon>
        <draw:polygon draw:style-name="gr9" draw:text-style-name="P10" draw:layer="layout" svg:width="0.038cm" svg:height="0.437cm" svg:x="9.913cm" svg:y="10.449cm" svg:viewBox="0 0 39 438" draw:points="17,0 39,21 39,421 17,438 0,421 0,21">
          <text:p/>
        </draw:polygon>
        <draw:polygon draw:style-name="gr9" draw:text-style-name="P10" draw:layer="layout" svg:width="0.038cm" svg:height="0.441cm" svg:x="9.913cm" svg:y="10.886cm" svg:viewBox="0 0 39 442" draw:points="17,0 39,21 39,425 17,442 0,425 0,21">
          <text:p/>
        </draw:polygon>
        <draw:polygon draw:style-name="gr9" draw:text-style-name="P10" draw:layer="layout" svg:width="0.038cm" svg:height="0.438cm" svg:x="9.913cm" svg:y="11.327cm" svg:viewBox="0 0 39 439" draw:points="17,0 39,21 39,421 17,439 0,421 0,21">
          <text:p/>
        </draw:polygon>
        <draw:polygon draw:style-name="gr9" draw:text-style-name="P10" draw:layer="layout" svg:width="0.038cm" svg:height="0.441cm" svg:x="9.913cm" svg:y="11.765cm" svg:viewBox="0 0 39 442" draw:points="17,0 39,21 39,424 17,442 0,424 0,21">
          <text:p/>
        </draw:polygon>
        <draw:polygon draw:style-name="gr9" draw:text-style-name="P10" draw:layer="layout" svg:width="0.038cm" svg:height="0.437cm" svg:x="9.913cm" svg:y="12.206cm" svg:viewBox="0 0 39 438" draw:points="17,0 39,21 39,420 17,438 0,420 0,21">
          <text:p/>
        </draw:polygon>
        <draw:polygon draw:style-name="gr9" draw:text-style-name="P10" draw:layer="layout" svg:width="0.039cm" svg:height="0.879cm" svg:x="11.165cm" svg:y="9.129cm" svg:viewBox="0 0 40 880" draw:points="18,0 40,22 40,862 18,880 0,862 0,22">
          <text:p/>
        </draw:polygon>
        <draw:polygon draw:style-name="gr9" draw:text-style-name="P10" draw:layer="layout" svg:width="0.039cm" svg:height="0.441cm" svg:x="11.165cm" svg:y="10.008cm" svg:viewBox="0 0 40 442" draw:points="18,0 40,21 40,424 18,442 0,424 0,21">
          <text:p/>
        </draw:polygon>
        <draw:polygon draw:style-name="gr9" draw:text-style-name="P10" draw:layer="layout" svg:width="0.039cm" svg:height="0.437cm" svg:x="11.165cm" svg:y="10.449cm" svg:viewBox="0 0 40 438" draw:points="18,0 40,21 40,421 18,438 0,421 0,21">
          <text:p/>
        </draw:polygon>
        <draw:polygon draw:style-name="gr9" draw:text-style-name="P10" draw:layer="layout" svg:width="0.039cm" svg:height="0.441cm" svg:x="11.165cm" svg:y="10.886cm" svg:viewBox="0 0 40 442" draw:points="18,0 40,21 40,425 18,442 0,425 0,21">
          <text:p/>
        </draw:polygon>
        <draw:polygon draw:style-name="gr9" draw:text-style-name="P10" draw:layer="layout" svg:width="0.039cm" svg:height="0.438cm" svg:x="11.165cm" svg:y="11.327cm" svg:viewBox="0 0 40 439" draw:points="18,0 40,21 40,421 18,439 0,421 0,21">
          <text:p/>
        </draw:polygon>
        <draw:polygon draw:style-name="gr9" draw:text-style-name="P10" draw:layer="layout" svg:width="0.039cm" svg:height="0.441cm" svg:x="11.165cm" svg:y="11.765cm" svg:viewBox="0 0 40 442" draw:points="18,0 40,21 40,424 18,442 0,424 0,21">
          <text:p/>
        </draw:polygon>
        <draw:polygon draw:style-name="gr9" draw:text-style-name="P10" draw:layer="layout" svg:width="0.039cm" svg:height="0.437cm" svg:x="11.165cm" svg:y="12.206cm" svg:viewBox="0 0 40 438" draw:points="18,0 40,21 40,420 18,438 0,420 0,21">
          <text:p/>
        </draw:polygon>
        <draw:polygon draw:style-name="gr9" draw:text-style-name="P10" draw:layer="layout" svg:width="0.039cm" svg:height="0.463cm" svg:x="13.684cm" svg:y="9.129cm" svg:viewBox="0 0 40 464" draw:points="18,0 40,22 40,425 18,442 0,464 0,22">
          <text:p/>
        </draw:polygon>
        <draw:polygon draw:style-name="gr9" draw:text-style-name="P10" draw:layer="layout" svg:width="0.039cm" svg:height="0.455cm" svg:x="13.684cm" svg:y="9.553cm" svg:viewBox="0 0 40 456" draw:points="18,17 40,39 40,438 18,456 0,438 0,0">
          <text:p/>
        </draw:polygon>
        <draw:polygon draw:style-name="gr9" draw:text-style-name="P10" draw:layer="layout" svg:width="0.039cm" svg:height="0.441cm" svg:x="13.684cm" svg:y="10.008cm" svg:viewBox="0 0 40 442" draw:points="18,0 40,21 40,424 18,442 0,424 0,21">
          <text:p/>
        </draw:polygon>
        <draw:polygon draw:style-name="gr9" draw:text-style-name="P10" draw:layer="layout" svg:width="0.039cm" svg:height="0.437cm" svg:x="13.684cm" svg:y="10.449cm" svg:viewBox="0 0 40 438" draw:points="18,0 40,21 40,421 18,438 0,421 0,21">
          <text:p/>
        </draw:polygon>
        <draw:polygon draw:style-name="gr9" draw:text-style-name="P10" draw:layer="layout" svg:width="0.039cm" svg:height="0.441cm" svg:x="13.684cm" svg:y="10.886cm" svg:viewBox="0 0 40 442" draw:points="18,0 40,21 40,425 18,442 0,425 0,21">
          <text:p/>
        </draw:polygon>
        <draw:polygon draw:style-name="gr9" draw:text-style-name="P10" draw:layer="layout" svg:width="0.039cm" svg:height="0.438cm" svg:x="13.684cm" svg:y="11.327cm" svg:viewBox="0 0 40 439" draw:points="18,0 40,21 40,421 18,439 0,421 0,21">
          <text:p/>
        </draw:polygon>
        <draw:polygon draw:style-name="gr9" draw:text-style-name="P10" draw:layer="layout" svg:width="0.039cm" svg:height="0.441cm" svg:x="13.684cm" svg:y="11.765cm" svg:viewBox="0 0 40 442" draw:points="18,0 40,21 40,424 18,442 0,424 0,21">
          <text:p/>
        </draw:polygon>
        <draw:polygon draw:style-name="gr9" draw:text-style-name="P10" draw:layer="layout" svg:width="0.039cm" svg:height="0.437cm" svg:x="13.684cm" svg:y="12.206cm" svg:viewBox="0 0 40 438" draw:points="18,0 40,21 40,420 18,438 0,420 0,21">
          <text:p/>
        </draw:polygon>
        <draw:polygon draw:style-name="gr9" draw:text-style-name="P10" draw:layer="layout" svg:width="0.039cm" svg:height="0.441cm" svg:x="13.684cm" svg:y="12.643cm" svg:viewBox="0 0 40 442" draw:points="18,0 40,21 40,424 18,442 0,424 0,21">
          <text:p/>
        </draw:polygon>
        <draw:polygon draw:style-name="gr9" draw:text-style-name="P10" draw:layer="layout" svg:width="0.039cm" svg:height="0.438cm" svg:x="15.384cm" svg:y="9.57cm" svg:viewBox="0 0 40 439" draw:points="18,0 40,22 40,421 18,439 0,421 0,22">
          <text:p/>
        </draw:polygon>
        <draw:polygon draw:style-name="gr9" draw:text-style-name="P10" draw:layer="layout" svg:width="0.039cm" svg:height="0.441cm" svg:x="15.384cm" svg:y="10.008cm" svg:viewBox="0 0 40 442" draw:points="18,0 40,21 40,424 18,442 0,424 0,21">
          <text:p/>
        </draw:polygon>
        <draw:polygon draw:style-name="gr9" draw:text-style-name="P10" draw:layer="layout" svg:width="0.039cm" svg:height="0.437cm" svg:x="15.384cm" svg:y="10.449cm" svg:viewBox="0 0 40 438" draw:points="18,0 40,21 40,421 18,438 0,421 0,21">
          <text:p/>
        </draw:polygon>
        <draw:polygon draw:style-name="gr9" draw:text-style-name="P10" draw:layer="layout" svg:width="0.039cm" svg:height="0.441cm" svg:x="15.384cm" svg:y="10.886cm" svg:viewBox="0 0 40 442" draw:points="18,0 40,21 40,425 18,442 0,425 0,21">
          <text:p/>
        </draw:polygon>
        <draw:polygon draw:style-name="gr9" draw:text-style-name="P10" draw:layer="layout" svg:width="0.039cm" svg:height="0.438cm" svg:x="15.384cm" svg:y="11.327cm" svg:viewBox="0 0 40 439" draw:points="18,0 40,21 40,421 18,439 0,421 0,21">
          <text:p/>
        </draw:polygon>
        <draw:polygon draw:style-name="gr9" draw:text-style-name="P10" draw:layer="layout" svg:width="0.039cm" svg:height="0.441cm" svg:x="15.384cm" svg:y="11.765cm" svg:viewBox="0 0 40 442" draw:points="18,0 40,21 40,424 18,442 0,424 0,21">
          <text:p/>
        </draw:polygon>
        <draw:polygon draw:style-name="gr9" draw:text-style-name="P10" draw:layer="layout" svg:width="0.039cm" svg:height="0.437cm" svg:x="15.384cm" svg:y="12.206cm" svg:viewBox="0 0 40 438" draw:points="18,0 40,21 40,420 18,438 0,420 0,21">
          <text:p/>
        </draw:polygon>
        <draw:polygon draw:style-name="gr9" draw:text-style-name="P10" draw:layer="layout" svg:width="0.039cm" svg:height="0.441cm" svg:x="15.384cm" svg:y="12.643cm" svg:viewBox="0 0 40 442" draw:points="18,0 40,21 40,424 18,442 0,424 0,21">
          <text:p/>
        </draw:polygon>
        <draw:polygon draw:style-name="gr9" draw:text-style-name="P10" draw:layer="layout" svg:width="0.038cm" svg:height="0.463cm" svg:x="17.466cm" svg:y="9.129cm" svg:viewBox="0 0 39 464" draw:points="17,0 39,22 39,464 17,442 0,425 0,22">
          <text:p/>
        </draw:polygon>
        <draw:polygon draw:style-name="gr9" draw:text-style-name="P10" draw:layer="layout" svg:width="0.038cm" svg:height="0.455cm" svg:x="17.466cm" svg:y="9.553cm" svg:viewBox="0 0 39 456" draw:points="17,17 39,0 39,438 17,456 0,438 0,39">
          <text:p/>
        </draw:polygon>
        <draw:polygon draw:style-name="gr9" draw:text-style-name="P10" draw:layer="layout" svg:width="0.038cm" svg:height="0.441cm" svg:x="17.466cm" svg:y="10.008cm" svg:viewBox="0 0 39 442" draw:points="17,0 39,21 39,424 17,442 0,424 0,21">
          <text:p/>
        </draw:polygon>
        <draw:polygon draw:style-name="gr9" draw:text-style-name="P10" draw:layer="layout" svg:width="0.038cm" svg:height="0.437cm" svg:x="17.466cm" svg:y="10.449cm" svg:viewBox="0 0 39 438" draw:points="17,0 39,21 39,421 17,438 0,421 0,21">
          <text:p/>
        </draw:polygon>
        <draw:polygon draw:style-name="gr9" draw:text-style-name="P10" draw:layer="layout" svg:width="0.038cm" svg:height="0.441cm" svg:x="17.466cm" svg:y="10.886cm" svg:viewBox="0 0 39 442" draw:points="17,0 39,21 39,425 17,442 0,425 0,21">
          <text:p/>
        </draw:polygon>
        <draw:polygon draw:style-name="gr9" draw:text-style-name="P10" draw:layer="layout" svg:width="0.038cm" svg:height="0.438cm" svg:x="17.466cm" svg:y="11.327cm" svg:viewBox="0 0 39 439" draw:points="17,0 39,21 39,421 17,439 0,421 0,21">
          <text:p/>
        </draw:polygon>
        <draw:polygon draw:style-name="gr9" draw:text-style-name="P10" draw:layer="layout" svg:width="0.038cm" svg:height="0.441cm" svg:x="17.466cm" svg:y="11.765cm" svg:viewBox="0 0 39 442" draw:points="17,0 39,21 39,424 17,442 0,424 0,21">
          <text:p/>
        </draw:polygon>
        <draw:polygon draw:style-name="gr9" draw:text-style-name="P10" draw:layer="layout" svg:width="0.038cm" svg:height="0.437cm" svg:x="17.466cm" svg:y="12.206cm" svg:viewBox="0 0 39 438" draw:points="17,0 39,21 39,420 17,438 0,420 0,21">
          <text:p/>
        </draw:polygon>
        <draw:polygon draw:style-name="gr9" draw:text-style-name="P10" draw:layer="layout" svg:width="0.038cm" svg:height="0.441cm" svg:x="17.466cm" svg:y="12.643cm" svg:viewBox="0 0 39 442" draw:points="17,0 39,21 39,424 17,442 0,424 0,21">
          <text:p/>
        </draw:polygon>
        <draw:polygon draw:style-name="gr9" draw:text-style-name="P10" draw:layer="layout" svg:width="0.039cm" svg:height="0.477cm" svg:x="18.986cm" svg:y="8.674cm" svg:viewBox="0 0 40 478" draw:points="18,18 40,0 40,478 18,456 0,439 0,39">
          <text:p/>
        </draw:polygon>
        <draw:polygon draw:style-name="gr9" draw:text-style-name="P10" draw:layer="layout" svg:width="0.039cm" svg:height="0.917cm" svg:x="18.986cm" svg:y="9.112cm" svg:viewBox="0 0 40 918" draw:points="18,17 40,0 40,918 18,897 0,879 0,39">
          <text:p/>
        </draw:polygon>
        <draw:polygon draw:style-name="gr9" draw:text-style-name="P10" draw:layer="layout" svg:width="0.039cm" svg:height="0.48cm" svg:x="18.986cm" svg:y="9.99cm" svg:viewBox="0 0 40 481" draw:points="18,18 40,0 40,481 18,460 0,442 0,39">
          <text:p/>
        </draw:polygon>
        <draw:polygon draw:style-name="gr9" draw:text-style-name="P10" draw:layer="layout" svg:width="0.039cm" svg:height="0.476cm" svg:x="18.986cm" svg:y="10.431cm" svg:viewBox="0 0 40 477" draw:points="18,18 40,0 40,477 18,456 0,439 0,39">
          <text:p/>
        </draw:polygon>
        <draw:polygon draw:style-name="gr9" draw:text-style-name="P10" draw:layer="layout" svg:width="0.039cm" svg:height="0.479cm" svg:x="18.986cm" svg:y="10.869cm" svg:viewBox="0 0 40 480" draw:points="18,17 40,0 40,480 18,459 0,442 0,38">
          <text:p/>
        </draw:polygon>
        <draw:polygon draw:style-name="gr9" draw:text-style-name="P10" draw:layer="layout" svg:width="0.039cm" svg:height="0.476cm" svg:x="18.986cm" svg:y="11.31cm" svg:viewBox="0 0 40 477" draw:points="18,17 40,0 40,477 18,456 0,438 0,38">
          <text:p/>
        </draw:polygon>
        <draw:polygon draw:style-name="gr9" draw:text-style-name="P10" draw:layer="layout" svg:width="0.039cm" svg:height="0.48cm" svg:x="18.986cm" svg:y="11.747cm" svg:viewBox="0 0 40 481" draw:points="18,18 40,0 40,481 18,459 0,441 0,39">
          <text:p/>
        </draw:polygon>
        <draw:polygon draw:style-name="gr9" draw:text-style-name="P10" draw:layer="layout" svg:width="0.039cm" svg:height="0.476cm" svg:x="18.986cm" svg:y="12.188cm" svg:viewBox="0 0 40 477" draw:points="18,18 40,0 40,477 18,456 0,438 0,39">
          <text:p/>
        </draw:polygon>
        <draw:polygon draw:style-name="gr9" draw:text-style-name="P10" draw:layer="layout" svg:width="0.039cm" svg:height="0.48cm" svg:x="18.986cm" svg:y="12.625cm" svg:viewBox="0 0 40 481" draw:points="18,18 40,0 40,481 18,460 0,442 0,39">
          <text:p/>
        </draw:polygon>
        <draw:polygon draw:style-name="gr9" draw:text-style-name="P10" draw:layer="layout" svg:width="0.039cm" svg:height="0.477cm" svg:x="18.986cm" svg:y="13.066cm" svg:viewBox="0 0 40 478" draw:points="18,18 40,0 40,478 18,456 0,439 0,40">
          <text:p/>
        </draw:polygon>
        <draw:frame draw:style-name="gr10" draw:text-style-name="P11" draw:layer="layout" svg:width="6.513cm" svg:height="0.48cm" svg:x="3.313cm" svg:y="7.783cm">
          <draw:text-box>
            <text:p text:style-name="P1"><text:span text:style-name="T5">Carga Horária Total do Semestre: 312</text:span></text:p>
          </draw:text-box>
        </draw:frame>
        <draw:frame draw:style-name="gr10" draw:text-style-name="P11" draw:layer="layout" svg:width="2.169cm" svg:height="0.48cm" svg:x="9.85cm" svg:y="8.661cm">
          <draw:text-box>
            <text:p text:style-name="P1"><text:span text:style-name="T5">5º SEMESTRE</text:span></text:p>
          </draw:text-box>
        </draw:frame>
        <draw:frame draw:style-name="gr10" draw:text-style-name="P11" draw:layer="layout" svg:width="1.882cm" svg:height="0.48cm" svg:x="5.641cm" svg:y="9.317cm">
          <draw:text-box>
            <text:p text:style-name="P1"><text:span text:style-name="T5">Disciplinas</text:span></text:p>
          </draw:text-box>
        </draw:frame>
        <draw:frame draw:style-name="gr10" draw:text-style-name="P11" draw:layer="layout" svg:width="0.768cm" svg:height="0.48cm" svg:x="10.202cm" svg:y="9.317cm">
          <draw:text-box>
            <text:p text:style-name="P1"><text:span text:style-name="T5">Cod.</text:span></text:p>
          </draw:text-box>
        </draw:frame>
        <draw:frame draw:style-name="gr10" draw:text-style-name="P11" draw:layer="layout" svg:width="2.457cm" svg:height="0.48cm" svg:x="11.388cm" svg:y="9.317cm">
          <draw:text-box>
            <text:p text:style-name="P1"><text:span text:style-name="T5">Pré-requisitos</text:span></text:p>
          </draw:text-box>
        </draw:frame>
        <draw:frame draw:style-name="gr10" draw:text-style-name="P11" draw:layer="layout" svg:width="2.462cm" svg:height="0.48cm" svg:x="14.474cm" svg:y="9.098cm">
          <draw:text-box>
            <text:p text:style-name="P1"><text:span text:style-name="T5">Carga Horária</text:span></text:p>
          </draw:text-box>
        </draw:frame>
        <draw:frame draw:style-name="gr10" draw:text-style-name="P11" draw:layer="layout" svg:width="0.967cm" svg:height="0.48cm" svg:x="17.815cm" svg:y="9.116cm">
          <draw:text-box>
            <text:p text:style-name="P1"><text:span text:style-name="T5">Aulas</text:span></text:p>
          </draw:text-box>
        </draw:frame>
        <draw:frame draw:style-name="gr10" draw:text-style-name="P11" draw:layer="layout" svg:width="1.687cm" svg:height="0.48cm" svg:x="17.533cm" svg:y="9.522cm">
          <draw:text-box>
            <text:p text:style-name="P1"><text:span text:style-name="T5">Semanais</text:span></text:p>
          </draw:text-box>
        </draw:frame>
        <draw:frame draw:style-name="gr10" draw:text-style-name="P11" draw:layer="layout" svg:width="1.81cm" svg:height="0.48cm" svg:x="13.783cm" svg:y="9.539cm">
          <draw:text-box>
            <text:p text:style-name="P1"><text:span text:style-name="T5">Presencial</text:span></text:p>
          </draw:text-box>
        </draw:frame>
        <draw:frame draw:style-name="gr10" draw:text-style-name="P11" draw:layer="layout" svg:width="1.971cm" svg:height="0.48cm" svg:x="15.568cm" svg:y="9.539cm">
          <draw:text-box>
            <text:p text:style-name="P1"><text:span text:style-name="T5">A Distância</text:span></text:p>
          </draw:text-box>
        </draw:frame>
        <draw:frame draw:style-name="gr10" draw:text-style-name="P11" draw:layer="layout" svg:width="3.236cm" svg:height="0.39cm" svg:x="3.313cm" svg:y="10.04cm">
          <draw:text-box>
            <text:p text:style-name="P1"><text:span text:style-name="T6">Segurança de Sistemas</text:span></text:p>
          </draw:text-box>
        </draw:frame>
        <draw:frame draw:style-name="gr10" draw:text-style-name="P11" draw:layer="layout" svg:width="0.51cm" svg:height="0.39cm" svg:x="10.305cm" svg:y="10.04cm">
          <draw:text-box>
            <text:p text:style-name="P1"><text:span text:style-name="T6">SSI</text:span></text:p>
          </draw:text-box>
        </draw:frame>
        <draw:frame draw:style-name="gr10" draw:text-style-name="P11" draw:layer="layout" svg:width="1.467cm" svg:height="0.39cm" svg:x="11.712cm" svg:y="10.04cm">
          <draw:text-box>
            <text:p text:style-name="P1"><text:span text:style-name="T6">FRD, ICO</text:span></text:p>
          </draw:text-box>
        </draw:frame>
        <draw:frame draw:style-name="gr10" draw:text-style-name="P11" draw:layer="layout" svg:width="0.358cm" svg:height="0.39cm" svg:x="14.379cm" svg:y="10.04cm">
          <draw:text-box>
            <text:p text:style-name="P1"><text:span text:style-name="T6">30</text:span></text:p>
          </draw:text-box>
        </draw:frame>
        <draw:frame draw:style-name="gr10" draw:text-style-name="P11" draw:layer="layout" svg:width="0.358cm" svg:height="0.39cm" svg:x="16.27cm" svg:y="10.04cm">
          <draw:text-box>
            <text:p text:style-name="P1"><text:span text:style-name="T6">06</text:span></text:p>
          </draw:text-box>
        </draw:frame>
        <draw:frame draw:style-name="gr10" draw:text-style-name="P11" draw:layer="layout" svg:width="0.358cm" svg:height="0.39cm" svg:x="18.069cm" svg:y="10.04cm">
          <draw:text-box>
            <text:p text:style-name="P1"><text:span text:style-name="T6">02</text:span></text:p>
          </draw:text-box>
        </draw:frame>
        <draw:frame draw:style-name="gr10" draw:text-style-name="P11" draw:layer="layout" svg:width="4.718cm" svg:height="0.39cm" svg:x="3.313cm" svg:y="10.481cm">
          <draw:text-box>
            <text:p text:style-name="P1"><text:span text:style-name="T6">Infraestrutura para Sistemas Web</text:span></text:p>
          </draw:text-box>
        </draw:frame>
        <draw:frame draw:style-name="gr10" draw:text-style-name="P11" draw:layer="layout" svg:width="0.645cm" svg:height="0.39cm" svg:x="10.238cm" svg:y="10.481cm">
          <draw:text-box>
            <text:p text:style-name="P1"><text:span text:style-name="T6">ISW</text:span></text:p>
          </draw:text-box>
        </draw:frame>
        <draw:frame draw:style-name="gr10" draw:text-style-name="P11" draw:layer="layout" svg:width="0.569cm" svg:height="0.39cm" svg:x="12.164cm" svg:y="10.481cm">
          <draw:text-box>
            <text:p text:style-name="P1"><text:span text:style-name="T6">ASI</text:span></text:p>
          </draw:text-box>
        </draw:frame>
        <draw:frame draw:style-name="gr10" draw:text-style-name="P11" draw:layer="layout" svg:width="0.358cm" svg:height="0.39cm" svg:x="14.379cm" svg:y="10.481cm">
          <draw:text-box>
            <text:p text:style-name="P1"><text:span text:style-name="T6">30</text:span></text:p>
          </draw:text-box>
        </draw:frame>
        <draw:frame draw:style-name="gr10" draw:text-style-name="P11" draw:layer="layout" svg:width="0.358cm" svg:height="0.39cm" svg:x="16.27cm" svg:y="10.481cm">
          <draw:text-box>
            <text:p text:style-name="P1"><text:span text:style-name="T6">06</text:span></text:p>
          </draw:text-box>
        </draw:frame>
        <draw:frame draw:style-name="gr10" draw:text-style-name="P11" draw:layer="layout" svg:width="0.358cm" svg:height="0.39cm" svg:x="18.069cm" svg:y="10.481cm">
          <draw:text-box>
            <text:p text:style-name="P1"><text:span text:style-name="T6">02</text:span></text:p>
          </draw:text-box>
        </draw:frame>
        <draw:frame draw:style-name="gr10" draw:text-style-name="P11" draw:layer="layout" svg:width="4.908cm" svg:height="0.39cm" svg:x="3.313cm" svg:y="10.918cm">
          <draw:text-box>
            <text:p text:style-name="P1"><text:span text:style-name="T6">Administração de Banco de Dados</text:span></text:p>
          </draw:text-box>
        </draw:frame>
        <draw:frame draw:style-name="gr10" draw:text-style-name="P11" draw:layer="layout" svg:width="0.743cm" svg:height="0.39cm" svg:x="10.188cm" svg:y="10.918cm">
          <draw:text-box>
            <text:p text:style-name="P1"><text:span text:style-name="T6">ABD</text:span></text:p>
          </draw:text-box>
        </draw:frame>
        <draw:frame draw:style-name="gr10" draw:text-style-name="P11" draw:layer="layout" svg:width="0.624cm" svg:height="0.39cm" svg:x="12.132cm" svg:y="10.918cm">
          <draw:text-box>
            <text:p text:style-name="P1"><text:span text:style-name="T6">FPB</text:span></text:p>
          </draw:text-box>
        </draw:frame>
        <draw:frame draw:style-name="gr10" draw:text-style-name="P11" draw:layer="layout" svg:width="0.358cm" svg:height="0.39cm" svg:x="14.379cm" svg:y="10.918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27cm" svg:y="10.918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69cm" svg:y="10.918cm">
          <draw:text-box>
            <text:p text:style-name="P1"><text:span text:style-name="T6">04</text:span></text:p>
          </draw:text-box>
        </draw:frame>
        <draw:frame draw:style-name="gr10" draw:text-style-name="P11" draw:layer="layout" svg:width="3.816cm" svg:height="0.39cm" svg:x="3.313cm" svg:y="11.359cm">
          <draw:text-box>
            <text:p text:style-name="P1"><text:span text:style-name="T6">Novas Tecnologias em BD</text:span></text:p>
          </draw:text-box>
        </draw:frame>
        <draw:frame draw:style-name="gr10" draw:text-style-name="P11" draw:layer="layout" svg:width="0.705cm" svg:height="0.39cm" svg:x="10.209cm" svg:y="11.359cm">
          <draw:text-box>
            <text:p text:style-name="P1"><text:span text:style-name="T6">NTB</text:span></text:p>
          </draw:text-box>
        </draw:frame>
        <draw:frame draw:style-name="gr10" draw:text-style-name="P11" draw:layer="layout" svg:width="2.364cm" svg:height="0.39cm" svg:x="11.261cm" svg:y="11.359cm">
          <draw:text-box>
            <text:p text:style-name="P1"><text:span text:style-name="T6">FPB, PBD, PW2</text:span></text:p>
          </draw:text-box>
        </draw:frame>
        <draw:frame draw:style-name="gr10" draw:text-style-name="P11" draw:layer="layout" svg:width="0.358cm" svg:height="0.39cm" svg:x="14.379cm" svg:y="11.359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27cm" svg:y="11.359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69cm" svg:y="11.359cm">
          <draw:text-box>
            <text:p text:style-name="P1"><text:span text:style-name="T6">04</text:span></text:p>
          </draw:text-box>
        </draw:frame>
        <draw:frame draw:style-name="gr10" draw:text-style-name="P11" draw:layer="layout" svg:width="5.772cm" svg:height="0.39cm" svg:x="3.313cm" svg:y="11.797cm">
          <draw:text-box>
            <text:p text:style-name="P1"><text:span text:style-name="T6">Programação para Dispositivos Móveis I</text:span></text:p>
          </draw:text-box>
        </draw:frame>
        <draw:frame draw:style-name="gr10" draw:text-style-name="P11" draw:layer="layout" svg:width="0.629cm" svg:height="0.39cm" svg:x="10.248cm" svg:y="11.797cm">
          <draw:text-box>
            <text:p text:style-name="P1"><text:span text:style-name="T6">PD1</text:span></text:p>
          </draw:text-box>
        </draw:frame>
        <draw:frame draw:style-name="gr10" draw:text-style-name="P11" draw:layer="layout" svg:width="2.385cm" svg:height="0.39cm" svg:x="11.25cm" svg:y="11.797cm">
          <draw:text-box>
            <text:p text:style-name="P1"><text:span text:style-name="T6">FPB, POO, PW1</text:span></text:p>
          </draw:text-box>
        </draw:frame>
        <draw:frame draw:style-name="gr10" draw:text-style-name="P11" draw:layer="layout" svg:width="0.358cm" svg:height="0.39cm" svg:x="14.379cm" svg:y="11.797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27cm" svg:y="11.797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69cm" svg:y="11.797cm">
          <draw:text-box>
            <text:p text:style-name="P1"><text:span text:style-name="T6">04</text:span></text:p>
          </draw:text-box>
        </draw:frame>
        <draw:frame draw:style-name="gr10" draw:text-style-name="P11" draw:layer="layout" svg:width="4.951cm" svg:height="0.39cm" svg:x="3.313cm" svg:y="12.238cm">
          <draw:text-box>
            <text:p text:style-name="P1"><text:span text:style-name="T6">Metodologias de Desenvolvimento</text:span></text:p>
          </draw:text-box>
        </draw:frame>
        <draw:frame draw:style-name="gr10" draw:text-style-name="P11" draw:layer="layout" svg:width="0.785cm" svg:height="0.39cm" svg:x="10.167cm" svg:y="12.238cm">
          <draw:text-box>
            <text:p text:style-name="P1"><text:span text:style-name="T6">MTD</text:span></text:p>
          </draw:text-box>
        </draw:frame>
        <draw:frame draw:style-name="gr10" draw:text-style-name="P11" draw:layer="layout" svg:width="0.705cm" svg:height="0.39cm" svg:x="12.093cm" svg:y="12.238cm">
          <draw:text-box>
            <text:p text:style-name="P1"><text:span text:style-name="T6">POO</text:span></text:p>
          </draw:text-box>
        </draw:frame>
        <draw:frame draw:style-name="gr10" draw:text-style-name="P11" draw:layer="layout" svg:width="0.358cm" svg:height="0.39cm" svg:x="14.379cm" svg:y="12.238cm">
          <draw:text-box>
            <text:p text:style-name="P1"><text:span text:style-name="T6">30</text:span></text:p>
          </draw:text-box>
        </draw:frame>
        <draw:frame draw:style-name="gr10" draw:text-style-name="P11" draw:layer="layout" svg:width="0.358cm" svg:height="0.39cm" svg:x="16.27cm" svg:y="12.238cm">
          <draw:text-box>
            <text:p text:style-name="P1"><text:span text:style-name="T6">06</text:span></text:p>
          </draw:text-box>
        </draw:frame>
        <draw:frame draw:style-name="gr10" draw:text-style-name="P11" draw:layer="layout" svg:width="0.358cm" svg:height="0.39cm" svg:x="18.069cm" svg:y="12.238cm">
          <draw:text-box>
            <text:p text:style-name="P1"><text:span text:style-name="T6">02</text:span></text:p>
          </draw:text-box>
        </draw:frame>
        <draw:frame draw:style-name="gr10" draw:text-style-name="P11" draw:layer="layout" svg:width="1.492cm" svg:height="0.48cm" svg:x="3.313cm" svg:y="12.612cm">
          <draw:text-box>
            <text:p text:style-name="P1"><text:span text:style-name="T5">Subtotal</text:span></text:p>
          </draw:text-box>
        </draw:frame>
        <draw:frame draw:style-name="gr10" draw:text-style-name="P11" draw:layer="layout" svg:width="0.599cm" svg:height="0.48cm" svg:x="14.291cm" svg:y="12.612cm">
          <draw:text-box>
            <text:p text:style-name="P1"><text:span text:style-name="T5">270</text:span></text:p>
          </draw:text-box>
        </draw:frame>
        <draw:frame draw:style-name="gr10" draw:text-style-name="P11" draw:layer="layout" svg:width="0.4cm" svg:height="0.48cm" svg:x="16.27cm" svg:y="12.612cm">
          <draw:text-box>
            <text:p text:style-name="P1"><text:span text:style-name="T5">54</text:span></text:p>
          </draw:text-box>
        </draw:frame>
        <draw:frame draw:style-name="gr10" draw:text-style-name="P11" draw:layer="layout" svg:width="0.4cm" svg:height="0.48cm" svg:x="18.069cm" svg:y="12.612cm">
          <draw:text-box>
            <text:p text:style-name="P1"><text:span text:style-name="T5">18</text:span></text:p>
          </draw:text-box>
        </draw:frame>
        <draw:polygon draw:style-name="gr9" draw:text-style-name="P10" draw:layer="layout" svg:width="16.052cm" svg:height="0.039cm" svg:x="2.973cm" svg:y="13.945cm" svg:viewBox="0 0 16053 40" draw:points="16032,17 16014,40 39,40 18,17 0,0 16053,0">
          <text:p/>
        </draw:polygon>
        <draw:polygon draw:style-name="gr9" draw:text-style-name="P10" draw:layer="layout" svg:width="6.96cm" svg:height="0.04cm" svg:x="2.991cm" svg:y="14.382cm" svg:viewBox="0 0 6961 41" draw:points="6940,19 6923,41 21,41 0,19 21,0 6961,0">
          <text:p/>
        </draw:polygon>
        <draw:polygon draw:style-name="gr9" draw:text-style-name="P10" draw:layer="layout" svg:width="1.291cm" svg:height="0.04cm" svg:x="9.913cm" svg:y="14.382cm" svg:viewBox="0 0 1292 41" draw:points="1271,19 1253,41 38,41 17,19 0,0 1292,0">
          <text:p/>
        </draw:polygon>
        <draw:polygon draw:style-name="gr9" draw:text-style-name="P10" draw:layer="layout" svg:width="2.526cm" svg:height="0.04cm" svg:x="11.165cm" svg:y="14.382cm" svg:viewBox="0 0 2527 41" draw:points="2506,19 2488,41 39,41 18,19 0,0 2527,0">
          <text:p/>
        </draw:polygon>
        <draw:polygon draw:style-name="gr9" draw:text-style-name="P10" draw:layer="layout" svg:width="3.852cm" svg:height="0.04cm" svg:x="13.652cm" svg:y="14.382cm" svg:viewBox="0 0 3853 41" draw:points="3832,19 3815,41 39,41 18,19 0,0 3853,0">
          <text:p/>
        </draw:polygon>
        <draw:polygon draw:style-name="gr9" draw:text-style-name="P10" draw:layer="layout" svg:width="1.538cm" svg:height="0.04cm" svg:x="17.466cm" svg:y="14.382cm" svg:viewBox="0 0 1539 41" draw:points="1539,19 1521,41 38,41 17,19 0,0 1521,0">
          <text:p/>
        </draw:polygon>
        <draw:polygon draw:style-name="gr9" draw:text-style-name="P10" draw:layer="layout" svg:width="1.764cm" svg:height="0.039cm" svg:x="13.67cm" svg:y="14.823cm" svg:viewBox="0 0 1765 40" draw:points="1743,19 1726,40 21,40 0,19 21,0 1765,0">
          <text:p/>
        </draw:polygon>
        <draw:polygon draw:style-name="gr9" draw:text-style-name="P10" draw:layer="layout" svg:width="2.088cm" svg:height="0.039cm" svg:x="15.395cm" svg:y="14.823cm" svg:viewBox="0 0 2089 40" draw:points="2089,19 2072,40 39,40 17,19 0,0 2072,0">
          <text:p/>
        </draw:polygon>
        <draw:polygon draw:style-name="gr9" draw:text-style-name="P10" draw:layer="layout" svg:width="6.939cm" svg:height="0.038cm" svg:x="2.991cm" svg:y="15.261cm" svg:viewBox="0 0 6940 39" draw:points="6940,17 6923,39 21,39 0,17 21,0 6923,0">
          <text:p/>
        </draw:polygon>
        <draw:polygon draw:style-name="gr9" draw:text-style-name="P10" draw:layer="layout" svg:width="1.253cm" svg:height="0.038cm" svg:x="9.93cm" svg:y="15.261cm" svg:viewBox="0 0 1254 39" draw:points="1254,17 1236,39 21,39 0,17 21,0 1236,0">
          <text:p/>
        </draw:polygon>
        <draw:polygon draw:style-name="gr9" draw:text-style-name="P10" draw:layer="layout" svg:width="2.487cm" svg:height="0.038cm" svg:x="11.183cm" svg:y="15.261cm" svg:viewBox="0 0 2488 39" draw:points="2488,17 2470,39 22,39 0,17 22,0 2470,0">
          <text:p/>
        </draw:polygon>
        <draw:polygon draw:style-name="gr9" draw:text-style-name="P10" draw:layer="layout" svg:width="1.742cm" svg:height="0.038cm" svg:x="13.67cm" svg:y="15.261cm" svg:viewBox="0 0 1743 39" draw:points="1743,17 1726,39 21,39 0,17 21,0 1726,0">
          <text:p/>
        </draw:polygon>
        <draw:polygon draw:style-name="gr9" draw:text-style-name="P10" draw:layer="layout" svg:width="2.071cm" svg:height="0.038cm" svg:x="15.412cm" svg:y="15.261cm" svg:viewBox="0 0 2072 39" draw:points="2072,17 2055,39 22,39 0,17 22,0 2055,0">
          <text:p/>
        </draw:polygon>
        <draw:polygon draw:style-name="gr9" draw:text-style-name="P10" draw:layer="layout" svg:width="1.521cm" svg:height="0.038cm" svg:x="17.483cm" svg:y="15.261cm" svg:viewBox="0 0 1522 39" draw:points="1522,17 1503,39 21,39 0,17 21,0 1503,0">
          <text:p/>
        </draw:polygon>
        <draw:polygon draw:style-name="gr9" draw:text-style-name="P10" draw:layer="layout" svg:width="6.939cm" svg:height="0.038cm" svg:x="2.991cm" svg:y="15.702cm" svg:viewBox="0 0 6940 39" draw:points="6940,18 6923,39 21,39 0,18 21,0 6923,0">
          <text:p/>
        </draw:polygon>
        <draw:polygon draw:style-name="gr9" draw:text-style-name="P10" draw:layer="layout" svg:width="1.253cm" svg:height="0.038cm" svg:x="9.93cm" svg:y="15.702cm" svg:viewBox="0 0 1254 39" draw:points="1254,18 1236,39 21,39 0,18 21,0 1236,0">
          <text:p/>
        </draw:polygon>
        <draw:polygon draw:style-name="gr9" draw:text-style-name="P10" draw:layer="layout" svg:width="2.487cm" svg:height="0.038cm" svg:x="11.183cm" svg:y="15.702cm" svg:viewBox="0 0 2488 39" draw:points="2488,18 2470,39 22,39 0,18 22,0 2470,0">
          <text:p/>
        </draw:polygon>
        <draw:polygon draw:style-name="gr9" draw:text-style-name="P10" draw:layer="layout" svg:width="1.742cm" svg:height="0.038cm" svg:x="13.67cm" svg:y="15.702cm" svg:viewBox="0 0 1743 39" draw:points="1743,18 1726,39 21,39 0,18 21,0 1726,0">
          <text:p/>
        </draw:polygon>
        <draw:polygon draw:style-name="gr9" draw:text-style-name="P10" draw:layer="layout" svg:width="2.071cm" svg:height="0.038cm" svg:x="15.412cm" svg:y="15.702cm" svg:viewBox="0 0 2072 39" draw:points="2072,18 2055,39 22,39 0,18 22,0 2055,0">
          <text:p/>
        </draw:polygon>
        <draw:polygon draw:style-name="gr9" draw:text-style-name="P10" draw:layer="layout" svg:width="1.521cm" svg:height="0.038cm" svg:x="17.483cm" svg:y="15.702cm" svg:viewBox="0 0 1522 39" draw:points="1522,18 1503,39 21,39 0,18 21,0 1503,0">
          <text:p/>
        </draw:polygon>
        <draw:polygon draw:style-name="gr9" draw:text-style-name="P10" draw:layer="layout" svg:width="6.939cm" svg:height="0.039cm" svg:x="2.991cm" svg:y="16.139cm" svg:viewBox="0 0 6940 40" draw:points="6940,18 6923,40 21,40 0,18 21,0 6923,0">
          <text:p/>
        </draw:polygon>
        <draw:polygon draw:style-name="gr9" draw:text-style-name="P10" draw:layer="layout" svg:width="1.253cm" svg:height="0.039cm" svg:x="9.93cm" svg:y="16.139cm" svg:viewBox="0 0 1254 40" draw:points="1254,18 1236,40 21,40 0,18 21,0 1236,0">
          <text:p/>
        </draw:polygon>
        <draw:polygon draw:style-name="gr9" draw:text-style-name="P10" draw:layer="layout" svg:width="2.487cm" svg:height="0.039cm" svg:x="11.183cm" svg:y="16.139cm" svg:viewBox="0 0 2488 40" draw:points="2488,18 2470,40 22,40 0,18 22,0 2470,0">
          <text:p/>
        </draw:polygon>
        <draw:polygon draw:style-name="gr9" draw:text-style-name="P10" draw:layer="layout" svg:width="1.742cm" svg:height="0.039cm" svg:x="13.67cm" svg:y="16.139cm" svg:viewBox="0 0 1743 40" draw:points="1743,18 1726,40 21,40 0,18 21,0 1726,0">
          <text:p/>
        </draw:polygon>
        <draw:polygon draw:style-name="gr9" draw:text-style-name="P10" draw:layer="layout" svg:width="2.071cm" svg:height="0.039cm" svg:x="15.412cm" svg:y="16.139cm" svg:viewBox="0 0 2072 40" draw:points="2072,18 2055,40 22,40 0,18 22,0 2055,0">
          <text:p/>
        </draw:polygon>
        <draw:polygon draw:style-name="gr9" draw:text-style-name="P10" draw:layer="layout" svg:width="1.521cm" svg:height="0.039cm" svg:x="17.483cm" svg:y="16.139cm" svg:viewBox="0 0 1522 40" draw:points="1522,18 1503,40 21,40 0,18 21,0 1503,0">
          <text:p/>
        </draw:polygon>
        <draw:polygon draw:style-name="gr9" draw:text-style-name="P10" draw:layer="layout" svg:width="6.939cm" svg:height="0.039cm" svg:x="2.991cm" svg:y="16.58cm" svg:viewBox="0 0 6940 40" draw:points="6940,19 6923,40 21,40 0,19 21,0 6923,0">
          <text:p/>
        </draw:polygon>
        <draw:polygon draw:style-name="gr9" draw:text-style-name="P10" draw:layer="layout" svg:width="1.253cm" svg:height="0.039cm" svg:x="9.93cm" svg:y="16.58cm" svg:viewBox="0 0 1254 40" draw:points="1254,19 1236,40 21,40 0,19 21,0 1236,0">
          <text:p/>
        </draw:polygon>
        <draw:polygon draw:style-name="gr9" draw:text-style-name="P10" draw:layer="layout" svg:width="2.487cm" svg:height="0.039cm" svg:x="11.183cm" svg:y="16.58cm" svg:viewBox="0 0 2488 40" draw:points="2488,19 2470,40 22,40 0,19 22,0 2470,0">
          <text:p/>
        </draw:polygon>
        <draw:polygon draw:style-name="gr9" draw:text-style-name="P10" draw:layer="layout" svg:width="1.742cm" svg:height="0.039cm" svg:x="13.67cm" svg:y="16.58cm" svg:viewBox="0 0 1743 40" draw:points="1743,19 1726,40 21,40 0,19 21,0 1726,0">
          <text:p/>
        </draw:polygon>
        <draw:polygon draw:style-name="gr9" draw:text-style-name="P10" draw:layer="layout" svg:width="2.071cm" svg:height="0.039cm" svg:x="15.412cm" svg:y="16.58cm" svg:viewBox="0 0 2072 40" draw:points="2072,19 2055,40 22,40 0,19 22,0 2055,0">
          <text:p/>
        </draw:polygon>
        <draw:polygon draw:style-name="gr9" draw:text-style-name="P10" draw:layer="layout" svg:width="1.521cm" svg:height="0.039cm" svg:x="17.483cm" svg:y="16.58cm" svg:viewBox="0 0 1522 40" draw:points="1522,19 1503,40 21,40 0,19 21,0 1503,0">
          <text:p/>
        </draw:polygon>
        <draw:polygon draw:style-name="gr9" draw:text-style-name="P10" draw:layer="layout" svg:width="6.96cm" svg:height="0.038cm" svg:x="2.991cm" svg:y="17.018cm" svg:viewBox="0 0 6961 39" draw:points="6940,17 6961,39 21,39 0,17 21,0 6923,0">
          <text:p/>
        </draw:polygon>
        <draw:polygon draw:style-name="gr9" draw:text-style-name="P10" draw:layer="layout" svg:width="1.291cm" svg:height="0.038cm" svg:x="9.913cm" svg:y="17.018cm" svg:viewBox="0 0 1292 39" draw:points="1271,17 1292,39 0,39 17,17 38,0 1253,0">
          <text:p/>
        </draw:polygon>
        <draw:polygon draw:style-name="gr9" draw:text-style-name="P10" draw:layer="layout" svg:width="2.505cm" svg:height="0.038cm" svg:x="11.165cm" svg:y="17.018cm" svg:viewBox="0 0 2506 39" draw:points="2506,17 2488,39 0,39 18,17 39,0 2488,0">
          <text:p/>
        </draw:polygon>
        <draw:polygon draw:style-name="gr9" draw:text-style-name="P10" draw:layer="layout" svg:width="1.742cm" svg:height="0.038cm" svg:x="13.67cm" svg:y="17.018cm" svg:viewBox="0 0 1743 39" draw:points="1743,17 1726,39 21,39 0,17 21,0 1726,0">
          <text:p/>
        </draw:polygon>
        <draw:polygon draw:style-name="gr9" draw:text-style-name="P10" draw:layer="layout" svg:width="2.071cm" svg:height="0.038cm" svg:x="15.412cm" svg:y="17.018cm" svg:viewBox="0 0 2072 39" draw:points="2072,17 2055,39 22,39 0,17 22,0 2055,0">
          <text:p/>
        </draw:polygon>
        <draw:polygon draw:style-name="gr9" draw:text-style-name="P10" draw:layer="layout" svg:width="1.521cm" svg:height="0.038cm" svg:x="17.483cm" svg:y="17.018cm" svg:viewBox="0 0 1522 39" draw:points="1522,17 1503,39 21,39 0,17 21,0 1503,0">
          <text:p/>
        </draw:polygon>
        <draw:polygon draw:style-name="gr9" draw:text-style-name="P10" draw:layer="layout" svg:width="10.7cm" svg:height="0.039cm" svg:x="2.991cm" svg:y="17.458cm" svg:viewBox="0 0 10701 40" draw:points="10680,19 10701,40 21,40 0,19 21,0 10662,0">
          <text:p/>
        </draw:polygon>
        <draw:polygon draw:style-name="gr9" draw:text-style-name="P10" draw:layer="layout" svg:width="1.782cm" svg:height="0.039cm" svg:x="13.652cm" svg:y="17.458cm" svg:viewBox="0 0 1783 40" draw:points="1761,19 1783,40 0,40 18,19 39,0 1744,0">
          <text:p/>
        </draw:polygon>
        <draw:polygon draw:style-name="gr9" draw:text-style-name="P10" draw:layer="layout" svg:width="2.109cm" svg:height="0.039cm" svg:x="15.395cm" svg:y="17.458cm" svg:viewBox="0 0 2110 40" draw:points="2089,19 2110,40 0,40 17,19 39,0 2072,0">
          <text:p/>
        </draw:polygon>
        <draw:polygon draw:style-name="gr9" draw:text-style-name="P10" draw:layer="layout" svg:width="1.538cm" svg:height="0.039cm" svg:x="17.466cm" svg:y="17.458cm" svg:viewBox="0 0 1539 40" draw:points="1539,19 1521,40 0,40 17,19 38,0 1521,0">
          <text:p/>
        </draw:polygon>
        <draw:polygon draw:style-name="gr9" draw:text-style-name="P10" draw:layer="layout" svg:width="16.052cm" svg:height="0.039cm" svg:x="2.973cm" svg:y="17.896cm" svg:viewBox="0 0 16053 40" draw:points="16032,18 16053,40 0,40 18,18 39,0 16014,0">
          <text:p/>
        </draw:polygon>
        <draw:polygon draw:style-name="gr9" draw:text-style-name="P10" draw:layer="layout" svg:width="0.039cm" svg:height="0.476cm" svg:x="2.973cm" svg:y="13.945cm" svg:viewBox="0 0 40 477" draw:points="19,17 40,39 40,438 19,456 0,477 0,0">
          <text:p/>
        </draw:polygon>
        <draw:polygon draw:style-name="gr9" draw:text-style-name="P10" draw:layer="layout" svg:width="0.039cm" svg:height="0.917cm" svg:x="2.973cm" svg:y="14.382cm" svg:viewBox="0 0 40 918" draw:points="19,18 40,39 40,880 19,897 0,918 0,0">
          <text:p/>
        </draw:polygon>
        <draw:polygon draw:style-name="gr9" draw:text-style-name="P10" draw:layer="layout" svg:width="0.039cm" svg:height="0.479cm" svg:x="2.973cm" svg:y="15.261cm" svg:viewBox="0 0 40 480" draw:points="19,17 40,38 40,442 19,459 0,480 0,0">
          <text:p/>
        </draw:polygon>
        <draw:polygon draw:style-name="gr9" draw:text-style-name="P10" draw:layer="layout" svg:width="0.039cm" svg:height="0.476cm" svg:x="2.973cm" svg:y="15.702cm" svg:viewBox="0 0 40 477" draw:points="19,17 40,38 40,438 19,456 0,477 0,0">
          <text:p/>
        </draw:polygon>
        <draw:polygon draw:style-name="gr9" draw:text-style-name="P10" draw:layer="layout" svg:width="0.039cm" svg:height="0.48cm" svg:x="2.973cm" svg:y="16.139cm" svg:viewBox="0 0 40 481" draw:points="19,18 40,39 40,442 19,460 0,481 0,0">
          <text:p/>
        </draw:polygon>
        <draw:polygon draw:style-name="gr9" draw:text-style-name="P10" draw:layer="layout" svg:width="0.039cm" svg:height="0.476cm" svg:x="2.973cm" svg:y="16.58cm" svg:viewBox="0 0 40 477" draw:points="19,18 40,39 40,439 19,456 0,477 0,0">
          <text:p/>
        </draw:polygon>
        <draw:polygon draw:style-name="gr9" draw:text-style-name="P10" draw:layer="layout" svg:width="0.039cm" svg:height="0.479cm" svg:x="2.973cm" svg:y="17.018cm" svg:viewBox="0 0 40 480" draw:points="19,17 40,38 40,440 19,458 0,480 0,0">
          <text:p/>
        </draw:polygon>
        <draw:polygon draw:style-name="gr9" draw:text-style-name="P10" draw:layer="layout" svg:width="0.039cm" svg:height="0.477cm" svg:x="2.973cm" svg:y="17.458cm" svg:viewBox="0 0 40 478" draw:points="19,18 40,39 40,439 19,457 0,478 0,0">
          <text:p/>
        </draw:polygon>
        <draw:polygon draw:style-name="gr9" draw:text-style-name="P10" draw:layer="layout" svg:width="0.038cm" svg:height="0.878cm" svg:x="9.913cm" svg:y="14.4cm" svg:viewBox="0 0 39 879" draw:points="17,0 39,21 39,862 17,879 0,862 0,21">
          <text:p/>
        </draw:polygon>
        <draw:polygon draw:style-name="gr9" draw:text-style-name="P10" draw:layer="layout" svg:width="0.038cm" svg:height="0.441cm" svg:x="9.913cm" svg:y="15.278cm" svg:viewBox="0 0 39 442" draw:points="17,0 39,21 39,425 17,442 0,425 0,21">
          <text:p/>
        </draw:polygon>
        <draw:polygon draw:style-name="gr9" draw:text-style-name="P10" draw:layer="layout" svg:width="0.038cm" svg:height="0.438cm" svg:x="9.913cm" svg:y="15.719cm" svg:viewBox="0 0 39 439" draw:points="17,0 39,21 39,421 17,439 0,421 0,21">
          <text:p/>
        </draw:polygon>
        <draw:polygon draw:style-name="gr9" draw:text-style-name="P10" draw:layer="layout" svg:width="0.038cm" svg:height="0.441cm" svg:x="9.913cm" svg:y="16.157cm" svg:viewBox="0 0 39 442" draw:points="17,0 39,21 39,424 17,442 0,424 0,21">
          <text:p/>
        </draw:polygon>
        <draw:polygon draw:style-name="gr9" draw:text-style-name="P10" draw:layer="layout" svg:width="0.038cm" svg:height="0.437cm" svg:x="9.913cm" svg:y="16.598cm" svg:viewBox="0 0 39 438" draw:points="17,0 39,21 39,421 17,438 0,421 0,21">
          <text:p/>
        </draw:polygon>
        <draw:polygon draw:style-name="gr9" draw:text-style-name="P10" draw:layer="layout" svg:width="0.039cm" svg:height="0.878cm" svg:x="11.165cm" svg:y="14.4cm" svg:viewBox="0 0 40 879" draw:points="18,0 40,21 40,862 18,879 0,862 0,21">
          <text:p/>
        </draw:polygon>
        <draw:polygon draw:style-name="gr9" draw:text-style-name="P10" draw:layer="layout" svg:width="0.039cm" svg:height="0.441cm" svg:x="11.165cm" svg:y="15.278cm" svg:viewBox="0 0 40 442" draw:points="18,0 40,21 40,425 18,442 0,425 0,21">
          <text:p/>
        </draw:polygon>
        <draw:polygon draw:style-name="gr9" draw:text-style-name="P10" draw:layer="layout" svg:width="0.039cm" svg:height="0.438cm" svg:x="11.165cm" svg:y="15.719cm" svg:viewBox="0 0 40 439" draw:points="18,0 40,21 40,421 18,439 0,421 0,21">
          <text:p/>
        </draw:polygon>
        <draw:polygon draw:style-name="gr9" draw:text-style-name="P10" draw:layer="layout" svg:width="0.039cm" svg:height="0.441cm" svg:x="11.165cm" svg:y="16.157cm" svg:viewBox="0 0 40 442" draw:points="18,0 40,21 40,424 18,442 0,424 0,21">
          <text:p/>
        </draw:polygon>
        <draw:polygon draw:style-name="gr9" draw:text-style-name="P10" draw:layer="layout" svg:width="0.039cm" svg:height="0.437cm" svg:x="11.165cm" svg:y="16.598cm" svg:viewBox="0 0 40 438" draw:points="18,0 40,21 40,421 18,438 0,421 0,21">
          <text:p/>
        </draw:polygon>
        <draw:polygon draw:style-name="gr9" draw:text-style-name="P10" draw:layer="layout" svg:width="0.039cm" svg:height="0.462cm" svg:x="13.652cm" svg:y="14.4cm" svg:viewBox="0 0 40 463" draw:points="19,0 40,21 40,424 19,442 0,463 0,21">
          <text:p/>
        </draw:polygon>
        <draw:polygon draw:style-name="gr9" draw:text-style-name="P10" draw:layer="layout" svg:width="0.039cm" svg:height="0.455cm" svg:x="13.652cm" svg:y="14.823cm" svg:viewBox="0 0 40 456" draw:points="19,18 40,39 40,439 19,456 0,439 0,0">
          <text:p/>
        </draw:polygon>
        <draw:polygon draw:style-name="gr9" draw:text-style-name="P10" draw:layer="layout" svg:width="0.039cm" svg:height="0.441cm" svg:x="13.652cm" svg:y="15.278cm" svg:viewBox="0 0 40 442" draw:points="19,0 40,21 40,425 19,442 0,425 0,21">
          <text:p/>
        </draw:polygon>
        <draw:polygon draw:style-name="gr9" draw:text-style-name="P10" draw:layer="layout" svg:width="0.039cm" svg:height="0.438cm" svg:x="13.652cm" svg:y="15.719cm" svg:viewBox="0 0 40 439" draw:points="19,0 40,21 40,421 19,439 0,421 0,21">
          <text:p/>
        </draw:polygon>
        <draw:polygon draw:style-name="gr9" draw:text-style-name="P10" draw:layer="layout" svg:width="0.039cm" svg:height="0.441cm" svg:x="13.652cm" svg:y="16.157cm" svg:viewBox="0 0 40 442" draw:points="19,0 40,21 40,424 19,442 0,424 0,21">
          <text:p/>
        </draw:polygon>
        <draw:polygon draw:style-name="gr9" draw:text-style-name="P10" draw:layer="layout" svg:width="0.039cm" svg:height="0.437cm" svg:x="13.652cm" svg:y="16.598cm" svg:viewBox="0 0 40 438" draw:points="19,0 40,21 40,421 19,438 0,421 0,21">
          <text:p/>
        </draw:polygon>
        <draw:polygon draw:style-name="gr9" draw:text-style-name="P10" draw:layer="layout" svg:width="0.039cm" svg:height="0.441cm" svg:x="13.652cm" svg:y="17.035cm" svg:viewBox="0 0 40 442" draw:points="19,0 40,21 40,424 19,442 0,424 0,21">
          <text:p/>
        </draw:polygon>
        <draw:polygon draw:style-name="gr9" draw:text-style-name="P10" draw:layer="layout" svg:width="0.039cm" svg:height="0.437cm" svg:x="15.395cm" svg:y="14.841cm" svg:viewBox="0 0 40 438" draw:points="18,0 40,21 40,421 18,438 0,421 0,21">
          <text:p/>
        </draw:polygon>
        <draw:polygon draw:style-name="gr9" draw:text-style-name="P10" draw:layer="layout" svg:width="0.039cm" svg:height="0.441cm" svg:x="15.395cm" svg:y="15.278cm" svg:viewBox="0 0 40 442" draw:points="18,0 40,21 40,425 18,442 0,425 0,21">
          <text:p/>
        </draw:polygon>
        <draw:polygon draw:style-name="gr9" draw:text-style-name="P10" draw:layer="layout" svg:width="0.039cm" svg:height="0.438cm" svg:x="15.395cm" svg:y="15.719cm" svg:viewBox="0 0 40 439" draw:points="18,0 40,21 40,421 18,439 0,421 0,21">
          <text:p/>
        </draw:polygon>
        <draw:polygon draw:style-name="gr9" draw:text-style-name="P10" draw:layer="layout" svg:width="0.039cm" svg:height="0.441cm" svg:x="15.395cm" svg:y="16.157cm" svg:viewBox="0 0 40 442" draw:points="18,0 40,21 40,424 18,442 0,424 0,21">
          <text:p/>
        </draw:polygon>
        <draw:polygon draw:style-name="gr9" draw:text-style-name="P10" draw:layer="layout" svg:width="0.039cm" svg:height="0.437cm" svg:x="15.395cm" svg:y="16.598cm" svg:viewBox="0 0 40 438" draw:points="18,0 40,21 40,421 18,438 0,421 0,21">
          <text:p/>
        </draw:polygon>
        <draw:polygon draw:style-name="gr9" draw:text-style-name="P10" draw:layer="layout" svg:width="0.039cm" svg:height="0.441cm" svg:x="15.395cm" svg:y="17.035cm" svg:viewBox="0 0 40 442" draw:points="18,0 40,21 40,424 18,442 0,424 0,21">
          <text:p/>
        </draw:polygon>
        <draw:polygon draw:style-name="gr9" draw:text-style-name="P10" draw:layer="layout" svg:width="0.038cm" svg:height="0.462cm" svg:x="17.466cm" svg:y="14.4cm" svg:viewBox="0 0 39 463" draw:points="17,0 39,21 39,463 17,442 0,424 0,21">
          <text:p/>
        </draw:polygon>
        <draw:polygon draw:style-name="gr9" draw:text-style-name="P10" draw:layer="layout" svg:width="0.038cm" svg:height="0.455cm" svg:x="17.466cm" svg:y="14.823cm" svg:viewBox="0 0 39 456" draw:points="17,18 39,0 39,439 17,456 0,439 0,39">
          <text:p/>
        </draw:polygon>
        <draw:polygon draw:style-name="gr9" draw:text-style-name="P10" draw:layer="layout" svg:width="0.038cm" svg:height="0.441cm" svg:x="17.466cm" svg:y="15.278cm" svg:viewBox="0 0 39 442" draw:points="17,0 39,21 39,425 17,442 0,425 0,21">
          <text:p/>
        </draw:polygon>
        <draw:polygon draw:style-name="gr9" draw:text-style-name="P10" draw:layer="layout" svg:width="0.038cm" svg:height="0.438cm" svg:x="17.466cm" svg:y="15.719cm" svg:viewBox="0 0 39 439" draw:points="17,0 39,21 39,421 17,439 0,421 0,21">
          <text:p/>
        </draw:polygon>
        <draw:polygon draw:style-name="gr9" draw:text-style-name="P10" draw:layer="layout" svg:width="0.038cm" svg:height="0.441cm" svg:x="17.466cm" svg:y="16.157cm" svg:viewBox="0 0 39 442" draw:points="17,0 39,21 39,424 17,442 0,424 0,21">
          <text:p/>
        </draw:polygon>
        <draw:polygon draw:style-name="gr9" draw:text-style-name="P10" draw:layer="layout" svg:width="0.038cm" svg:height="0.437cm" svg:x="17.466cm" svg:y="16.598cm" svg:viewBox="0 0 39 438" draw:points="17,0 39,21 39,421 17,438 0,421 0,21">
          <text:p/>
        </draw:polygon>
        <draw:polygon draw:style-name="gr9" draw:text-style-name="P10" draw:layer="layout" svg:width="0.038cm" svg:height="0.441cm" svg:x="17.466cm" svg:y="17.035cm" svg:viewBox="0 0 39 442" draw:points="17,0 39,21 39,424 17,442 0,424 0,21">
          <text:p/>
        </draw:polygon>
        <draw:polygon draw:style-name="gr9" draw:text-style-name="P10" draw:layer="layout" svg:width="0.039cm" svg:height="0.476cm" svg:x="18.986cm" svg:y="13.945cm" svg:viewBox="0 0 40 477" draw:points="18,17 40,0 40,477 18,456 0,438 0,39">
          <text:p/>
        </draw:polygon>
        <draw:polygon draw:style-name="gr9" draw:text-style-name="P10" draw:layer="layout" svg:width="0.039cm" svg:height="0.917cm" svg:x="18.986cm" svg:y="14.382cm" svg:viewBox="0 0 40 918" draw:points="18,18 40,0 40,918 18,897 0,880 0,39">
          <text:p/>
        </draw:polygon>
        <draw:polygon draw:style-name="gr9" draw:text-style-name="P10" draw:layer="layout" svg:width="0.039cm" svg:height="0.479cm" svg:x="18.986cm" svg:y="15.261cm" svg:viewBox="0 0 40 480" draw:points="18,17 40,0 40,480 18,459 0,442 0,38">
          <text:p/>
        </draw:polygon>
        <draw:polygon draw:style-name="gr9" draw:text-style-name="P10" draw:layer="layout" svg:width="0.039cm" svg:height="0.476cm" svg:x="18.986cm" svg:y="15.702cm" svg:viewBox="0 0 40 477" draw:points="18,17 40,0 40,477 18,456 0,438 0,38">
          <text:p/>
        </draw:polygon>
        <draw:polygon draw:style-name="gr9" draw:text-style-name="P10" draw:layer="layout" svg:width="0.039cm" svg:height="0.48cm" svg:x="18.986cm" svg:y="16.139cm" svg:viewBox="0 0 40 481" draw:points="18,18 40,0 40,481 18,460 0,442 0,39">
          <text:p/>
        </draw:polygon>
        <draw:polygon draw:style-name="gr9" draw:text-style-name="P10" draw:layer="layout" svg:width="0.039cm" svg:height="0.476cm" svg:x="18.986cm" svg:y="16.58cm" svg:viewBox="0 0 40 477" draw:points="18,18 40,0 40,477 18,456 0,439 0,39">
          <text:p/>
        </draw:polygon>
        <draw:polygon draw:style-name="gr9" draw:text-style-name="P10" draw:layer="layout" svg:width="0.039cm" svg:height="0.479cm" svg:x="18.986cm" svg:y="17.018cm" svg:viewBox="0 0 40 480" draw:points="18,17 40,0 40,480 18,458 0,440 0,38">
          <text:p/>
        </draw:polygon>
        <draw:polygon draw:style-name="gr9" draw:text-style-name="P10" draw:layer="layout" svg:width="0.039cm" svg:height="0.477cm" svg:x="18.986cm" svg:y="17.458cm" svg:viewBox="0 0 40 478" draw:points="18,18 40,0 40,478 18,457 0,439 0,39">
          <text:p/>
        </draw:polygon>
        <draw:frame draw:style-name="gr10" draw:text-style-name="P11" draw:layer="layout" svg:width="6.513cm" svg:height="0.48cm" svg:x="3.313cm" svg:y="13.053cm">
          <draw:text-box>
            <text:p text:style-name="P1"><text:span text:style-name="T5">Carga Horária Total do Semestre: 324</text:span></text:p>
          </draw:text-box>
        </draw:frame>
        <draw:frame draw:style-name="gr10" draw:text-style-name="P11" draw:layer="layout" svg:width="2.169cm" svg:height="0.48cm" svg:x="9.85cm" svg:y="13.932cm">
          <draw:text-box>
            <text:p text:style-name="P1"><text:span text:style-name="T5">6º SEMESTRE</text:span></text:p>
          </draw:text-box>
        </draw:frame>
        <draw:frame draw:style-name="gr10" draw:text-style-name="P11" draw:layer="layout" svg:width="1.882cm" svg:height="0.48cm" svg:x="5.641cm" svg:y="14.588cm">
          <draw:text-box>
            <text:p text:style-name="P1"><text:span text:style-name="T5">Disciplinas</text:span></text:p>
          </draw:text-box>
        </draw:frame>
        <draw:frame draw:style-name="gr10" draw:text-style-name="P11" draw:layer="layout" svg:width="0.768cm" svg:height="0.48cm" svg:x="10.202cm" svg:y="14.588cm">
          <draw:text-box>
            <text:p text:style-name="P1"><text:span text:style-name="T5">Cod.</text:span></text:p>
          </draw:text-box>
        </draw:frame>
        <draw:frame draw:style-name="gr10" draw:text-style-name="P11" draw:layer="layout" svg:width="2.457cm" svg:height="0.48cm" svg:x="11.374cm" svg:y="14.588cm">
          <draw:text-box>
            <text:p text:style-name="P1"><text:span text:style-name="T5">Pré-requisitos</text:span></text:p>
          </draw:text-box>
        </draw:frame>
        <draw:frame draw:style-name="gr10" draw:text-style-name="P11" draw:layer="layout" svg:width="2.462cm" svg:height="0.48cm" svg:x="14.46cm" svg:y="14.369cm">
          <draw:text-box>
            <text:p text:style-name="P1"><text:span text:style-name="T5">Carga Horária</text:span></text:p>
          </draw:text-box>
        </draw:frame>
        <draw:frame draw:style-name="gr10" draw:text-style-name="P11" draw:layer="layout" svg:width="0.967cm" svg:height="0.48cm" svg:x="17.815cm" svg:y="14.387cm">
          <draw:text-box>
            <text:p text:style-name="P1"><text:span text:style-name="T5">Aulas</text:span></text:p>
          </draw:text-box>
        </draw:frame>
        <draw:frame draw:style-name="gr10" draw:text-style-name="P11" draw:layer="layout" svg:width="1.687cm" svg:height="0.48cm" svg:x="17.533cm" svg:y="14.792cm">
          <draw:text-box>
            <text:p text:style-name="P1"><text:span text:style-name="T5">Semanais</text:span></text:p>
          </draw:text-box>
        </draw:frame>
        <draw:frame draw:style-name="gr10" draw:text-style-name="P11" draw:layer="layout" svg:width="1.81cm" svg:height="0.48cm" svg:x="13.772cm" svg:y="14.81cm">
          <draw:text-box>
            <text:p text:style-name="P1"><text:span text:style-name="T5">Presencial</text:span></text:p>
          </draw:text-box>
        </draw:frame>
        <draw:frame draw:style-name="gr10" draw:text-style-name="P11" draw:layer="layout" svg:width="1.971cm" svg:height="0.48cm" svg:x="15.575cm" svg:y="14.81cm">
          <draw:text-box>
            <text:p text:style-name="P1"><text:span text:style-name="T5">A Distância</text:span></text:p>
          </draw:text-box>
        </draw:frame>
        <draw:frame draw:style-name="gr12" draw:text-style-name="P11" draw:layer="layout" svg:width="6.479cm" svg:height="0.39cm" svg:x="3.313cm" svg:y="15.31cm">
          <draw:text-box>
            <text:p text:style-name="P1"><text:span text:style-name="T9">Novas Tecnologias em Desenvolvimento para Web</text:span></text:p>
          </draw:text-box>
        </draw:frame>
        <draw:frame draw:style-name="gr10" draw:text-style-name="P11" draw:layer="layout" svg:width="0.802cm" svg:height="0.39cm" svg:x="10.16cm" svg:y="15.31cm">
          <draw:text-box>
            <text:p text:style-name="P1"><text:span text:style-name="T6">NTW</text:span></text:p>
          </draw:text-box>
        </draw:frame>
        <draw:frame draw:style-name="gr10" draw:text-style-name="P11" draw:layer="layout" svg:width="0.705cm" svg:height="0.39cm" svg:x="12.079cm" svg:y="15.31cm">
          <draw:text-box>
            <text:p text:style-name="P1"><text:span text:style-name="T6">PW2</text:span></text:p>
          </draw:text-box>
        </draw:frame>
        <draw:frame draw:style-name="gr10" draw:text-style-name="P11" draw:layer="layout" svg:width="0.358cm" svg:height="0.39cm" svg:x="14.369cm" svg:y="15.31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274cm" svg:y="15.31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69cm" svg:y="15.31cm">
          <draw:text-box>
            <text:p text:style-name="P1"><text:span text:style-name="T6">04</text:span></text:p>
          </draw:text-box>
        </draw:frame>
        <draw:frame draw:style-name="gr10" draw:text-style-name="P11" draw:layer="layout" svg:width="3.715cm" svg:height="0.39cm" svg:x="3.313cm" svg:y="15.751cm">
          <draw:text-box>
            <text:p text:style-name="P1"><text:span text:style-name="T6">Gerência de Configuração</text:span></text:p>
          </draw:text-box>
        </draw:frame>
        <draw:frame draw:style-name="gr10" draw:text-style-name="P11" draw:layer="layout" svg:width="0.743cm" svg:height="0.39cm" svg:x="10.188cm" svg:y="15.751cm">
          <draw:text-box>
            <text:p text:style-name="P1"><text:span text:style-name="T6">GCO</text:span></text:p>
          </draw:text-box>
        </draw:frame>
        <draw:frame draw:style-name="gr10" draw:text-style-name="P11" draw:layer="layout" svg:width="0.51cm" svg:height="0.39cm" svg:x="12.178cm" svg:y="15.751cm">
          <draw:text-box>
            <text:p text:style-name="P1"><text:span text:style-name="T6">PSI</text:span></text:p>
          </draw:text-box>
        </draw:frame>
        <draw:frame draw:style-name="gr10" draw:text-style-name="P11" draw:layer="layout" svg:width="0.358cm" svg:height="0.39cm" svg:x="14.369cm" svg:y="15.751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274cm" svg:y="15.751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69cm" svg:y="15.751cm">
          <draw:text-box>
            <text:p text:style-name="P1"><text:span text:style-name="T6">04</text:span></text:p>
          </draw:text-box>
        </draw:frame>
        <draw:frame draw:style-name="gr10" draw:text-style-name="P11" draw:layer="layout" svg:width="2.652cm" svg:height="0.39cm" svg:x="3.313cm" svg:y="16.189cm">
          <draw:text-box>
            <text:p text:style-name="P1"><text:span text:style-name="T6">Padrões de Projeto</text:span></text:p>
          </draw:text-box>
        </draw:frame>
        <draw:frame draw:style-name="gr10" draw:text-style-name="P11" draw:layer="layout" svg:width="0.527cm" svg:height="0.39cm" svg:x="10.298cm" svg:y="16.189cm">
          <draw:text-box>
            <text:p text:style-name="P1"><text:span text:style-name="T6">PPJ</text:span></text:p>
          </draw:text-box>
        </draw:frame>
        <draw:frame draw:style-name="gr10" draw:text-style-name="P11" draw:layer="layout" svg:width="0.705cm" svg:height="0.39cm" svg:x="12.079cm" svg:y="16.189cm">
          <draw:text-box>
            <text:p text:style-name="P1"><text:span text:style-name="T6">POO</text:span></text:p>
          </draw:text-box>
        </draw:frame>
        <draw:frame draw:style-name="gr10" draw:text-style-name="P11" draw:layer="layout" svg:width="0.358cm" svg:height="0.39cm" svg:x="14.369cm" svg:y="16.189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274cm" svg:y="16.189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69cm" svg:y="16.189cm">
          <draw:text-box>
            <text:p text:style-name="P1"><text:span text:style-name="T6">04</text:span></text:p>
          </draw:text-box>
        </draw:frame>
        <draw:frame draw:style-name="gr10" draw:text-style-name="P11" draw:layer="layout" svg:width="5.891cm" svg:height="0.39cm" svg:x="3.313cm" svg:y="16.63cm">
          <draw:text-box>
            <text:p text:style-name="P1"><text:span text:style-name="T6">Programação para Dispositivos Móveis II</text:span></text:p>
          </draw:text-box>
        </draw:frame>
        <draw:frame draw:style-name="gr10" draw:text-style-name="P11" draw:layer="layout" svg:width="0.629cm" svg:height="0.39cm" svg:x="10.248cm" svg:y="16.63cm">
          <draw:text-box>
            <text:p text:style-name="P1"><text:span text:style-name="T6">PD2</text:span></text:p>
          </draw:text-box>
        </draw:frame>
        <draw:frame draw:style-name="gr10" draw:text-style-name="P11" draw:layer="layout" svg:width="0.629cm" svg:height="0.39cm" svg:x="12.118cm" svg:y="16.63cm">
          <draw:text-box>
            <text:p text:style-name="P1"><text:span text:style-name="T6">PD1</text:span></text:p>
          </draw:text-box>
        </draw:frame>
        <draw:frame draw:style-name="gr10" draw:text-style-name="P11" draw:layer="layout" svg:width="0.358cm" svg:height="0.39cm" svg:x="14.369cm" svg:y="16.63cm">
          <draw:text-box>
            <text:p text:style-name="P1"><text:span text:style-name="T6">60</text:span></text:p>
          </draw:text-box>
        </draw:frame>
        <draw:frame draw:style-name="gr10" draw:text-style-name="P11" draw:layer="layout" svg:width="0.358cm" svg:height="0.39cm" svg:x="16.274cm" svg:y="16.63cm">
          <draw:text-box>
            <text:p text:style-name="P1"><text:span text:style-name="T6">12</text:span></text:p>
          </draw:text-box>
        </draw:frame>
        <draw:frame draw:style-name="gr10" draw:text-style-name="P11" draw:layer="layout" svg:width="0.358cm" svg:height="0.39cm" svg:x="18.069cm" svg:y="16.63cm">
          <draw:text-box>
            <text:p text:style-name="P1"><text:span text:style-name="T6">04</text:span></text:p>
          </draw:text-box>
        </draw:frame>
        <draw:frame draw:style-name="gr10" draw:text-style-name="P11" draw:layer="layout" svg:width="1.492cm" svg:height="0.48cm" svg:x="3.313cm" svg:y="17.004cm">
          <draw:text-box>
            <text:p text:style-name="P1"><text:span text:style-name="T5">Subtotal</text:span></text:p>
          </draw:text-box>
        </draw:frame>
        <draw:frame draw:style-name="gr10" draw:text-style-name="P11" draw:layer="layout" svg:width="0.599cm" svg:height="0.48cm" svg:x="14.28cm" svg:y="17.004cm">
          <draw:text-box>
            <text:p text:style-name="P1"><text:span text:style-name="T5">240</text:span></text:p>
          </draw:text-box>
        </draw:frame>
        <draw:frame draw:style-name="gr10" draw:text-style-name="P11" draw:layer="layout" svg:width="0.4cm" svg:height="0.48cm" svg:x="16.274cm" svg:y="17.004cm">
          <draw:text-box>
            <text:p text:style-name="P1"><text:span text:style-name="T5">48</text:span></text:p>
          </draw:text-box>
        </draw:frame>
        <draw:frame draw:style-name="gr10" draw:text-style-name="P11" draw:layer="layout" svg:width="0.4cm" svg:height="0.48cm" svg:x="18.069cm" svg:y="17.004cm">
          <draw:text-box>
            <text:p text:style-name="P1"><text:span text:style-name="T5">16</text:span></text:p>
          </draw:text-box>
        </draw:frame>
        <draw:polygon draw:style-name="gr9" draw:text-style-name="P10" draw:layer="layout" svg:width="16.052cm" svg:height="0.039cm" svg:x="2.973cm" svg:y="18.337cm" svg:viewBox="0 0 16053 40" draw:points="16032,18 16014,40 39,40 18,18 0,0 16053,0">
          <text:p/>
        </draw:polygon>
        <draw:polygon draw:style-name="gr9" draw:text-style-name="P10" draw:layer="layout" svg:width="6.784cm" svg:height="0.039cm" svg:x="2.991cm" svg:y="18.774cm" svg:viewBox="0 0 6785 40" draw:points="6764,19 6746,40 21,40 0,19 21,0 6785,0">
          <text:p/>
        </draw:polygon>
        <draw:polygon draw:style-name="gr9" draw:text-style-name="P10" draw:layer="layout" svg:width="5.405cm" svg:height="0.039cm" svg:x="9.736cm" svg:y="18.774cm" svg:viewBox="0 0 5406 40" draw:points="5385,19 5367,40 39,40 18,19 0,0 5406,0">
          <text:p/>
        </draw:polygon>
        <draw:polygon draw:style-name="gr9" draw:text-style-name="P10" draw:layer="layout" svg:width="3.902cm" svg:height="0.039cm" svg:x="15.102cm" svg:y="18.774cm" svg:viewBox="0 0 3903 40" draw:points="3903,19 3885,40 39,40 18,19 0,0 3885,0">
          <text:p/>
        </draw:polygon>
        <draw:polygon draw:style-name="gr9" draw:text-style-name="P10" draw:layer="layout" svg:width="6.763cm" svg:height="0.039cm" svg:x="2.991cm" svg:y="19.215cm" svg:viewBox="0 0 6764 40" draw:points="6764,18 6746,40 21,40 0,18 21,0 6746,0">
          <text:p/>
        </draw:polygon>
        <draw:polygon draw:style-name="gr9" draw:text-style-name="P10" draw:layer="layout" svg:width="5.366cm" svg:height="0.039cm" svg:x="9.754cm" svg:y="19.215cm" svg:viewBox="0 0 5367 40" draw:points="5367,18 5349,40 21,40 0,18 21,0 5349,0">
          <text:p/>
        </draw:polygon>
        <draw:polygon draw:style-name="gr9" draw:text-style-name="P10" draw:layer="layout" svg:width="3.884cm" svg:height="0.039cm" svg:x="15.12cm" svg:y="19.215cm" svg:viewBox="0 0 3885 40" draw:points="3885,18 3867,40 21,40 0,18 21,0 3867,0">
          <text:p/>
        </draw:polygon>
        <draw:polygon draw:style-name="gr9" draw:text-style-name="P10" draw:layer="layout" svg:width="6.802cm" svg:height="0.039cm" svg:x="2.973cm" svg:y="19.653cm" svg:viewBox="0 0 6803 40" draw:points="6782,18 6803,40 0,40 18,18 39,0 6764,0">
          <text:p/>
        </draw:polygon>
        <draw:polygon draw:style-name="gr9" draw:text-style-name="P10" draw:layer="layout" svg:width="5.405cm" svg:height="0.039cm" svg:x="9.736cm" svg:y="19.653cm" svg:viewBox="0 0 5406 40" draw:points="5385,18 5406,40 0,40 18,18 39,0 5367,0">
          <text:p/>
        </draw:polygon>
        <draw:polygon draw:style-name="gr9" draw:text-style-name="P10" draw:layer="layout" svg:width="3.923cm" svg:height="0.039cm" svg:x="15.102cm" svg:y="19.653cm" svg:viewBox="0 0 3924 40" draw:points="3903,18 3924,40 0,40 18,18 39,0 3885,0">
          <text:p/>
        </draw:polygon>
        <draw:polygon draw:style-name="gr9" draw:text-style-name="P10" draw:layer="layout" svg:width="0.039cm" svg:height="0.476cm" svg:x="2.973cm" svg:y="18.337cm" svg:viewBox="0 0 40 477" draw:points="19,18 40,39 40,437 19,455 0,477 0,0">
          <text:p/>
        </draw:polygon>
        <draw:polygon draw:style-name="gr9" draw:text-style-name="P10" draw:layer="layout" svg:width="0.039cm" svg:height="0.48cm" svg:x="2.973cm" svg:y="18.774cm" svg:viewBox="0 0 40 481" draw:points="19,18 40,39 40,442 19,460 0,481 0,0">
          <text:p/>
        </draw:polygon>
        <draw:polygon draw:style-name="gr9" draw:text-style-name="P10" draw:layer="layout" svg:width="0.039cm" svg:height="0.477cm" svg:x="2.973cm" svg:y="19.215cm" svg:viewBox="0 0 40 478" draw:points="19,18 40,39 40,439 19,456 0,478 0,0">
          <text:p/>
        </draw:polygon>
        <draw:polygon draw:style-name="gr9" draw:text-style-name="P10" draw:layer="layout" svg:width="0.039cm" svg:height="0.441cm" svg:x="9.736cm" svg:y="18.792cm" svg:viewBox="0 0 40 442" draw:points="19,0 40,21 40,424 19,442 0,424 0,21">
          <text:p/>
        </draw:polygon>
        <draw:polygon draw:style-name="gr9" draw:text-style-name="P10" draw:layer="layout" svg:width="0.039cm" svg:height="0.437cm" svg:x="9.736cm" svg:y="19.233cm" svg:viewBox="0 0 40 438" draw:points="19,0 40,21 40,421 19,438 0,421 0,21">
          <text:p/>
        </draw:polygon>
        <draw:polygon draw:style-name="gr9" draw:text-style-name="P10" draw:layer="layout" svg:width="0.039cm" svg:height="0.441cm" svg:x="15.102cm" svg:y="18.792cm" svg:viewBox="0 0 40 442" draw:points="19,0 40,21 40,424 19,442 0,424 0,21">
          <text:p/>
        </draw:polygon>
        <draw:polygon draw:style-name="gr9" draw:text-style-name="P10" draw:layer="layout" svg:width="0.039cm" svg:height="0.437cm" svg:x="15.102cm" svg:y="19.233cm" svg:viewBox="0 0 40 438" draw:points="19,0 40,21 40,421 19,438 0,421 0,21">
          <text:p/>
        </draw:polygon>
        <draw:polygon draw:style-name="gr9" draw:text-style-name="P10" draw:layer="layout" svg:width="0.039cm" svg:height="0.476cm" svg:x="18.986cm" svg:y="18.337cm" svg:viewBox="0 0 40 477" draw:points="18,18 40,0 40,477 18,455 0,437 0,39">
          <text:p/>
        </draw:polygon>
        <draw:polygon draw:style-name="gr9" draw:text-style-name="P10" draw:layer="layout" svg:width="0.039cm" svg:height="0.48cm" svg:x="18.986cm" svg:y="18.774cm" svg:viewBox="0 0 40 481" draw:points="18,18 40,0 40,481 18,460 0,442 0,39">
          <text:p/>
        </draw:polygon>
        <draw:polygon draw:style-name="gr9" draw:text-style-name="P10" draw:layer="layout" svg:width="0.039cm" svg:height="0.477cm" svg:x="18.986cm" svg:y="19.215cm" svg:viewBox="0 0 40 478" draw:points="18,18 40,0 40,478 18,456 0,439 0,39">
          <text:p/>
        </draw:polygon>
        <draw:frame draw:style-name="gr10" draw:text-style-name="P11" draw:layer="layout" svg:width="6.513cm" svg:height="0.48cm" svg:x="3.313cm" svg:y="17.445cm">
          <draw:text-box>
            <text:p text:style-name="P1"><text:span text:style-name="T5">Carga Horária Total do Semestre: 288</text:span></text:p>
          </draw:text-box>
        </draw:frame>
        <draw:frame draw:style-name="gr10" draw:text-style-name="P11" draw:layer="layout" svg:width="7.448cm" svg:height="0.48cm" svg:x="7.119cm" svg:y="18.324cm">
          <draw:text-box>
            <text:p text:style-name="P1"><text:span text:style-name="T5">COMPONENTE CURRICULAR OBRIGATÓRIO</text:span></text:p>
          </draw:text-box>
        </draw:frame>
        <draw:frame draw:style-name="gr10" draw:text-style-name="P11" draw:layer="layout" svg:width="4.134cm" svg:height="0.48cm" svg:x="4.551cm" svg:y="18.761cm">
          <draw:text-box>
            <text:p text:style-name="P1"><text:span text:style-name="T5">Componente Curricular</text:span></text:p>
          </draw:text-box>
        </draw:frame>
        <draw:frame draw:style-name="gr10" draw:text-style-name="P11" draw:layer="layout" svg:width="2.457cm" svg:height="0.48cm" svg:x="11.384cm" svg:y="18.761cm">
          <draw:text-box>
            <text:p text:style-name="P1"><text:span text:style-name="T5">Pré-requisitos</text:span></text:p>
          </draw:text-box>
        </draw:frame>
        <draw:frame draw:style-name="gr10" draw:text-style-name="P11" draw:layer="layout" svg:width="3.444cm" svg:height="0.48cm" svg:x="15.498cm" svg:y="18.761cm">
          <draw:text-box>
            <text:p text:style-name="P1"><text:span text:style-name="T5">Carga Horária Total</text:span></text:p>
          </draw:text-box>
        </draw:frame>
        <draw:frame draw:style-name="gr10" draw:text-style-name="P11" draw:layer="layout" svg:width="4.011cm" svg:height="0.39cm" svg:x="3.313cm" svg:y="19.265cm">
          <draw:text-box>
            <text:p text:style-name="P1"><text:span text:style-name="T10">Atividades Complementares</text:span></text:p>
          </draw:text-box>
        </draw:frame>
        <draw:frame draw:style-name="gr10" draw:text-style-name="P11" draw:layer="layout" svg:width="4.405cm" svg:height="0.39cm" svg:x="10.252cm" svg:y="19.265cm">
          <draw:text-box>
            <text:p text:style-name="P1"><text:span text:style-name="T10">A partir do 1º período do curso</text:span></text:p>
          </draw:text-box>
        </draw:frame>
        <draw:polygon draw:style-name="gr9" draw:text-style-name="P10" draw:layer="layout" svg:width="16.052cm" svg:height="0.039cm" svg:x="2.973cm" svg:y="20.094cm" svg:viewBox="0 0 16053 40" draw:points="16032,17 16014,40 39,40 18,17 0,0 16053,0">
          <text:p/>
        </draw:polygon>
        <draw:polygon draw:style-name="gr9" draw:text-style-name="P10" draw:layer="layout" svg:width="6.96cm" svg:height="0.039cm" svg:x="2.991cm" svg:y="20.531cm" svg:viewBox="0 0 6961 40" draw:points="6940,19 6923,40 21,40 0,19 21,0 6961,0">
          <text:p/>
        </draw:polygon>
        <draw:polygon draw:style-name="gr9" draw:text-style-name="P10" draw:layer="layout" svg:width="1.291cm" svg:height="0.039cm" svg:x="9.913cm" svg:y="20.531cm" svg:viewBox="0 0 1292 40" draw:points="1271,19 1253,40 38,40 17,19 0,0 1292,0">
          <text:p/>
        </draw:polygon>
        <draw:polygon draw:style-name="gr9" draw:text-style-name="P10" draw:layer="layout" svg:width="2.547cm" svg:height="0.039cm" svg:x="11.165cm" svg:y="20.531cm" svg:viewBox="0 0 2548 40" draw:points="2527,19 2509,40 39,40 18,19 0,0 2548,0">
          <text:p/>
        </draw:polygon>
        <draw:polygon draw:style-name="gr9" draw:text-style-name="P10" draw:layer="layout" svg:width="3.831cm" svg:height="0.039cm" svg:x="13.673cm" svg:y="20.531cm" svg:viewBox="0 0 3832 40" draw:points="3811,19 3794,40 39,40 18,19 0,0 3832,0">
          <text:p/>
        </draw:polygon>
        <draw:polygon draw:style-name="gr9" draw:text-style-name="P10" draw:layer="layout" svg:width="1.538cm" svg:height="0.039cm" svg:x="17.466cm" svg:y="20.531cm" svg:viewBox="0 0 1539 40" draw:points="1539,19 1521,40 38,40 17,19 0,0 1521,0">
          <text:p/>
        </draw:polygon>
        <draw:polygon draw:style-name="gr9" draw:text-style-name="P10" draw:layer="layout" svg:width="1.771cm" svg:height="0.039cm" svg:x="13.691cm" svg:y="20.972cm" svg:viewBox="0 0 1772 40" draw:points="1751,18 1733,40 21,40 0,18 21,0 1772,0">
          <text:p/>
        </draw:polygon>
        <draw:polygon draw:style-name="gr9" draw:text-style-name="P10" draw:layer="layout" svg:width="2.06cm" svg:height="0.039cm" svg:x="15.423cm" svg:y="20.972cm" svg:viewBox="0 0 2061 40" draw:points="2061,18 2044,40 40,40 18,18 0,0 2044,0">
          <text:p/>
        </draw:polygon>
        <draw:polygon draw:style-name="gr9" draw:text-style-name="P10" draw:layer="layout" svg:width="6.939cm" svg:height="0.038cm" svg:x="2.991cm" svg:y="21.41cm" svg:viewBox="0 0 6940 39" draw:points="6940,18 6923,39 21,39 0,18 21,0 6923,0">
          <text:p/>
        </draw:polygon>
        <draw:polygon draw:style-name="gr9" draw:text-style-name="P10" draw:layer="layout" svg:width="1.253cm" svg:height="0.038cm" svg:x="9.93cm" svg:y="21.41cm" svg:viewBox="0 0 1254 39" draw:points="1254,18 1236,39 21,39 0,18 21,0 1236,0">
          <text:p/>
        </draw:polygon>
        <draw:polygon draw:style-name="gr9" draw:text-style-name="P10" draw:layer="layout" svg:width="2.508cm" svg:height="0.038cm" svg:x="11.183cm" svg:y="21.41cm" svg:viewBox="0 0 2509 39" draw:points="2509,18 2491,39 21,39 0,18 21,0 2491,0">
          <text:p/>
        </draw:polygon>
        <draw:polygon draw:style-name="gr9" draw:text-style-name="P10" draw:layer="layout" svg:width="1.75cm" svg:height="0.038cm" svg:x="13.691cm" svg:y="21.41cm" svg:viewBox="0 0 1751 39" draw:points="1751,18 1733,39 21,39 0,18 21,0 1733,0">
          <text:p/>
        </draw:polygon>
        <draw:polygon draw:style-name="gr9" draw:text-style-name="P10" draw:layer="layout" svg:width="2.042cm" svg:height="0.038cm" svg:x="15.441cm" svg:y="21.41cm" svg:viewBox="0 0 2043 39" draw:points="2043,18 2026,39 21,39 0,18 21,0 2026,0">
          <text:p/>
        </draw:polygon>
        <draw:polygon draw:style-name="gr9" draw:text-style-name="P10" draw:layer="layout" svg:width="1.521cm" svg:height="0.038cm" svg:x="17.483cm" svg:y="21.41cm" svg:viewBox="0 0 1522 39" draw:points="1522,18 1503,39 21,39 0,18 21,0 1503,0">
          <text:p/>
        </draw:polygon>
        <draw:polygon draw:style-name="gr9" draw:text-style-name="P10" draw:layer="layout" svg:width="6.939cm" svg:height="0.038cm" svg:x="2.991cm" svg:y="21.851cm" svg:viewBox="0 0 6940 39" draw:points="6940,17 6923,39 21,39 0,17 21,0 6923,0">
          <text:p/>
        </draw:polygon>
        <draw:polygon draw:style-name="gr9" draw:text-style-name="P10" draw:layer="layout" svg:width="1.253cm" svg:height="0.038cm" svg:x="9.93cm" svg:y="21.851cm" svg:viewBox="0 0 1254 39" draw:points="1254,17 1236,39 21,39 0,17 21,0 1236,0">
          <text:p/>
        </draw:polygon>
        <draw:polygon draw:style-name="gr9" draw:text-style-name="P10" draw:layer="layout" svg:width="2.508cm" svg:height="0.038cm" svg:x="11.183cm" svg:y="21.851cm" svg:viewBox="0 0 2509 39" draw:points="2509,17 2491,39 21,39 0,17 21,0 2491,0">
          <text:p/>
        </draw:polygon>
        <draw:polygon draw:style-name="gr9" draw:text-style-name="P10" draw:layer="layout" svg:width="1.75cm" svg:height="0.038cm" svg:x="13.691cm" svg:y="21.851cm" svg:viewBox="0 0 1751 39" draw:points="1751,17 1733,39 21,39 0,17 21,0 1733,0">
          <text:p/>
        </draw:polygon>
        <draw:polygon draw:style-name="gr9" draw:text-style-name="P10" draw:layer="layout" svg:width="2.042cm" svg:height="0.038cm" svg:x="15.441cm" svg:y="21.851cm" svg:viewBox="0 0 2043 39" draw:points="2043,17 2026,39 21,39 0,17 21,0 2026,0">
          <text:p/>
        </draw:polygon>
        <draw:polygon draw:style-name="gr9" draw:text-style-name="P10" draw:layer="layout" svg:width="1.521cm" svg:height="0.038cm" svg:x="17.483cm" svg:y="21.851cm" svg:viewBox="0 0 1522 39" draw:points="1522,17 1503,39 21,39 0,17 21,0 1503,0">
          <text:p/>
        </draw:polygon>
        <draw:polygon draw:style-name="gr9" draw:text-style-name="P10" draw:layer="layout" svg:width="6.939cm" svg:height="0.039cm" svg:x="2.991cm" svg:y="22.288cm" svg:viewBox="0 0 6940 40" draw:points="6940,18 6923,40 21,40 0,18 21,0 6923,0">
          <text:p/>
        </draw:polygon>
        <draw:polygon draw:style-name="gr9" draw:text-style-name="P10" draw:layer="layout" svg:width="1.253cm" svg:height="0.039cm" svg:x="9.93cm" svg:y="22.288cm" svg:viewBox="0 0 1254 40" draw:points="1254,18 1236,40 21,40 0,18 21,0 1236,0">
          <text:p/>
        </draw:polygon>
        <draw:polygon draw:style-name="gr9" draw:text-style-name="P10" draw:layer="layout" svg:width="2.508cm" svg:height="0.039cm" svg:x="11.183cm" svg:y="22.288cm" svg:viewBox="0 0 2509 40" draw:points="2509,18 2491,40 21,40 0,18 21,0 2491,0">
          <text:p/>
        </draw:polygon>
        <draw:polygon draw:style-name="gr9" draw:text-style-name="P10" draw:layer="layout" svg:width="1.75cm" svg:height="0.039cm" svg:x="13.691cm" svg:y="22.288cm" svg:viewBox="0 0 1751 40" draw:points="1751,18 1733,40 21,40 0,18 21,0 1733,0">
          <text:p/>
        </draw:polygon>
        <draw:polygon draw:style-name="gr9" draw:text-style-name="P10" draw:layer="layout" svg:width="2.042cm" svg:height="0.039cm" svg:x="15.441cm" svg:y="22.288cm" svg:viewBox="0 0 2043 40" draw:points="2043,18 2026,40 21,40 0,18 21,0 2026,0">
          <text:p/>
        </draw:polygon>
        <draw:polygon draw:style-name="gr9" draw:text-style-name="P10" draw:layer="layout" svg:width="1.521cm" svg:height="0.039cm" svg:x="17.483cm" svg:y="22.288cm" svg:viewBox="0 0 1522 40" draw:points="1522,18 1503,40 21,40 0,18 21,0 1503,0">
          <text:p/>
        </draw:polygon>
        <draw:polygon draw:style-name="gr9" draw:text-style-name="P10" draw:layer="layout" svg:width="6.939cm" svg:height="0.039cm" svg:x="2.991cm" svg:y="22.729cm" svg:viewBox="0 0 6940 40" draw:points="6940,19 6923,40 21,40 0,19 21,0 6923,0">
          <text:p/>
        </draw:polygon>
        <draw:polygon draw:style-name="gr9" draw:text-style-name="P10" draw:layer="layout" svg:width="1.253cm" svg:height="0.039cm" svg:x="9.93cm" svg:y="22.729cm" svg:viewBox="0 0 1254 40" draw:points="1254,19 1236,40 21,40 0,19 21,0 1236,0">
          <text:p/>
        </draw:polygon>
        <draw:polygon draw:style-name="gr9" draw:text-style-name="P10" draw:layer="layout" svg:width="2.508cm" svg:height="0.039cm" svg:x="11.183cm" svg:y="22.729cm" svg:viewBox="0 0 2509 40" draw:points="2509,19 2491,40 21,40 0,19 21,0 2491,0">
          <text:p/>
        </draw:polygon>
        <draw:polygon draw:style-name="gr9" draw:text-style-name="P10" draw:layer="layout" svg:width="1.75cm" svg:height="0.039cm" svg:x="13.691cm" svg:y="22.729cm" svg:viewBox="0 0 1751 40" draw:points="1751,19 1733,40 21,40 0,19 21,0 1733,0">
          <text:p/>
        </draw:polygon>
        <draw:polygon draw:style-name="gr9" draw:text-style-name="P10" draw:layer="layout" svg:width="2.042cm" svg:height="0.039cm" svg:x="15.441cm" svg:y="22.729cm" svg:viewBox="0 0 2043 40" draw:points="2043,19 2026,40 21,40 0,19 21,0 2026,0">
          <text:p/>
        </draw:polygon>
        <draw:polygon draw:style-name="gr9" draw:text-style-name="P10" draw:layer="layout" svg:width="1.521cm" svg:height="0.039cm" svg:x="17.483cm" svg:y="22.729cm" svg:viewBox="0 0 1522 40" draw:points="1522,19 1503,40 21,40 0,19 21,0 1503,0">
          <text:p/>
        </draw:polygon>
        <draw:polygon draw:style-name="gr9" draw:text-style-name="P10" draw:layer="layout" svg:width="6.978cm" svg:height="0.039cm" svg:x="2.973cm" svg:y="23.166cm" svg:viewBox="0 0 6979 40" draw:points="6958,18 6979,40 0,40 18,18 39,0 6941,0">
          <text:p/>
        </draw:polygon>
        <draw:polygon draw:style-name="gr9" draw:text-style-name="P10" draw:layer="layout" svg:width="1.291cm" svg:height="0.039cm" svg:x="9.913cm" svg:y="23.166cm" svg:viewBox="0 0 1292 40" draw:points="1271,18 1292,40 0,40 17,18 38,0 1253,0">
          <text:p/>
        </draw:polygon>
        <draw:polygon draw:style-name="gr9" draw:text-style-name="P10" draw:layer="layout" svg:width="2.547cm" svg:height="0.039cm" svg:x="11.165cm" svg:y="23.166cm" svg:viewBox="0 0 2548 40" draw:points="2527,18 2548,40 0,40 18,18 39,0 2509,0">
          <text:p/>
        </draw:polygon>
        <draw:polygon draw:style-name="gr9" draw:text-style-name="P10" draw:layer="layout" svg:width="1.789cm" svg:height="0.039cm" svg:x="13.673cm" svg:y="23.166cm" svg:viewBox="0 0 1790 40" draw:points="1769,18 1790,40 0,40 18,18 39,0 1751,0">
          <text:p/>
        </draw:polygon>
        <draw:polygon draw:style-name="gr9" draw:text-style-name="P10" draw:layer="layout" svg:width="2.081cm" svg:height="0.039cm" svg:x="15.423cm" svg:y="23.166cm" svg:viewBox="0 0 2082 40" draw:points="2061,18 2082,40 0,40 18,18 39,0 2044,0">
          <text:p/>
        </draw:polygon>
        <draw:polygon draw:style-name="gr9" draw:text-style-name="P10" draw:layer="layout" svg:width="1.559cm" svg:height="0.039cm" svg:x="17.466cm" svg:y="23.166cm" svg:viewBox="0 0 1560 40" draw:points="1539,18 1560,40 0,40 17,18 38,0 1521,0">
          <text:p/>
        </draw:polygon>
        <draw:polygon draw:style-name="gr9" draw:text-style-name="P10" draw:layer="layout" svg:width="0.039cm" svg:height="0.476cm" svg:x="2.973cm" svg:y="20.094cm" svg:viewBox="0 0 40 477" draw:points="19,17 40,39 40,438 19,456 0,477 0,0">
          <text:p/>
        </draw:polygon>
        <draw:polygon draw:style-name="gr9" draw:text-style-name="P10" draw:layer="layout" svg:width="0.039cm" svg:height="0.917cm" svg:x="2.973cm" svg:y="20.531cm" svg:viewBox="0 0 40 918" draw:points="19,18 40,39 40,880 19,897 0,918 0,0">
          <text:p/>
        </draw:polygon>
        <draw:polygon draw:style-name="gr9" draw:text-style-name="P10" draw:layer="layout" svg:width="0.039cm" svg:height="0.479cm" svg:x="2.973cm" svg:y="21.41cm" svg:viewBox="0 0 40 480" draw:points="19,17 40,38 40,442 19,459 0,480 0,0">
          <text:p/>
        </draw:polygon>
        <draw:polygon draw:style-name="gr9" draw:text-style-name="P10" draw:layer="layout" svg:width="0.039cm" svg:height="0.476cm" svg:x="2.973cm" svg:y="21.851cm" svg:viewBox="0 0 40 477" draw:points="19,17 40,38 40,438 19,456 0,477 0,0">
          <text:p/>
        </draw:polygon>
        <draw:polygon draw:style-name="gr9" draw:text-style-name="P10" draw:layer="layout" svg:width="0.039cm" svg:height="0.48cm" svg:x="2.973cm" svg:y="22.288cm" svg:viewBox="0 0 40 481" draw:points="19,18 40,39 40,441 19,459 0,481 0,0">
          <text:p/>
        </draw:polygon>
        <draw:polygon draw:style-name="gr9" draw:text-style-name="P10" draw:layer="layout" svg:width="0.039cm" svg:height="0.476cm" svg:x="2.973cm" svg:y="22.729cm" svg:viewBox="0 0 40 477" draw:points="19,18 40,39 40,438 19,456 0,477 0,0">
          <text:p/>
        </draw:polygon>
        <draw:polygon draw:style-name="gr9" draw:text-style-name="P10" draw:layer="layout" svg:width="0.038cm" svg:height="0.878cm" svg:x="9.913cm" svg:y="20.549cm" svg:viewBox="0 0 39 879" draw:points="17,0 39,21 39,862 17,879 0,862 0,21">
          <text:p/>
        </draw:polygon>
        <draw:polygon draw:style-name="gr9" draw:text-style-name="P10" draw:layer="layout" svg:width="0.038cm" svg:height="0.441cm" svg:x="9.913cm" svg:y="21.427cm" svg:viewBox="0 0 39 442" draw:points="17,0 39,21 39,425 17,442 0,425 0,21">
          <text:p/>
        </draw:polygon>
        <draw:polygon draw:style-name="gr9" draw:text-style-name="P10" draw:layer="layout" svg:width="0.038cm" svg:height="0.438cm" svg:x="9.913cm" svg:y="21.868cm" svg:viewBox="0 0 39 439" draw:points="17,0 39,21 39,421 17,439 0,421 0,21">
          <text:p/>
        </draw:polygon>
        <draw:polygon draw:style-name="gr9" draw:text-style-name="P10" draw:layer="layout" svg:width="0.038cm" svg:height="0.441cm" svg:x="9.913cm" svg:y="22.306cm" svg:viewBox="0 0 39 442" draw:points="17,0 39,21 39,424 17,442 0,424 0,21">
          <text:p/>
        </draw:polygon>
        <draw:polygon draw:style-name="gr9" draw:text-style-name="P10" draw:layer="layout" svg:width="0.038cm" svg:height="0.437cm" svg:x="9.913cm" svg:y="22.747cm" svg:viewBox="0 0 39 438" draw:points="17,0 39,21 39,420 17,438 0,420 0,21">
          <text:p/>
        </draw:polygon>
        <draw:polygon draw:style-name="gr9" draw:text-style-name="P10" draw:layer="layout" svg:width="0.039cm" svg:height="0.878cm" svg:x="11.165cm" svg:y="20.549cm" svg:viewBox="0 0 40 879" draw:points="18,0 40,21 40,862 18,879 0,862 0,21">
          <text:p/>
        </draw:polygon>
        <draw:polygon draw:style-name="gr9" draw:text-style-name="P10" draw:layer="layout" svg:width="0.039cm" svg:height="0.441cm" svg:x="11.165cm" svg:y="21.427cm" svg:viewBox="0 0 40 442" draw:points="18,0 40,21 40,425 18,442 0,425 0,21">
          <text:p/>
        </draw:polygon>
        <draw:polygon draw:style-name="gr9" draw:text-style-name="P10" draw:layer="layout" svg:width="0.039cm" svg:height="0.438cm" svg:x="11.165cm" svg:y="21.868cm" svg:viewBox="0 0 40 439" draw:points="18,0 40,21 40,421 18,439 0,421 0,21">
          <text:p/>
        </draw:polygon>
        <draw:polygon draw:style-name="gr9" draw:text-style-name="P10" draw:layer="layout" svg:width="0.039cm" svg:height="0.441cm" svg:x="11.165cm" svg:y="22.306cm" svg:viewBox="0 0 40 442" draw:points="18,0 40,21 40,424 18,442 0,424 0,21">
          <text:p/>
        </draw:polygon>
        <draw:polygon draw:style-name="gr9" draw:text-style-name="P10" draw:layer="layout" svg:width="0.039cm" svg:height="0.437cm" svg:x="11.165cm" svg:y="22.747cm" svg:viewBox="0 0 40 438" draw:points="18,0 40,21 40,420 18,438 0,420 0,21">
          <text:p/>
        </draw:polygon>
        <draw:polygon draw:style-name="gr9" draw:text-style-name="P10" draw:layer="layout" svg:width="0.039cm" svg:height="0.462cm" svg:x="13.673cm" svg:y="20.549cm" svg:viewBox="0 0 40 463" draw:points="18,0 40,22 40,424 18,442 0,463 0,22">
          <text:p/>
        </draw:polygon>
        <draw:polygon draw:style-name="gr9" draw:text-style-name="P10" draw:layer="layout" svg:width="0.039cm" svg:height="0.455cm" svg:x="13.673cm" svg:y="20.972cm" svg:viewBox="0 0 40 456" draw:points="18,18 40,39 40,439 18,456 0,439 0,0">
          <text:p/>
        </draw:polygon>
        <draw:polygon draw:style-name="gr9" draw:text-style-name="P10" draw:layer="layout" svg:width="0.039cm" svg:height="0.441cm" svg:x="13.673cm" svg:y="21.427cm" svg:viewBox="0 0 40 442" draw:points="18,0 40,21 40,425 18,442 0,425 0,21">
          <text:p/>
        </draw:polygon>
        <draw:polygon draw:style-name="gr9" draw:text-style-name="P10" draw:layer="layout" svg:width="0.039cm" svg:height="0.438cm" svg:x="13.673cm" svg:y="21.868cm" svg:viewBox="0 0 40 439" draw:points="18,0 40,21 40,421 18,439 0,421 0,21">
          <text:p/>
        </draw:polygon>
        <draw:polygon draw:style-name="gr9" draw:text-style-name="P10" draw:layer="layout" svg:width="0.039cm" svg:height="0.441cm" svg:x="13.673cm" svg:y="22.306cm" svg:viewBox="0 0 40 442" draw:points="18,0 40,21 40,424 18,442 0,424 0,21">
          <text:p/>
        </draw:polygon>
        <draw:polygon draw:style-name="gr9" draw:text-style-name="P10" draw:layer="layout" svg:width="0.039cm" svg:height="0.437cm" svg:x="13.673cm" svg:y="22.747cm" svg:viewBox="0 0 40 438" draw:points="18,0 40,21 40,420 18,438 0,420 0,21">
          <text:p/>
        </draw:polygon>
        <draw:polygon draw:style-name="gr9" draw:text-style-name="P10" draw:layer="layout" svg:width="0.039cm" svg:height="0.437cm" svg:x="15.423cm" svg:y="20.99cm" svg:viewBox="0 0 40 438" draw:points="18,0 40,21 40,421 18,438 0,421 0,21">
          <text:p/>
        </draw:polygon>
        <draw:polygon draw:style-name="gr9" draw:text-style-name="P10" draw:layer="layout" svg:width="0.039cm" svg:height="0.441cm" svg:x="15.423cm" svg:y="21.427cm" svg:viewBox="0 0 40 442" draw:points="18,0 40,21 40,425 18,442 0,425 0,21">
          <text:p/>
        </draw:polygon>
        <draw:polygon draw:style-name="gr9" draw:text-style-name="P10" draw:layer="layout" svg:width="0.039cm" svg:height="0.438cm" svg:x="15.423cm" svg:y="21.868cm" svg:viewBox="0 0 40 439" draw:points="18,0 40,21 40,421 18,439 0,421 0,21">
          <text:p/>
        </draw:polygon>
        <draw:polygon draw:style-name="gr9" draw:text-style-name="P10" draw:layer="layout" svg:width="0.039cm" svg:height="0.441cm" svg:x="15.423cm" svg:y="22.306cm" svg:viewBox="0 0 40 442" draw:points="18,0 40,21 40,424 18,442 0,424 0,21">
          <text:p/>
        </draw:polygon>
        <draw:polygon draw:style-name="gr9" draw:text-style-name="P10" draw:layer="layout" svg:width="0.039cm" svg:height="0.437cm" svg:x="15.423cm" svg:y="22.747cm" svg:viewBox="0 0 40 438" draw:points="18,0 40,21 40,420 18,438 0,420 0,21">
          <text:p/>
        </draw:polygon>
        <draw:polygon draw:style-name="gr9" draw:text-style-name="P10" draw:layer="layout" svg:width="0.038cm" svg:height="0.462cm" svg:x="17.466cm" svg:y="20.549cm" svg:viewBox="0 0 39 463" draw:points="17,0 39,22 39,463 17,442 0,424 0,22">
          <text:p/>
        </draw:polygon>
        <draw:polygon draw:style-name="gr9" draw:text-style-name="P10" draw:layer="layout" svg:width="0.038cm" svg:height="0.455cm" svg:x="17.466cm" svg:y="20.972cm" svg:viewBox="0 0 39 456" draw:points="17,18 39,0 39,439 17,456 0,439 0,39">
          <text:p/>
        </draw:polygon>
        <draw:polygon draw:style-name="gr9" draw:text-style-name="P10" draw:layer="layout" svg:width="0.038cm" svg:height="0.441cm" svg:x="17.466cm" svg:y="21.427cm" svg:viewBox="0 0 39 442" draw:points="17,0 39,21 39,425 17,442 0,425 0,21">
          <text:p/>
        </draw:polygon>
        <draw:polygon draw:style-name="gr9" draw:text-style-name="P10" draw:layer="layout" svg:width="0.038cm" svg:height="0.438cm" svg:x="17.466cm" svg:y="21.868cm" svg:viewBox="0 0 39 439" draw:points="17,0 39,21 39,421 17,439 0,421 0,21">
          <text:p/>
        </draw:polygon>
        <draw:polygon draw:style-name="gr9" draw:text-style-name="P10" draw:layer="layout" svg:width="0.038cm" svg:height="0.441cm" svg:x="17.466cm" svg:y="22.306cm" svg:viewBox="0 0 39 442" draw:points="17,0 39,21 39,424 17,442 0,424 0,21">
          <text:p/>
        </draw:polygon>
        <draw:polygon draw:style-name="gr9" draw:text-style-name="P10" draw:layer="layout" svg:width="0.038cm" svg:height="0.437cm" svg:x="17.466cm" svg:y="22.747cm" svg:viewBox="0 0 39 438" draw:points="17,0 39,21 39,420 17,438 0,420 0,21">
          <text:p/>
        </draw:polygon>
        <draw:polygon draw:style-name="gr9" draw:text-style-name="P10" draw:layer="layout" svg:width="0.039cm" svg:height="0.476cm" svg:x="18.986cm" svg:y="20.094cm" svg:viewBox="0 0 40 477" draw:points="18,17 40,0 40,477 18,456 0,438 0,39">
          <text:p/>
        </draw:polygon>
        <draw:polygon draw:style-name="gr9" draw:text-style-name="P10" draw:layer="layout" svg:width="0.039cm" svg:height="0.917cm" svg:x="18.986cm" svg:y="20.531cm" svg:viewBox="0 0 40 918" draw:points="18,18 40,0 40,918 18,897 0,880 0,39">
          <text:p/>
        </draw:polygon>
        <draw:polygon draw:style-name="gr9" draw:text-style-name="P10" draw:layer="layout" svg:width="0.039cm" svg:height="0.479cm" svg:x="18.986cm" svg:y="21.41cm" svg:viewBox="0 0 40 480" draw:points="18,17 40,0 40,480 18,459 0,442 0,38">
          <text:p/>
        </draw:polygon>
        <draw:polygon draw:style-name="gr9" draw:text-style-name="P10" draw:layer="layout" svg:width="0.039cm" svg:height="0.476cm" svg:x="18.986cm" svg:y="21.851cm" svg:viewBox="0 0 40 477" draw:points="18,17 40,0 40,477 18,456 0,438 0,38">
          <text:p/>
        </draw:polygon>
        <draw:polygon draw:style-name="gr9" draw:text-style-name="P10" draw:layer="layout" svg:width="0.039cm" svg:height="0.48cm" svg:x="18.986cm" svg:y="22.288cm" svg:viewBox="0 0 40 481" draw:points="18,18 40,0 40,481 18,459 0,441 0,39">
          <text:p/>
        </draw:polygon>
        <draw:polygon draw:style-name="gr9" draw:text-style-name="P10" draw:layer="layout" svg:width="0.039cm" svg:height="0.476cm" svg:x="18.986cm" svg:y="22.729cm" svg:viewBox="0 0 40 477" draw:points="18,18 40,0 40,477 18,456 0,438 0,39">
          <text:p/>
        </draw:polygon>
        <draw:frame draw:style-name="gr10" draw:text-style-name="P11" draw:layer="layout" svg:width="0.535cm" svg:height="0.39cm" svg:x="16.799cm" svg:y="19.265cm">
          <draw:text-box>
            <text:p text:style-name="P1"><text:span text:style-name="T10">120</text:span></text:p>
          </draw:text-box>
        </draw:frame>
        <draw:frame draw:style-name="gr10" draw:text-style-name="P11" draw:layer="layout" svg:width="3.909cm" svg:height="0.48cm" svg:x="8.929cm" svg:y="20.08cm">
          <draw:text-box>
            <text:p text:style-name="P1"><text:span text:style-name="T5">DISCIPLINAS ELETIVAS</text:span></text:p>
          </draw:text-box>
        </draw:frame>
        <draw:frame draw:style-name="gr10" draw:text-style-name="P11" draw:layer="layout" svg:width="1.882cm" svg:height="0.48cm" svg:x="5.641cm" svg:y="20.737cm">
          <draw:text-box>
            <text:p text:style-name="P1"><text:span text:style-name="T5">Disciplinas</text:span></text:p>
          </draw:text-box>
        </draw:frame>
        <draw:frame draw:style-name="gr10" draw:text-style-name="P11" draw:layer="layout" svg:width="0.768cm" svg:height="0.48cm" svg:x="10.202cm" svg:y="20.737cm">
          <draw:text-box>
            <text:p text:style-name="P1"><text:span text:style-name="T5">Cod.</text:span></text:p>
          </draw:text-box>
        </draw:frame>
        <draw:frame draw:style-name="gr10" draw:text-style-name="P11" draw:layer="layout" svg:width="2.457cm" svg:height="0.48cm" svg:x="11.384cm" svg:y="20.737cm">
          <draw:text-box>
            <text:p text:style-name="P1"><text:span text:style-name="T5">Pré-requisitos</text:span></text:p>
          </draw:text-box>
        </draw:frame>
        <draw:frame draw:style-name="gr10" draw:text-style-name="P11" draw:layer="layout" svg:width="2.462cm" svg:height="0.48cm" svg:x="14.471cm" svg:y="20.518cm">
          <draw:text-box>
            <text:p text:style-name="P1"><text:span text:style-name="T5">Carga Horária</text:span></text:p>
          </draw:text-box>
        </draw:frame>
        <draw:frame draw:style-name="gr10" draw:text-style-name="P11" draw:layer="layout" svg:width="0.967cm" svg:height="0.48cm" svg:x="17.815cm" svg:y="20.536cm">
          <draw:text-box>
            <text:p text:style-name="P1"><text:span text:style-name="T5">Aulas</text:span></text:p>
          </draw:text-box>
        </draw:frame>
        <draw:frame draw:style-name="gr10" draw:text-style-name="P11" draw:layer="layout" svg:width="1.687cm" svg:height="0.48cm" svg:x="17.533cm" svg:y="20.941cm">
          <draw:text-box>
            <text:p text:style-name="P1"><text:span text:style-name="T5">Semanais</text:span></text:p>
          </draw:text-box>
        </draw:frame>
        <draw:frame draw:style-name="gr10" draw:text-style-name="P11" draw:layer="layout" svg:width="1.81cm" svg:height="0.48cm" svg:x="13.797cm" svg:y="20.959cm">
          <draw:text-box>
            <text:p text:style-name="P1"><text:span text:style-name="T5">Presencial</text:span></text:p>
          </draw:text-box>
        </draw:frame>
        <draw:frame draw:style-name="gr10" draw:text-style-name="P11" draw:layer="layout" svg:width="1.971cm" svg:height="0.48cm" svg:x="15.589cm" svg:y="20.959cm">
          <draw:text-box>
            <text:p text:style-name="P1"><text:span text:style-name="T5">A Distância</text:span></text:p>
          </draw:text-box>
        </draw:frame>
        <draw:frame draw:style-name="gr10" draw:text-style-name="P11" draw:layer="layout" svg:width="4.371cm" svg:height="0.39cm" svg:x="3.313cm" svg:y="21.459cm">
          <draw:text-box>
            <text:p text:style-name="P1"><text:span text:style-name="T10">Direito Aplicado à Informática</text:span></text:p>
          </draw:text-box>
        </draw:frame>
        <draw:frame draw:style-name="gr10" draw:text-style-name="P11" draw:layer="layout" svg:width="0.629cm" svg:height="0.39cm" svg:x="10.248cm" svg:y="21.459cm">
          <draw:text-box>
            <text:p text:style-name="P1"><text:span text:style-name="T10">DAI</text:span></text:p>
          </draw:text-box>
        </draw:frame>
        <draw:frame draw:style-name="gr10" draw:text-style-name="P11" draw:layer="layout" svg:width="1.903cm" svg:height="0.39cm" svg:x="11.49cm" svg:y="21.459cm">
          <draw:text-box>
            <text:p text:style-name="P1"><text:span text:style-name="T10">Não se aplica</text:span></text:p>
          </draw:text-box>
        </draw:frame>
        <draw:frame draw:style-name="gr10" draw:text-style-name="P11" draw:layer="layout" svg:width="0.358cm" svg:height="0.39cm" svg:x="14.393cm" svg:y="21.459cm">
          <draw:text-box>
            <text:p text:style-name="P1"><text:span text:style-name="T10">60</text:span></text:p>
          </draw:text-box>
        </draw:frame>
        <draw:frame draw:style-name="gr10" draw:text-style-name="P11" draw:layer="layout" svg:width="0.352cm" svg:height="0.39cm" svg:x="16.379cm" svg:y="21.459cm">
          <draw:text-box>
            <text:p text:style-name="P1"><text:span text:style-name="T10">0</text:span></text:p>
          </draw:text-box>
        </draw:frame>
        <draw:frame draw:style-name="gr10" draw:text-style-name="P11" draw:layer="layout" svg:width="0.358cm" svg:height="0.39cm" svg:x="18.069cm" svg:y="21.459cm">
          <draw:text-box>
            <text:p text:style-name="P1"><text:span text:style-name="T10">02</text:span></text:p>
          </draw:text-box>
        </draw:frame>
        <draw:frame draw:style-name="gr10" draw:text-style-name="P11" draw:layer="layout" svg:width="2.809cm" svg:height="0.39cm" svg:x="3.313cm" svg:y="21.9cm">
          <draw:text-box>
            <text:p text:style-name="P1"><text:span text:style-name="T10">Estatística Aplicada</text:span></text:p>
          </draw:text-box>
        </draw:frame>
        <draw:frame draw:style-name="gr10" draw:text-style-name="P11" draw:layer="layout" svg:width="0.552cm" svg:height="0.39cm" svg:x="10.287cm" svg:y="21.9cm">
          <draw:text-box>
            <text:p text:style-name="P1"><text:span text:style-name="T10">ETI</text:span></text:p>
          </draw:text-box>
        </draw:frame>
        <draw:frame draw:style-name="gr10" draw:text-style-name="P11" draw:layer="layout" svg:width="1.903cm" svg:height="0.39cm" svg:x="11.49cm" svg:y="21.9cm">
          <draw:text-box>
            <text:p text:style-name="P1"><text:span text:style-name="T10">Não se aplica</text:span></text:p>
          </draw:text-box>
        </draw:frame>
        <draw:frame draw:style-name="gr10" draw:text-style-name="P11" draw:layer="layout" svg:width="0.358cm" svg:height="0.39cm" svg:x="14.393cm" svg:y="21.9cm">
          <draw:text-box>
            <text:p text:style-name="P1"><text:span text:style-name="T10">60</text:span></text:p>
          </draw:text-box>
        </draw:frame>
        <draw:frame draw:style-name="gr10" draw:text-style-name="P11" draw:layer="layout" svg:width="0.352cm" svg:height="0.39cm" svg:x="16.379cm" svg:y="21.9cm">
          <draw:text-box>
            <text:p text:style-name="P1"><text:span text:style-name="T10">0</text:span></text:p>
          </draw:text-box>
        </draw:frame>
        <draw:frame draw:style-name="gr10" draw:text-style-name="P11" draw:layer="layout" svg:width="0.358cm" svg:height="0.39cm" svg:x="18.069cm" svg:y="21.9cm">
          <draw:text-box>
            <text:p text:style-name="P1"><text:span text:style-name="T10">02</text:span></text:p>
          </draw:text-box>
        </draw:frame>
        <draw:frame draw:style-name="gr10" draw:text-style-name="P11" draw:layer="layout" svg:width="2.648cm" svg:height="0.39cm" svg:x="3.313cm" svg:y="22.338cm">
          <draw:text-box>
            <text:p text:style-name="P1"><text:span text:style-name="T10">Gestão de Projetos</text:span></text:p>
          </draw:text-box>
        </draw:frame>
        <draw:frame draw:style-name="gr10" draw:text-style-name="P11" draw:layer="layout" svg:width="0.586cm" svg:height="0.39cm" svg:x="10.266cm" svg:y="22.338cm">
          <draw:text-box>
            <text:p text:style-name="P1"><text:span text:style-name="T10">GPJ</text:span></text:p>
          </draw:text-box>
        </draw:frame>
        <draw:frame draw:style-name="gr10" draw:text-style-name="P11" draw:layer="layout" svg:width="1.903cm" svg:height="0.39cm" svg:x="11.49cm" svg:y="22.338cm">
          <draw:text-box>
            <text:p text:style-name="P1"><text:span text:style-name="T10">Não se aplica</text:span></text:p>
          </draw:text-box>
        </draw:frame>
        <draw:frame draw:style-name="gr10" draw:text-style-name="P11" draw:layer="layout" svg:width="0.358cm" svg:height="0.39cm" svg:x="14.393cm" svg:y="22.338cm">
          <draw:text-box>
            <text:p text:style-name="P1"><text:span text:style-name="T10">60</text:span></text:p>
          </draw:text-box>
        </draw:frame>
        <draw:frame draw:style-name="gr10" draw:text-style-name="P11" draw:layer="layout" svg:width="0.352cm" svg:height="0.39cm" svg:x="16.379cm" svg:y="22.338cm">
          <draw:text-box>
            <text:p text:style-name="P1"><text:span text:style-name="T10">0</text:span></text:p>
          </draw:text-box>
        </draw:frame>
        <draw:frame draw:style-name="gr10" draw:text-style-name="P11" draw:layer="layout" svg:width="0.358cm" svg:height="0.39cm" svg:x="18.069cm" svg:y="22.338cm">
          <draw:text-box>
            <text:p text:style-name="P1"><text:span text:style-name="T10">02</text:span></text:p>
          </draw:text-box>
        </draw:frame>
        <draw:frame draw:style-name="gr10" draw:text-style-name="P11" draw:layer="layout" svg:width="4.168cm" svg:height="0.39cm" svg:x="3.313cm" svg:y="22.779cm">
          <draw:text-box>
            <text:p text:style-name="P1"><text:span text:style-name="T10">Leitura e Produção de Textos</text:span></text:p>
          </draw:text-box>
        </draw:frame>
        <draw:frame draw:style-name="gr10" draw:text-style-name="P11" draw:layer="layout" svg:width="0.629cm" svg:height="0.39cm" svg:x="10.248cm" svg:y="22.779cm">
          <draw:text-box>
            <text:p text:style-name="P1"><text:span text:style-name="T10">LPT</text:span></text:p>
          </draw:text-box>
        </draw:frame>
        <draw:frame draw:style-name="gr10" draw:text-style-name="P11" draw:layer="layout" svg:width="1.903cm" svg:height="0.39cm" svg:x="11.49cm" svg:y="22.779cm">
          <draw:text-box>
            <text:p text:style-name="P1"><text:span text:style-name="T10">Não se aplica</text:span></text:p>
          </draw:text-box>
        </draw:frame>
        <draw:frame draw:style-name="gr10" draw:text-style-name="P11" draw:layer="layout" svg:width="0.358cm" svg:height="0.39cm" svg:x="14.393cm" svg:y="22.779cm">
          <draw:text-box>
            <text:p text:style-name="P1"><text:span text:style-name="T10">60</text:span></text:p>
          </draw:text-box>
        </draw:frame>
        <draw:frame draw:style-name="gr10" draw:text-style-name="P11" draw:layer="layout" svg:width="0.352cm" svg:height="0.39cm" svg:x="16.379cm" svg:y="22.779cm">
          <draw:text-box>
            <text:p text:style-name="P1"><text:span text:style-name="T10">0</text:span></text:p>
          </draw:text-box>
        </draw:frame>
        <draw:polygon draw:style-name="gr9" draw:text-style-name="P10" draw:layer="layout" svg:width="16.052cm" svg:height="0.039cm" svg:x="2.973cm" svg:y="23.607cm" svg:viewBox="0 0 16053 40" draw:points="16032,19 16014,40 39,40 18,19 0,0 16053,0">
          <text:p/>
        </draw:polygon>
        <draw:polygon draw:style-name="gr9" draw:text-style-name="P10" draw:layer="layout" svg:width="7.892cm" svg:height="0.039cm" svg:x="2.991cm" svg:y="24.045cm" svg:viewBox="0 0 7893 40" draw:points="7872,17 7854,40 21,40 0,17 21,0 7893,0">
          <text:p/>
        </draw:polygon>
        <draw:polygon draw:style-name="gr9" draw:text-style-name="P10" draw:layer="layout" svg:width="1.344cm" svg:height="0.039cm" svg:x="10.844cm" svg:y="24.045cm" svg:viewBox="0 0 1345 40" draw:points="1324,17 1306,40 39,40 18,17 0,0 1345,0">
          <text:p/>
        </draw:polygon>
        <draw:polygon draw:style-name="gr9" draw:text-style-name="P10" draw:layer="layout" svg:width="4.502cm" svg:height="0.039cm" svg:x="12.149cm" svg:y="24.045cm" svg:viewBox="0 0 4503 40" draw:points="4481,17 4464,40 39,40 18,17 0,0 4503,0">
          <text:p/>
        </draw:polygon>
        <draw:polygon draw:style-name="gr9" draw:text-style-name="P10" draw:layer="layout" svg:width="2.392cm" svg:height="0.039cm" svg:x="16.612cm" svg:y="24.045cm" svg:viewBox="0 0 2393 40" draw:points="2393,17 2375,40 39,40 17,17 0,0 2375,0">
          <text:p/>
        </draw:polygon>
        <draw:polygon draw:style-name="gr9" draw:text-style-name="P10" draw:layer="layout" svg:width="2.254cm" svg:height="0.039cm" svg:x="12.167cm" svg:y="24.486cm" svg:viewBox="0 0 2255 40" draw:points="2234,18 2216,40 21,40 0,18 21,0 2255,0">
          <text:p/>
        </draw:polygon>
        <draw:polygon draw:style-name="gr9" draw:text-style-name="P10" draw:layer="layout" svg:width="2.247cm" svg:height="0.039cm" svg:x="14.382cm" svg:y="24.486cm" svg:viewBox="0 0 2248 40" draw:points="2248,18 2231,40 39,40 18,18 0,0 2231,0">
          <text:p/>
        </draw:polygon>
        <draw:polygon draw:style-name="gr9" draw:text-style-name="P10" draw:layer="layout" svg:width="7.871cm" svg:height="0.039cm" svg:x="2.991cm" svg:y="24.923cm" svg:viewBox="0 0 7872 40" draw:points="7872,18 7854,40 21,40 0,18 21,0 7854,0">
          <text:p/>
        </draw:polygon>
        <draw:polygon draw:style-name="gr9" draw:text-style-name="P10" draw:layer="layout" svg:width="1.305cm" svg:height="0.039cm" svg:x="10.862cm" svg:y="24.923cm" svg:viewBox="0 0 1306 40" draw:points="1306,18 1288,40 21,40 0,18 21,0 1288,0">
          <text:p/>
        </draw:polygon>
        <draw:polygon draw:style-name="gr9" draw:text-style-name="P10" draw:layer="layout" svg:width="2.233cm" svg:height="0.039cm" svg:x="12.167cm" svg:y="24.923cm" svg:viewBox="0 0 2234 40" draw:points="2234,18 2216,40 21,40 0,18 21,0 2216,0">
          <text:p/>
        </draw:polygon>
        <draw:polygon draw:style-name="gr9" draw:text-style-name="P10" draw:layer="layout" svg:width="2.229cm" svg:height="0.039cm" svg:x="14.4cm" svg:y="24.923cm" svg:viewBox="0 0 2230 40" draw:points="2230,18 2213,40 21,40 0,18 21,0 2213,0">
          <text:p/>
        </draw:polygon>
        <draw:polygon draw:style-name="gr9" draw:text-style-name="P10" draw:layer="layout" svg:width="2.375cm" svg:height="0.039cm" svg:x="16.629cm" svg:y="24.923cm" svg:viewBox="0 0 2376 40" draw:points="2376,18 2358,40 22,40 0,18 22,0 2358,0">
          <text:p/>
        </draw:polygon>
        <draw:polygon draw:style-name="gr9" draw:text-style-name="P10" draw:layer="layout" svg:width="7.91cm" svg:height="0.04cm" svg:x="2.973cm" svg:y="25.364cm" svg:viewBox="0 0 7911 41" draw:points="7890,19 7911,41 0,41 18,19 39,0 7872,0">
          <text:p/>
        </draw:polygon>
        <draw:polygon draw:style-name="gr9" draw:text-style-name="P10" draw:layer="layout" svg:width="1.344cm" svg:height="0.04cm" svg:x="10.844cm" svg:y="25.364cm" svg:viewBox="0 0 1345 41" draw:points="1324,19 1345,41 0,41 18,19 39,0 1306,0">
          <text:p/>
        </draw:polygon>
        <draw:polygon draw:style-name="gr9" draw:text-style-name="P10" draw:layer="layout" svg:width="2.272cm" svg:height="0.04cm" svg:x="12.149cm" svg:y="25.364cm" svg:viewBox="0 0 2273 41" draw:points="2252,19 2273,41 0,41 18,19 39,0 2234,0">
          <text:p/>
        </draw:polygon>
        <draw:polygon draw:style-name="gr9" draw:text-style-name="P10" draw:layer="layout" svg:width="2.269cm" svg:height="0.04cm" svg:x="14.382cm" svg:y="25.364cm" svg:viewBox="0 0 2270 41" draw:points="2248,19 2270,41 0,41 18,19 39,0 2231,0">
          <text:p/>
        </draw:polygon>
        <draw:polygon draw:style-name="gr9" draw:text-style-name="P10" draw:layer="layout" svg:width="2.413cm" svg:height="0.04cm" svg:x="16.612cm" svg:y="25.364cm" svg:viewBox="0 0 2414 41" draw:points="2393,19 2414,41 0,41 17,19 39,0 2375,0">
          <text:p/>
        </draw:polygon>
        <draw:polygon draw:style-name="gr9" draw:text-style-name="P10" draw:layer="layout" svg:width="0.039cm" svg:height="0.477cm" svg:x="2.973cm" svg:y="23.607cm" svg:viewBox="0 0 40 478" draw:points="19,18 40,39 40,439 19,456 0,478 0,0">
          <text:p/>
        </draw:polygon>
        <draw:polygon draw:style-name="gr9" draw:text-style-name="P10" draw:layer="layout" svg:width="0.039cm" svg:height="0.917cm" svg:x="2.973cm" svg:y="24.045cm" svg:viewBox="0 0 40 918" draw:points="19,17 40,39 40,879 19,897 0,918 0,0">
          <text:p/>
        </draw:polygon>
        <draw:polygon draw:style-name="gr9" draw:text-style-name="P10" draw:layer="layout" svg:width="0.039cm" svg:height="0.48cm" svg:x="2.973cm" svg:y="24.923cm" svg:viewBox="0 0 40 481" draw:points="19,18 40,39 40,442 19,460 0,481 0,0">
          <text:p/>
        </draw:polygon>
        <draw:polygon draw:style-name="gr9" draw:text-style-name="P10" draw:layer="layout" svg:width="0.039cm" svg:height="0.879cm" svg:x="10.844cm" svg:y="24.062cm" svg:viewBox="0 0 40 880" draw:points="19,0 40,22 40,862 19,880 0,862 0,22">
          <text:p/>
        </draw:polygon>
        <draw:polygon draw:style-name="gr9" draw:text-style-name="P10" draw:layer="layout" svg:width="0.039cm" svg:height="0.441cm" svg:x="10.844cm" svg:y="24.941cm" svg:viewBox="0 0 40 442" draw:points="19,0 40,21 40,424 19,442 0,424 0,21">
          <text:p/>
        </draw:polygon>
        <draw:polygon draw:style-name="gr9" draw:text-style-name="P10" draw:layer="layout" svg:width="0.039cm" svg:height="0.463cm" svg:x="12.149cm" svg:y="24.062cm" svg:viewBox="0 0 40 464" draw:points="18,0 40,22 40,425 18,442 0,464 0,22">
          <text:p/>
        </draw:polygon>
        <draw:polygon draw:style-name="gr9" draw:text-style-name="P10" draw:layer="layout" svg:width="0.039cm" svg:height="0.455cm" svg:x="12.149cm" svg:y="24.486cm" svg:viewBox="0 0 40 456" draw:points="18,17 40,39 40,438 18,456 0,438 0,0">
          <text:p/>
        </draw:polygon>
        <draw:polygon draw:style-name="gr9" draw:text-style-name="P10" draw:layer="layout" svg:width="0.039cm" svg:height="0.441cm" svg:x="12.149cm" svg:y="24.941cm" svg:viewBox="0 0 40 442" draw:points="18,0 40,21 40,424 18,442 0,424 0,21">
          <text:p/>
        </draw:polygon>
        <draw:polygon draw:style-name="gr9" draw:text-style-name="P10" draw:layer="layout" svg:width="0.04cm" svg:height="0.438cm" svg:x="14.382cm" svg:y="24.503cm" svg:viewBox="0 0 41 439" draw:points="19,0 41,22 41,421 19,439 0,421 0,22">
          <text:p/>
        </draw:polygon>
        <draw:polygon draw:style-name="gr9" draw:text-style-name="P10" draw:layer="layout" svg:width="0.04cm" svg:height="0.441cm" svg:x="14.382cm" svg:y="24.941cm" svg:viewBox="0 0 41 442" draw:points="19,0 41,21 41,424 19,442 0,424 0,21">
          <text:p/>
        </draw:polygon>
        <draw:polygon draw:style-name="gr9" draw:text-style-name="P10" draw:layer="layout" svg:width="0.039cm" svg:height="0.463cm" svg:x="16.612cm" svg:y="24.062cm" svg:viewBox="0 0 40 464" draw:points="18,0 40,22 40,464 18,442 0,425 0,22">
          <text:p/>
        </draw:polygon>
        <draw:polygon draw:style-name="gr9" draw:text-style-name="P10" draw:layer="layout" svg:width="0.039cm" svg:height="0.455cm" svg:x="16.612cm" svg:y="24.486cm" svg:viewBox="0 0 40 456" draw:points="18,17 40,0 40,438 18,456 0,438 0,39">
          <text:p/>
        </draw:polygon>
        <draw:polygon draw:style-name="gr9" draw:text-style-name="P10" draw:layer="layout" svg:width="0.039cm" svg:height="0.441cm" svg:x="16.612cm" svg:y="24.941cm" svg:viewBox="0 0 40 442" draw:points="18,0 40,21 40,424 18,442 0,424 0,21">
          <text:p/>
        </draw:polygon>
        <draw:polygon draw:style-name="gr9" draw:text-style-name="P10" draw:layer="layout" svg:width="0.039cm" svg:height="0.477cm" svg:x="18.986cm" svg:y="23.607cm" svg:viewBox="0 0 40 478" draw:points="18,18 40,0 40,478 18,456 0,439 0,39">
          <text:p/>
        </draw:polygon>
        <draw:polygon draw:style-name="gr9" draw:text-style-name="P10" draw:layer="layout" svg:width="0.039cm" svg:height="0.917cm" svg:x="18.986cm" svg:y="24.045cm" svg:viewBox="0 0 40 918" draw:points="18,17 40,0 40,918 18,897 0,879 0,39">
          <text:p/>
        </draw:polygon>
        <draw:polygon draw:style-name="gr9" draw:text-style-name="P10" draw:layer="layout" svg:width="0.039cm" svg:height="0.48cm" svg:x="18.986cm" svg:y="24.923cm" svg:viewBox="0 0 40 481" draw:points="18,18 40,0 40,481 18,460 0,442 0,39">
          <text:p/>
        </draw:polygon>
        <draw:frame draw:style-name="gr10" draw:text-style-name="P11" draw:layer="layout" svg:width="0.358cm" svg:height="0.39cm" svg:x="18.069cm" svg:y="22.779cm">
          <draw:text-box>
            <text:p text:style-name="P1"><text:span text:style-name="T10">02</text:span></text:p>
          </draw:text-box>
        </draw:frame>
        <draw:frame draw:style-name="gr10" draw:text-style-name="P11" draw:layer="layout" svg:width="3.876cm" svg:height="0.48cm" svg:x="8.985cm" svg:y="23.594cm">
          <draw:text-box>
            <text:p text:style-name="P1"><text:span text:style-name="T5">DISCIPLINA OPTATIVA</text:span></text:p>
          </draw:text-box>
        </draw:frame>
        <draw:frame draw:style-name="gr10" draw:text-style-name="P11" draw:layer="layout" svg:width="1.708cm" svg:height="0.48cm" svg:x="6.177cm" svg:y="24.25cm">
          <draw:text-box>
            <text:p text:style-name="P1"><text:span text:style-name="T5">Disciplina</text:span></text:p>
          </draw:text-box>
        </draw:frame>
        <draw:frame draw:style-name="gr10" draw:text-style-name="P11" draw:layer="layout" svg:width="0.768cm" svg:height="0.48cm" svg:x="11.162cm" svg:y="24.25cm">
          <draw:text-box>
            <text:p text:style-name="P1"><text:span text:style-name="T5">Cod.</text:span></text:p>
          </draw:text-box>
        </draw:frame>
        <draw:frame draw:style-name="gr10" draw:text-style-name="P11" draw:layer="layout" svg:width="2.462cm" svg:height="0.48cm" svg:x="13.282cm" svg:y="24.032cm">
          <draw:text-box>
            <text:p text:style-name="P1"><text:span text:style-name="T5">Carga Horária</text:span></text:p>
          </draw:text-box>
        </draw:frame>
        <draw:frame draw:style-name="gr10" draw:text-style-name="P11" draw:layer="layout" svg:width="0.967cm" svg:height="0.48cm" svg:x="17.388cm" svg:y="24.049cm">
          <draw:text-box>
            <text:p text:style-name="P1"><text:span text:style-name="T5">Aulas</text:span></text:p>
          </draw:text-box>
        </draw:frame>
        <draw:frame draw:style-name="gr10" draw:text-style-name="P11" draw:layer="layout" svg:width="1.687cm" svg:height="0.48cm" svg:x="17.106cm" svg:y="24.455cm">
          <draw:text-box>
            <text:p text:style-name="P1"><text:span text:style-name="T5">Semanais</text:span></text:p>
          </draw:text-box>
        </draw:frame>
        <draw:frame draw:style-name="gr10" draw:text-style-name="P11" draw:layer="layout" svg:width="1.81cm" svg:height="0.48cm" svg:x="12.513cm" svg:y="24.473cm">
          <draw:text-box>
            <text:p text:style-name="P1"><text:span text:style-name="T5">Presencial</text:span></text:p>
          </draw:text-box>
        </draw:frame>
        <draw:frame draw:style-name="gr10" draw:text-style-name="P11" draw:layer="layout" svg:width="1.971cm" svg:height="0.48cm" svg:x="14.64cm" svg:y="24.473cm">
          <draw:text-box>
            <text:p text:style-name="P1"><text:span text:style-name="T5">A Distância</text:span></text:p>
          </draw:text-box>
        </draw:frame>
        <draw:frame draw:style-name="gr10" draw:text-style-name="P11" draw:layer="layout" svg:width="0.904cm" svg:height="0.39cm" svg:x="3.313cm" svg:y="24.973cm">
          <draw:text-box>
            <text:p text:style-name="P1"><text:span text:style-name="T10">Libras</text:span></text:p>
          </draw:text-box>
        </draw:frame>
        <draw:frame draw:style-name="gr10" draw:text-style-name="P11" draw:layer="layout" svg:width="0.645cm" svg:height="0.39cm" svg:x="11.194cm" svg:y="24.973cm">
          <draw:text-box>
            <text:p text:style-name="P1"><text:span text:style-name="T10">LBS</text:span></text:p>
          </draw:text-box>
        </draw:frame>
        <draw:frame draw:style-name="gr10" draw:text-style-name="P11" draw:layer="layout" svg:width="0.358cm" svg:height="0.39cm" svg:x="13.109cm" svg:y="24.973cm">
          <draw:text-box>
            <text:p text:style-name="P1"><text:span text:style-name="T10">80</text:span></text:p>
          </draw:text-box>
        </draw:frame>
        <draw:frame draw:style-name="gr10" draw:text-style-name="P11" draw:layer="layout" svg:width="0.352cm" svg:height="0.39cm" svg:x="15.431cm" svg:y="24.973cm">
          <draw:text-box>
            <text:p text:style-name="P1"><text:span text:style-name="T10">0</text:span></text:p>
          </draw:text-box>
        </draw:frame>
        <draw:frame draw:style-name="gr10" draw:text-style-name="P11" draw:layer="layout" svg:width="0.358cm" svg:height="0.39cm" svg:x="17.646cm" svg:y="24.973cm">
          <draw:text-box>
            <text:p text:style-name="P1"><text:span text:style-name="T10">04</text:span></text:p>
          </draw:text-box>
        </draw:frame>
        <draw:frame draw:style-name="gr11" draw:text-style-name="P12" draw:layer="layout" svg:width="0.391cm" svg:height="0.433cm" svg:x="18.62cm" svg:y="27.598cm">
          <draw:text-box>
            <text:p text:style-name="P1"><text:span text:style-name="T8">3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OpenSymbol" svg:font-family="Open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cm" fo:margin-bottom="1cm" fo:margin-left="2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9" style:page-layout-name="PM0" draw:style-name="Mdp1"/>
    <style:master-page style:name="master-page16" style:page-layout-name="PM0" draw:style-name="Mdp1"/>
    <style:master-page style:name="master-page3" style:page-layout-name="PM0" draw:style-name="Mdp1"/>
    <style:master-page style:name="master-page21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68"/>
    <meta:generator>LibreOffice/6.0.7.3$Linux_X86_64 LibreOffice_project/00m0$Build-3</meta:generator>
  </office:meta>
</office:document-meta>
</file>